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4.2701in"/>
    </style:style>
    <style:style style:name="co5" style:family="table-column">
      <style:table-column-properties fo:break-before="auto" style:column-width="2.7874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_prov</text:p>
          </table:table-cell>
          <table:table-cell office:value-type="string">
            <text:p>prov</text:p>
          </table:table-cell>
          <table:table-cell office:value-type="string">
            <text:p>var1</text:p>
          </table:table-cell>
          <table:table-cell office:value-type="string">
            <text:p>var2</text:p>
          </table:table-cell>
          <table:table-cell office:value-type="string">
            <text:p>svar1</text:p>
          </table:table-cell>
          <table:table-cell office:value-type="string">
            <text:p>svar2</text:p>
          </table:table-cell>
          <table:table-cell office:value-type="string">
            <text:p>value</text:p>
          </table:table-cell>
          <table:table-cell office:value-type="string">
            <text:p>value_abs</text:p>
          </table:table-cell>
          <table:table-cell office:value-type="string">
            <text:p>covar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9">
            <text:p>999</text:p>
          </table:table-cell>
          <table:table-cell office:value-type="float" office:value="496647">
            <text:p>4966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9">
            <text:p>999</text:p>
          </table:table-cell>
          <table:table-cell office:value-type="float" office:value="496647">
            <text:p>4966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8">
            <text:p>998</text:p>
          </table:table-cell>
          <table:table-cell office:value-type="float" office:value="542420">
            <text:p>54242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8">
            <text:p>998</text:p>
          </table:table-cell>
          <table:table-cell office:value-type="float" office:value="542420">
            <text:p>54242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98">
            <text:p>-998</text:p>
          </table:table-cell>
          <table:table-cell office:value-type="float" office:value="998">
            <text:p>998</text:p>
          </table:table-cell>
          <table:table-cell office:value-type="float" office:value="-680982">
            <text:p>-68098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98">
            <text:p>-998</text:p>
          </table:table-cell>
          <table:table-cell office:value-type="float" office:value="998">
            <text:p>998</text:p>
          </table:table-cell>
          <table:table-cell office:value-type="float" office:value="-680982">
            <text:p>-68098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7">
            <text:p>997</text:p>
          </table:table-cell>
          <table:table-cell office:value-type="float" office:value="451892">
            <text:p>45189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7">
            <text:p>997</text:p>
          </table:table-cell>
          <table:table-cell office:value-type="float" office:value="451892">
            <text:p>4518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7">
            <text:p>997</text:p>
          </table:table-cell>
          <table:table-cell office:value-type="float" office:value="540852">
            <text:p>5408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7">
            <text:p>997</text:p>
          </table:table-cell>
          <table:table-cell office:value-type="float" office:value="540852">
            <text:p>54085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97">
            <text:p>-997</text:p>
          </table:table-cell>
          <table:table-cell office:value-type="float" office:value="997">
            <text:p>997</text:p>
          </table:table-cell>
          <table:table-cell office:value-type="float" office:value="-313722">
            <text:p>-3137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97">
            <text:p>-997</text:p>
          </table:table-cell>
          <table:table-cell office:value-type="float" office:value="997">
            <text:p>997</text:p>
          </table:table-cell>
          <table:table-cell office:value-type="float" office:value="-397422">
            <text:p>-3974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97">
            <text:p>-997</text:p>
          </table:table-cell>
          <table:table-cell office:value-type="float" office:value="997">
            <text:p>997</text:p>
          </table:table-cell>
          <table:table-cell office:value-type="float" office:value="-397422">
            <text:p>-3974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97">
            <text:p>-997</text:p>
          </table:table-cell>
          <table:table-cell office:value-type="float" office:value="997">
            <text:p>997</text:p>
          </table:table-cell>
          <table:table-cell office:value-type="float" office:value="-313722">
            <text:p>-31372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6">
            <text:p>996</text:p>
          </table:table-cell>
          <table:table-cell office:value-type="float" office:value="344592">
            <text:p>34459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6">
            <text:p>996</text:p>
          </table:table-cell>
          <table:table-cell office:value-type="float" office:value="344592">
            <text:p>34459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5">
            <text:p>995</text:p>
          </table:table-cell>
          <table:table-cell office:value-type="float" office:value="585525">
            <text:p>58552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5">
            <text:p>995</text:p>
          </table:table-cell>
          <table:table-cell office:value-type="float" office:value="585525">
            <text:p>58552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5">
            <text:p>995</text:p>
          </table:table-cell>
          <table:table-cell office:value-type="float" office:value="489523">
            <text:p>48952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5">
            <text:p>995</text:p>
          </table:table-cell>
          <table:table-cell office:value-type="float" office:value="489523">
            <text:p>48952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5">
            <text:p>995</text:p>
          </table:table-cell>
          <table:table-cell office:value-type="float" office:value="615042">
            <text:p>61504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5">
            <text:p>995</text:p>
          </table:table-cell>
          <table:table-cell office:value-type="float" office:value="615042">
            <text:p>61504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95">
            <text:p>-995</text:p>
          </table:table-cell>
          <table:table-cell office:value-type="float" office:value="995">
            <text:p>995</text:p>
          </table:table-cell>
          <table:table-cell office:value-type="float" office:value="-264147">
            <text:p>-2641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95">
            <text:p>-995</text:p>
          </table:table-cell>
          <table:table-cell office:value-type="float" office:value="995">
            <text:p>995</text:p>
          </table:table-cell>
          <table:table-cell office:value-type="float" office:value="-264147">
            <text:p>-26414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4">
            <text:p>994</text:p>
          </table:table-cell>
          <table:table-cell office:value-type="float" office:value="368366">
            <text:p>36836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4">
            <text:p>994</text:p>
          </table:table-cell>
          <table:table-cell office:value-type="float" office:value="368366">
            <text:p>36836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94">
            <text:p>-994</text:p>
          </table:table-cell>
          <table:table-cell office:value-type="float" office:value="994">
            <text:p>994</text:p>
          </table:table-cell>
          <table:table-cell office:value-type="float" office:value="-564223">
            <text:p>-56422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94">
            <text:p>-994</text:p>
          </table:table-cell>
          <table:table-cell office:value-type="float" office:value="994">
            <text:p>994</text:p>
          </table:table-cell>
          <table:table-cell office:value-type="float" office:value="-603462">
            <text:p>-60346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94">
            <text:p>-994</text:p>
          </table:table-cell>
          <table:table-cell office:value-type="float" office:value="994">
            <text:p>994</text:p>
          </table:table-cell>
          <table:table-cell office:value-type="float" office:value="-603462">
            <text:p>-60346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94">
            <text:p>-994</text:p>
          </table:table-cell>
          <table:table-cell office:value-type="float" office:value="994">
            <text:p>994</text:p>
          </table:table-cell>
          <table:table-cell office:value-type="float" office:value="-564223">
            <text:p>-56422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393916">
            <text:p>39391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393916">
            <text:p>39391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541243">
            <text:p>54124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541243">
            <text:p>54124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577106">
            <text:p>57710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577106">
            <text:p>57710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271180">
            <text:p>27118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3">
            <text:p>993</text:p>
          </table:table-cell>
          <table:table-cell office:value-type="float" office:value="271180">
            <text:p>27118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93">
            <text:p>-993</text:p>
          </table:table-cell>
          <table:table-cell office:value-type="float" office:value="993">
            <text:p>993</text:p>
          </table:table-cell>
          <table:table-cell office:value-type="float" office:value="-462995">
            <text:p>-46299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93">
            <text:p>-993</text:p>
          </table:table-cell>
          <table:table-cell office:value-type="float" office:value="993">
            <text:p>993</text:p>
          </table:table-cell>
          <table:table-cell office:value-type="float" office:value="-459449">
            <text:p>-4594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93">
            <text:p>-993</text:p>
          </table:table-cell>
          <table:table-cell office:value-type="float" office:value="993">
            <text:p>993</text:p>
          </table:table-cell>
          <table:table-cell office:value-type="float" office:value="-459449">
            <text:p>-4594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93">
            <text:p>-993</text:p>
          </table:table-cell>
          <table:table-cell office:value-type="float" office:value="993">
            <text:p>993</text:p>
          </table:table-cell>
          <table:table-cell office:value-type="float" office:value="-462995">
            <text:p>-4629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2">
            <text:p>992</text:p>
          </table:table-cell>
          <table:table-cell office:value-type="float" office:value="432167">
            <text:p>4321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2">
            <text:p>992</text:p>
          </table:table-cell>
          <table:table-cell office:value-type="float" office:value="432167">
            <text:p>4321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92">
            <text:p>992</text:p>
          </table:table-cell>
          <table:table-cell office:value-type="float" office:value="204494">
            <text:p>20449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92">
            <text:p>992</text:p>
          </table:table-cell>
          <table:table-cell office:value-type="float" office:value="204494">
            <text:p>20449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92">
            <text:p>-992</text:p>
          </table:table-cell>
          <table:table-cell office:value-type="float" office:value="992">
            <text:p>992</text:p>
          </table:table-cell>
          <table:table-cell office:value-type="float" office:value="-180808">
            <text:p>-1808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92">
            <text:p>-992</text:p>
          </table:table-cell>
          <table:table-cell office:value-type="float" office:value="992">
            <text:p>992</text:p>
          </table:table-cell>
          <table:table-cell office:value-type="float" office:value="-180808">
            <text:p>-1808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92">
            <text:p>-992</text:p>
          </table:table-cell>
          <table:table-cell office:value-type="float" office:value="992">
            <text:p>992</text:p>
          </table:table-cell>
          <table:table-cell office:value-type="float" office:value="-730045">
            <text:p>-7300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92">
            <text:p>-992</text:p>
          </table:table-cell>
          <table:table-cell office:value-type="float" office:value="992">
            <text:p>992</text:p>
          </table:table-cell>
          <table:table-cell office:value-type="float" office:value="-730045">
            <text:p>-7300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92">
            <text:p>-992</text:p>
          </table:table-cell>
          <table:table-cell office:value-type="float" office:value="992">
            <text:p>992</text:p>
          </table:table-cell>
          <table:table-cell office:value-type="float" office:value="-735649">
            <text:p>-7356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92">
            <text:p>-992</text:p>
          </table:table-cell>
          <table:table-cell office:value-type="float" office:value="992">
            <text:p>992</text:p>
          </table:table-cell>
          <table:table-cell office:value-type="float" office:value="-735649">
            <text:p>-73564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91">
            <text:p>991</text:p>
          </table:table-cell>
          <table:table-cell office:value-type="float" office:value="463656">
            <text:p>46365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91">
            <text:p>991</text:p>
          </table:table-cell>
          <table:table-cell office:value-type="float" office:value="463656">
            <text:p>4636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91">
            <text:p>991</text:p>
          </table:table-cell>
          <table:table-cell office:value-type="float" office:value="668431">
            <text:p>6684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91">
            <text:p>991</text:p>
          </table:table-cell>
          <table:table-cell office:value-type="float" office:value="668431">
            <text:p>6684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91">
            <text:p>-991</text:p>
          </table:table-cell>
          <table:table-cell office:value-type="float" office:value="991">
            <text:p>991</text:p>
          </table:table-cell>
          <table:table-cell office:value-type="float" office:value="-160236">
            <text:p>-1602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91">
            <text:p>-991</text:p>
          </table:table-cell>
          <table:table-cell office:value-type="float" office:value="991">
            <text:p>991</text:p>
          </table:table-cell>
          <table:table-cell office:value-type="float" office:value="-160236">
            <text:p>-16023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965541">
            <text:p>9655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965541">
            <text:p>96554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466784">
            <text:p>46678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466784">
            <text:p>46678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1024292">
            <text:p>10242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1024292">
            <text:p>102429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1338671">
            <text:p>133867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90">
            <text:p>990</text:p>
          </table:table-cell>
          <table:table-cell office:value-type="float" office:value="1338671">
            <text:p>133867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90">
            <text:p>-990</text:p>
          </table:table-cell>
          <table:table-cell office:value-type="float" office:value="990">
            <text:p>990</text:p>
          </table:table-cell>
          <table:table-cell office:value-type="float" office:value="-524206">
            <text:p>-52420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90">
            <text:p>-990</text:p>
          </table:table-cell>
          <table:table-cell office:value-type="float" office:value="990">
            <text:p>990</text:p>
          </table:table-cell>
          <table:table-cell office:value-type="float" office:value="-524206">
            <text:p>-524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9">
            <text:p>989</text:p>
          </table:table-cell>
          <table:table-cell office:value-type="float" office:value="1309801">
            <text:p>13098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9">
            <text:p>989</text:p>
          </table:table-cell>
          <table:table-cell office:value-type="float" office:value="1309801">
            <text:p>13098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9">
            <text:p>989</text:p>
          </table:table-cell>
          <table:table-cell office:value-type="float" office:value="1596403">
            <text:p>15964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9">
            <text:p>989</text:p>
          </table:table-cell>
          <table:table-cell office:value-type="float" office:value="1596403">
            <text:p>159640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89">
            <text:p>989</text:p>
          </table:table-cell>
          <table:table-cell office:value-type="float" office:value="602922">
            <text:p>60292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89">
            <text:p>989</text:p>
          </table:table-cell>
          <table:table-cell office:value-type="float" office:value="602922">
            <text:p>6029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88">
            <text:p>988</text:p>
          </table:table-cell>
          <table:table-cell office:value-type="float" office:value="532676">
            <text:p>5326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88">
            <text:p>988</text:p>
          </table:table-cell>
          <table:table-cell office:value-type="float" office:value="532676">
            <text:p>53267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8">
            <text:p>988</text:p>
          </table:table-cell>
          <table:table-cell office:value-type="float" office:value="1556762">
            <text:p>155676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8">
            <text:p>988</text:p>
          </table:table-cell>
          <table:table-cell office:value-type="float" office:value="1556762">
            <text:p>155676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88">
            <text:p>-988</text:p>
          </table:table-cell>
          <table:table-cell office:value-type="float" office:value="988">
            <text:p>988</text:p>
          </table:table-cell>
          <table:table-cell office:value-type="float" office:value="-434505">
            <text:p>-43450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88">
            <text:p>-988</text:p>
          </table:table-cell>
          <table:table-cell office:value-type="float" office:value="988">
            <text:p>988</text:p>
          </table:table-cell>
          <table:table-cell office:value-type="float" office:value="-434505">
            <text:p>-43450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88">
            <text:p>-988</text:p>
          </table:table-cell>
          <table:table-cell office:value-type="float" office:value="988">
            <text:p>988</text:p>
          </table:table-cell>
          <table:table-cell office:value-type="float" office:value="-877281">
            <text:p>-87728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88">
            <text:p>-988</text:p>
          </table:table-cell>
          <table:table-cell office:value-type="float" office:value="988">
            <text:p>988</text:p>
          </table:table-cell>
          <table:table-cell office:value-type="float" office:value="-877281">
            <text:p>-87728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87">
            <text:p>987</text:p>
          </table:table-cell>
          <table:table-cell office:value-type="float" office:value="399595">
            <text:p>39959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87">
            <text:p>987</text:p>
          </table:table-cell>
          <table:table-cell office:value-type="float" office:value="399595">
            <text:p>3995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87">
            <text:p>-987</text:p>
          </table:table-cell>
          <table:table-cell office:value-type="float" office:value="987">
            <text:p>987</text:p>
          </table:table-cell>
          <table:table-cell office:value-type="float" office:value="-77883">
            <text:p>-7788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87">
            <text:p>-987</text:p>
          </table:table-cell>
          <table:table-cell office:value-type="float" office:value="987">
            <text:p>987</text:p>
          </table:table-cell>
          <table:table-cell office:value-type="float" office:value="-77883">
            <text:p>-7788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87">
            <text:p>-987</text:p>
          </table:table-cell>
          <table:table-cell office:value-type="float" office:value="987">
            <text:p>987</text:p>
          </table:table-cell>
          <table:table-cell office:value-type="float" office:value="-77438">
            <text:p>-774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87">
            <text:p>-987</text:p>
          </table:table-cell>
          <table:table-cell office:value-type="float" office:value="987">
            <text:p>987</text:p>
          </table:table-cell>
          <table:table-cell office:value-type="float" office:value="-77438">
            <text:p>-774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87">
            <text:p>-987</text:p>
          </table:table-cell>
          <table:table-cell office:value-type="float" office:value="987">
            <text:p>987</text:p>
          </table:table-cell>
          <table:table-cell office:value-type="float" office:value="-423114">
            <text:p>-4231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87">
            <text:p>-987</text:p>
          </table:table-cell>
          <table:table-cell office:value-type="float" office:value="987">
            <text:p>987</text:p>
          </table:table-cell>
          <table:table-cell office:value-type="float" office:value="-423114">
            <text:p>-42311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86">
            <text:p>986</text:p>
          </table:table-cell>
          <table:table-cell office:value-type="float" office:value="1311409">
            <text:p>13114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86">
            <text:p>986</text:p>
          </table:table-cell>
          <table:table-cell office:value-type="float" office:value="1311409">
            <text:p>131140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6">
            <text:p>986</text:p>
          </table:table-cell>
          <table:table-cell office:value-type="float" office:value="1126224">
            <text:p>112622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6">
            <text:p>986</text:p>
          </table:table-cell>
          <table:table-cell office:value-type="float" office:value="1126224">
            <text:p>112622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232248">
            <text:p>-2322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232248">
            <text:p>-23224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229582">
            <text:p>-22958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229582">
            <text:p>-22958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75177">
            <text:p>-7517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75177">
            <text:p>-7517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737013">
            <text:p>-73701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86">
            <text:p>-986</text:p>
          </table:table-cell>
          <table:table-cell office:value-type="float" office:value="986">
            <text:p>986</text:p>
          </table:table-cell>
          <table:table-cell office:value-type="float" office:value="-737013">
            <text:p>-73701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85">
            <text:p>985</text:p>
          </table:table-cell>
          <table:table-cell office:value-type="float" office:value="501047">
            <text:p>50104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85">
            <text:p>985</text:p>
          </table:table-cell>
          <table:table-cell office:value-type="float" office:value="501047">
            <text:p>50104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744708">
            <text:p>-74470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744708">
            <text:p>-74470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676178">
            <text:p>-67617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676178">
            <text:p>-67617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05_01_PORC</text:p>
          </table:table-cell>
          <table:table-cell office:value-type="string">
            <text:p>P__05_02_PORC</text:p>
          </table:table-cell>
          <table:table-cell office:value-type="string">
            <text:p>Argentina PORC</text:p>
          </table:table-cell>
          <table:table-cell office:value-type="string">
            <text:p>Otros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95203">
            <text:p>-952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05_02_PORC</text:p>
          </table:table-cell>
          <table:table-cell office:value-type="string">
            <text:p>P__05_01_PORC</text:p>
          </table:table-cell>
          <table:table-cell office:value-type="string">
            <text:p>Otros PORC</text:p>
          </table:table-cell>
          <table:table-cell office:value-type="string">
            <text:p>Argentina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95203">
            <text:p>-952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91888">
            <text:p>-918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91888">
            <text:p>-918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356859">
            <text:p>-35685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85">
            <text:p>-985</text:p>
          </table:table-cell>
          <table:table-cell office:value-type="float" office:value="985">
            <text:p>985</text:p>
          </table:table-cell>
          <table:table-cell office:value-type="float" office:value="-356859">
            <text:p>-35685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3">
            <text:p>983</text:p>
          </table:table-cell>
          <table:table-cell office:value-type="float" office:value="1596035">
            <text:p>159603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3">
            <text:p>983</text:p>
          </table:table-cell>
          <table:table-cell office:value-type="float" office:value="1596035">
            <text:p>159603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83">
            <text:p>983</text:p>
          </table:table-cell>
          <table:table-cell office:value-type="float" office:value="858140">
            <text:p>85814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83">
            <text:p>983</text:p>
          </table:table-cell>
          <table:table-cell office:value-type="float" office:value="858140">
            <text:p>85814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3">
            <text:p>983</text:p>
          </table:table-cell>
          <table:table-cell office:value-type="float" office:value="1566039">
            <text:p>156603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3">
            <text:p>983</text:p>
          </table:table-cell>
          <table:table-cell office:value-type="float" office:value="1566039">
            <text:p>15660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83">
            <text:p>-983</text:p>
          </table:table-cell>
          <table:table-cell office:value-type="float" office:value="983">
            <text:p>983</text:p>
          </table:table-cell>
          <table:table-cell office:value-type="float" office:value="-642437">
            <text:p>-64243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83">
            <text:p>-983</text:p>
          </table:table-cell>
          <table:table-cell office:value-type="float" office:value="983">
            <text:p>983</text:p>
          </table:table-cell>
          <table:table-cell office:value-type="float" office:value="-642437">
            <text:p>-64243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83">
            <text:p>-983</text:p>
          </table:table-cell>
          <table:table-cell office:value-type="float" office:value="983">
            <text:p>983</text:p>
          </table:table-cell>
          <table:table-cell office:value-type="float" office:value="-333699">
            <text:p>-33369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83">
            <text:p>-983</text:p>
          </table:table-cell>
          <table:table-cell office:value-type="float" office:value="983">
            <text:p>983</text:p>
          </table:table-cell>
          <table:table-cell office:value-type="float" office:value="-333699">
            <text:p>-33369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2">
            <text:p>982</text:p>
          </table:table-cell>
          <table:table-cell office:value-type="float" office:value="1594886">
            <text:p>159488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2">
            <text:p>982</text:p>
          </table:table-cell>
          <table:table-cell office:value-type="float" office:value="1594886">
            <text:p>159488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82">
            <text:p>-982</text:p>
          </table:table-cell>
          <table:table-cell office:value-type="float" office:value="982">
            <text:p>982</text:p>
          </table:table-cell>
          <table:table-cell office:value-type="float" office:value="-732432">
            <text:p>-73243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82">
            <text:p>-982</text:p>
          </table:table-cell>
          <table:table-cell office:value-type="float" office:value="982">
            <text:p>982</text:p>
          </table:table-cell>
          <table:table-cell office:value-type="float" office:value="-732432">
            <text:p>-73243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82">
            <text:p>-982</text:p>
          </table:table-cell>
          <table:table-cell office:value-type="float" office:value="982">
            <text:p>982</text:p>
          </table:table-cell>
          <table:table-cell office:value-type="float" office:value="-716569">
            <text:p>-71656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82">
            <text:p>-982</text:p>
          </table:table-cell>
          <table:table-cell office:value-type="float" office:value="982">
            <text:p>982</text:p>
          </table:table-cell>
          <table:table-cell office:value-type="float" office:value="-716569">
            <text:p>-71656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1">
            <text:p>981</text:p>
          </table:table-cell>
          <table:table-cell office:value-type="float" office:value="1573687">
            <text:p>157368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1">
            <text:p>981</text:p>
          </table:table-cell>
          <table:table-cell office:value-type="float" office:value="1573687">
            <text:p>157368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81">
            <text:p>981</text:p>
          </table:table-cell>
          <table:table-cell office:value-type="float" office:value="187223">
            <text:p>1872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81">
            <text:p>981</text:p>
          </table:table-cell>
          <table:table-cell office:value-type="float" office:value="187223">
            <text:p>18722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1">
            <text:p>981</text:p>
          </table:table-cell>
          <table:table-cell office:value-type="float" office:value="1442839">
            <text:p>144283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1">
            <text:p>981</text:p>
          </table:table-cell>
          <table:table-cell office:value-type="float" office:value="1442839">
            <text:p>14428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81">
            <text:p>-981</text:p>
          </table:table-cell>
          <table:table-cell office:value-type="float" office:value="981">
            <text:p>981</text:p>
          </table:table-cell>
          <table:table-cell office:value-type="float" office:value="-554438">
            <text:p>-55443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81">
            <text:p>-981</text:p>
          </table:table-cell>
          <table:table-cell office:value-type="float" office:value="981">
            <text:p>981</text:p>
          </table:table-cell>
          <table:table-cell office:value-type="float" office:value="-554438">
            <text:p>-55443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81">
            <text:p>-981</text:p>
          </table:table-cell>
          <table:table-cell office:value-type="float" office:value="981">
            <text:p>981</text:p>
          </table:table-cell>
          <table:table-cell office:value-type="float" office:value="-726545">
            <text:p>-72654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81">
            <text:p>-981</text:p>
          </table:table-cell>
          <table:table-cell office:value-type="float" office:value="981">
            <text:p>981</text:p>
          </table:table-cell>
          <table:table-cell office:value-type="float" office:value="-726545">
            <text:p>-72654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80">
            <text:p>980</text:p>
          </table:table-cell>
          <table:table-cell office:value-type="float" office:value="545253">
            <text:p>54525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80">
            <text:p>980</text:p>
          </table:table-cell>
          <table:table-cell office:value-type="float" office:value="545253">
            <text:p>54525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80">
            <text:p>980</text:p>
          </table:table-cell>
          <table:table-cell office:value-type="float" office:value="620075">
            <text:p>62007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80">
            <text:p>980</text:p>
          </table:table-cell>
          <table:table-cell office:value-type="float" office:value="620075">
            <text:p>62007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80">
            <text:p>-980</text:p>
          </table:table-cell>
          <table:table-cell office:value-type="float" office:value="980">
            <text:p>980</text:p>
          </table:table-cell>
          <table:table-cell office:value-type="float" office:value="-636009">
            <text:p>-63600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80">
            <text:p>-980</text:p>
          </table:table-cell>
          <table:table-cell office:value-type="float" office:value="980">
            <text:p>980</text:p>
          </table:table-cell>
          <table:table-cell office:value-type="float" office:value="-636009">
            <text:p>-63600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80">
            <text:p>-980</text:p>
          </table:table-cell>
          <table:table-cell office:value-type="float" office:value="980">
            <text:p>980</text:p>
          </table:table-cell>
          <table:table-cell office:value-type="float" office:value="-873928">
            <text:p>-87392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80">
            <text:p>-980</text:p>
          </table:table-cell>
          <table:table-cell office:value-type="float" office:value="980">
            <text:p>980</text:p>
          </table:table-cell>
          <table:table-cell office:value-type="float" office:value="-873928">
            <text:p>-87392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79">
            <text:p>979</text:p>
          </table:table-cell>
          <table:table-cell office:value-type="float" office:value="216985">
            <text:p>21698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79">
            <text:p>979</text:p>
          </table:table-cell>
          <table:table-cell office:value-type="float" office:value="216985">
            <text:p>21698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79">
            <text:p>979</text:p>
          </table:table-cell>
          <table:table-cell office:value-type="float" office:value="1535937">
            <text:p>153593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79">
            <text:p>979</text:p>
          </table:table-cell>
          <table:table-cell office:value-type="float" office:value="1535937">
            <text:p>153593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251719">
            <text:p>-25171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251719">
            <text:p>-25171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159055">
            <text:p>-15905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159055">
            <text:p>-1590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275259">
            <text:p>-2752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275259">
            <text:p>-27525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608192">
            <text:p>-6081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79">
            <text:p>-979</text:p>
          </table:table-cell>
          <table:table-cell office:value-type="float" office:value="979">
            <text:p>979</text:p>
          </table:table-cell>
          <table:table-cell office:value-type="float" office:value="-608192">
            <text:p>-6081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78">
            <text:p>978</text:p>
          </table:table-cell>
          <table:table-cell office:value-type="float" office:value="442110">
            <text:p>44211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78">
            <text:p>978</text:p>
          </table:table-cell>
          <table:table-cell office:value-type="float" office:value="442110">
            <text:p>44211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497136">
            <text:p>-49713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497136">
            <text:p>-49713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602250">
            <text:p>-60225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579017">
            <text:p>-57901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579017">
            <text:p>-57901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602250">
            <text:p>-60225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401666">
            <text:p>-40166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151000">
            <text:p>-15100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401666">
            <text:p>-40166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151000">
            <text:p>-1510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472920">
            <text:p>-47292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78">
            <text:p>-978</text:p>
          </table:table-cell>
          <table:table-cell office:value-type="float" office:value="978">
            <text:p>978</text:p>
          </table:table-cell>
          <table:table-cell office:value-type="float" office:value="-472920">
            <text:p>-47292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77">
            <text:p>977</text:p>
          </table:table-cell>
          <table:table-cell office:value-type="float" office:value="299749">
            <text:p>29974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77">
            <text:p>977</text:p>
          </table:table-cell>
          <table:table-cell office:value-type="float" office:value="299749">
            <text:p>29974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77">
            <text:p>-977</text:p>
          </table:table-cell>
          <table:table-cell office:value-type="float" office:value="977">
            <text:p>977</text:p>
          </table:table-cell>
          <table:table-cell office:value-type="float" office:value="-602979">
            <text:p>-60297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77">
            <text:p>-977</text:p>
          </table:table-cell>
          <table:table-cell office:value-type="float" office:value="977">
            <text:p>977</text:p>
          </table:table-cell>
          <table:table-cell office:value-type="float" office:value="-602979">
            <text:p>-60297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977">
            <text:p>-977</text:p>
          </table:table-cell>
          <table:table-cell office:value-type="float" office:value="977">
            <text:p>977</text:p>
          </table:table-cell>
          <table:table-cell office:value-type="float" office:value="-43948">
            <text:p>-439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977">
            <text:p>-977</text:p>
          </table:table-cell>
          <table:table-cell office:value-type="float" office:value="977">
            <text:p>977</text:p>
          </table:table-cell>
          <table:table-cell office:value-type="float" office:value="-43948">
            <text:p>-4394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77">
            <text:p>-977</text:p>
          </table:table-cell>
          <table:table-cell office:value-type="float" office:value="977">
            <text:p>977</text:p>
          </table:table-cell>
          <table:table-cell office:value-type="float" office:value="-537817">
            <text:p>-53781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77">
            <text:p>-977</text:p>
          </table:table-cell>
          <table:table-cell office:value-type="float" office:value="977">
            <text:p>977</text:p>
          </table:table-cell>
          <table:table-cell office:value-type="float" office:value="-537817">
            <text:p>-53781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5_PORC</text:p>
          </table:table-cell>
          <table:table-cell office:value-type="string">
            <text:p>V__V00_07_PORC</text:p>
          </table:table-cell>
          <table:table-cell office:value-type="string">
            <text:p>Hospital PORC</text:p>
          </table:table-cell>
          <table:table-cell office:value-type="string">
            <text:p>Cuartel PORC</text:p>
          </table:table-cell>
          <table:table-cell table:number-columns-repeated="2" office:value-type="float" office:value="976">
            <text:p>976</text:p>
          </table:table-cell>
          <table:table-cell office:value-type="float" office:value="1180">
            <text:p>118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7_PORC</text:p>
          </table:table-cell>
          <table:table-cell office:value-type="string">
            <text:p>V__V00_05_PORC</text:p>
          </table:table-cell>
          <table:table-cell office:value-type="string">
            <text:p>Cuartel PORC</text:p>
          </table:table-cell>
          <table:table-cell office:value-type="string">
            <text:p>Hospital PORC</text:p>
          </table:table-cell>
          <table:table-cell table:number-columns-repeated="2" office:value-type="float" office:value="976">
            <text:p>976</text:p>
          </table:table-cell>
          <table:table-cell office:value-type="float" office:value="1180">
            <text:p>118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76">
            <text:p>-976</text:p>
          </table:table-cell>
          <table:table-cell office:value-type="float" office:value="976">
            <text:p>976</text:p>
          </table:table-cell>
          <table:table-cell office:value-type="float" office:value="-704570">
            <text:p>-70457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76">
            <text:p>-976</text:p>
          </table:table-cell>
          <table:table-cell office:value-type="float" office:value="976">
            <text:p>976</text:p>
          </table:table-cell>
          <table:table-cell office:value-type="float" office:value="-704570">
            <text:p>-70457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75">
            <text:p>-975</text:p>
          </table:table-cell>
          <table:table-cell office:value-type="float" office:value="975">
            <text:p>975</text:p>
          </table:table-cell>
          <table:table-cell office:value-type="float" office:value="-538425">
            <text:p>-53842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75">
            <text:p>-975</text:p>
          </table:table-cell>
          <table:table-cell office:value-type="float" office:value="975">
            <text:p>975</text:p>
          </table:table-cell>
          <table:table-cell office:value-type="float" office:value="-538425">
            <text:p>-5384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975">
            <text:p>-975</text:p>
          </table:table-cell>
          <table:table-cell office:value-type="float" office:value="975">
            <text:p>975</text:p>
          </table:table-cell>
          <table:table-cell office:value-type="float" office:value="-1120748">
            <text:p>-11207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975">
            <text:p>-975</text:p>
          </table:table-cell>
          <table:table-cell office:value-type="float" office:value="975">
            <text:p>975</text:p>
          </table:table-cell>
          <table:table-cell office:value-type="float" office:value="-1120748">
            <text:p>-11207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74">
            <text:p>974</text:p>
          </table:table-cell>
          <table:table-cell office:value-type="float" office:value="227830">
            <text:p>22783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74">
            <text:p>974</text:p>
          </table:table-cell>
          <table:table-cell office:value-type="float" office:value="227830">
            <text:p>22783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74">
            <text:p>-974</text:p>
          </table:table-cell>
          <table:table-cell office:value-type="float" office:value="974">
            <text:p>974</text:p>
          </table:table-cell>
          <table:table-cell office:value-type="float" office:value="-390392">
            <text:p>-39039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74">
            <text:p>-974</text:p>
          </table:table-cell>
          <table:table-cell office:value-type="float" office:value="974">
            <text:p>974</text:p>
          </table:table-cell>
          <table:table-cell office:value-type="float" office:value="-390392">
            <text:p>-39039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73">
            <text:p>973</text:p>
          </table:table-cell>
          <table:table-cell office:value-type="float" office:value="1463325">
            <text:p>14633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73">
            <text:p>973</text:p>
          </table:table-cell>
          <table:table-cell office:value-type="float" office:value="1463325">
            <text:p>146332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73">
            <text:p>-973</text:p>
          </table:table-cell>
          <table:table-cell office:value-type="float" office:value="973">
            <text:p>973</text:p>
          </table:table-cell>
          <table:table-cell office:value-type="float" office:value="-384642">
            <text:p>-38464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73">
            <text:p>-973</text:p>
          </table:table-cell>
          <table:table-cell office:value-type="float" office:value="973">
            <text:p>973</text:p>
          </table:table-cell>
          <table:table-cell office:value-type="float" office:value="-384642">
            <text:p>-38464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72">
            <text:p>972</text:p>
          </table:table-cell>
          <table:table-cell office:value-type="float" office:value="1257406">
            <text:p>125740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72">
            <text:p>972</text:p>
          </table:table-cell>
          <table:table-cell office:value-type="float" office:value="1257406">
            <text:p>125740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72">
            <text:p>-972</text:p>
          </table:table-cell>
          <table:table-cell office:value-type="float" office:value="972">
            <text:p>972</text:p>
          </table:table-cell>
          <table:table-cell office:value-type="float" office:value="-387189">
            <text:p>-38718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72">
            <text:p>-972</text:p>
          </table:table-cell>
          <table:table-cell office:value-type="float" office:value="972">
            <text:p>972</text:p>
          </table:table-cell>
          <table:table-cell office:value-type="float" office:value="-387189">
            <text:p>-38718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1507480">
            <text:p>150748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1507480">
            <text:p>150748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317870">
            <text:p>31787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317870">
            <text:p>31787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432072">
            <text:p>43207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71">
            <text:p>971</text:p>
          </table:table-cell>
          <table:table-cell office:value-type="float" office:value="432072">
            <text:p>43207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71">
            <text:p>-971</text:p>
          </table:table-cell>
          <table:table-cell office:value-type="float" office:value="971">
            <text:p>971</text:p>
          </table:table-cell>
          <table:table-cell office:value-type="float" office:value="-377591">
            <text:p>-3775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71">
            <text:p>-971</text:p>
          </table:table-cell>
          <table:table-cell office:value-type="float" office:value="971">
            <text:p>971</text:p>
          </table:table-cell>
          <table:table-cell office:value-type="float" office:value="-377591">
            <text:p>-37759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71">
            <text:p>-971</text:p>
          </table:table-cell>
          <table:table-cell office:value-type="float" office:value="971">
            <text:p>971</text:p>
          </table:table-cell>
          <table:table-cell office:value-type="float" office:value="-512367">
            <text:p>-5123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71">
            <text:p>-971</text:p>
          </table:table-cell>
          <table:table-cell office:value-type="float" office:value="971">
            <text:p>971</text:p>
          </table:table-cell>
          <table:table-cell office:value-type="float" office:value="-512367">
            <text:p>-5123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71">
            <text:p>-971</text:p>
          </table:table-cell>
          <table:table-cell office:value-type="float" office:value="971">
            <text:p>971</text:p>
          </table:table-cell>
          <table:table-cell office:value-type="float" office:value="-356103">
            <text:p>-35610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71">
            <text:p>-971</text:p>
          </table:table-cell>
          <table:table-cell office:value-type="float" office:value="971">
            <text:p>971</text:p>
          </table:table-cell>
          <table:table-cell office:value-type="float" office:value="-356103">
            <text:p>-3561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136246">
            <text:p>13624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136246">
            <text:p>13624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1255271">
            <text:p>125527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1255271">
            <text:p>125527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508593">
            <text:p>50859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70">
            <text:p>970</text:p>
          </table:table-cell>
          <table:table-cell office:value-type="float" office:value="508593">
            <text:p>50859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70">
            <text:p>-970</text:p>
          </table:table-cell>
          <table:table-cell office:value-type="float" office:value="970">
            <text:p>970</text:p>
          </table:table-cell>
          <table:table-cell office:value-type="float" office:value="-443940">
            <text:p>-44394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70">
            <text:p>-970</text:p>
          </table:table-cell>
          <table:table-cell office:value-type="float" office:value="970">
            <text:p>970</text:p>
          </table:table-cell>
          <table:table-cell office:value-type="float" office:value="-443940">
            <text:p>-44394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69">
            <text:p>-969</text:p>
          </table:table-cell>
          <table:table-cell office:value-type="float" office:value="969">
            <text:p>969</text:p>
          </table:table-cell>
          <table:table-cell office:value-type="float" office:value="-474267">
            <text:p>-4742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69">
            <text:p>-969</text:p>
          </table:table-cell>
          <table:table-cell office:value-type="float" office:value="969">
            <text:p>969</text:p>
          </table:table-cell>
          <table:table-cell office:value-type="float" office:value="-474267">
            <text:p>-47426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68">
            <text:p>968</text:p>
          </table:table-cell>
          <table:table-cell office:value-type="float" office:value="146364">
            <text:p>14636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68">
            <text:p>968</text:p>
          </table:table-cell>
          <table:table-cell office:value-type="float" office:value="146364">
            <text:p>14636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694689">
            <text:p>-6946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694689">
            <text:p>-6946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107056">
            <text:p>-10705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322508">
            <text:p>-3225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322508">
            <text:p>-3225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107056">
            <text:p>-10705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404910">
            <text:p>-40491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404910">
            <text:p>-40491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373704">
            <text:p>-37370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67">
            <text:p>-967</text:p>
          </table:table-cell>
          <table:table-cell office:value-type="float" office:value="967">
            <text:p>967</text:p>
          </table:table-cell>
          <table:table-cell office:value-type="float" office:value="-373704">
            <text:p>-37370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66">
            <text:p>-966</text:p>
          </table:table-cell>
          <table:table-cell office:value-type="float" office:value="966">
            <text:p>966</text:p>
          </table:table-cell>
          <table:table-cell office:value-type="float" office:value="-403185">
            <text:p>-40318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66">
            <text:p>-966</text:p>
          </table:table-cell>
          <table:table-cell office:value-type="float" office:value="966">
            <text:p>966</text:p>
          </table:table-cell>
          <table:table-cell office:value-type="float" office:value="-403185">
            <text:p>-40318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66">
            <text:p>-966</text:p>
          </table:table-cell>
          <table:table-cell office:value-type="float" office:value="966">
            <text:p>966</text:p>
          </table:table-cell>
          <table:table-cell office:value-type="float" office:value="-847939">
            <text:p>-84793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66">
            <text:p>-966</text:p>
          </table:table-cell>
          <table:table-cell office:value-type="float" office:value="966">
            <text:p>966</text:p>
          </table:table-cell>
          <table:table-cell office:value-type="float" office:value="-847939">
            <text:p>-84793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615382">
            <text:p>61538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615382">
            <text:p>61538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1051965">
            <text:p>105196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5">
            <text:p>965</text:p>
          </table:table-cell>
          <table:table-cell office:value-type="float" office:value="1051965">
            <text:p>105196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65">
            <text:p>-965</text:p>
          </table:table-cell>
          <table:table-cell office:value-type="float" office:value="965">
            <text:p>965</text:p>
          </table:table-cell>
          <table:table-cell office:value-type="float" office:value="-476096">
            <text:p>-47609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65">
            <text:p>-965</text:p>
          </table:table-cell>
          <table:table-cell office:value-type="float" office:value="965">
            <text:p>965</text:p>
          </table:table-cell>
          <table:table-cell office:value-type="float" office:value="-476096">
            <text:p>-47609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65">
            <text:p>-965</text:p>
          </table:table-cell>
          <table:table-cell office:value-type="float" office:value="965">
            <text:p>965</text:p>
          </table:table-cell>
          <table:table-cell office:value-type="float" office:value="-184558">
            <text:p>-18455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65">
            <text:p>-965</text:p>
          </table:table-cell>
          <table:table-cell office:value-type="float" office:value="965">
            <text:p>965</text:p>
          </table:table-cell>
          <table:table-cell office:value-type="float" office:value="-184558">
            <text:p>-1845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64">
            <text:p>964</text:p>
          </table:table-cell>
          <table:table-cell office:value-type="float" office:value="288177">
            <text:p>2881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64">
            <text:p>964</text:p>
          </table:table-cell>
          <table:table-cell office:value-type="float" office:value="288177">
            <text:p>28817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64">
            <text:p>-964</text:p>
          </table:table-cell>
          <table:table-cell office:value-type="float" office:value="964">
            <text:p>964</text:p>
          </table:table-cell>
          <table:table-cell office:value-type="float" office:value="-666713">
            <text:p>-66671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64">
            <text:p>-964</text:p>
          </table:table-cell>
          <table:table-cell office:value-type="float" office:value="964">
            <text:p>964</text:p>
          </table:table-cell>
          <table:table-cell office:value-type="float" office:value="-666713">
            <text:p>-66671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64">
            <text:p>-964</text:p>
          </table:table-cell>
          <table:table-cell office:value-type="float" office:value="964">
            <text:p>964</text:p>
          </table:table-cell>
          <table:table-cell office:value-type="float" office:value="-139689">
            <text:p>-13968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64">
            <text:p>-964</text:p>
          </table:table-cell>
          <table:table-cell office:value-type="float" office:value="964">
            <text:p>964</text:p>
          </table:table-cell>
          <table:table-cell office:value-type="float" office:value="-139689">
            <text:p>-1396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64">
            <text:p>-964</text:p>
          </table:table-cell>
          <table:table-cell office:value-type="float" office:value="964">
            <text:p>964</text:p>
          </table:table-cell>
          <table:table-cell office:value-type="float" office:value="-149065">
            <text:p>-1490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64">
            <text:p>-964</text:p>
          </table:table-cell>
          <table:table-cell office:value-type="float" office:value="964">
            <text:p>964</text:p>
          </table:table-cell>
          <table:table-cell office:value-type="float" office:value="-149065">
            <text:p>-14906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63">
            <text:p>963</text:p>
          </table:table-cell>
          <table:table-cell office:value-type="float" office:value="147561">
            <text:p>14756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63">
            <text:p>963</text:p>
          </table:table-cell>
          <table:table-cell office:value-type="float" office:value="147561">
            <text:p>14756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136668">
            <text:p>-13666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378111">
            <text:p>-37811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378111">
            <text:p>-3781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136668">
            <text:p>-13666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281804">
            <text:p>-2818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281804">
            <text:p>-28180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367274">
            <text:p>-36727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367274">
            <text:p>-36727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394190">
            <text:p>-39419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63">
            <text:p>-963</text:p>
          </table:table-cell>
          <table:table-cell office:value-type="float" office:value="963">
            <text:p>963</text:p>
          </table:table-cell>
          <table:table-cell office:value-type="float" office:value="-394190">
            <text:p>-39419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2">
            <text:p>962</text:p>
          </table:table-cell>
          <table:table-cell office:value-type="float" office:value="369041">
            <text:p>36904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2">
            <text:p>962</text:p>
          </table:table-cell>
          <table:table-cell office:value-type="float" office:value="369041">
            <text:p>36904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62">
            <text:p>-962</text:p>
          </table:table-cell>
          <table:table-cell office:value-type="float" office:value="962">
            <text:p>962</text:p>
          </table:table-cell>
          <table:table-cell office:value-type="float" office:value="-325305">
            <text:p>-32530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62">
            <text:p>-962</text:p>
          </table:table-cell>
          <table:table-cell office:value-type="float" office:value="962">
            <text:p>962</text:p>
          </table:table-cell>
          <table:table-cell office:value-type="float" office:value="-325305">
            <text:p>-32530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261599">
            <text:p>26159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261599">
            <text:p>26159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824717">
            <text:p>82471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824717">
            <text:p>8247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436860">
            <text:p>43686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61">
            <text:p>961</text:p>
          </table:table-cell>
          <table:table-cell office:value-type="float" office:value="436860">
            <text:p>43686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6_PORC</text:p>
          </table:table-cell>
          <table:table-cell office:value-type="string">
            <text:p>H__14_04_PORC</text:p>
          </table:table-cell>
          <table:table-cell office:value-type="string">
            <text:p>Leña o carbón PORC</text:p>
          </table:table-cell>
          <table:table-cell office:value-type="string">
            <text:p>Gas en garrafa PORC</text:p>
          </table:table-cell>
          <table:table-cell office:value-type="float" office:value="-961">
            <text:p>-961</text:p>
          </table:table-cell>
          <table:table-cell office:value-type="float" office:value="961">
            <text:p>961</text:p>
          </table:table-cell>
          <table:table-cell office:value-type="float" office:value="-1140273">
            <text:p>-114027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4_PORC</text:p>
          </table:table-cell>
          <table:table-cell office:value-type="string">
            <text:p>H__14_06_PORC</text:p>
          </table:table-cell>
          <table:table-cell office:value-type="string">
            <text:p>Gas en garrafa PORC</text:p>
          </table:table-cell>
          <table:table-cell office:value-type="string">
            <text:p>Leña o carbón PORC</text:p>
          </table:table-cell>
          <table:table-cell office:value-type="float" office:value="-961">
            <text:p>-961</text:p>
          </table:table-cell>
          <table:table-cell office:value-type="float" office:value="961">
            <text:p>961</text:p>
          </table:table-cell>
          <table:table-cell office:value-type="float" office:value="-1140273">
            <text:p>-114027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61">
            <text:p>-961</text:p>
          </table:table-cell>
          <table:table-cell office:value-type="float" office:value="961">
            <text:p>961</text:p>
          </table:table-cell>
          <table:table-cell office:value-type="float" office:value="-135704">
            <text:p>-1357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61">
            <text:p>-961</text:p>
          </table:table-cell>
          <table:table-cell office:value-type="float" office:value="961">
            <text:p>961</text:p>
          </table:table-cell>
          <table:table-cell office:value-type="float" office:value="-135704">
            <text:p>-13570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097997">
            <text:p>109799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097997">
            <text:p>10979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853">
            <text:p>18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853">
            <text:p>185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362137">
            <text:p>36213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362137">
            <text:p>36213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6_07_PORC</text:p>
          </table:table-cell>
          <table:table-cell office:value-type="string">
            <text:p>V__INMAT_04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4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07087">
            <text:p>1070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MAT_04_PORC</text:p>
          </table:table-cell>
          <table:table-cell office:value-type="string">
            <text:p>H__06_07_PORC</text:p>
          </table:table-cell>
          <table:table-cell office:value-type="string">
            <text:p>Calidad 4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60">
            <text:p>960</text:p>
          </table:table-cell>
          <table:table-cell office:value-type="float" office:value="107087">
            <text:p>10708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60">
            <text:p>-960</text:p>
          </table:table-cell>
          <table:table-cell office:value-type="float" office:value="960">
            <text:p>960</text:p>
          </table:table-cell>
          <table:table-cell office:value-type="float" office:value="-237113">
            <text:p>-23711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60">
            <text:p>-960</text:p>
          </table:table-cell>
          <table:table-cell office:value-type="float" office:value="960">
            <text:p>960</text:p>
          </table:table-cell>
          <table:table-cell office:value-type="float" office:value="-237113">
            <text:p>-2371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60">
            <text:p>-960</text:p>
          </table:table-cell>
          <table:table-cell office:value-type="float" office:value="960">
            <text:p>960</text:p>
          </table:table-cell>
          <table:table-cell office:value-type="float" office:value="-453196">
            <text:p>-45319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60">
            <text:p>-960</text:p>
          </table:table-cell>
          <table:table-cell office:value-type="float" office:value="960">
            <text:p>960</text:p>
          </table:table-cell>
          <table:table-cell office:value-type="float" office:value="-453196">
            <text:p>-45319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60">
            <text:p>-960</text:p>
          </table:table-cell>
          <table:table-cell office:value-type="float" office:value="960">
            <text:p>960</text:p>
          </table:table-cell>
          <table:table-cell office:value-type="float" office:value="-328721">
            <text:p>-32872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60">
            <text:p>-960</text:p>
          </table:table-cell>
          <table:table-cell office:value-type="float" office:value="960">
            <text:p>960</text:p>
          </table:table-cell>
          <table:table-cell office:value-type="float" office:value="-328721">
            <text:p>-3287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1220962">
            <text:p>122096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1220962">
            <text:p>12209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286157">
            <text:p>2861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59">
            <text:p>959</text:p>
          </table:table-cell>
          <table:table-cell office:value-type="float" office:value="286157">
            <text:p>28615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407648">
            <text:p>-40764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407648">
            <text:p>-40764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8_02_PORC</text:p>
          </table:table-cell>
          <table:table-cell office:value-type="string">
            <text:p>P__08_01_PORC</text:p>
          </table:table-cell>
          <table:table-cell office:value-type="string">
            <text:p>Asistió PORC</text:p>
          </table:table-cell>
          <table:table-cell office:value-type="string">
            <text:p>Asiste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122615">
            <text:p>-12261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8_01_PORC</text:p>
          </table:table-cell>
          <table:table-cell office:value-type="string">
            <text:p>P__08_02_PORC</text:p>
          </table:table-cell>
          <table:table-cell office:value-type="string">
            <text:p>Asiste PORC</text:p>
          </table:table-cell>
          <table:table-cell office:value-type="string">
            <text:p>Asistió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122615">
            <text:p>-1226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705977">
            <text:p>-70597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705977">
            <text:p>-70597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360483">
            <text:p>-36048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59">
            <text:p>-959</text:p>
          </table:table-cell>
          <table:table-cell office:value-type="float" office:value="959">
            <text:p>959</text:p>
          </table:table-cell>
          <table:table-cell office:value-type="float" office:value="-360483">
            <text:p>-36048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937471">
            <text:p>93747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937471">
            <text:p>93747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318618">
            <text:p>31861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318618">
            <text:p>31861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65419">
            <text:p>26541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65419">
            <text:p>2654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87353">
            <text:p>2873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958">
            <text:p>958</text:p>
          </table:table-cell>
          <table:table-cell office:value-type="float" office:value="287353">
            <text:p>28735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58">
            <text:p>-958</text:p>
          </table:table-cell>
          <table:table-cell office:value-type="float" office:value="958">
            <text:p>958</text:p>
          </table:table-cell>
          <table:table-cell office:value-type="float" office:value="-318618">
            <text:p>-31861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58">
            <text:p>-958</text:p>
          </table:table-cell>
          <table:table-cell office:value-type="float" office:value="958">
            <text:p>958</text:p>
          </table:table-cell>
          <table:table-cell office:value-type="float" office:value="-318618">
            <text:p>-31861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332695">
            <text:p>33269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332695">
            <text:p>33269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1168147">
            <text:p>116814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1168147">
            <text:p>11681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226845">
            <text:p>2268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57">
            <text:p>957</text:p>
          </table:table-cell>
          <table:table-cell office:value-type="float" office:value="226845">
            <text:p>22684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57">
            <text:p>-957</text:p>
          </table:table-cell>
          <table:table-cell office:value-type="float" office:value="957">
            <text:p>957</text:p>
          </table:table-cell>
          <table:table-cell office:value-type="float" office:value="-564575">
            <text:p>-56457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57">
            <text:p>-957</text:p>
          </table:table-cell>
          <table:table-cell office:value-type="float" office:value="957">
            <text:p>957</text:p>
          </table:table-cell>
          <table:table-cell office:value-type="float" office:value="-564575">
            <text:p>-56457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56">
            <text:p>956</text:p>
          </table:table-cell>
          <table:table-cell office:value-type="float" office:value="966914">
            <text:p>96691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56">
            <text:p>956</text:p>
          </table:table-cell>
          <table:table-cell office:value-type="float" office:value="966914">
            <text:p>9669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56">
            <text:p>-956</text:p>
          </table:table-cell>
          <table:table-cell office:value-type="float" office:value="956">
            <text:p>956</text:p>
          </table:table-cell>
          <table:table-cell office:value-type="float" office:value="-30301">
            <text:p>-303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56">
            <text:p>-956</text:p>
          </table:table-cell>
          <table:table-cell office:value-type="float" office:value="956">
            <text:p>956</text:p>
          </table:table-cell>
          <table:table-cell office:value-type="float" office:value="-30301">
            <text:p>-3030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2_02_PORC</text:p>
          </table:table-cell>
          <table:table-cell office:value-type="string">
            <text:p>P__02_01_PORC</text:p>
          </table:table-cell>
          <table:table-cell office:value-type="string">
            <text:p>Mujer PORC</text:p>
          </table:table-cell>
          <table:table-cell office:value-type="string">
            <text:p>Hombre PORC</text:p>
          </table:table-cell>
          <table:table-cell office:value-type="float" office:value="-956">
            <text:p>-956</text:p>
          </table:table-cell>
          <table:table-cell office:value-type="float" office:value="956">
            <text:p>956</text:p>
          </table:table-cell>
          <table:table-cell office:value-type="float" office:value="-23101">
            <text:p>-2310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2_01_PORC</text:p>
          </table:table-cell>
          <table:table-cell office:value-type="string">
            <text:p>P__02_02_PORC</text:p>
          </table:table-cell>
          <table:table-cell office:value-type="string">
            <text:p>Hombre PORC</text:p>
          </table:table-cell>
          <table:table-cell office:value-type="string">
            <text:p>Mujer PORC</text:p>
          </table:table-cell>
          <table:table-cell office:value-type="float" office:value="-956">
            <text:p>-956</text:p>
          </table:table-cell>
          <table:table-cell office:value-type="float" office:value="956">
            <text:p>956</text:p>
          </table:table-cell>
          <table:table-cell office:value-type="float" office:value="-23101">
            <text:p>-2310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4_06_PORC</text:p>
          </table:table-cell>
          <table:table-cell office:value-type="string">
            <text:p>H__14_04_PORC</text:p>
          </table:table-cell>
          <table:table-cell office:value-type="string">
            <text:p>Leña o carbón PORC</text:p>
          </table:table-cell>
          <table:table-cell office:value-type="string">
            <text:p>Gas en garrafa PORC</text:p>
          </table:table-cell>
          <table:table-cell office:value-type="float" office:value="-956">
            <text:p>-956</text:p>
          </table:table-cell>
          <table:table-cell office:value-type="float" office:value="956">
            <text:p>956</text:p>
          </table:table-cell>
          <table:table-cell office:value-type="float" office:value="-912144">
            <text:p>-91214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4_04_PORC</text:p>
          </table:table-cell>
          <table:table-cell office:value-type="string">
            <text:p>H__14_06_PORC</text:p>
          </table:table-cell>
          <table:table-cell office:value-type="string">
            <text:p>Gas en garrafa PORC</text:p>
          </table:table-cell>
          <table:table-cell office:value-type="string">
            <text:p>Leña o carbón PORC</text:p>
          </table:table-cell>
          <table:table-cell office:value-type="float" office:value="-956">
            <text:p>-956</text:p>
          </table:table-cell>
          <table:table-cell office:value-type="float" office:value="956">
            <text:p>956</text:p>
          </table:table-cell>
          <table:table-cell office:value-type="float" office:value="-912144">
            <text:p>-91214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2_01_PORC</text:p>
          </table:table-cell>
          <table:table-cell office:value-type="string">
            <text:p>H__09_01_PORC</text:p>
          </table:table-cell>
          <table:table-cell office:value-type="string">
            <text:p>A red publica (cloaca)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1046930">
            <text:p>104693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01_03_PORC</text:p>
          </table:table-cell>
          <table:table-cell office:value-type="string">
            <text:p>H__ALGUNBI_02_PORC</text:p>
          </table:table-cell>
          <table:table-cell office:value-type="string">
            <text:p>Casill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95703">
            <text:p>29570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ALGUNBI_02_PORC</text:p>
          </table:table-cell>
          <table:table-cell office:value-type="string">
            <text:p>V__01_03_PORC</text:p>
          </table:table-cell>
          <table:table-cell office:value-type="string">
            <text:p>Al menos un indicador NBI PORC</text:p>
          </table:table-cell>
          <table:table-cell office:value-type="string">
            <text:p>Casilla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95703">
            <text:p>29570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9_01_PORC</text:p>
          </table:table-cell>
          <table:table-cell office:value-type="string">
            <text:p>H__12_01_PORC</text:p>
          </table:table-cell>
          <table:table-cell office:value-type="string">
            <text:p>Red pública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1046930">
            <text:p>104693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40241">
            <text:p>2402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V00_10_PORC</text:p>
          </table:table-cell>
          <table:table-cell office:value-type="string">
            <text:p>V__V00_07_PORC</text:p>
          </table:table-cell>
          <table:table-cell office:value-type="string">
            <text:p>Otros PORC</text:p>
          </table:table-cell>
          <table:table-cell office:value-type="string">
            <text:p>Cuartel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721">
            <text:p>7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V00_07_PORC</text:p>
          </table:table-cell>
          <table:table-cell office:value-type="string">
            <text:p>V__V00_10_PORC</text:p>
          </table:table-cell>
          <table:table-cell office:value-type="string">
            <text:p>Cuartel PORC</text:p>
          </table:table-cell>
          <table:table-cell office:value-type="string">
            <text:p>Otros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721">
            <text:p>7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55">
            <text:p>955</text:p>
          </table:table-cell>
          <table:table-cell office:value-type="float" office:value="240241">
            <text:p>24024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955">
            <text:p>-955</text:p>
          </table:table-cell>
          <table:table-cell office:value-type="float" office:value="955">
            <text:p>955</text:p>
          </table:table-cell>
          <table:table-cell office:value-type="float" office:value="-1205240">
            <text:p>-120524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955">
            <text:p>-955</text:p>
          </table:table-cell>
          <table:table-cell office:value-type="float" office:value="955">
            <text:p>955</text:p>
          </table:table-cell>
          <table:table-cell office:value-type="float" office:value="-1205240">
            <text:p>-120524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55">
            <text:p>-955</text:p>
          </table:table-cell>
          <table:table-cell office:value-type="float" office:value="955">
            <text:p>955</text:p>
          </table:table-cell>
          <table:table-cell office:value-type="float" office:value="-274954">
            <text:p>-27495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55">
            <text:p>-955</text:p>
          </table:table-cell>
          <table:table-cell office:value-type="float" office:value="955">
            <text:p>955</text:p>
          </table:table-cell>
          <table:table-cell office:value-type="float" office:value="-274954">
            <text:p>-27495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39074">
            <text:p>43907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39074">
            <text:p>43907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40185">
            <text:p>44018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440185">
            <text:p>4401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1478594">
            <text:p>14785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54">
            <text:p>954</text:p>
          </table:table-cell>
          <table:table-cell office:value-type="float" office:value="1478594">
            <text:p>147859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443369">
            <text:p>144336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443369">
            <text:p>144336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51947">
            <text:p>15194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415973">
            <text:p>41597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415973">
            <text:p>41597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51947">
            <text:p>1519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05_02_PORC</text:p>
          </table:table-cell>
          <table:table-cell office:value-type="string">
            <text:p>Gas en garrafa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70693">
            <text:p>1706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14_04_PORC</text:p>
          </table:table-cell>
          <table:table-cell office:value-type="string">
            <text:p>Cemento o ladrillo fijo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70693">
            <text:p>17069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41660">
            <text:p>14166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41660">
            <text:p>14166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106251">
            <text:p>-10625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106251">
            <text:p>-10625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1118255">
            <text:p>-111825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1118255">
            <text:p>-11182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446315">
            <text:p>-4463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446315">
            <text:p>-4463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611363">
            <text:p>-61136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611363">
            <text:p>-61136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613083">
            <text:p>-61308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53">
            <text:p>-953</text:p>
          </table:table-cell>
          <table:table-cell office:value-type="float" office:value="953">
            <text:p>953</text:p>
          </table:table-cell>
          <table:table-cell office:value-type="float" office:value="-613083">
            <text:p>-61308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6_07_PORC</text:p>
          </table:table-cell>
          <table:table-cell office:value-type="string">
            <text:p>V__INMAT_04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4 PORC</text:p>
          </table:table-cell>
          <table:table-cell table:number-columns-repeated="2" office:value-type="float" office:value="952">
            <text:p>952</text:p>
          </table:table-cell>
          <table:table-cell office:value-type="float" office:value="512292">
            <text:p>5122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4_PORC</text:p>
          </table:table-cell>
          <table:table-cell office:value-type="string">
            <text:p>H__06_07_PORC</text:p>
          </table:table-cell>
          <table:table-cell office:value-type="string">
            <text:p>Calidad 4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52">
            <text:p>952</text:p>
          </table:table-cell>
          <table:table-cell office:value-type="float" office:value="512292">
            <text:p>51229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52">
            <text:p>-952</text:p>
          </table:table-cell>
          <table:table-cell office:value-type="float" office:value="952">
            <text:p>952</text:p>
          </table:table-cell>
          <table:table-cell office:value-type="float" office:value="-495186">
            <text:p>-49518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52">
            <text:p>-952</text:p>
          </table:table-cell>
          <table:table-cell office:value-type="float" office:value="952">
            <text:p>952</text:p>
          </table:table-cell>
          <table:table-cell office:value-type="float" office:value="-495186">
            <text:p>-49518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326698">
            <text:p>32669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326698">
            <text:p>32669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681126">
            <text:p>68112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681126">
            <text:p>68112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404225">
            <text:p>4042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51">
            <text:p>951</text:p>
          </table:table-cell>
          <table:table-cell office:value-type="float" office:value="404225">
            <text:p>40422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51">
            <text:p>-951</text:p>
          </table:table-cell>
          <table:table-cell office:value-type="float" office:value="951">
            <text:p>951</text:p>
          </table:table-cell>
          <table:table-cell office:value-type="float" office:value="-1069889">
            <text:p>-106988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51">
            <text:p>-951</text:p>
          </table:table-cell>
          <table:table-cell office:value-type="float" office:value="951">
            <text:p>951</text:p>
          </table:table-cell>
          <table:table-cell office:value-type="float" office:value="-1069889">
            <text:p>-106988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51">
            <text:p>-951</text:p>
          </table:table-cell>
          <table:table-cell office:value-type="float" office:value="951">
            <text:p>951</text:p>
          </table:table-cell>
          <table:table-cell office:value-type="float" office:value="-365151">
            <text:p>-36515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51">
            <text:p>-951</text:p>
          </table:table-cell>
          <table:table-cell office:value-type="float" office:value="951">
            <text:p>951</text:p>
          </table:table-cell>
          <table:table-cell office:value-type="float" office:value="-365151">
            <text:p>-36515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6_07_PORC</text:p>
          </table:table-cell>
          <table:table-cell office:value-type="string">
            <text:p>V__01_02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Rancho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679970">
            <text:p>67997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2_PORC</text:p>
          </table:table-cell>
          <table:table-cell office:value-type="string">
            <text:p>H__06_07_PORC</text:p>
          </table:table-cell>
          <table:table-cell office:value-type="string">
            <text:p>Rancho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679970">
            <text:p>6799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368456">
            <text:p>3684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50">
            <text:p>950</text:p>
          </table:table-cell>
          <table:table-cell office:value-type="float" office:value="368456">
            <text:p>3684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50">
            <text:p>-950</text:p>
          </table:table-cell>
          <table:table-cell office:value-type="float" office:value="950">
            <text:p>950</text:p>
          </table:table-cell>
          <table:table-cell office:value-type="float" office:value="-183039">
            <text:p>-18303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50">
            <text:p>-950</text:p>
          </table:table-cell>
          <table:table-cell office:value-type="float" office:value="950">
            <text:p>950</text:p>
          </table:table-cell>
          <table:table-cell office:value-type="float" office:value="-183039">
            <text:p>-18303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7_01_PORC</text:p>
          </table:table-cell>
          <table:table-cell office:value-type="string">
            <text:p>P__07_02_PORC</text:p>
          </table:table-cell>
          <table:table-cell office:value-type="string">
            <text:p>Sabe leer y escribir PORC</text:p>
          </table:table-cell>
          <table:table-cell office:value-type="string">
            <text:p>No sabe leer y escribir PORC</text:p>
          </table:table-cell>
          <table:table-cell office:value-type="float" office:value="-950">
            <text:p>-950</text:p>
          </table:table-cell>
          <table:table-cell office:value-type="float" office:value="950">
            <text:p>950</text:p>
          </table:table-cell>
          <table:table-cell office:value-type="float" office:value="-12542">
            <text:p>-1254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7_02_PORC</text:p>
          </table:table-cell>
          <table:table-cell office:value-type="string">
            <text:p>P__07_01_PORC</text:p>
          </table:table-cell>
          <table:table-cell office:value-type="string">
            <text:p>No sabe leer y escribir PORC</text:p>
          </table:table-cell>
          <table:table-cell office:value-type="string">
            <text:p>Sabe leer y escribir PORC</text:p>
          </table:table-cell>
          <table:table-cell office:value-type="float" office:value="-950">
            <text:p>-950</text:p>
          </table:table-cell>
          <table:table-cell office:value-type="float" office:value="950">
            <text:p>950</text:p>
          </table:table-cell>
          <table:table-cell office:value-type="float" office:value="-12542">
            <text:p>-125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50">
            <text:p>-950</text:p>
          </table:table-cell>
          <table:table-cell office:value-type="float" office:value="950">
            <text:p>950</text:p>
          </table:table-cell>
          <table:table-cell office:value-type="float" office:value="-388473">
            <text:p>-38847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50">
            <text:p>-950</text:p>
          </table:table-cell>
          <table:table-cell office:value-type="float" office:value="950">
            <text:p>950</text:p>
          </table:table-cell>
          <table:table-cell office:value-type="float" office:value="-388473">
            <text:p>-38847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278768">
            <text:p>27876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278768">
            <text:p>2787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1_03_PORC</text:p>
          </table:table-cell>
          <table:table-cell office:value-type="string">
            <text:p>P__08_01_PORC</text:p>
          </table:table-cell>
          <table:table-cell office:value-type="string">
            <text:p>Hijo(a) / Hijastro(a) PORC</text:p>
          </table:table-cell>
          <table:table-cell office:value-type="string">
            <text:p>Asiste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87805">
            <text:p>8780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8_01_PORC</text:p>
          </table:table-cell>
          <table:table-cell office:value-type="string">
            <text:p>P__01_03_PORC</text:p>
          </table:table-cell>
          <table:table-cell office:value-type="string">
            <text:p>Asiste PORC</text:p>
          </table:table-cell>
          <table:table-cell office:value-type="string">
            <text:p>Hijo(a) / Hijastro(a)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87805">
            <text:p>878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08300">
            <text:p>7083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08300">
            <text:p>70830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12018">
            <text:p>71201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12018">
            <text:p>71201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49">
            <text:p>-949</text:p>
          </table:table-cell>
          <table:table-cell office:value-type="float" office:value="949">
            <text:p>949</text:p>
          </table:table-cell>
          <table:table-cell office:value-type="float" office:value="-390477">
            <text:p>-3904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49">
            <text:p>-949</text:p>
          </table:table-cell>
          <table:table-cell office:value-type="float" office:value="949">
            <text:p>949</text:p>
          </table:table-cell>
          <table:table-cell office:value-type="float" office:value="-390477">
            <text:p>-3904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72529">
            <text:p>37252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72529">
            <text:p>37252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98275">
            <text:p>39827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98275">
            <text:p>3982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1798">
            <text:p>2217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698456">
            <text:p>6984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1798">
            <text:p>2217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698456">
            <text:p>69845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3759">
            <text:p>22375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223759">
            <text:p>22375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6212">
            <text:p>3621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36212">
            <text:p>3621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064742">
            <text:p>106474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064742">
            <text:p>106474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2_PORC</text:p>
          </table:table-cell>
          <table:table-cell office:value-type="string">
            <text:p>H__13_01_PORC</text:p>
          </table:table-cell>
          <table:table-cell office:value-type="string">
            <text:p>Baño compartido PORC</text:p>
          </table:table-cell>
          <table:table-cell office:value-type="string">
            <text:p>De uso exclusivo del hogar PORC</text:p>
          </table:table-cell>
          <table:table-cell office:value-type="float" office:value="-948">
            <text:p>-948</text:p>
          </table:table-cell>
          <table:table-cell office:value-type="float" office:value="948">
            <text:p>948</text:p>
          </table:table-cell>
          <table:table-cell office:value-type="float" office:value="-77229">
            <text:p>-7722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1_PORC</text:p>
          </table:table-cell>
          <table:table-cell office:value-type="string">
            <text:p>H__13_02_PORC</text:p>
          </table:table-cell>
          <table:table-cell office:value-type="string">
            <text:p>De uso exclusivo del hogar PORC</text:p>
          </table:table-cell>
          <table:table-cell office:value-type="string">
            <text:p>Baño compartido PORC</text:p>
          </table:table-cell>
          <table:table-cell office:value-type="float" office:value="-948">
            <text:p>-948</text:p>
          </table:table-cell>
          <table:table-cell office:value-type="float" office:value="948">
            <text:p>948</text:p>
          </table:table-cell>
          <table:table-cell office:value-type="float" office:value="-77229">
            <text:p>-772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64250">
            <text:p>4642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64250">
            <text:p>46425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12478">
            <text:p>41247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7">
            <text:p>947</text:p>
          </table:table-cell>
          <table:table-cell office:value-type="float" office:value="412478">
            <text:p>41247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47">
            <text:p>-947</text:p>
          </table:table-cell>
          <table:table-cell office:value-type="float" office:value="947">
            <text:p>947</text:p>
          </table:table-cell>
          <table:table-cell office:value-type="float" office:value="-253271">
            <text:p>-25327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47">
            <text:p>-947</text:p>
          </table:table-cell>
          <table:table-cell office:value-type="float" office:value="947">
            <text:p>947</text:p>
          </table:table-cell>
          <table:table-cell office:value-type="float" office:value="-253271">
            <text:p>-25327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2_PORC</text:p>
          </table:table-cell>
          <table:table-cell office:value-type="string">
            <text:p>V__INMAT_02_PORC</text:p>
          </table:table-cell>
          <table:table-cell office:value-type="string">
            <text:p>Calidad constructiva Basico PORC</text:p>
          </table:table-cell>
          <table:table-cell office:value-type="string">
            <text:p>Calidad 2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208537">
            <text:p>20853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2_PORC</text:p>
          </table:table-cell>
          <table:table-cell office:value-type="string">
            <text:p>V__INCALCONS_02_PORC</text:p>
          </table:table-cell>
          <table:table-cell office:value-type="string">
            <text:p>Calidad 2 PORC</text:p>
          </table:table-cell>
          <table:table-cell office:value-type="string">
            <text:p>Calidad constructiva Basico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208537">
            <text:p>20853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335173">
            <text:p>3351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335173">
            <text:p>33517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275686">
            <text:p>2756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6">
            <text:p>946</text:p>
          </table:table-cell>
          <table:table-cell office:value-type="float" office:value="275686">
            <text:p>27568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946">
            <text:p>-946</text:p>
          </table:table-cell>
          <table:table-cell office:value-type="float" office:value="946">
            <text:p>946</text:p>
          </table:table-cell>
          <table:table-cell office:value-type="float" office:value="-874870">
            <text:p>-87487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946">
            <text:p>-946</text:p>
          </table:table-cell>
          <table:table-cell office:value-type="float" office:value="946">
            <text:p>946</text:p>
          </table:table-cell>
          <table:table-cell office:value-type="float" office:value="-874870">
            <text:p>-87487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5">
            <text:p>945</text:p>
          </table:table-cell>
          <table:table-cell office:value-type="float" office:value="266549">
            <text:p>26654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5">
            <text:p>945</text:p>
          </table:table-cell>
          <table:table-cell office:value-type="float" office:value="266549">
            <text:p>26654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6_04_PORC</text:p>
          </table:table-cell>
          <table:table-cell office:value-type="string">
            <text:p>H__06_02_PORC</text:p>
          </table:table-cell>
          <table:table-cell office:value-type="string">
            <text:p>Chapa de metal (sin cubierta) PORC</text:p>
          </table:table-cell>
          <table:table-cell office:value-type="string">
            <text:p>Baldosa o losa (sin cubierta) PORC</text:p>
          </table:table-cell>
          <table:table-cell office:value-type="float" office:value="-945">
            <text:p>-945</text:p>
          </table:table-cell>
          <table:table-cell office:value-type="float" office:value="945">
            <text:p>945</text:p>
          </table:table-cell>
          <table:table-cell office:value-type="float" office:value="-322340">
            <text:p>-32234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6_02_PORC</text:p>
          </table:table-cell>
          <table:table-cell office:value-type="string">
            <text:p>H__06_04_PORC</text:p>
          </table:table-cell>
          <table:table-cell office:value-type="string">
            <text:p>Baldosa o losa (sin cubierta) PORC</text:p>
          </table:table-cell>
          <table:table-cell office:value-type="string">
            <text:p>Chapa de metal (sin cubierta) PORC</text:p>
          </table:table-cell>
          <table:table-cell office:value-type="float" office:value="-945">
            <text:p>-945</text:p>
          </table:table-cell>
          <table:table-cell office:value-type="float" office:value="945">
            <text:p>945</text:p>
          </table:table-cell>
          <table:table-cell office:value-type="float" office:value="-322340">
            <text:p>-32234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45">
            <text:p>-945</text:p>
          </table:table-cell>
          <table:table-cell office:value-type="float" office:value="945">
            <text:p>945</text:p>
          </table:table-cell>
          <table:table-cell office:value-type="float" office:value="-393398">
            <text:p>-39339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45">
            <text:p>-945</text:p>
          </table:table-cell>
          <table:table-cell office:value-type="float" office:value="945">
            <text:p>945</text:p>
          </table:table-cell>
          <table:table-cell office:value-type="float" office:value="-393398">
            <text:p>-39339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442416">
            <text:p>44241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442416">
            <text:p>44241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249089">
            <text:p>24908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249089">
            <text:p>24908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305183">
            <text:p>30518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305183">
            <text:p>30518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36935">
            <text:p>3693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44">
            <text:p>944</text:p>
          </table:table-cell>
          <table:table-cell office:value-type="float" office:value="36935">
            <text:p>3693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401013">
            <text:p>-40101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401013">
            <text:p>-40101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1270526">
            <text:p>-127052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1270526">
            <text:p>-127052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39349">
            <text:p>-23934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39349">
            <text:p>-2393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413910">
            <text:p>-41391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413910">
            <text:p>-41391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49089">
            <text:p>-24908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49089">
            <text:p>-2490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74329">
            <text:p>-27432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44">
            <text:p>-944</text:p>
          </table:table-cell>
          <table:table-cell office:value-type="float" office:value="944">
            <text:p>944</text:p>
          </table:table-cell>
          <table:table-cell office:value-type="float" office:value="-274329">
            <text:p>-27432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466151">
            <text:p>46615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745715">
            <text:p>74571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466151">
            <text:p>46615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745715">
            <text:p>74571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922591">
            <text:p>92259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3">
            <text:p>943</text:p>
          </table:table-cell>
          <table:table-cell office:value-type="float" office:value="922591">
            <text:p>9225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9_01_PORC</text:p>
          </table:table-cell>
          <table:table-cell office:value-type="string">
            <text:p>H__09_02_PORC</text:p>
          </table:table-cell>
          <table:table-cell office:value-type="string">
            <text:p>Red pública PORC</text:p>
          </table:table-cell>
          <table:table-cell office:value-type="string">
            <text:p>Perforación con bomba a motor PORC</text:p>
          </table:table-cell>
          <table:table-cell office:value-type="float" office:value="-943">
            <text:p>-943</text:p>
          </table:table-cell>
          <table:table-cell office:value-type="float" office:value="943">
            <text:p>943</text:p>
          </table:table-cell>
          <table:table-cell office:value-type="float" office:value="-1577698">
            <text:p>-15776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9_02_PORC</text:p>
          </table:table-cell>
          <table:table-cell office:value-type="string">
            <text:p>H__09_01_PORC</text:p>
          </table:table-cell>
          <table:table-cell office:value-type="string">
            <text:p>Perforación con bomba a motor PORC</text:p>
          </table:table-cell>
          <table:table-cell office:value-type="string">
            <text:p>Red pública PORC</text:p>
          </table:table-cell>
          <table:table-cell office:value-type="float" office:value="-943">
            <text:p>-943</text:p>
          </table:table-cell>
          <table:table-cell office:value-type="float" office:value="943">
            <text:p>943</text:p>
          </table:table-cell>
          <table:table-cell office:value-type="float" office:value="-1577698">
            <text:p>-15776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43">
            <text:p>-943</text:p>
          </table:table-cell>
          <table:table-cell office:value-type="float" office:value="943">
            <text:p>943</text:p>
          </table:table-cell>
          <table:table-cell office:value-type="float" office:value="-491750">
            <text:p>-4917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43">
            <text:p>-943</text:p>
          </table:table-cell>
          <table:table-cell office:value-type="float" office:value="943">
            <text:p>943</text:p>
          </table:table-cell>
          <table:table-cell office:value-type="float" office:value="-491750">
            <text:p>-49175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448882">
            <text:p>44888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448882">
            <text:p>44888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148970">
            <text:p>14897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148970">
            <text:p>14897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658521">
            <text:p>65852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644925">
            <text:p>64492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658521">
            <text:p>65852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644925">
            <text:p>6449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24136">
            <text:p>32413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24136">
            <text:p>32413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779806">
            <text:p>77980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95649">
            <text:p>3956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395649">
            <text:p>3956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2">
            <text:p>942</text:p>
          </table:table-cell>
          <table:table-cell office:value-type="float" office:value="779806">
            <text:p>77980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942">
            <text:p>-942</text:p>
          </table:table-cell>
          <table:table-cell office:value-type="float" office:value="942">
            <text:p>942</text:p>
          </table:table-cell>
          <table:table-cell office:value-type="float" office:value="-2114065">
            <text:p>-211406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942">
            <text:p>-942</text:p>
          </table:table-cell>
          <table:table-cell office:value-type="float" office:value="942">
            <text:p>942</text:p>
          </table:table-cell>
          <table:table-cell office:value-type="float" office:value="-2114065">
            <text:p>-211406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66252">
            <text:p>96625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66252">
            <text:p>96625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538021">
            <text:p>53802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538021">
            <text:p>53802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1012240">
            <text:p>101224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1012240">
            <text:p>101224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91090">
            <text:p>39109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91090">
            <text:p>39109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474037">
            <text:p>47403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474037">
            <text:p>47403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712252">
            <text:p>71225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56562">
            <text:p>35656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356562">
            <text:p>35656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712252">
            <text:p>71225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765468">
            <text:p>7654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1">
            <text:p>941</text:p>
          </table:table-cell>
          <table:table-cell office:value-type="float" office:value="765468">
            <text:p>76546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606764">
            <text:p>-60676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606764">
            <text:p>-60676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853880">
            <text:p>-85388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408192">
            <text:p>-40819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853880">
            <text:p>-85388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408192">
            <text:p>-4081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538021">
            <text:p>-53802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41">
            <text:p>-941</text:p>
          </table:table-cell>
          <table:table-cell office:value-type="float" office:value="941">
            <text:p>941</text:p>
          </table:table-cell>
          <table:table-cell office:value-type="float" office:value="-538021">
            <text:p>-53802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651475">
            <text:p>65147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651475">
            <text:p>65147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196594">
            <text:p>19659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196594">
            <text:p>1965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720682">
            <text:p>7206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720682">
            <text:p>72068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349033">
            <text:p>34903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40">
            <text:p>940</text:p>
          </table:table-cell>
          <table:table-cell office:value-type="float" office:value="349033">
            <text:p>3490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40">
            <text:p>-940</text:p>
          </table:table-cell>
          <table:table-cell office:value-type="float" office:value="940">
            <text:p>940</text:p>
          </table:table-cell>
          <table:table-cell office:value-type="float" office:value="-272270">
            <text:p>-27227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40">
            <text:p>-940</text:p>
          </table:table-cell>
          <table:table-cell office:value-type="float" office:value="940">
            <text:p>940</text:p>
          </table:table-cell>
          <table:table-cell office:value-type="float" office:value="-272270">
            <text:p>-27227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40">
            <text:p>-940</text:p>
          </table:table-cell>
          <table:table-cell office:value-type="float" office:value="940">
            <text:p>940</text:p>
          </table:table-cell>
          <table:table-cell office:value-type="float" office:value="-353414">
            <text:p>-3534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40">
            <text:p>-940</text:p>
          </table:table-cell>
          <table:table-cell office:value-type="float" office:value="940">
            <text:p>940</text:p>
          </table:table-cell>
          <table:table-cell office:value-type="float" office:value="-353414">
            <text:p>-35341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651103">
            <text:p>65110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651103">
            <text:p>6511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74994">
            <text:p>37499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74994">
            <text:p>37499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682772">
            <text:p>68277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682772">
            <text:p>68277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6_07_PORC</text:p>
          </table:table-cell>
          <table:table-cell office:value-type="string">
            <text:p>V__INMAT_04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4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295705">
            <text:p>29570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MAT_04_PORC</text:p>
          </table:table-cell>
          <table:table-cell office:value-type="string">
            <text:p>H__06_07_PORC</text:p>
          </table:table-cell>
          <table:table-cell office:value-type="string">
            <text:p>Calidad 4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295705">
            <text:p>2957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6_07_PORC</text:p>
          </table:table-cell>
          <table:table-cell office:value-type="string">
            <text:p>V__INCALCONS_03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537247">
            <text:p>5372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512204">
            <text:p>5122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3_PORC</text:p>
          </table:table-cell>
          <table:table-cell office:value-type="string">
            <text:p>H__06_07_PORC</text:p>
          </table:table-cell>
          <table:table-cell office:value-type="string">
            <text:p>Calidad constructiva Insuficiente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537247">
            <text:p>5372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512204">
            <text:p>51220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536468">
            <text:p>53646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536468">
            <text:p>53646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60213">
            <text:p>36021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209320">
            <text:p>20932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360213">
            <text:p>36021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9">
            <text:p>939</text:p>
          </table:table-cell>
          <table:table-cell office:value-type="float" office:value="209320">
            <text:p>20932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2_PORC</text:p>
          </table:table-cell>
          <table:table-cell office:value-type="string">
            <text:p>V__INCALCONS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Satisfactoria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536468">
            <text:p>-53646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H__07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536468">
            <text:p>-5364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323080">
            <text:p>-32308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323080">
            <text:p>-32308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2103625">
            <text:p>-21036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39">
            <text:p>-939</text:p>
          </table:table-cell>
          <table:table-cell office:value-type="float" office:value="939">
            <text:p>939</text:p>
          </table:table-cell>
          <table:table-cell office:value-type="float" office:value="-2103625">
            <text:p>-2103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2_01_PORC</text:p>
          </table:table-cell>
          <table:table-cell office:value-type="string">
            <text:p>V__INCALSERV_01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1471568">
            <text:p>14715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178881">
            <text:p>17888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178881">
            <text:p>1788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INCALSERV_01_PORC</text:p>
          </table:table-cell>
          <table:table-cell office:value-type="string">
            <text:p>H__1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1471568">
            <text:p>147156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V00_02_PORC</text:p>
          </table:table-cell>
          <table:table-cell office:value-type="string">
            <text:p>V__01_09_PORC</text:p>
          </table:table-cell>
          <table:table-cell office:value-type="string">
            <text:p>Hogar de menores PORC</text:p>
          </table:table-cell>
          <table:table-cell office:value-type="string">
            <text:p>Persona/s viviendo en la calle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01_09_PORC</text:p>
          </table:table-cell>
          <table:table-cell office:value-type="string">
            <text:p>V__V00_02_PORC</text:p>
          </table:table-cell>
          <table:table-cell office:value-type="string">
            <text:p>Persona/s viviendo en la calle PORC</text:p>
          </table:table-cell>
          <table:table-cell office:value-type="string">
            <text:p>Hogar de menores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656450">
            <text:p>65645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656450">
            <text:p>65645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284381">
            <text:p>2843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284381">
            <text:p>28438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350953">
            <text:p>35095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38">
            <text:p>938</text:p>
          </table:table-cell>
          <table:table-cell office:value-type="float" office:value="350953">
            <text:p>35095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38">
            <text:p>-938</text:p>
          </table:table-cell>
          <table:table-cell office:value-type="float" office:value="938">
            <text:p>938</text:p>
          </table:table-cell>
          <table:table-cell office:value-type="float" office:value="-283588">
            <text:p>-28358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38">
            <text:p>-938</text:p>
          </table:table-cell>
          <table:table-cell office:value-type="float" office:value="938">
            <text:p>938</text:p>
          </table:table-cell>
          <table:table-cell office:value-type="float" office:value="-283588">
            <text:p>-2835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38">
            <text:p>-938</text:p>
          </table:table-cell>
          <table:table-cell office:value-type="float" office:value="938">
            <text:p>938</text:p>
          </table:table-cell>
          <table:table-cell office:value-type="float" office:value="-600953">
            <text:p>-6009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38">
            <text:p>-938</text:p>
          </table:table-cell>
          <table:table-cell office:value-type="float" office:value="938">
            <text:p>938</text:p>
          </table:table-cell>
          <table:table-cell office:value-type="float" office:value="-600953">
            <text:p>-60095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37">
            <text:p>937</text:p>
          </table:table-cell>
          <table:table-cell office:value-type="float" office:value="746966">
            <text:p>74696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37">
            <text:p>937</text:p>
          </table:table-cell>
          <table:table-cell office:value-type="float" office:value="230667">
            <text:p>230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7">
            <text:p>937</text:p>
          </table:table-cell>
          <table:table-cell office:value-type="float" office:value="746966">
            <text:p>74696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7">
            <text:p>937</text:p>
          </table:table-cell>
          <table:table-cell office:value-type="float" office:value="230667">
            <text:p>2306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009272">
            <text:p>-100927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009272">
            <text:p>-100927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1_03_PORC</text:p>
          </table:table-cell>
          <table:table-cell office:value-type="string">
            <text:p>P__08_02_PORC</text:p>
          </table:table-cell>
          <table:table-cell office:value-type="string">
            <text:p>Hijo(a) / Hijastro(a) PORC</text:p>
          </table:table-cell>
          <table:table-cell office:value-type="string">
            <text:p>Asistió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48139">
            <text:p>-14813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8_02_PORC</text:p>
          </table:table-cell>
          <table:table-cell office:value-type="string">
            <text:p>P__01_03_PORC</text:p>
          </table:table-cell>
          <table:table-cell office:value-type="string">
            <text:p>Asistió PORC</text:p>
          </table:table-cell>
          <table:table-cell office:value-type="string">
            <text:p>Hijo(a) / Hijastro(a)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48139">
            <text:p>-14813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88036">
            <text:p>-18803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937">
            <text:p>-937</text:p>
          </table:table-cell>
          <table:table-cell office:value-type="float" office:value="937">
            <text:p>937</text:p>
          </table:table-cell>
          <table:table-cell office:value-type="float" office:value="-188036">
            <text:p>-1880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13843">
            <text:p>31384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13843">
            <text:p>31384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6_07_PORC</text:p>
          </table:table-cell>
          <table:table-cell office:value-type="string">
            <text:p>V__INMAT_04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4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710294">
            <text:p>71029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232476">
            <text:p>2324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4_PORC</text:p>
          </table:table-cell>
          <table:table-cell office:value-type="string">
            <text:p>H__06_07_PORC</text:p>
          </table:table-cell>
          <table:table-cell office:value-type="string">
            <text:p>Calidad 4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710294">
            <text:p>71029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232476">
            <text:p>23247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05951">
            <text:p>10595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88236">
            <text:p>38823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388236">
            <text:p>38823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05951">
            <text:p>10595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64655">
            <text:p>16465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64655">
            <text:p>16465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H__14_01_PORC</text:p>
          </table:table-cell>
          <table:table-cell office:value-type="string">
            <text:p>Red pública PORC</text:p>
          </table:table-cell>
          <table:table-cell office:value-type="string">
            <text:p>Gas de red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147928">
            <text:p>114792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H__09_01_PORC</text:p>
          </table:table-cell>
          <table:table-cell office:value-type="string">
            <text:p>Gas de red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936">
            <text:p>936</text:p>
          </table:table-cell>
          <table:table-cell office:value-type="float" office:value="1147928">
            <text:p>114792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444022">
            <text:p>-44402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444022">
            <text:p>-44402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459938">
            <text:p>-45993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459938">
            <text:p>-45993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929879">
            <text:p>-9298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929879">
            <text:p>-9298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7_01_PORC</text:p>
          </table:table-cell>
          <table:table-cell office:value-type="string">
            <text:p>P__07_02_PORC</text:p>
          </table:table-cell>
          <table:table-cell office:value-type="string">
            <text:p>Sabe leer y escribir PORC</text:p>
          </table:table-cell>
          <table:table-cell office:value-type="string">
            <text:p>No sabe leer y escribir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7654">
            <text:p>-765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7_02_PORC</text:p>
          </table:table-cell>
          <table:table-cell office:value-type="string">
            <text:p>P__07_01_PORC</text:p>
          </table:table-cell>
          <table:table-cell office:value-type="string">
            <text:p>No sabe leer y escribir PORC</text:p>
          </table:table-cell>
          <table:table-cell office:value-type="string">
            <text:p>Sabe leer y escribir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7654">
            <text:p>-76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2077598">
            <text:p>-20775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36">
            <text:p>-936</text:p>
          </table:table-cell>
          <table:table-cell office:value-type="float" office:value="936">
            <text:p>936</text:p>
          </table:table-cell>
          <table:table-cell office:value-type="float" office:value="-2077598">
            <text:p>-207759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7_PORC</text:p>
          </table:table-cell>
          <table:table-cell office:value-type="string">
            <text:p>V__TIPVV_02_PORC</text:p>
          </table:table-cell>
          <table:table-cell office:value-type="string">
            <text:p>Cuarte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5895">
            <text:p>58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2_PORC</text:p>
          </table:table-cell>
          <table:table-cell office:value-type="string">
            <text:p>V__V00_07_PORC</text:p>
          </table:table-cell>
          <table:table-cell office:value-type="string">
            <text:p>Viviendas colectivas PORC</text:p>
          </table:table-cell>
          <table:table-cell office:value-type="string">
            <text:p>Cuartel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5895">
            <text:p>589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650556">
            <text:p>65055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650556">
            <text:p>65055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1764">
            <text:p>9176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1764">
            <text:p>9176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357554">
            <text:p>-35755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357554">
            <text:p>-35755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1_PORC</text:p>
          </table:table-cell>
          <table:table-cell office:value-type="string">
            <text:p>V__V00_07_PORC</text:p>
          </table:table-cell>
          <table:table-cell office:value-type="string">
            <text:p>Viviendas particulares PORC</text:p>
          </table:table-cell>
          <table:table-cell office:value-type="string">
            <text:p>Cuartel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5895">
            <text:p>-58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7_PORC</text:p>
          </table:table-cell>
          <table:table-cell office:value-type="string">
            <text:p>V__TIPVV_01_PORC</text:p>
          </table:table-cell>
          <table:table-cell office:value-type="string">
            <text:p>Cuartel PORC</text:p>
          </table:table-cell>
          <table:table-cell office:value-type="string">
            <text:p>Viviendas particulares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5895">
            <text:p>-589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91764">
            <text:p>-9176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91764">
            <text:p>-9176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333072">
            <text:p>-33307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35">
            <text:p>-935</text:p>
          </table:table-cell>
          <table:table-cell office:value-type="float" office:value="935">
            <text:p>935</text:p>
          </table:table-cell>
          <table:table-cell office:value-type="float" office:value="-333072">
            <text:p>-33307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4">
            <text:p>934</text:p>
          </table:table-cell>
          <table:table-cell office:value-type="float" office:value="583322">
            <text:p>58332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34">
            <text:p>934</text:p>
          </table:table-cell>
          <table:table-cell office:value-type="float" office:value="583322">
            <text:p>5833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198341">
            <text:p>-1983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198341">
            <text:p>-1983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617849">
            <text:p>-6178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617849">
            <text:p>-6178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193954">
            <text:p>-19395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196205">
            <text:p>-19620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196205">
            <text:p>-19620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193954">
            <text:p>-1939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2264285">
            <text:p>-22642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934">
            <text:p>-934</text:p>
          </table:table-cell>
          <table:table-cell office:value-type="float" office:value="934">
            <text:p>934</text:p>
          </table:table-cell>
          <table:table-cell office:value-type="float" office:value="-2264285">
            <text:p>-226428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573300">
            <text:p>5733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573300">
            <text:p>5733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213455">
            <text:p>21345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213455">
            <text:p>2134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313909">
            <text:p>31390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3">
            <text:p>933</text:p>
          </table:table-cell>
          <table:table-cell office:value-type="float" office:value="313909">
            <text:p>3139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146199">
            <text:p>-14619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146199">
            <text:p>-14619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2081836">
            <text:p>-208183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424323">
            <text:p>-42432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424323">
            <text:p>-42432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2081836">
            <text:p>-20818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617468">
            <text:p>-6174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617468">
            <text:p>-61746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752135">
            <text:p>-75213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33">
            <text:p>-933</text:p>
          </table:table-cell>
          <table:table-cell office:value-type="float" office:value="933">
            <text:p>933</text:p>
          </table:table-cell>
          <table:table-cell office:value-type="float" office:value="-752135">
            <text:p>-75213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5_PORC</text:p>
          </table:table-cell>
          <table:table-cell office:value-type="string">
            <text:p>V__TIPVV_02_PORC</text:p>
          </table:table-cell>
          <table:table-cell office:value-type="string">
            <text:p>Hospita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1504">
            <text:p>15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2_PORC</text:p>
          </table:table-cell>
          <table:table-cell office:value-type="string">
            <text:p>V__V00_05_PORC</text:p>
          </table:table-cell>
          <table:table-cell office:value-type="string">
            <text:p>Viviendas colectivas PORC</text:p>
          </table:table-cell>
          <table:table-cell office:value-type="string">
            <text:p>Hospital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1504">
            <text:p>150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6_07_PORC</text:p>
          </table:table-cell>
          <table:table-cell office:value-type="string">
            <text:p>H__05_03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78559">
            <text:p>77855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H__06_07_PORC</text:p>
          </table:table-cell>
          <table:table-cell office:value-type="string">
            <text:p>Tierra o ladrillo suelto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78559">
            <text:p>77855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48971">
            <text:p>7489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48971">
            <text:p>74897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V00_04_PORC</text:p>
          </table:table-cell>
          <table:table-cell office:value-type="string">
            <text:p>V__TIPVV_02_PORC</text:p>
          </table:table-cell>
          <table:table-cell office:value-type="string">
            <text:p>Campamento/obrador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2174">
            <text:p>217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TIPVV_02_PORC</text:p>
          </table:table-cell>
          <table:table-cell office:value-type="string">
            <text:p>V__V00_04_PORC</text:p>
          </table:table-cell>
          <table:table-cell office:value-type="string">
            <text:p>Viviendas colectivas PORC</text:p>
          </table:table-cell>
          <table:table-cell office:value-type="string">
            <text:p>Campamento/obrador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2174">
            <text:p>217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68622">
            <text:p>76862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2">
            <text:p>932</text:p>
          </table:table-cell>
          <table:table-cell office:value-type="float" office:value="768622">
            <text:p>76862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IPVV_01_PORC</text:p>
          </table:table-cell>
          <table:table-cell office:value-type="string">
            <text:p>V__V00_05_PORC</text:p>
          </table:table-cell>
          <table:table-cell office:value-type="string">
            <text:p>Viviendas particulares PORC</text:p>
          </table:table-cell>
          <table:table-cell office:value-type="string">
            <text:p>Hospital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1504">
            <text:p>-15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V00_05_PORC</text:p>
          </table:table-cell>
          <table:table-cell office:value-type="string">
            <text:p>V__TIPVV_01_PORC</text:p>
          </table:table-cell>
          <table:table-cell office:value-type="string">
            <text:p>Hospital PORC</text:p>
          </table:table-cell>
          <table:table-cell office:value-type="string">
            <text:p>Viviendas particulares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1504">
            <text:p>-15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TIPVV_01_PORC</text:p>
          </table:table-cell>
          <table:table-cell office:value-type="string">
            <text:p>V__V00_04_PORC</text:p>
          </table:table-cell>
          <table:table-cell office:value-type="string">
            <text:p>Viviendas particulares PORC</text:p>
          </table:table-cell>
          <table:table-cell office:value-type="string">
            <text:p>Campamento/obrador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2174">
            <text:p>-217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V00_04_PORC</text:p>
          </table:table-cell>
          <table:table-cell office:value-type="string">
            <text:p>V__TIPVV_01_PORC</text:p>
          </table:table-cell>
          <table:table-cell office:value-type="string">
            <text:p>Campamento/obrador PORC</text:p>
          </table:table-cell>
          <table:table-cell office:value-type="string">
            <text:p>Viviendas particulares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2174">
            <text:p>-217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177530">
            <text:p>-17753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32">
            <text:p>-932</text:p>
          </table:table-cell>
          <table:table-cell office:value-type="float" office:value="932">
            <text:p>932</text:p>
          </table:table-cell>
          <table:table-cell office:value-type="float" office:value="-177530">
            <text:p>-17753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250311">
            <text:p>25031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250311">
            <text:p>25031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487854">
            <text:p>48785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487854">
            <text:p>48785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769172">
            <text:p>76917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931">
            <text:p>931</text:p>
          </table:table-cell>
          <table:table-cell office:value-type="float" office:value="769172">
            <text:p>76917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419345">
            <text:p>-41934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419345">
            <text:p>-41934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175447">
            <text:p>-17544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175447">
            <text:p>-17544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250311">
            <text:p>-25031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250311">
            <text:p>-25031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407726">
            <text:p>-40772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31">
            <text:p>-931</text:p>
          </table:table-cell>
          <table:table-cell office:value-type="float" office:value="931">
            <text:p>931</text:p>
          </table:table-cell>
          <table:table-cell office:value-type="float" office:value="-407726">
            <text:p>-40772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13968">
            <text:p>31396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13968">
            <text:p>3139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744395">
            <text:p>74439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744395">
            <text:p>74439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V00_10_PORC</text:p>
          </table:table-cell>
          <table:table-cell office:value-type="string">
            <text:p>H__14_07_PORC</text:p>
          </table:table-cell>
          <table:table-cell office:value-type="string">
            <text:p>Otros PORC</text:p>
          </table:table-cell>
          <table:table-cell office:value-type="string">
            <text:p>Otro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4_07_PORC</text:p>
          </table:table-cell>
          <table:table-cell office:value-type="string">
            <text:p>V__V00_10_PORC</text:p>
          </table:table-cell>
          <table:table-cell office:value-type="string">
            <text:p>Otro PORC</text:p>
          </table:table-cell>
          <table:table-cell office:value-type="string">
            <text:p>Otros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55362">
            <text:p>35536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355362">
            <text:p>35536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2_PORC</text:p>
          </table:table-cell>
          <table:table-cell office:value-type="string">
            <text:p>V__INMAT_04_PORC</text:p>
          </table:table-cell>
          <table:table-cell office:value-type="string">
            <text:p>Rancho PORC</text:p>
          </table:table-cell>
          <table:table-cell office:value-type="string">
            <text:p>Calidad 4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694930">
            <text:p>69493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4_PORC</text:p>
          </table:table-cell>
          <table:table-cell office:value-type="string">
            <text:p>V__01_02_PORC</text:p>
          </table:table-cell>
          <table:table-cell office:value-type="string">
            <text:p>Calidad 4 PORC</text:p>
          </table:table-cell>
          <table:table-cell office:value-type="string">
            <text:p>Rancho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694930">
            <text:p>69493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487189">
            <text:p>48718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487189">
            <text:p>48718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131770">
            <text:p>13177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30">
            <text:p>930</text:p>
          </table:table-cell>
          <table:table-cell office:value-type="float" office:value="131770">
            <text:p>13177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30">
            <text:p>-930</text:p>
          </table:table-cell>
          <table:table-cell office:value-type="float" office:value="930">
            <text:p>930</text:p>
          </table:table-cell>
          <table:table-cell office:value-type="float" office:value="-312992">
            <text:p>-3129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30">
            <text:p>-930</text:p>
          </table:table-cell>
          <table:table-cell office:value-type="float" office:value="930">
            <text:p>930</text:p>
          </table:table-cell>
          <table:table-cell office:value-type="float" office:value="-312992">
            <text:p>-31299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6_06_PORC</text:p>
          </table:table-cell>
          <table:table-cell office:value-type="string">
            <text:p>V__INMAT_04_PORC</text:p>
          </table:table-cell>
          <table:table-cell office:value-type="string">
            <text:p>Chapa de cartón PORC</text:p>
          </table:table-cell>
          <table:table-cell office:value-type="string">
            <text:p>Calidad 4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50509">
            <text:p>5050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MAT_04_PORC</text:p>
          </table:table-cell>
          <table:table-cell office:value-type="string">
            <text:p>H__06_06_PORC</text:p>
          </table:table-cell>
          <table:table-cell office:value-type="string">
            <text:p>Calidad 4 PORC</text:p>
          </table:table-cell>
          <table:table-cell office:value-type="string">
            <text:p>Chapa de cartón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50509">
            <text:p>505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V__01_02_PORC</text:p>
          </table:table-cell>
          <table:table-cell office:value-type="string">
            <text:p>Tierra o ladrillo suelto PORC</text:p>
          </table:table-cell>
          <table:table-cell office:value-type="string">
            <text:p>Rancho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764808">
            <text:p>7648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2_PORC</text:p>
          </table:table-cell>
          <table:table-cell office:value-type="string">
            <text:p>H__05_03_PORC</text:p>
          </table:table-cell>
          <table:table-cell office:value-type="string">
            <text:p>Ranch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764808">
            <text:p>7648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105061">
            <text:p>10506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105061">
            <text:p>10506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464535">
            <text:p>46453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929">
            <text:p>929</text:p>
          </table:table-cell>
          <table:table-cell office:value-type="float" office:value="464535">
            <text:p>46453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431925">
            <text:p>-4319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431925">
            <text:p>-4319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74342">
            <text:p>-743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74342">
            <text:p>-743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1300462">
            <text:p>-13004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929">
            <text:p>-929</text:p>
          </table:table-cell>
          <table:table-cell office:value-type="float" office:value="929">
            <text:p>929</text:p>
          </table:table-cell>
          <table:table-cell office:value-type="float" office:value="-1300462">
            <text:p>-13004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356859">
            <text:p>35685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356859">
            <text:p>35685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9_01_PORC</text:p>
          </table:table-cell>
          <table:table-cell office:value-type="string">
            <text:p>V__INCALSERV_01_PORC</text:p>
          </table:table-cell>
          <table:table-cell office:value-type="string">
            <text:p>Red pública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943110">
            <text:p>94311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INCALSERV_01_PORC</text:p>
          </table:table-cell>
          <table:table-cell office:value-type="string">
            <text:p>H__09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943110">
            <text:p>9431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157608">
            <text:p>1576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28">
            <text:p>928</text:p>
          </table:table-cell>
          <table:table-cell office:value-type="float" office:value="157608">
            <text:p>15760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77193">
            <text:p>67719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77193">
            <text:p>67719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INCALCONS_01_PORC</text:p>
          </table:table-cell>
          <table:table-cell office:value-type="string">
            <text:p>V__INMAT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1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313334">
            <text:p>31333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INMAT_01_PORC</text:p>
          </table:table-cell>
          <table:table-cell office:value-type="string">
            <text:p>V__INCALCONS_01_PORC</text:p>
          </table:table-cell>
          <table:table-cell office:value-type="string">
            <text:p>Calidad 1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313334">
            <text:p>3133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1_03_PORC</text:p>
          </table:table-cell>
          <table:table-cell office:value-type="string">
            <text:p>P__08_01_PORC</text:p>
          </table:table-cell>
          <table:table-cell office:value-type="string">
            <text:p>Hijo(a) / Hijastro(a) PORC</text:p>
          </table:table-cell>
          <table:table-cell office:value-type="string">
            <text:p>Asiste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37434">
            <text:p>1374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V__URP_03_PORC</text:p>
          </table:table-cell>
          <table:table-cell office:value-type="string">
            <text:p>Sin Heladera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97243">
            <text:p>69724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8_01_PORC</text:p>
          </table:table-cell>
          <table:table-cell office:value-type="string">
            <text:p>P__01_03_PORC</text:p>
          </table:table-cell>
          <table:table-cell office:value-type="string">
            <text:p>Asiste PORC</text:p>
          </table:table-cell>
          <table:table-cell office:value-type="string">
            <text:p>Hijo(a) / Hijastro(a)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37434">
            <text:p>1374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19A_02_PORC</text:p>
          </table:table-cell>
          <table:table-cell office:value-type="string">
            <text:p>Area Rural dispers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697243">
            <text:p>69724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203885">
            <text:p>2038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27">
            <text:p>927</text:p>
          </table:table-cell>
          <table:table-cell office:value-type="float" office:value="203885">
            <text:p>20388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234996">
            <text:p>-23499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234996">
            <text:p>-23499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90335">
            <text:p>-19033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90335">
            <text:p>-19033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05_02_PORC</text:p>
          </table:table-cell>
          <table:table-cell office:value-type="string">
            <text:p>Gas de red PORC</text:p>
          </table:table-cell>
          <table:table-cell office:value-type="string">
            <text:p>Cemento o ladrillo fij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77123">
            <text:p>-1771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14_01_PORC</text:p>
          </table:table-cell>
          <table:table-cell office:value-type="string">
            <text:p>Cemento o ladrillo fijo PORC</text:p>
          </table:table-cell>
          <table:table-cell office:value-type="string">
            <text:p>Gas de red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177123">
            <text:p>-17712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V__URP_03_PORC</text:p>
          </table:table-cell>
          <table:table-cell office:value-type="string">
            <text:p>Con Heladera PORC</text:p>
          </table:table-cell>
          <table:table-cell office:value-type="string">
            <text:p>Area Rural disperso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697243">
            <text:p>-69724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19A_01_PORC</text:p>
          </table:table-cell>
          <table:table-cell office:value-type="string">
            <text:p>Area Rural disperso PORC</text:p>
          </table:table-cell>
          <table:table-cell office:value-type="string">
            <text:p>Con Heladera PORC</text:p>
          </table:table-cell>
          <table:table-cell office:value-type="float" office:value="-927">
            <text:p>-927</text:p>
          </table:table-cell>
          <table:table-cell office:value-type="float" office:value="927">
            <text:p>927</text:p>
          </table:table-cell>
          <table:table-cell office:value-type="float" office:value="-697243">
            <text:p>-69724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237247">
            <text:p>23724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639310">
            <text:p>63931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237247">
            <text:p>23724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639310">
            <text:p>6393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V__INMAT_04_PORC</text:p>
          </table:table-cell>
          <table:table-cell office:value-type="string">
            <text:p>Leña o carbón PORC</text:p>
          </table:table-cell>
          <table:table-cell office:value-type="string">
            <text:p>Calidad 4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863894">
            <text:p>86389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4_PORC</text:p>
          </table:table-cell>
          <table:table-cell office:value-type="string">
            <text:p>H__14_06_PORC</text:p>
          </table:table-cell>
          <table:table-cell office:value-type="string">
            <text:p>Calidad 4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863894">
            <text:p>86389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V00_05_PORC</text:p>
          </table:table-cell>
          <table:table-cell office:value-type="string">
            <text:p>V__V00_06_PORC</text:p>
          </table:table-cell>
          <table:table-cell office:value-type="string">
            <text:p>Hospital PORC</text:p>
          </table:table-cell>
          <table:table-cell office:value-type="string">
            <text:p>Prisión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6447">
            <text:p>47644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6447">
            <text:p>47644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2757">
            <text:p>47275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72757">
            <text:p>47275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V00_06_PORC</text:p>
          </table:table-cell>
          <table:table-cell office:value-type="string">
            <text:p>V__V00_05_PORC</text:p>
          </table:table-cell>
          <table:table-cell office:value-type="string">
            <text:p>Prisión PORC</text:p>
          </table:table-cell>
          <table:table-cell office:value-type="string">
            <text:p>Hospital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84180">
            <text:p>48418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484180">
            <text:p>4841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152881">
            <text:p>1528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26">
            <text:p>926</text:p>
          </table:table-cell>
          <table:table-cell office:value-type="float" office:value="152881">
            <text:p>15288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317269">
            <text:p>-31726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317269">
            <text:p>-31726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741348">
            <text:p>-7413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741348">
            <text:p>-74134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58510">
            <text:p>-585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58510">
            <text:p>-585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192636">
            <text:p>-19263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1193391">
            <text:p>-11933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1193391">
            <text:p>-11933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926">
            <text:p>-926</text:p>
          </table:table-cell>
          <table:table-cell office:value-type="float" office:value="926">
            <text:p>926</text:p>
          </table:table-cell>
          <table:table-cell office:value-type="float" office:value="-192636">
            <text:p>-19263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4_06_PORC</text:p>
          </table:table-cell>
          <table:table-cell office:value-type="string">
            <text:p>V__URP_03_PORC</text:p>
          </table:table-cell>
          <table:table-cell office:value-type="string">
            <text:p>Leña o carbón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925">
            <text:p>925</text:p>
          </table:table-cell>
          <table:table-cell office:value-type="float" office:value="489421">
            <text:p>48942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URP_03_PORC</text:p>
          </table:table-cell>
          <table:table-cell office:value-type="string">
            <text:p>H__14_06_PORC</text:p>
          </table:table-cell>
          <table:table-cell office:value-type="string">
            <text:p>Area Rural dispers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25">
            <text:p>925</text:p>
          </table:table-cell>
          <table:table-cell office:value-type="float" office:value="489421">
            <text:p>48942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25">
            <text:p>-925</text:p>
          </table:table-cell>
          <table:table-cell office:value-type="float" office:value="925">
            <text:p>925</text:p>
          </table:table-cell>
          <table:table-cell office:value-type="float" office:value="-332967">
            <text:p>-3329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25">
            <text:p>-925</text:p>
          </table:table-cell>
          <table:table-cell office:value-type="float" office:value="925">
            <text:p>925</text:p>
          </table:table-cell>
          <table:table-cell office:value-type="float" office:value="-332967">
            <text:p>-3329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25">
            <text:p>-925</text:p>
          </table:table-cell>
          <table:table-cell office:value-type="float" office:value="925">
            <text:p>925</text:p>
          </table:table-cell>
          <table:table-cell office:value-type="float" office:value="-214063">
            <text:p>-21406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25">
            <text:p>-925</text:p>
          </table:table-cell>
          <table:table-cell office:value-type="float" office:value="925">
            <text:p>925</text:p>
          </table:table-cell>
          <table:table-cell office:value-type="float" office:value="-214063">
            <text:p>-21406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924">
            <text:p>924</text:p>
          </table:table-cell>
          <table:table-cell office:value-type="float" office:value="581574">
            <text:p>58157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24">
            <text:p>924</text:p>
          </table:table-cell>
          <table:table-cell office:value-type="float" office:value="581574">
            <text:p>58157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4">
            <text:p>924</text:p>
          </table:table-cell>
          <table:table-cell office:value-type="float" office:value="607404">
            <text:p>60740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4">
            <text:p>924</text:p>
          </table:table-cell>
          <table:table-cell office:value-type="float" office:value="607404">
            <text:p>6074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29041">
            <text:p>-42904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29041">
            <text:p>-42904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322120">
            <text:p>-32212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322120">
            <text:p>-32212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8_02_PORC</text:p>
          </table:table-cell>
          <table:table-cell office:value-type="string">
            <text:p>P__08_01_PORC</text:p>
          </table:table-cell>
          <table:table-cell office:value-type="string">
            <text:p>Asistió PORC</text:p>
          </table:table-cell>
          <table:table-cell office:value-type="string">
            <text:p>Asiste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1885">
            <text:p>-4188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8_01_PORC</text:p>
          </table:table-cell>
          <table:table-cell office:value-type="string">
            <text:p>P__08_02_PORC</text:p>
          </table:table-cell>
          <table:table-cell office:value-type="string">
            <text:p>Asiste PORC</text:p>
          </table:table-cell>
          <table:table-cell office:value-type="string">
            <text:p>Asistió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1885">
            <text:p>-4188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93177">
            <text:p>-9317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93177">
            <text:p>-931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259640">
            <text:p>-25964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259640">
            <text:p>-25964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71968">
            <text:p>-4719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24">
            <text:p>-924</text:p>
          </table:table-cell>
          <table:table-cell office:value-type="float" office:value="924">
            <text:p>924</text:p>
          </table:table-cell>
          <table:table-cell office:value-type="float" office:value="-471968">
            <text:p>-47196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14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de red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90170">
            <text:p>19017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05_01_PORC</text:p>
          </table:table-cell>
          <table:table-cell office:value-type="string">
            <text:p>Gas de red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90170">
            <text:p>19017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58425">
            <text:p>15842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58425">
            <text:p>1584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236662">
            <text:p>23666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236662">
            <text:p>2366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364304">
            <text:p>3643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364304">
            <text:p>3643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2_PORC</text:p>
          </table:table-cell>
          <table:table-cell office:value-type="string">
            <text:p>V__INMAT_02_PORC</text:p>
          </table:table-cell>
          <table:table-cell office:value-type="string">
            <text:p>Calidad constructiva Basico PORC</text:p>
          </table:table-cell>
          <table:table-cell office:value-type="string">
            <text:p>Calidad 2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83373">
            <text:p>18337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MAT_02_PORC</text:p>
          </table:table-cell>
          <table:table-cell office:value-type="string">
            <text:p>V__INCALCONS_02_PORC</text:p>
          </table:table-cell>
          <table:table-cell office:value-type="string">
            <text:p>Calidad 2 PORC</text:p>
          </table:table-cell>
          <table:table-cell office:value-type="string">
            <text:p>Calidad constructiva Basico PORC</text:p>
          </table:table-cell>
          <table:table-cell table:number-columns-repeated="2" office:value-type="float" office:value="923">
            <text:p>923</text:p>
          </table:table-cell>
          <table:table-cell office:value-type="float" office:value="183373">
            <text:p>18337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09_02_PORC</text:p>
          </table:table-cell>
          <table:table-cell office:value-type="string">
            <text:p>P__09_07_PORC</text:p>
          </table:table-cell>
          <table:table-cell office:value-type="string">
            <text:p>Primario PORC</text:p>
          </table:table-cell>
          <table:table-cell office:value-type="string">
            <text:p>Universitario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82209">
            <text:p>-822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09_07_PORC</text:p>
          </table:table-cell>
          <table:table-cell office:value-type="string">
            <text:p>P__09_02_PORC</text:p>
          </table:table-cell>
          <table:table-cell office:value-type="string">
            <text:p>Universitario PORC</text:p>
          </table:table-cell>
          <table:table-cell office:value-type="string">
            <text:p>Primario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82209">
            <text:p>-8220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202886">
            <text:p>-20288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202886">
            <text:p>-20288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236662">
            <text:p>-23666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236662">
            <text:p>-2366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425712">
            <text:p>-42571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23">
            <text:p>-923</text:p>
          </table:table-cell>
          <table:table-cell office:value-type="float" office:value="923">
            <text:p>923</text:p>
          </table:table-cell>
          <table:table-cell office:value-type="float" office:value="-425712">
            <text:p>-42571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19A_02_PORC</text:p>
          </table:table-cell>
          <table:table-cell office:value-type="string">
            <text:p>Leña o carbón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952739">
            <text:p>9527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2_PORC</text:p>
          </table:table-cell>
          <table:table-cell office:value-type="string">
            <text:p>H__14_06_PORC</text:p>
          </table:table-cell>
          <table:table-cell office:value-type="string">
            <text:p>Sin Heladera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952739">
            <text:p>95273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08_01_PORC</text:p>
          </table:table-cell>
          <table:table-cell office:value-type="string">
            <text:p>Calidad constructiva Satisfactori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800600">
            <text:p>8006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V__INCALCONS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800600">
            <text:p>80060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85543">
            <text:p>28554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85543">
            <text:p>2855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390685">
            <text:p>3906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390685">
            <text:p>39068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62934">
            <text:p>26293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2">
            <text:p>922</text:p>
          </table:table-cell>
          <table:table-cell office:value-type="float" office:value="262934">
            <text:p>26293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922">
            <text:p>-922</text:p>
          </table:table-cell>
          <table:table-cell office:value-type="float" office:value="922">
            <text:p>922</text:p>
          </table:table-cell>
          <table:table-cell office:value-type="float" office:value="-680190">
            <text:p>-68019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922">
            <text:p>-922</text:p>
          </table:table-cell>
          <table:table-cell office:value-type="float" office:value="922">
            <text:p>922</text:p>
          </table:table-cell>
          <table:table-cell office:value-type="float" office:value="-680190">
            <text:p>-68019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22">
            <text:p>-922</text:p>
          </table:table-cell>
          <table:table-cell office:value-type="float" office:value="922">
            <text:p>922</text:p>
          </table:table-cell>
          <table:table-cell office:value-type="float" office:value="-463176">
            <text:p>-46317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22">
            <text:p>-922</text:p>
          </table:table-cell>
          <table:table-cell office:value-type="float" office:value="922">
            <text:p>922</text:p>
          </table:table-cell>
          <table:table-cell office:value-type="float" office:value="-463176">
            <text:p>-46317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435458">
            <text:p>43545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435458">
            <text:p>43545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544144">
            <text:p>54414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544144">
            <text:p>5441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86042">
            <text:p>860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21">
            <text:p>921</text:p>
          </table:table-cell>
          <table:table-cell office:value-type="float" office:value="86042">
            <text:p>8604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568843">
            <text:p>-156884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568843">
            <text:p>-156884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900186">
            <text:p>-90018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900186">
            <text:p>-90018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271201">
            <text:p>-2712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271201">
            <text:p>-27120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326128">
            <text:p>-32612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97005">
            <text:p>-19700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326128">
            <text:p>-32612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97005">
            <text:p>-19700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150787">
            <text:p>-115078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1150787">
            <text:p>-115078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923120">
            <text:p>-92312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921">
            <text:p>-921</text:p>
          </table:table-cell>
          <table:table-cell office:value-type="float" office:value="921">
            <text:p>921</text:p>
          </table:table-cell>
          <table:table-cell office:value-type="float" office:value="-923120">
            <text:p>-92312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V00_03_PORC</text:p>
          </table:table-cell>
          <table:table-cell office:value-type="string">
            <text:p>V__V00_04_PORC</text:p>
          </table:table-cell>
          <table:table-cell office:value-type="string">
            <text:p>Colegio internado PORC</text:p>
          </table:table-cell>
          <table:table-cell office:value-type="string">
            <text:p>Campamento/obrador PORC</text:p>
          </table:table-cell>
          <table:table-cell table:number-columns-repeated="2" office:value-type="float" office:value="920">
            <text:p>92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V00_04_PORC</text:p>
          </table:table-cell>
          <table:table-cell office:value-type="string">
            <text:p>V__V00_03_PORC</text:p>
          </table:table-cell>
          <table:table-cell office:value-type="string">
            <text:p>Campamento/obrador PORC</text:p>
          </table:table-cell>
          <table:table-cell office:value-type="string">
            <text:p>Colegio internado PORC</text:p>
          </table:table-cell>
          <table:table-cell table:number-columns-repeated="2" office:value-type="float" office:value="920">
            <text:p>9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96370">
            <text:p>-19637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96370">
            <text:p>-19637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04389">
            <text:p>-1043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14_04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en garraf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77733">
            <text:p>-1777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05_01_PORC</text:p>
          </table:table-cell>
          <table:table-cell office:value-type="string">
            <text:p>Gas en garraf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77733">
            <text:p>-1777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104389">
            <text:p>-1043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63181">
            <text:p>-631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63181">
            <text:p>-631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341398">
            <text:p>-3413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341398">
            <text:p>-34139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4_06_PORC</text:p>
          </table:table-cell>
          <table:table-cell office:value-type="string">
            <text:p>H__14_04_PORC</text:p>
          </table:table-cell>
          <table:table-cell office:value-type="string">
            <text:p>Leña o carbón PORC</text:p>
          </table:table-cell>
          <table:table-cell office:value-type="string">
            <text:p>Gas en garrafa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915933">
            <text:p>-9159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4_04_PORC</text:p>
          </table:table-cell>
          <table:table-cell office:value-type="string">
            <text:p>H__14_06_PORC</text:p>
          </table:table-cell>
          <table:table-cell office:value-type="string">
            <text:p>Gas en garrafa PORC</text:p>
          </table:table-cell>
          <table:table-cell office:value-type="string">
            <text:p>Leña o carbón PORC</text:p>
          </table:table-cell>
          <table:table-cell office:value-type="float" office:value="-920">
            <text:p>-920</text:p>
          </table:table-cell>
          <table:table-cell office:value-type="float" office:value="920">
            <text:p>920</text:p>
          </table:table-cell>
          <table:table-cell office:value-type="float" office:value="-915933">
            <text:p>-9159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569939">
            <text:p>5699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569939">
            <text:p>56993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206396">
            <text:p>20639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206396">
            <text:p>2063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602590">
            <text:p>60259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9">
            <text:p>919</text:p>
          </table:table-cell>
          <table:table-cell office:value-type="float" office:value="602590">
            <text:p>60259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141">
            <text:p>-47114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319">
            <text:p>-47131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141">
            <text:p>-47114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471319">
            <text:p>-47131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706764">
            <text:p>-70676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19">
            <text:p>-919</text:p>
          </table:table-cell>
          <table:table-cell office:value-type="float" office:value="919">
            <text:p>919</text:p>
          </table:table-cell>
          <table:table-cell office:value-type="float" office:value="-706764">
            <text:p>-70676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86763">
            <text:p>867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86763">
            <text:p>8676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587678">
            <text:p>58767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587678">
            <text:p>58767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02_01_PORC</text:p>
          </table:table-cell>
          <table:table-cell office:value-type="string">
            <text:p>V__INMAT_01_PORC</text:p>
          </table:table-cell>
          <table:table-cell office:value-type="string">
            <text:p>Con personas presentes PORC</text:p>
          </table:table-cell>
          <table:table-cell office:value-type="string">
            <text:p>Calidad 1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311834">
            <text:p>3118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MAT_01_PORC</text:p>
          </table:table-cell>
          <table:table-cell office:value-type="string">
            <text:p>V__02_01_PORC</text:p>
          </table:table-cell>
          <table:table-cell office:value-type="string">
            <text:p>Calidad 1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311834">
            <text:p>31183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349345">
            <text:p>34934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H__19A_02_PORC</text:p>
          </table:table-cell>
          <table:table-cell office:value-type="string">
            <text:p>Tierra o ladrillo suelt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737071">
            <text:p>73707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2_PORC</text:p>
          </table:table-cell>
          <table:table-cell office:value-type="string">
            <text:p>H__05_03_PORC</text:p>
          </table:table-cell>
          <table:table-cell office:value-type="string">
            <text:p>Sin Heladera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737071">
            <text:p>73707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349345">
            <text:p>34934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231937">
            <text:p>23193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18">
            <text:p>918</text:p>
          </table:table-cell>
          <table:table-cell office:value-type="float" office:value="231937">
            <text:p>23193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09811">
            <text:p>-30981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853417">
            <text:p>-85341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853417">
            <text:p>-85341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09811">
            <text:p>-30981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H__08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1061992">
            <text:p>-106199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443349">
            <text:p>-44334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443349">
            <text:p>-44334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V__INCALSERV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de Servicios BasicosInsuficiente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1061992">
            <text:p>-106199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85164">
            <text:p>-38516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85164">
            <text:p>-38516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2049171">
            <text:p>-204917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78609">
            <text:p>-3786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378609">
            <text:p>-3786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918">
            <text:p>-918</text:p>
          </table:table-cell>
          <table:table-cell office:value-type="float" office:value="918">
            <text:p>918</text:p>
          </table:table-cell>
          <table:table-cell office:value-type="float" office:value="-2049171">
            <text:p>-204917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V__INCALCONS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762878">
            <text:p>76287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11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762878">
            <text:p>76287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49357">
            <text:p>14935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49357">
            <text:p>14935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837813">
            <text:p>83781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917">
            <text:p>917</text:p>
          </table:table-cell>
          <table:table-cell office:value-type="float" office:value="837813">
            <text:p>83781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567354">
            <text:p>-56735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567354">
            <text:p>-56735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112565">
            <text:p>-11256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112565">
            <text:p>-11256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1_PORC</text:p>
          </table:table-cell>
          <table:table-cell office:value-type="string">
            <text:p>V__01_02_PORC</text:p>
          </table:table-cell>
          <table:table-cell office:value-type="string">
            <text:p>Casa PORC</text:p>
          </table:table-cell>
          <table:table-cell office:value-type="string">
            <text:p>Rancho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653779">
            <text:p>-65377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935137">
            <text:p>-93513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2_PORC</text:p>
          </table:table-cell>
          <table:table-cell office:value-type="string">
            <text:p>V__01_01_PORC</text:p>
          </table:table-cell>
          <table:table-cell office:value-type="string">
            <text:p>Rancho PORC</text:p>
          </table:table-cell>
          <table:table-cell office:value-type="string">
            <text:p>Cas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653779">
            <text:p>-65377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935137">
            <text:p>-93513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604578">
            <text:p>-60457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604578">
            <text:p>-60457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463258">
            <text:p>-46325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463258">
            <text:p>-46325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431583">
            <text:p>-43158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17">
            <text:p>-917</text:p>
          </table:table-cell>
          <table:table-cell office:value-type="float" office:value="917">
            <text:p>917</text:p>
          </table:table-cell>
          <table:table-cell office:value-type="float" office:value="-431583">
            <text:p>-43158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16">
            <text:p>916</text:p>
          </table:table-cell>
          <table:table-cell office:value-type="float" office:value="434399">
            <text:p>43439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16">
            <text:p>916</text:p>
          </table:table-cell>
          <table:table-cell office:value-type="float" office:value="434399">
            <text:p>43439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16">
            <text:p>-916</text:p>
          </table:table-cell>
          <table:table-cell office:value-type="float" office:value="916">
            <text:p>916</text:p>
          </table:table-cell>
          <table:table-cell office:value-type="float" office:value="-133258">
            <text:p>-13325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16">
            <text:p>-916</text:p>
          </table:table-cell>
          <table:table-cell office:value-type="float" office:value="916">
            <text:p>916</text:p>
          </table:table-cell>
          <table:table-cell office:value-type="float" office:value="-133258">
            <text:p>-1332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6">
            <text:p>-916</text:p>
          </table:table-cell>
          <table:table-cell office:value-type="float" office:value="916">
            <text:p>916</text:p>
          </table:table-cell>
          <table:table-cell office:value-type="float" office:value="-257192">
            <text:p>-25719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6">
            <text:p>-916</text:p>
          </table:table-cell>
          <table:table-cell office:value-type="float" office:value="916">
            <text:p>916</text:p>
          </table:table-cell>
          <table:table-cell office:value-type="float" office:value="-257192">
            <text:p>-25719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6_PORC</text:p>
          </table:table-cell>
          <table:table-cell office:value-type="string">
            <text:p>H__08_03_PORC</text:p>
          </table:table-cell>
          <table:table-cell office:value-type="string">
            <text:p>Leña o carbón PORC</text:p>
          </table:table-cell>
          <table:table-cell office:value-type="string">
            <text:p>Fuera del terreno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99">
            <text:p>14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8_03_PORC</text:p>
          </table:table-cell>
          <table:table-cell office:value-type="string">
            <text:p>H__14_06_PORC</text:p>
          </table:table-cell>
          <table:table-cell office:value-type="string">
            <text:p>Fuera del terren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99">
            <text:p>149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4_06_PORC</text:p>
          </table:table-cell>
          <table:table-cell office:value-type="string">
            <text:p>H__19C_02_PORC</text:p>
          </table:table-cell>
          <table:table-cell office:value-type="string">
            <text:p>Leña o carbón PORC</text:p>
          </table:table-cell>
          <table:table-cell office:value-type="string">
            <text:p>Sin teléfono celular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6313">
            <text:p>14631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C_02_PORC</text:p>
          </table:table-cell>
          <table:table-cell office:value-type="string">
            <text:p>H__14_06_PORC</text:p>
          </table:table-cell>
          <table:table-cell office:value-type="string">
            <text:p>Sin teléfono celular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5">
            <text:p>915</text:p>
          </table:table-cell>
          <table:table-cell office:value-type="float" office:value="146313">
            <text:p>14631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240108">
            <text:p>-24010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240108">
            <text:p>-24010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9_01_PORC</text:p>
          </table:table-cell>
          <table:table-cell office:value-type="string">
            <text:p>H__09_02_PORC</text:p>
          </table:table-cell>
          <table:table-cell office:value-type="string">
            <text:p>Red pública PORC</text:p>
          </table:table-cell>
          <table:table-cell office:value-type="string">
            <text:p>Perforación con bomba a motor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1092524">
            <text:p>-109252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9_02_PORC</text:p>
          </table:table-cell>
          <table:table-cell office:value-type="string">
            <text:p>H__09_01_PORC</text:p>
          </table:table-cell>
          <table:table-cell office:value-type="string">
            <text:p>Perforación con bomba a motor PORC</text:p>
          </table:table-cell>
          <table:table-cell office:value-type="string">
            <text:p>Red pública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1092524">
            <text:p>-109252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192809">
            <text:p>-1928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15">
            <text:p>-915</text:p>
          </table:table-cell>
          <table:table-cell office:value-type="float" office:value="915">
            <text:p>915</text:p>
          </table:table-cell>
          <table:table-cell office:value-type="float" office:value="-192809">
            <text:p>-19280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627612">
            <text:p>6276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627612">
            <text:p>6276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10757">
            <text:p>31075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10757">
            <text:p>31075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203334">
            <text:p>20333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203334">
            <text:p>20333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V__INMAT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1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87347">
            <text:p>78734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08_01_PORC</text:p>
          </table:table-cell>
          <table:table-cell office:value-type="string">
            <text:p>Calidad 1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87347">
            <text:p>7873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622889">
            <text:p>62288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622889">
            <text:p>62288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2468">
            <text:p>7246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2468">
            <text:p>7246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77216">
            <text:p>77721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777216">
            <text:p>7772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73084">
            <text:p>3730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73084">
            <text:p>37308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567209">
            <text:p>-56720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567209">
            <text:p>-5672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V__INCALSERV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de Servicios BasicosInsuficiente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013897">
            <text:p>-101389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H__11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013897">
            <text:p>-101389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361639">
            <text:p>-136163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361639">
            <text:p>-136163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72468">
            <text:p>-7246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72468">
            <text:p>-724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36910">
            <text:p>-1369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14">
            <text:p>-914</text:p>
          </table:table-cell>
          <table:table-cell office:value-type="float" office:value="914">
            <text:p>914</text:p>
          </table:table-cell>
          <table:table-cell office:value-type="float" office:value="-136910">
            <text:p>-13691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V00_07_PORC</text:p>
          </table:table-cell>
          <table:table-cell office:value-type="string">
            <text:p>V__TIPVV_02_PORC</text:p>
          </table:table-cell>
          <table:table-cell office:value-type="string">
            <text:p>Cuarte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239">
            <text:p>123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TIPVV_02_PORC</text:p>
          </table:table-cell>
          <table:table-cell office:value-type="string">
            <text:p>V__V00_07_PORC</text:p>
          </table:table-cell>
          <table:table-cell office:value-type="string">
            <text:p>Viviendas colectivas PORC</text:p>
          </table:table-cell>
          <table:table-cell office:value-type="string">
            <text:p>Cuartel PORC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239">
            <text:p>123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913">
            <text:p>913</text:p>
          </table:table-cell>
          <table:table-cell office:value-type="float" office:value="550774">
            <text:p>55077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913">
            <text:p>913</text:p>
          </table:table-cell>
          <table:table-cell office:value-type="float" office:value="550774">
            <text:p>55077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55272">
            <text:p>-15527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TIPVV_01_PORC</text:p>
          </table:table-cell>
          <table:table-cell office:value-type="string">
            <text:p>V__V00_07_PORC</text:p>
          </table:table-cell>
          <table:table-cell office:value-type="string">
            <text:p>Viviendas particulares PORC</text:p>
          </table:table-cell>
          <table:table-cell office:value-type="string">
            <text:p>Cuartel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239">
            <text:p>-123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V00_07_PORC</text:p>
          </table:table-cell>
          <table:table-cell office:value-type="string">
            <text:p>V__TIPVV_01_PORC</text:p>
          </table:table-cell>
          <table:table-cell office:value-type="string">
            <text:p>Cuartel PORC</text:p>
          </table:table-cell>
          <table:table-cell office:value-type="string">
            <text:p>Viviendas particulares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239">
            <text:p>-123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55272">
            <text:p>-15527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345616">
            <text:p>-34561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345616">
            <text:p>-3456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77401">
            <text:p>-1774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13">
            <text:p>-913</text:p>
          </table:table-cell>
          <table:table-cell office:value-type="float" office:value="913">
            <text:p>913</text:p>
          </table:table-cell>
          <table:table-cell office:value-type="float" office:value="-177401">
            <text:p>-17740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495385">
            <text:p>49538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495385">
            <text:p>49538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V__INMAT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1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753076">
            <text:p>7530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340902">
            <text:p>34090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340902">
            <text:p>34090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11_01_PORC</text:p>
          </table:table-cell>
          <table:table-cell office:value-type="string">
            <text:p>Calidad 1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753076">
            <text:p>75307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620538">
            <text:p>6205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690359">
            <text:p>69035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620538">
            <text:p>6205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690359">
            <text:p>69035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703236">
            <text:p>70323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703236">
            <text:p>70323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597430">
            <text:p>59743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12">
            <text:p>912</text:p>
          </table:table-cell>
          <table:table-cell office:value-type="float" office:value="597430">
            <text:p>59743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43312">
            <text:p>-433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43312">
            <text:p>-433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22012">
            <text:p>-220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22012">
            <text:p>-2201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H__05_01_PORC</text:p>
          </table:table-cell>
          <table:table-cell office:value-type="string">
            <text:p>Sin teléfono de líne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690359">
            <text:p>-69035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19D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teléfono de línea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690359">
            <text:p>-69035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342805">
            <text:p>-34280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2">
            <text:p>-912</text:p>
          </table:table-cell>
          <table:table-cell office:value-type="float" office:value="912">
            <text:p>912</text:p>
          </table:table-cell>
          <table:table-cell office:value-type="float" office:value="-342805">
            <text:p>-34280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232149">
            <text:p>23214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232149">
            <text:p>2321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5_PORC</text:p>
          </table:table-cell>
          <table:table-cell office:value-type="string">
            <text:p>H__19D_02_PORC</text:p>
          </table:table-cell>
          <table:table-cell office:value-type="string">
            <text:p>2.00 - 3.00 personas por cuarto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13635">
            <text:p>11363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H__INDHAC_05_PORC</text:p>
          </table:table-cell>
          <table:table-cell office:value-type="string">
            <text:p>Sin teléfono de línea PORC</text:p>
          </table:table-cell>
          <table:table-cell office:value-type="string">
            <text:p>2.00 - 3.00 personas por cuart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13635">
            <text:p>11363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26960">
            <text:p>12696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26960">
            <text:p>12696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6_05_PORC</text:p>
          </table:table-cell>
          <table:table-cell office:value-type="string">
            <text:p>V__INMAT_03_PORC</text:p>
          </table:table-cell>
          <table:table-cell office:value-type="string">
            <text:p>Chapa fibrocemento o plástico PORC</text:p>
          </table:table-cell>
          <table:table-cell office:value-type="string">
            <text:p>Calidad 3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9495">
            <text:p>1949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3_PORC</text:p>
          </table:table-cell>
          <table:table-cell office:value-type="string">
            <text:p>H__06_05_PORC</text:p>
          </table:table-cell>
          <table:table-cell office:value-type="string">
            <text:p>Calidad 3 PORC</text:p>
          </table:table-cell>
          <table:table-cell office:value-type="string">
            <text:p>Chapa fibrocemento o plástico PORC</text:p>
          </table:table-cell>
          <table:table-cell table:number-columns-repeated="2" office:value-type="float" office:value="911">
            <text:p>911</text:p>
          </table:table-cell>
          <table:table-cell office:value-type="float" office:value="19495">
            <text:p>194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19A_01_PORC</text:p>
          </table:table-cell>
          <table:table-cell office:value-type="string">
            <text:p>Leña o carbón PORC</text:p>
          </table:table-cell>
          <table:table-cell office:value-type="string">
            <text:p>Con Heladera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947000">
            <text:p>-9470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1_PORC</text:p>
          </table:table-cell>
          <table:table-cell office:value-type="string">
            <text:p>H__14_06_PORC</text:p>
          </table:table-cell>
          <table:table-cell office:value-type="string">
            <text:p>Con Heladera PORC</text:p>
          </table:table-cell>
          <table:table-cell office:value-type="string">
            <text:p>Leña o carbón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947000">
            <text:p>-9470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573799">
            <text:p>-57379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573799">
            <text:p>-57379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4_06_PORC</text:p>
          </table:table-cell>
          <table:table-cell office:value-type="string">
            <text:p>H__14_04_PORC</text:p>
          </table:table-cell>
          <table:table-cell office:value-type="string">
            <text:p>Leña o carbón PORC</text:p>
          </table:table-cell>
          <table:table-cell office:value-type="string">
            <text:p>Gas en garrafa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753998">
            <text:p>-75399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4_04_PORC</text:p>
          </table:table-cell>
          <table:table-cell office:value-type="string">
            <text:p>H__14_06_PORC</text:p>
          </table:table-cell>
          <table:table-cell office:value-type="string">
            <text:p>Gas en garrafa PORC</text:p>
          </table:table-cell>
          <table:table-cell office:value-type="string">
            <text:p>Leña o carbón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753998">
            <text:p>-75399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443470">
            <text:p>-44347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151118">
            <text:p>-15111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151118">
            <text:p>-15111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911">
            <text:p>-911</text:p>
          </table:table-cell>
          <table:table-cell office:value-type="float" office:value="911">
            <text:p>911</text:p>
          </table:table-cell>
          <table:table-cell office:value-type="float" office:value="-443470">
            <text:p>-44347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215583">
            <text:p>21558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215583">
            <text:p>21558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05_02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57620">
            <text:p>5762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11_02_PORC</text:p>
          </table:table-cell>
          <table:table-cell office:value-type="string">
            <text:p>Cemento o ladrillo fijo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57620">
            <text:p>5762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330333">
            <text:p>3303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10">
            <text:p>910</text:p>
          </table:table-cell>
          <table:table-cell office:value-type="float" office:value="330333">
            <text:p>33033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7_02_PORC</text:p>
          </table:table-cell>
          <table:table-cell office:value-type="string">
            <text:p>H__07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247314">
            <text:p>-2473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7_01_PORC</text:p>
          </table:table-cell>
          <table:table-cell office:value-type="string">
            <text:p>H__07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247314">
            <text:p>-24731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213308">
            <text:p>-21330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213308">
            <text:p>-2133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355149">
            <text:p>-35514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355149">
            <text:p>-3551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7_01_PORC</text:p>
          </table:table-cell>
          <table:table-cell office:value-type="string">
            <text:p>P__07_02_PORC</text:p>
          </table:table-cell>
          <table:table-cell office:value-type="string">
            <text:p>Sabe leer y escribir PORC</text:p>
          </table:table-cell>
          <table:table-cell office:value-type="string">
            <text:p>No sabe leer y escribir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44251">
            <text:p>-442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7_02_PORC</text:p>
          </table:table-cell>
          <table:table-cell office:value-type="string">
            <text:p>P__07_01_PORC</text:p>
          </table:table-cell>
          <table:table-cell office:value-type="string">
            <text:p>No sabe leer y escribir PORC</text:p>
          </table:table-cell>
          <table:table-cell office:value-type="string">
            <text:p>Sabe leer y escribir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44251">
            <text:p>-4425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13813">
            <text:p>-138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13813">
            <text:p>-138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437263">
            <text:p>-4372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910">
            <text:p>-910</text:p>
          </table:table-cell>
          <table:table-cell office:value-type="float" office:value="910">
            <text:p>910</text:p>
          </table:table-cell>
          <table:table-cell office:value-type="float" office:value="-437263">
            <text:p>-43726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64294">
            <text:p>26429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64294">
            <text:p>26429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6_06_PORC</text:p>
          </table:table-cell>
          <table:table-cell office:value-type="string">
            <text:p>V__INMAT_04_PORC</text:p>
          </table:table-cell>
          <table:table-cell office:value-type="string">
            <text:p>Chapa de cartón PORC</text:p>
          </table:table-cell>
          <table:table-cell office:value-type="string">
            <text:p>Calidad 4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99903">
            <text:p>9990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MAT_04_PORC</text:p>
          </table:table-cell>
          <table:table-cell office:value-type="string">
            <text:p>H__06_06_PORC</text:p>
          </table:table-cell>
          <table:table-cell office:value-type="string">
            <text:p>Calidad 4 PORC</text:p>
          </table:table-cell>
          <table:table-cell office:value-type="string">
            <text:p>Chapa de cartón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99903">
            <text:p>999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3605">
            <text:p>236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3605">
            <text:p>2360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409228">
            <text:p>40922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409228">
            <text:p>40922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302853">
            <text:p>30285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821446">
            <text:p>82144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821446">
            <text:p>82144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302853">
            <text:p>30285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84469">
            <text:p>1844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84469">
            <text:p>1844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557488">
            <text:p>55748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557488">
            <text:p>55748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01_02_PORC</text:p>
          </table:table-cell>
          <table:table-cell office:value-type="string">
            <text:p>H__09_03_PORC</text:p>
          </table:table-cell>
          <table:table-cell office:value-type="string">
            <text:p>Rancho PORC</text:p>
          </table:table-cell>
          <table:table-cell office:value-type="string">
            <text:p>Perforación con bomba manual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731">
            <text:p>173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9_03_PORC</text:p>
          </table:table-cell>
          <table:table-cell office:value-type="string">
            <text:p>V__01_02_PORC</text:p>
          </table:table-cell>
          <table:table-cell office:value-type="string">
            <text:p>Perforación con bomba manual PORC</text:p>
          </table:table-cell>
          <table:table-cell office:value-type="string">
            <text:p>Ranch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731">
            <text:p>173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629535">
            <text:p>62953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09">
            <text:p>909</text:p>
          </table:table-cell>
          <table:table-cell office:value-type="float" office:value="629535">
            <text:p>62953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9">
            <text:p>-909</text:p>
          </table:table-cell>
          <table:table-cell office:value-type="float" office:value="909">
            <text:p>909</text:p>
          </table:table-cell>
          <table:table-cell office:value-type="float" office:value="-365522">
            <text:p>-3655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9">
            <text:p>-909</text:p>
          </table:table-cell>
          <table:table-cell office:value-type="float" office:value="909">
            <text:p>909</text:p>
          </table:table-cell>
          <table:table-cell office:value-type="float" office:value="-365522">
            <text:p>-3655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09">
            <text:p>-909</text:p>
          </table:table-cell>
          <table:table-cell office:value-type="float" office:value="909">
            <text:p>909</text:p>
          </table:table-cell>
          <table:table-cell office:value-type="float" office:value="-163932">
            <text:p>-1639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09">
            <text:p>-909</text:p>
          </table:table-cell>
          <table:table-cell office:value-type="float" office:value="909">
            <text:p>909</text:p>
          </table:table-cell>
          <table:table-cell office:value-type="float" office:value="-163932">
            <text:p>-16393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782867">
            <text:p>7828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782867">
            <text:p>7828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99676">
            <text:p>5996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99676">
            <text:p>59967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499533">
            <text:p>4995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499533">
            <text:p>4995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46594">
            <text:p>24659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15103">
            <text:p>2151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15103">
            <text:p>2151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46594">
            <text:p>2465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57768">
            <text:p>2577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57768">
            <text:p>2577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44303">
            <text:p>5443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432771">
            <text:p>4327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544303">
            <text:p>5443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8">
            <text:p>908</text:p>
          </table:table-cell>
          <table:table-cell office:value-type="float" office:value="432771">
            <text:p>43277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442894">
            <text:p>-44289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442894">
            <text:p>-44289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215103">
            <text:p>-2151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215103">
            <text:p>-2151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2192830">
            <text:p>-219283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359969">
            <text:p>-35996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359969">
            <text:p>-35996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908">
            <text:p>-908</text:p>
          </table:table-cell>
          <table:table-cell office:value-type="float" office:value="908">
            <text:p>908</text:p>
          </table:table-cell>
          <table:table-cell office:value-type="float" office:value="-2192830">
            <text:p>-219283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492656">
            <text:p>49265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492656">
            <text:p>49265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02_01_PORC</text:p>
          </table:table-cell>
          <table:table-cell office:value-type="string">
            <text:p>V__INCALSERV_01_PORC</text:p>
          </table:table-cell>
          <table:table-cell office:value-type="string">
            <text:p>Con personas presentes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100328">
            <text:p>10032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SERV_01_PORC</text:p>
          </table:table-cell>
          <table:table-cell office:value-type="string">
            <text:p>V__02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100328">
            <text:p>10032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6234">
            <text:p>623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6234">
            <text:p>62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577610">
            <text:p>5776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577610">
            <text:p>57761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466202">
            <text:p>46620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7">
            <text:p>907</text:p>
          </table:table-cell>
          <table:table-cell office:value-type="float" office:value="466202">
            <text:p>46620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907">
            <text:p>-907</text:p>
          </table:table-cell>
          <table:table-cell office:value-type="float" office:value="907">
            <text:p>907</text:p>
          </table:table-cell>
          <table:table-cell office:value-type="float" office:value="-471411">
            <text:p>-47141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907">
            <text:p>-907</text:p>
          </table:table-cell>
          <table:table-cell office:value-type="float" office:value="907">
            <text:p>907</text:p>
          </table:table-cell>
          <table:table-cell office:value-type="float" office:value="-471411">
            <text:p>-47141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07">
            <text:p>-907</text:p>
          </table:table-cell>
          <table:table-cell office:value-type="float" office:value="907">
            <text:p>907</text:p>
          </table:table-cell>
          <table:table-cell office:value-type="float" office:value="-376689">
            <text:p>-37668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907">
            <text:p>-907</text:p>
          </table:table-cell>
          <table:table-cell office:value-type="float" office:value="907">
            <text:p>907</text:p>
          </table:table-cell>
          <table:table-cell office:value-type="float" office:value="-376689">
            <text:p>-3766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14_04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02869">
            <text:p>2028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05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116310">
            <text:p>1163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07_02_PORC</text:p>
          </table:table-cell>
          <table:table-cell office:value-type="string">
            <text:p>Gas en garrafa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02869">
            <text:p>2028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07_02_PORC</text:p>
          </table:table-cell>
          <table:table-cell office:value-type="string">
            <text:p>Cemento o ladrillo fijo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116310">
            <text:p>1163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50630">
            <text:p>25063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50630">
            <text:p>2506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V__URP_03_PORC</text:p>
          </table:table-cell>
          <table:table-cell office:value-type="string">
            <text:p>Ocupante por trabajo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884061">
            <text:p>88406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PROP_05_PORC</text:p>
          </table:table-cell>
          <table:table-cell office:value-type="string">
            <text:p>Area Rural disperso PORC</text:p>
          </table:table-cell>
          <table:table-cell office:value-type="string">
            <text:p>Ocupante por trabajo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884061">
            <text:p>88406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407886">
            <text:p>40788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6">
            <text:p>906</text:p>
          </table:table-cell>
          <table:table-cell office:value-type="float" office:value="407886">
            <text:p>40788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668027">
            <text:p>-66802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668027">
            <text:p>-66802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5_PORC</text:p>
          </table:table-cell>
          <table:table-cell office:value-type="string">
            <text:p>H__19D_01_PORC</text:p>
          </table:table-cell>
          <table:table-cell office:value-type="string">
            <text:p>2.00 - 3.00 personas por cuarto PORC</text:p>
          </table:table-cell>
          <table:table-cell office:value-type="string">
            <text:p>Con teléfono de líne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113393">
            <text:p>-1133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H__INDHAC_05_PORC</text:p>
          </table:table-cell>
          <table:table-cell office:value-type="string">
            <text:p>Con teléfono de línea PORC</text:p>
          </table:table-cell>
          <table:table-cell office:value-type="string">
            <text:p>2.00 - 3.00 personas por cuarto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113393">
            <text:p>-1133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33066">
            <text:p>-2330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65028">
            <text:p>-2650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33066">
            <text:p>-2330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6">
            <text:p>-906</text:p>
          </table:table-cell>
          <table:table-cell office:value-type="float" office:value="906">
            <text:p>906</text:p>
          </table:table-cell>
          <table:table-cell office:value-type="float" office:value="-265028">
            <text:p>-2650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9366">
            <text:p>193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9366">
            <text:p>1936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1_PORC</text:p>
          </table:table-cell>
          <table:table-cell office:value-type="string">
            <text:p>H__19D_01_PORC</text:p>
          </table:table-cell>
          <table:table-cell office:value-type="string">
            <text:p>Gas de red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919156">
            <text:p>91915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14_01_PORC</text:p>
          </table:table-cell>
          <table:table-cell office:value-type="string">
            <text:p>Con teléfono de línea PORC</text:p>
          </table:table-cell>
          <table:table-cell office:value-type="string">
            <text:p>Gas de red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919156">
            <text:p>91915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281623">
            <text:p>28162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281623">
            <text:p>28162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08_01_PORC</text:p>
          </table:table-cell>
          <table:table-cell office:value-type="string">
            <text:p>Si tiliza computado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686035">
            <text:p>68603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P__12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5">
            <text:p>905</text:p>
          </table:table-cell>
          <table:table-cell office:value-type="float" office:value="686035">
            <text:p>68603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150301">
            <text:p>-15030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150301">
            <text:p>-1503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202832">
            <text:p>-2028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202832">
            <text:p>-20283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349711">
            <text:p>-34971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5">
            <text:p>-905</text:p>
          </table:table-cell>
          <table:table-cell office:value-type="float" office:value="905">
            <text:p>905</text:p>
          </table:table-cell>
          <table:table-cell office:value-type="float" office:value="-349711">
            <text:p>-3497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08431">
            <text:p>5084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08431">
            <text:p>50843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48438">
            <text:p>44843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PROP_05_PORC</text:p>
          </table:table-cell>
          <table:table-cell office:value-type="string">
            <text:p>Sin Heladera PORC</text:p>
          </table:table-cell>
          <table:table-cell office:value-type="string">
            <text:p>Ocupante por trabajo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31035">
            <text:p>53103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H__19A_02_PORC</text:p>
          </table:table-cell>
          <table:table-cell office:value-type="string">
            <text:p>Ocupante por trabaj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531035">
            <text:p>5310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V__INMAT_01_PORC</text:p>
          </table:table-cell>
          <table:table-cell office:value-type="string">
            <text:p>Con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36226">
            <text:p>4362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MAT_01_PORC</text:p>
          </table:table-cell>
          <table:table-cell office:value-type="string">
            <text:p>H__19B_01_PORC</text:p>
          </table:table-cell>
          <table:table-cell office:value-type="string">
            <text:p>Calidad 1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436226">
            <text:p>43622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375912">
            <text:p>3759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904">
            <text:p>904</text:p>
          </table:table-cell>
          <table:table-cell office:value-type="float" office:value="375912">
            <text:p>37591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331533">
            <text:p>-33153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331533">
            <text:p>-3315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448438">
            <text:p>-44843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PROP_05_PORC</text:p>
          </table:table-cell>
          <table:table-cell office:value-type="string">
            <text:p>Con Heladera PORC</text:p>
          </table:table-cell>
          <table:table-cell office:value-type="string">
            <text:p>Ocupante por trabajo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531035">
            <text:p>-53103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H__19A_01_PORC</text:p>
          </table:table-cell>
          <table:table-cell office:value-type="string">
            <text:p>Ocupante por trabajo PORC</text:p>
          </table:table-cell>
          <table:table-cell office:value-type="string">
            <text:p>Con Helade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531035">
            <text:p>-53103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382208">
            <text:p>-38220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382208">
            <text:p>-3822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140471">
            <text:p>-1404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04">
            <text:p>-904</text:p>
          </table:table-cell>
          <table:table-cell office:value-type="float" office:value="904">
            <text:p>904</text:p>
          </table:table-cell>
          <table:table-cell office:value-type="float" office:value="-140471">
            <text:p>-14047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610837">
            <text:p>61083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610837">
            <text:p>61083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13512">
            <text:p>135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13512">
            <text:p>1351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79677">
            <text:p>87967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79677">
            <text:p>8796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39311">
            <text:p>83931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53722">
            <text:p>4537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39311">
            <text:p>83931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53722">
            <text:p>45372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71628">
            <text:p>57162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71628">
            <text:p>57162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054">
            <text:p>44105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2_04_PORC</text:p>
          </table:table-cell>
          <table:table-cell office:value-type="string">
            <text:p>H__11_02_PORC</text:p>
          </table:table-cell>
          <table:table-cell office:value-type="string">
            <text:p>A hoyo, excavación en la tierra, etc.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10549">
            <text:p>5105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2_PORC</text:p>
          </table:table-cell>
          <table:table-cell office:value-type="string">
            <text:p>H__12_04_PORC</text:p>
          </table:table-cell>
          <table:table-cell office:value-type="string">
            <text:p>No tiene cadena y mochila en el baño PORC</text:p>
          </table:table-cell>
          <table:table-cell office:value-type="string">
            <text:p>A hoyo, excavación en la tierra, etc.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510549">
            <text:p>5105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054">
            <text:p>4410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661">
            <text:p>44166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3">
            <text:p>903</text:p>
          </table:table-cell>
          <table:table-cell office:value-type="float" office:value="441661">
            <text:p>44166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03">
            <text:p>-903</text:p>
          </table:table-cell>
          <table:table-cell office:value-type="float" office:value="903">
            <text:p>903</text:p>
          </table:table-cell>
          <table:table-cell office:value-type="float" office:value="-406064">
            <text:p>-40606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03">
            <text:p>-903</text:p>
          </table:table-cell>
          <table:table-cell office:value-type="float" office:value="903">
            <text:p>903</text:p>
          </table:table-cell>
          <table:table-cell office:value-type="float" office:value="-406064">
            <text:p>-40606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H__05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03">
            <text:p>-903</text:p>
          </table:table-cell>
          <table:table-cell office:value-type="float" office:value="903">
            <text:p>903</text:p>
          </table:table-cell>
          <table:table-cell office:value-type="float" office:value="-958706">
            <text:p>-9587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V__INCALSERV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de Servicios BasicosInsuficiente PORC</text:p>
          </table:table-cell>
          <table:table-cell office:value-type="float" office:value="-903">
            <text:p>-903</text:p>
          </table:table-cell>
          <table:table-cell office:value-type="float" office:value="903">
            <text:p>903</text:p>
          </table:table-cell>
          <table:table-cell office:value-type="float" office:value="-958706">
            <text:p>-95870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903">
            <text:p>-903</text:p>
          </table:table-cell>
          <table:table-cell office:value-type="float" office:value="903">
            <text:p>903</text:p>
          </table:table-cell>
          <table:table-cell office:value-type="float" office:value="-619254">
            <text:p>-61925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903">
            <text:p>-903</text:p>
          </table:table-cell>
          <table:table-cell office:value-type="float" office:value="903">
            <text:p>903</text:p>
          </table:table-cell>
          <table:table-cell office:value-type="float" office:value="-619254">
            <text:p>-61925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3234">
            <text:p>29323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3234">
            <text:p>29323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43301">
            <text:p>24330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43301">
            <text:p>24330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7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875872">
            <text:p>87587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H__11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875872">
            <text:p>87587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604583">
            <text:p>60458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604583">
            <text:p>60458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C_01_PORC</text:p>
          </table:table-cell>
          <table:table-cell office:value-type="string">
            <text:p>H__19A_01_PORC</text:p>
          </table:table-cell>
          <table:table-cell office:value-type="string">
            <text:p>Con teléfono celular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9092">
            <text:p>29909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A_01_PORC</text:p>
          </table:table-cell>
          <table:table-cell office:value-type="string">
            <text:p>H__19C_01_PORC</text:p>
          </table:table-cell>
          <table:table-cell office:value-type="string">
            <text:p>Con Heladera PORC</text:p>
          </table:table-cell>
          <table:table-cell office:value-type="string">
            <text:p>Con teléfono celular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299092">
            <text:p>29909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178521">
            <text:p>1785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178521">
            <text:p>17852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536001">
            <text:p>53600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2">
            <text:p>902</text:p>
          </table:table-cell>
          <table:table-cell office:value-type="float" office:value="536001">
            <text:p>53600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790473">
            <text:p>-79047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790473">
            <text:p>-79047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4_01_PORC</text:p>
          </table:table-cell>
          <table:table-cell office:value-type="string">
            <text:p>V__URP_03_PORC</text:p>
          </table:table-cell>
          <table:table-cell office:value-type="string">
            <text:p>Gas de red PORC</text:p>
          </table:table-cell>
          <table:table-cell office:value-type="string">
            <text:p>Area Rural disperso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1884137">
            <text:p>-188413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URP_03_PORC</text:p>
          </table:table-cell>
          <table:table-cell office:value-type="string">
            <text:p>H__14_01_PORC</text:p>
          </table:table-cell>
          <table:table-cell office:value-type="string">
            <text:p>Area Rural disperso PORC</text:p>
          </table:table-cell>
          <table:table-cell office:value-type="string">
            <text:p>Gas de red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1884137">
            <text:p>-18841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ALGUNBI_02_PORC</text:p>
          </table:table-cell>
          <table:table-cell office:value-type="string">
            <text:p>H__13_01_PORC</text:p>
          </table:table-cell>
          <table:table-cell office:value-type="string">
            <text:p>Al menos un indicador NBI PORC</text:p>
          </table:table-cell>
          <table:table-cell office:value-type="string">
            <text:p>De uso exclusivo del hogar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84119">
            <text:p>-841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1_PORC</text:p>
          </table:table-cell>
          <table:table-cell office:value-type="string">
            <text:p>H__ALGUNBI_02_PORC</text:p>
          </table:table-cell>
          <table:table-cell office:value-type="string">
            <text:p>De uso exclusivo del hogar PORC</text:p>
          </table:table-cell>
          <table:table-cell office:value-type="string">
            <text:p>Al menos un indicador NBI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84119">
            <text:p>-841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366833">
            <text:p>-3668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439099">
            <text:p>-4390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366833">
            <text:p>-3668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02">
            <text:p>-902</text:p>
          </table:table-cell>
          <table:table-cell office:value-type="float" office:value="902">
            <text:p>902</text:p>
          </table:table-cell>
          <table:table-cell office:value-type="float" office:value="-439099">
            <text:p>-43909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324675">
            <text:p>32467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324675">
            <text:p>3246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P__12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654607">
            <text:p>6546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1_01_PORC</text:p>
          </table:table-cell>
          <table:table-cell office:value-type="string">
            <text:p>Si tiliza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654607">
            <text:p>6546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19D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18199">
            <text:p>51819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V__INCALCONS_01_PORC</text:p>
          </table:table-cell>
          <table:table-cell office:value-type="string">
            <text:p>Con teléfono de líne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18199">
            <text:p>5181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V__INMAT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2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97406">
            <text:p>974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MAT_02_PORC</text:p>
          </table:table-cell>
          <table:table-cell office:value-type="string">
            <text:p>H__07_02_PORC</text:p>
          </table:table-cell>
          <table:table-cell office:value-type="string">
            <text:p>Calidad 2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97406">
            <text:p>9740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640409">
            <text:p>64040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640409">
            <text:p>64040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91127">
            <text:p>59112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91127">
            <text:p>59112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2_02_PORC</text:p>
          </table:table-cell>
          <table:table-cell office:value-type="string">
            <text:p>P__12_01_PORC</text:p>
          </table:table-cell>
          <table:table-cell office:value-type="string">
            <text:p>Mujer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157393">
            <text:p>15739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12_01_PORC</text:p>
          </table:table-cell>
          <table:table-cell office:value-type="string">
            <text:p>P__02_02_PORC</text:p>
          </table:table-cell>
          <table:table-cell office:value-type="string">
            <text:p>Si tiliza computadora PORC</text:p>
          </table:table-cell>
          <table:table-cell office:value-type="string">
            <text:p>Mujer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157393">
            <text:p>15739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23784">
            <text:p>52378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901">
            <text:p>901</text:p>
          </table:table-cell>
          <table:table-cell office:value-type="float" office:value="523784">
            <text:p>52378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346727">
            <text:p>-34672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346727">
            <text:p>-34672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212045">
            <text:p>-21204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212045">
            <text:p>-21204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272214">
            <text:p>-27221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272214">
            <text:p>-27221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262252">
            <text:p>-26225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1_03_PORC</text:p>
          </table:table-cell>
          <table:table-cell office:value-type="string">
            <text:p>P__08_02_PORC</text:p>
          </table:table-cell>
          <table:table-cell office:value-type="string">
            <text:p>Hijo(a) / Hijastro(a) PORC</text:p>
          </table:table-cell>
          <table:table-cell office:value-type="string">
            <text:p>Asistió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46220">
            <text:p>-4622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8_02_PORC</text:p>
          </table:table-cell>
          <table:table-cell office:value-type="string">
            <text:p>P__01_03_PORC</text:p>
          </table:table-cell>
          <table:table-cell office:value-type="string">
            <text:p>Asistió PORC</text:p>
          </table:table-cell>
          <table:table-cell office:value-type="string">
            <text:p>Hijo(a) / Hijastro(a)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46220">
            <text:p>-4622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262252">
            <text:p>-26225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154261">
            <text:p>-15426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154261">
            <text:p>-1542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400369">
            <text:p>-4003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400369">
            <text:p>-40036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759953">
            <text:p>-75995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759953">
            <text:p>-7599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02_02_PORC</text:p>
          </table:table-cell>
          <table:table-cell office:value-type="string">
            <text:p>P__02_01_PORC</text:p>
          </table:table-cell>
          <table:table-cell office:value-type="string">
            <text:p>Mujer PORC</text:p>
          </table:table-cell>
          <table:table-cell office:value-type="string">
            <text:p>Hombre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50883">
            <text:p>-5088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02_01_PORC</text:p>
          </table:table-cell>
          <table:table-cell office:value-type="string">
            <text:p>P__02_02_PORC</text:p>
          </table:table-cell>
          <table:table-cell office:value-type="string">
            <text:p>Hombre PORC</text:p>
          </table:table-cell>
          <table:table-cell office:value-type="string">
            <text:p>Mujer PORC</text:p>
          </table:table-cell>
          <table:table-cell office:value-type="float" office:value="-901">
            <text:p>-901</text:p>
          </table:table-cell>
          <table:table-cell office:value-type="float" office:value="901">
            <text:p>901</text:p>
          </table:table-cell>
          <table:table-cell office:value-type="float" office:value="-50883">
            <text:p>-5088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45767">
            <text:p>2457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45767">
            <text:p>2457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846">
            <text:p>80284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846">
            <text:p>80284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V__INMAT_01_PORC</text:p>
          </table:table-cell>
          <table:table-cell office:value-type="string">
            <text:p>Si tiliza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23934">
            <text:p>42393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P__12_01_PORC</text:p>
          </table:table-cell>
          <table:table-cell office:value-type="string">
            <text:p>Calidad 1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23934">
            <text:p>42393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03402">
            <text:p>40340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03402">
            <text:p>40340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19A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41398">
            <text:p>24139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A_01_PORC</text:p>
          </table:table-cell>
          <table:table-cell office:value-type="string">
            <text:p>H__11_01_PORC</text:p>
          </table:table-cell>
          <table:table-cell office:value-type="string">
            <text:p>Con Helade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41398">
            <text:p>24139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V__INCALCONS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640955">
            <text:p>64095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97032">
            <text:p>29703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297032">
            <text:p>29703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26038">
            <text:p>42603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30181">
            <text:p>43018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1_PORC</text:p>
          </table:table-cell>
          <table:table-cell office:value-type="string">
            <text:p>H__11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640955">
            <text:p>64095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26038">
            <text:p>42603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430181">
            <text:p>4301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14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de red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036">
            <text:p>8020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1_PORC</text:p>
          </table:table-cell>
          <table:table-cell office:value-type="string">
            <text:p>H__05_01_PORC</text:p>
          </table:table-cell>
          <table:table-cell office:value-type="string">
            <text:p>Gas de red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900">
            <text:p>900</text:p>
          </table:table-cell>
          <table:table-cell office:value-type="float" office:value="802036">
            <text:p>80203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19A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Heladera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241398">
            <text:p>-24139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08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Fuera de la vivienda pero dentro del terren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289749">
            <text:p>-28974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A_02_PORC</text:p>
          </table:table-cell>
          <table:table-cell office:value-type="string">
            <text:p>H__11_01_PORC</text:p>
          </table:table-cell>
          <table:table-cell office:value-type="string">
            <text:p>Sin Heladera PORC</text:p>
          </table:table-cell>
          <table:table-cell office:value-type="string">
            <text:p>Si tiene cadena y mochila en el bañ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241398">
            <text:p>-24139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2_PORC</text:p>
          </table:table-cell>
          <table:table-cell office:value-type="string">
            <text:p>H__11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Si tiene cadena y mochila en el bañ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289749">
            <text:p>-2897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05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61462">
            <text:p>-614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11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tiene cadena y mochila en el bañ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61462">
            <text:p>-6146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133355">
            <text:p>-13335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133355">
            <text:p>-13335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529393">
            <text:p>-52939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900">
            <text:p>-900</text:p>
          </table:table-cell>
          <table:table-cell office:value-type="float" office:value="900">
            <text:p>900</text:p>
          </table:table-cell>
          <table:table-cell office:value-type="float" office:value="-529393">
            <text:p>-52939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3_PORC</text:p>
          </table:table-cell>
          <table:table-cell office:value-type="string">
            <text:p>H__19A_02_PORC</text:p>
          </table:table-cell>
          <table:table-cell office:value-type="string">
            <text:p>Tierra o ladrillo suelt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749207">
            <text:p>74920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2_PORC</text:p>
          </table:table-cell>
          <table:table-cell office:value-type="string">
            <text:p>H__05_03_PORC</text:p>
          </table:table-cell>
          <table:table-cell office:value-type="string">
            <text:p>Sin Heladera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749207">
            <text:p>74920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601018">
            <text:p>60101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601018">
            <text:p>60101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569835">
            <text:p>56983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569835">
            <text:p>56983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217538">
            <text:p>21753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217538">
            <text:p>2175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116629">
            <text:p>11662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116629">
            <text:p>11662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4_06_PORC</text:p>
          </table:table-cell>
          <table:table-cell office:value-type="string">
            <text:p>H__19A_02_PORC</text:p>
          </table:table-cell>
          <table:table-cell office:value-type="string">
            <text:p>Leña o carbón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823666">
            <text:p>82366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2_PORC</text:p>
          </table:table-cell>
          <table:table-cell office:value-type="string">
            <text:p>H__14_06_PORC</text:p>
          </table:table-cell>
          <table:table-cell office:value-type="string">
            <text:p>Sin Heladera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823666">
            <text:p>82366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498269">
            <text:p>49826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498269">
            <text:p>4982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232368">
            <text:p>2323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99">
            <text:p>899</text:p>
          </table:table-cell>
          <table:table-cell office:value-type="float" office:value="232368">
            <text:p>2323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490116">
            <text:p>-49011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490116">
            <text:p>-49011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02_02_PORC</text:p>
          </table:table-cell>
          <table:table-cell office:value-type="string">
            <text:p>P__02_01_PORC</text:p>
          </table:table-cell>
          <table:table-cell office:value-type="string">
            <text:p>Mujer PORC</text:p>
          </table:table-cell>
          <table:table-cell office:value-type="string">
            <text:p>Hombre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118085">
            <text:p>-11808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02_01_PORC</text:p>
          </table:table-cell>
          <table:table-cell office:value-type="string">
            <text:p>P__02_02_PORC</text:p>
          </table:table-cell>
          <table:table-cell office:value-type="string">
            <text:p>Hombre PORC</text:p>
          </table:table-cell>
          <table:table-cell office:value-type="string">
            <text:p>Mujer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118085">
            <text:p>-11808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SERV_03_PORC</text:p>
          </table:table-cell>
          <table:table-cell office:value-type="string">
            <text:p>H__08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394034">
            <text:p>-39403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456474">
            <text:p>-45647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456474">
            <text:p>-45647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V__INCALSERV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de Servicios BasicosInsuficiente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394034">
            <text:p>-39403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07_01_PORC</text:p>
          </table:table-cell>
          <table:table-cell office:value-type="string">
            <text:p>Gas en garrafa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202707">
            <text:p>-2027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H__07_01_PORC</text:p>
          </table:table-cell>
          <table:table-cell office:value-type="string">
            <text:p>Cemento o ladrillo fij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116211">
            <text:p>-1162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H__14_04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Gas en garrafa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202707">
            <text:p>-2027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H__05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mento o ladrillo fijo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116211">
            <text:p>-11621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575722">
            <text:p>-57572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99">
            <text:p>-899</text:p>
          </table:table-cell>
          <table:table-cell office:value-type="float" office:value="899">
            <text:p>899</text:p>
          </table:table-cell>
          <table:table-cell office:value-type="float" office:value="-575722">
            <text:p>-57572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580389">
            <text:p>58038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580389">
            <text:p>58038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6_05_PORC</text:p>
          </table:table-cell>
          <table:table-cell office:value-type="string">
            <text:p>V__INMAT_03_PORC</text:p>
          </table:table-cell>
          <table:table-cell office:value-type="string">
            <text:p>Chapa fibrocemento o plástico PORC</text:p>
          </table:table-cell>
          <table:table-cell office:value-type="string">
            <text:p>Calidad 3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146380">
            <text:p>14638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188143">
            <text:p>18814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188143">
            <text:p>18814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MAT_03_PORC</text:p>
          </table:table-cell>
          <table:table-cell office:value-type="string">
            <text:p>H__06_05_PORC</text:p>
          </table:table-cell>
          <table:table-cell office:value-type="string">
            <text:p>Calidad 3 PORC</text:p>
          </table:table-cell>
          <table:table-cell office:value-type="string">
            <text:p>Chapa fibrocemento o plástico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146380">
            <text:p>14638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68385">
            <text:p>6838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68385">
            <text:p>6838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V00_05_PORC</text:p>
          </table:table-cell>
          <table:table-cell office:value-type="string">
            <text:p>V__TIPVV_02_PORC</text:p>
          </table:table-cell>
          <table:table-cell office:value-type="string">
            <text:p>Hospita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TIPVV_02_PORC</text:p>
          </table:table-cell>
          <table:table-cell office:value-type="string">
            <text:p>V__V00_05_PORC</text:p>
          </table:table-cell>
          <table:table-cell office:value-type="string">
            <text:p>Viviendas colectivas PORC</text:p>
          </table:table-cell>
          <table:table-cell office:value-type="string">
            <text:p>Hospital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617918">
            <text:p>61791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617918">
            <text:p>61791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502132">
            <text:p>50213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502132">
            <text:p>50213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19D_02_PORC</text:p>
          </table:table-cell>
          <table:table-cell office:value-type="string">
            <text:p>No utiliza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554814">
            <text:p>55481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P__12_02_PORC</text:p>
          </table:table-cell>
          <table:table-cell office:value-type="string">
            <text:p>Sin teléfono de líne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554814">
            <text:p>55481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H__19B_01_PORC</text:p>
          </table:table-cell>
          <table:table-cell office:value-type="string">
            <text:p>Gas de red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729808">
            <text:p>72980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14_01_PORC</text:p>
          </table:table-cell>
          <table:table-cell office:value-type="string">
            <text:p>Con computador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729808">
            <text:p>72980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H__19A_01_PORC</text:p>
          </table:table-cell>
          <table:table-cell office:value-type="string">
            <text:p>Red pública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676130">
            <text:p>6761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02_01_PORC</text:p>
          </table:table-cell>
          <table:table-cell office:value-type="string">
            <text:p>V__INCALCONS_01_PORC</text:p>
          </table:table-cell>
          <table:table-cell office:value-type="string">
            <text:p>Con personas presentes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329945">
            <text:p>32994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09_01_PORC</text:p>
          </table:table-cell>
          <table:table-cell office:value-type="string">
            <text:p>Con Heladera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676130">
            <text:p>6761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CONS_01_PORC</text:p>
          </table:table-cell>
          <table:table-cell office:value-type="string">
            <text:p>V__0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898">
            <text:p>898</text:p>
          </table:table-cell>
          <table:table-cell office:value-type="float" office:value="329945">
            <text:p>32994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TIPVV_01_PORC</text:p>
          </table:table-cell>
          <table:table-cell office:value-type="string">
            <text:p>V__V00_05_PORC</text:p>
          </table:table-cell>
          <table:table-cell office:value-type="string">
            <text:p>Viviendas particulares PORC</text:p>
          </table:table-cell>
          <table:table-cell office:value-type="string">
            <text:p>Hospital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V00_05_PORC</text:p>
          </table:table-cell>
          <table:table-cell office:value-type="string">
            <text:p>V__TIPVV_01_PORC</text:p>
          </table:table-cell>
          <table:table-cell office:value-type="string">
            <text:p>Hospital PORC</text:p>
          </table:table-cell>
          <table:table-cell office:value-type="string">
            <text:p>Viviendas particulares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05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124264">
            <text:p>-12426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07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124264">
            <text:p>-12426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209036">
            <text:p>-20903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502132">
            <text:p>-50213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502132">
            <text:p>-50213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209036">
            <text:p>-20903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H__19A_02_PORC</text:p>
          </table:table-cell>
          <table:table-cell office:value-type="string">
            <text:p>Red pública PORC</text:p>
          </table:table-cell>
          <table:table-cell office:value-type="string">
            <text:p>Sin Heladera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676130">
            <text:p>-6761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09_01_PORC</text:p>
          </table:table-cell>
          <table:table-cell office:value-type="string">
            <text:p>Sin Heladera PORC</text:p>
          </table:table-cell>
          <table:table-cell office:value-type="string">
            <text:p>Red pública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676130">
            <text:p>-67613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184316">
            <text:p>-1843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184316">
            <text:p>-18431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420101">
            <text:p>-42010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898">
            <text:p>-898</text:p>
          </table:table-cell>
          <table:table-cell office:value-type="float" office:value="898">
            <text:p>898</text:p>
          </table:table-cell>
          <table:table-cell office:value-type="float" office:value="-420101">
            <text:p>-42010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H__08_01_PORC</text:p>
          </table:table-cell>
          <table:table-cell office:value-type="string">
            <text:p>Secundari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367492">
            <text:p>36749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P__09_04_PORC</text:p>
          </table:table-cell>
          <table:table-cell office:value-type="string">
            <text:p>Por cañeria dentro de la vivienda PORC</text:p>
          </table:table-cell>
          <table:table-cell office:value-type="string">
            <text:p>Secundario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367492">
            <text:p>36749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6588">
            <text:p>465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6588">
            <text:p>4658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287947">
            <text:p>2879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287947">
            <text:p>28794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82005">
            <text:p>48200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82005">
            <text:p>4820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11829">
            <text:p>1182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11829">
            <text:p>1182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5960">
            <text:p>4596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5960">
            <text:p>4596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19565">
            <text:p>41956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7">
            <text:p>897</text:p>
          </table:table-cell>
          <table:table-cell office:value-type="float" office:value="419565">
            <text:p>41956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305050">
            <text:p>-3050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305050">
            <text:p>-30505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47747">
            <text:p>-24774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47747">
            <text:p>-24774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H__05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839518">
            <text:p>-83951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1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tiene cadena y mochila en el baño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839518">
            <text:p>-83951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2_02_PORC</text:p>
          </table:table-cell>
          <table:table-cell office:value-type="string">
            <text:p>P__02_01_PORC</text:p>
          </table:table-cell>
          <table:table-cell office:value-type="string">
            <text:p>Mujer PORC</text:p>
          </table:table-cell>
          <table:table-cell office:value-type="string">
            <text:p>Hombre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9281">
            <text:p>-2928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2_01_PORC</text:p>
          </table:table-cell>
          <table:table-cell office:value-type="string">
            <text:p>P__02_02_PORC</text:p>
          </table:table-cell>
          <table:table-cell office:value-type="string">
            <text:p>Hombre PORC</text:p>
          </table:table-cell>
          <table:table-cell office:value-type="string">
            <text:p>Mujer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9281">
            <text:p>-2928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372722">
            <text:p>-37272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372722">
            <text:p>-37272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87947">
            <text:p>-2879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3_PORC</text:p>
          </table:table-cell>
          <table:table-cell office:value-type="string">
            <text:p>H__08_01_PORC</text:p>
          </table:table-cell>
          <table:table-cell office:value-type="string">
            <text:p>Tierra o ladrillo suelto PORC</text:p>
          </table:table-cell>
          <table:table-cell office:value-type="string">
            <text:p>Por cañeria dentro de la viviend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40198">
            <text:p>-24019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87947">
            <text:p>-2879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8_01_PORC</text:p>
          </table:table-cell>
          <table:table-cell office:value-type="string">
            <text:p>H__05_03_PORC</text:p>
          </table:table-cell>
          <table:table-cell office:value-type="string">
            <text:p>Por cañeria dentro de la vivienda PORC</text:p>
          </table:table-cell>
          <table:table-cell office:value-type="string">
            <text:p>Tierra o ladrillo suelto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240198">
            <text:p>-24019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116642">
            <text:p>-11664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897">
            <text:p>-897</text:p>
          </table:table-cell>
          <table:table-cell office:value-type="float" office:value="897">
            <text:p>897</text:p>
          </table:table-cell>
          <table:table-cell office:value-type="float" office:value="-116642">
            <text:p>-11664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557279">
            <text:p>5572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557279">
            <text:p>55727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307476">
            <text:p>30747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307476">
            <text:p>30747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179999">
            <text:p>17999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179999">
            <text:p>17999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C_01_PORC</text:p>
          </table:table-cell>
          <table:table-cell office:value-type="string">
            <text:p>H__19A_01_PORC</text:p>
          </table:table-cell>
          <table:table-cell office:value-type="string">
            <text:p>Con teléfono celular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684115">
            <text:p>6841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1_PORC</text:p>
          </table:table-cell>
          <table:table-cell office:value-type="string">
            <text:p>H__19C_01_PORC</text:p>
          </table:table-cell>
          <table:table-cell office:value-type="string">
            <text:p>Con Heladera PORC</text:p>
          </table:table-cell>
          <table:table-cell office:value-type="string">
            <text:p>Con teléfono celular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684115">
            <text:p>6841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CONS_02_PORC</text:p>
          </table:table-cell>
          <table:table-cell office:value-type="string">
            <text:p>V__INMAT_02_PORC</text:p>
          </table:table-cell>
          <table:table-cell office:value-type="string">
            <text:p>Calidad constructiva Basico PORC</text:p>
          </table:table-cell>
          <table:table-cell office:value-type="string">
            <text:p>Calidad 2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193492">
            <text:p>1934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MAT_02_PORC</text:p>
          </table:table-cell>
          <table:table-cell office:value-type="string">
            <text:p>V__INCALCONS_02_PORC</text:p>
          </table:table-cell>
          <table:table-cell office:value-type="string">
            <text:p>Calidad 2 PORC</text:p>
          </table:table-cell>
          <table:table-cell office:value-type="string">
            <text:p>Calidad constructiva Basico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193492">
            <text:p>1934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236239">
            <text:p>23623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96">
            <text:p>896</text:p>
          </table:table-cell>
          <table:table-cell office:value-type="float" office:value="236239">
            <text:p>23623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96">
            <text:p>-896</text:p>
          </table:table-cell>
          <table:table-cell office:value-type="float" office:value="896">
            <text:p>896</text:p>
          </table:table-cell>
          <table:table-cell office:value-type="float" office:value="-92822">
            <text:p>-9282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96">
            <text:p>-896</text:p>
          </table:table-cell>
          <table:table-cell office:value-type="float" office:value="896">
            <text:p>896</text:p>
          </table:table-cell>
          <table:table-cell office:value-type="float" office:value="-92822">
            <text:p>-928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2_01_PORC</text:p>
          </table:table-cell>
          <table:table-cell office:value-type="string">
            <text:p>V__INCALSERV_03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Insuficiente PORC</text:p>
          </table:table-cell>
          <table:table-cell office:value-type="float" office:value="-896">
            <text:p>-896</text:p>
          </table:table-cell>
          <table:table-cell office:value-type="float" office:value="896">
            <text:p>896</text:p>
          </table:table-cell>
          <table:table-cell office:value-type="float" office:value="-1238566">
            <text:p>-12385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CALSERV_03_PORC</text:p>
          </table:table-cell>
          <table:table-cell office:value-type="string">
            <text:p>H__12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A red publica (cloaca) PORC</text:p>
          </table:table-cell>
          <table:table-cell office:value-type="float" office:value="-896">
            <text:p>-896</text:p>
          </table:table-cell>
          <table:table-cell office:value-type="float" office:value="896">
            <text:p>896</text:p>
          </table:table-cell>
          <table:table-cell office:value-type="float" office:value="-1238566">
            <text:p>-123856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304996">
            <text:p>30499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304996">
            <text:p>30499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432769">
            <text:p>43276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432769">
            <text:p>4327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19D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649513">
            <text:p>64951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V__INCALCONS_01_PORC</text:p>
          </table:table-cell>
          <table:table-cell office:value-type="string">
            <text:p>Con teléfono de líne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649513">
            <text:p>64951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V00_02_PORC</text:p>
          </table:table-cell>
          <table:table-cell office:value-type="string">
            <text:p>V__V00_07_PORC</text:p>
          </table:table-cell>
          <table:table-cell office:value-type="string">
            <text:p>Hogar de menores PORC</text:p>
          </table:table-cell>
          <table:table-cell office:value-type="string">
            <text:p>Cuartel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1029">
            <text:p>102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V00_07_PORC</text:p>
          </table:table-cell>
          <table:table-cell office:value-type="string">
            <text:p>V__V00_02_PORC</text:p>
          </table:table-cell>
          <table:table-cell office:value-type="string">
            <text:p>Cuartel PORC</text:p>
          </table:table-cell>
          <table:table-cell office:value-type="string">
            <text:p>Hogar de menores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1029">
            <text:p>10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504684">
            <text:p>5046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504684">
            <text:p>5046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390020">
            <text:p>3900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390020">
            <text:p>39002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228701">
            <text:p>22870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95">
            <text:p>895</text:p>
          </table:table-cell>
          <table:table-cell office:value-type="float" office:value="228701">
            <text:p>22870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95">
            <text:p>-895</text:p>
          </table:table-cell>
          <table:table-cell office:value-type="float" office:value="895">
            <text:p>895</text:p>
          </table:table-cell>
          <table:table-cell office:value-type="float" office:value="-311753">
            <text:p>-31175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95">
            <text:p>-895</text:p>
          </table:table-cell>
          <table:table-cell office:value-type="float" office:value="895">
            <text:p>895</text:p>
          </table:table-cell>
          <table:table-cell office:value-type="float" office:value="-311753">
            <text:p>-31175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V__INCALCONS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Satisfactoria PORC</text:p>
          </table:table-cell>
          <table:table-cell office:value-type="float" office:value="-895">
            <text:p>-895</text:p>
          </table:table-cell>
          <table:table-cell office:value-type="float" office:value="895">
            <text:p>895</text:p>
          </table:table-cell>
          <table:table-cell office:value-type="float" office:value="-586208">
            <text:p>-58620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07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95">
            <text:p>-895</text:p>
          </table:table-cell>
          <table:table-cell office:value-type="float" office:value="895">
            <text:p>895</text:p>
          </table:table-cell>
          <table:table-cell office:value-type="float" office:value="-586208">
            <text:p>-5862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P__09_04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ecundario PORC</text:p>
          </table:table-cell>
          <table:table-cell table:number-columns-repeated="2" office:value-type="float" office:value="894">
            <text:p>894</text:p>
          </table:table-cell>
          <table:table-cell office:value-type="float" office:value="351366">
            <text:p>35136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H__11_01_PORC</text:p>
          </table:table-cell>
          <table:table-cell office:value-type="string">
            <text:p>Secundari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94">
            <text:p>894</text:p>
          </table:table-cell>
          <table:table-cell office:value-type="float" office:value="351366">
            <text:p>35136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94">
            <text:p>894</text:p>
          </table:table-cell>
          <table:table-cell office:value-type="float" office:value="528985">
            <text:p>52898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4">
            <text:p>894</text:p>
          </table:table-cell>
          <table:table-cell office:value-type="float" office:value="528985">
            <text:p>52898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2_PORC</text:p>
          </table:table-cell>
          <table:table-cell office:value-type="string">
            <text:p>V__INCALCONS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Satisfactoria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487597">
            <text:p>-48759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H__07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487597">
            <text:p>-48759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4_06_PORC</text:p>
          </table:table-cell>
          <table:table-cell office:value-type="string">
            <text:p>H__09_01_PORC</text:p>
          </table:table-cell>
          <table:table-cell office:value-type="string">
            <text:p>Leña o carbón PORC</text:p>
          </table:table-cell>
          <table:table-cell office:value-type="string">
            <text:p>Red pública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394824">
            <text:p>-39482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9_01_PORC</text:p>
          </table:table-cell>
          <table:table-cell office:value-type="string">
            <text:p>H__14_06_PORC</text:p>
          </table:table-cell>
          <table:table-cell office:value-type="string">
            <text:p>Red pública PORC</text:p>
          </table:table-cell>
          <table:table-cell office:value-type="string">
            <text:p>Leña o carbón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394824">
            <text:p>-39482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250751">
            <text:p>-25075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250751">
            <text:p>-25075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1939555">
            <text:p>-193955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814093">
            <text:p>-81409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814093">
            <text:p>-81409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894">
            <text:p>-894</text:p>
          </table:table-cell>
          <table:table-cell office:value-type="float" office:value="894">
            <text:p>894</text:p>
          </table:table-cell>
          <table:table-cell office:value-type="float" office:value="-1939555">
            <text:p>-193955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H__08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93">
            <text:p>893</text:p>
          </table:table-cell>
          <table:table-cell office:value-type="float" office:value="904615">
            <text:p>90461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07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93">
            <text:p>893</text:p>
          </table:table-cell>
          <table:table-cell office:value-type="float" office:value="904615">
            <text:p>9046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C_02_PORC</text:p>
          </table:table-cell>
          <table:table-cell office:value-type="string">
            <text:p>H__19A_02_PORC</text:p>
          </table:table-cell>
          <table:table-cell office:value-type="string">
            <text:p>Sin teléfono celular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93">
            <text:p>893</text:p>
          </table:table-cell>
          <table:table-cell office:value-type="float" office:value="658529">
            <text:p>65852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93">
            <text:p>893</text:p>
          </table:table-cell>
          <table:table-cell office:value-type="float" office:value="287221">
            <text:p>28722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2_PORC</text:p>
          </table:table-cell>
          <table:table-cell office:value-type="string">
            <text:p>H__19C_02_PORC</text:p>
          </table:table-cell>
          <table:table-cell office:value-type="string">
            <text:p>Sin Heladera PORC</text:p>
          </table:table-cell>
          <table:table-cell office:value-type="string">
            <text:p>Sin teléfono celular PORC</text:p>
          </table:table-cell>
          <table:table-cell table:number-columns-repeated="2" office:value-type="float" office:value="893">
            <text:p>893</text:p>
          </table:table-cell>
          <table:table-cell office:value-type="float" office:value="658529">
            <text:p>65852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93">
            <text:p>893</text:p>
          </table:table-cell>
          <table:table-cell office:value-type="float" office:value="287221">
            <text:p>2872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438866">
            <text:p>-4388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438866">
            <text:p>-43886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326118">
            <text:p>-32611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326118">
            <text:p>-32611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299675">
            <text:p>-29967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299675">
            <text:p>-29967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363272">
            <text:p>-36327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363272">
            <text:p>-36327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P__09_07_PORC</text:p>
          </table:table-cell>
          <table:table-cell office:value-type="string">
            <text:p>Primario PORC</text:p>
          </table:table-cell>
          <table:table-cell office:value-type="string">
            <text:p>Universitario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119352">
            <text:p>-11935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7_PORC</text:p>
          </table:table-cell>
          <table:table-cell office:value-type="string">
            <text:p>P__09_02_PORC</text:p>
          </table:table-cell>
          <table:table-cell office:value-type="string">
            <text:p>Universitario PORC</text:p>
          </table:table-cell>
          <table:table-cell office:value-type="string">
            <text:p>Primario PORC</text:p>
          </table:table-cell>
          <table:table-cell office:value-type="float" office:value="-893">
            <text:p>-893</text:p>
          </table:table-cell>
          <table:table-cell office:value-type="float" office:value="893">
            <text:p>893</text:p>
          </table:table-cell>
          <table:table-cell office:value-type="float" office:value="-119352">
            <text:p>-11935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24948">
            <text:p>32494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24948">
            <text:p>32494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186910">
            <text:p>18691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186910">
            <text:p>18691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1_PORC</text:p>
          </table:table-cell>
          <table:table-cell office:value-type="string">
            <text:p>H__08_01_PORC</text:p>
          </table:table-cell>
          <table:table-cell office:value-type="string">
            <text:p>Con Helade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894636">
            <text:p>89463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H__19A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894636">
            <text:p>89463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71787">
            <text:p>37178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71787">
            <text:p>37178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H__05_01_PORC</text:p>
          </table:table-cell>
          <table:table-cell office:value-type="string">
            <text:p>Secundari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35495">
            <text:p>33549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P__09_04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ecundari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35495">
            <text:p>33549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P__09_06_PORC</text:p>
          </table:table-cell>
          <table:table-cell office:value-type="string">
            <text:p>Con computadora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80672">
            <text:p>8067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V__INMAT_01_PORC</text:p>
          </table:table-cell>
          <table:table-cell office:value-type="string">
            <text:p>Con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98419">
            <text:p>39841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6_PORC</text:p>
          </table:table-cell>
          <table:table-cell office:value-type="string">
            <text:p>H__19B_01_PORC</text:p>
          </table:table-cell>
          <table:table-cell office:value-type="string">
            <text:p>Superior no universitari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80672">
            <text:p>8067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19B_01_PORC</text:p>
          </table:table-cell>
          <table:table-cell office:value-type="string">
            <text:p>Calidad 1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98419">
            <text:p>39841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3634">
            <text:p>3363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33634">
            <text:p>3363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454844">
            <text:p>45484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454844">
            <text:p>45484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401258">
            <text:p>40125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401258">
            <text:p>40125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646782">
            <text:p>64678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646782">
            <text:p>64678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H__19A_01_PORC</text:p>
          </table:table-cell>
          <table:table-cell office:value-type="string">
            <text:p>Gas de red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658306">
            <text:p>65830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14_01_PORC</text:p>
          </table:table-cell>
          <table:table-cell office:value-type="string">
            <text:p>Con Helader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658306">
            <text:p>6583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606321">
            <text:p>6063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4_PORC</text:p>
          </table:table-cell>
          <table:table-cell office:value-type="string">
            <text:p>H__05_02_PORC</text:p>
          </table:table-cell>
          <table:table-cell office:value-type="string">
            <text:p>Gas en garrafa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599698">
            <text:p>5996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1_PORC</text:p>
          </table:table-cell>
          <table:table-cell office:value-type="string">
            <text:p>H__19D_01_PORC</text:p>
          </table:table-cell>
          <table:table-cell office:value-type="string">
            <text:p>Gas de red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873118">
            <text:p>8731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2_PORC</text:p>
          </table:table-cell>
          <table:table-cell office:value-type="string">
            <text:p>H__14_04_PORC</text:p>
          </table:table-cell>
          <table:table-cell office:value-type="string">
            <text:p>Cemento o ladrillo fijo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599698">
            <text:p>5996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606321">
            <text:p>6063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1_PORC</text:p>
          </table:table-cell>
          <table:table-cell office:value-type="string">
            <text:p>H__14_01_PORC</text:p>
          </table:table-cell>
          <table:table-cell office:value-type="string">
            <text:p>Con teléfono de líne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92">
            <text:p>892</text:p>
          </table:table-cell>
          <table:table-cell office:value-type="float" office:value="873118">
            <text:p>87311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H__14_01_PORC</text:p>
          </table:table-cell>
          <table:table-cell office:value-type="string">
            <text:p>Sin teléfono de línea PORC</text:p>
          </table:table-cell>
          <table:table-cell office:value-type="string">
            <text:p>Gas de red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911856">
            <text:p>-91185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1_PORC</text:p>
          </table:table-cell>
          <table:table-cell office:value-type="string">
            <text:p>H__19D_02_PORC</text:p>
          </table:table-cell>
          <table:table-cell office:value-type="string">
            <text:p>Gas de red PORC</text:p>
          </table:table-cell>
          <table:table-cell office:value-type="string">
            <text:p>Sin teléfono de línea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911856">
            <text:p>-91185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MAT_02_PORC</text:p>
          </table:table-cell>
          <table:table-cell office:value-type="string">
            <text:p>H__07_01_PORC</text:p>
          </table:table-cell>
          <table:table-cell office:value-type="string">
            <text:p>Calidad 2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97161">
            <text:p>-9716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V__INMAT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2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97161">
            <text:p>-9716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P__12_01_PORC</text:p>
          </table:table-cell>
          <table:table-cell office:value-type="string">
            <text:p>Sin teléfono de línea PORC</text:p>
          </table:table-cell>
          <table:table-cell office:value-type="string">
            <text:p>Si tiliza computadora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401258">
            <text:p>-40125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H__19D_02_PORC</text:p>
          </table:table-cell>
          <table:table-cell office:value-type="string">
            <text:p>Si tiliza computadora PORC</text:p>
          </table:table-cell>
          <table:table-cell office:value-type="string">
            <text:p>Sin teléfono de línea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401258">
            <text:p>-40125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14_01_PORC</text:p>
          </table:table-cell>
          <table:table-cell office:value-type="string">
            <text:p>Sin Heladera PORC</text:p>
          </table:table-cell>
          <table:table-cell office:value-type="string">
            <text:p>Gas de red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658306">
            <text:p>-65830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H__19A_02_PORC</text:p>
          </table:table-cell>
          <table:table-cell office:value-type="string">
            <text:p>Gas de red PORC</text:p>
          </table:table-cell>
          <table:table-cell office:value-type="string">
            <text:p>Sin Heladera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658306">
            <text:p>-65830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761210">
            <text:p>-76121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892">
            <text:p>-892</text:p>
          </table:table-cell>
          <table:table-cell office:value-type="float" office:value="892">
            <text:p>892</text:p>
          </table:table-cell>
          <table:table-cell office:value-type="float" office:value="-761210">
            <text:p>-76121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1_PORC</text:p>
          </table:table-cell>
          <table:table-cell office:value-type="string">
            <text:p>H__19B_01_PORC</text:p>
          </table:table-cell>
          <table:table-cell office:value-type="string">
            <text:p>Gas de red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740711">
            <text:p>7407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14_01_PORC</text:p>
          </table:table-cell>
          <table:table-cell office:value-type="string">
            <text:p>Con computador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740711">
            <text:p>74071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CONS_02_PORC</text:p>
          </table:table-cell>
          <table:table-cell office:value-type="string">
            <text:p>V__INMAT_02_PORC</text:p>
          </table:table-cell>
          <table:table-cell office:value-type="string">
            <text:p>Calidad constructiva Basico PORC</text:p>
          </table:table-cell>
          <table:table-cell office:value-type="string">
            <text:p>Calidad 2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48984">
            <text:p>14898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MAT_02_PORC</text:p>
          </table:table-cell>
          <table:table-cell office:value-type="string">
            <text:p>V__INCALCONS_02_PORC</text:p>
          </table:table-cell>
          <table:table-cell office:value-type="string">
            <text:p>Calidad 2 PORC</text:p>
          </table:table-cell>
          <table:table-cell office:value-type="string">
            <text:p>Calidad constructiva Basico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48984">
            <text:p>1489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1_PORC</text:p>
          </table:table-cell>
          <table:table-cell office:value-type="string">
            <text:p>V__INMAT_01_PORC</text:p>
          </table:table-cell>
          <table:table-cell office:value-type="string">
            <text:p>Si tiliza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393623">
            <text:p>39362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MAT_01_PORC</text:p>
          </table:table-cell>
          <table:table-cell office:value-type="string">
            <text:p>P__12_01_PORC</text:p>
          </table:table-cell>
          <table:table-cell office:value-type="string">
            <text:p>Calidad 1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393623">
            <text:p>3936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430360">
            <text:p>4303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91">
            <text:p>891</text:p>
          </table:table-cell>
          <table:table-cell office:value-type="float" office:value="430360">
            <text:p>43036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891">
            <text:p>-891</text:p>
          </table:table-cell>
          <table:table-cell office:value-type="float" office:value="891">
            <text:p>891</text:p>
          </table:table-cell>
          <table:table-cell office:value-type="float" office:value="-199630">
            <text:p>-19963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891">
            <text:p>-891</text:p>
          </table:table-cell>
          <table:table-cell office:value-type="float" office:value="891">
            <text:p>891</text:p>
          </table:table-cell>
          <table:table-cell office:value-type="float" office:value="-199630">
            <text:p>-19963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295168">
            <text:p>29516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129594">
            <text:p>12959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129594">
            <text:p>12959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295168">
            <text:p>2951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117516">
            <text:p>1175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117516">
            <text:p>1175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47991">
            <text:p>479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47991">
            <text:p>4799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6_06_PORC</text:p>
          </table:table-cell>
          <table:table-cell office:value-type="string">
            <text:p>V__INMAT_04_PORC</text:p>
          </table:table-cell>
          <table:table-cell office:value-type="string">
            <text:p>Chapa de cartón PORC</text:p>
          </table:table-cell>
          <table:table-cell office:value-type="string">
            <text:p>Calidad 4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171201">
            <text:p>17120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MAT_04_PORC</text:p>
          </table:table-cell>
          <table:table-cell office:value-type="string">
            <text:p>H__06_06_PORC</text:p>
          </table:table-cell>
          <table:table-cell office:value-type="string">
            <text:p>Calidad 4 PORC</text:p>
          </table:table-cell>
          <table:table-cell office:value-type="string">
            <text:p>Chapa de cartón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171201">
            <text:p>1712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2_PORC</text:p>
          </table:table-cell>
          <table:table-cell office:value-type="string">
            <text:p>H__05_02_PORC</text:p>
          </table:table-cell>
          <table:table-cell office:value-type="string">
            <text:p>Sin teléfono de línea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510254">
            <text:p>5102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2_PORC</text:p>
          </table:table-cell>
          <table:table-cell office:value-type="string">
            <text:p>H__19D_02_PORC</text:p>
          </table:table-cell>
          <table:table-cell office:value-type="string">
            <text:p>Cemento o ladrillo fijo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90">
            <text:p>890</text:p>
          </table:table-cell>
          <table:table-cell office:value-type="float" office:value="510254">
            <text:p>51025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H__PROP_05_PORC</text:p>
          </table:table-cell>
          <table:table-cell office:value-type="string">
            <text:p>Gas de red PORC</text:p>
          </table:table-cell>
          <table:table-cell office:value-type="string">
            <text:p>Ocupante por trabajo PORC</text:p>
          </table:table-cell>
          <table:table-cell office:value-type="float" office:value="-890">
            <text:p>-890</text:p>
          </table:table-cell>
          <table:table-cell office:value-type="float" office:value="890">
            <text:p>890</text:p>
          </table:table-cell>
          <table:table-cell office:value-type="float" office:value="-851483">
            <text:p>-85148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H__14_01_PORC</text:p>
          </table:table-cell>
          <table:table-cell office:value-type="string">
            <text:p>Ocupante por trabajo PORC</text:p>
          </table:table-cell>
          <table:table-cell office:value-type="string">
            <text:p>Gas de red PORC</text:p>
          </table:table-cell>
          <table:table-cell office:value-type="float" office:value="-890">
            <text:p>-890</text:p>
          </table:table-cell>
          <table:table-cell office:value-type="float" office:value="890">
            <text:p>890</text:p>
          </table:table-cell>
          <table:table-cell office:value-type="float" office:value="-851483">
            <text:p>-8514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A_02_PORC</text:p>
          </table:table-cell>
          <table:table-cell office:value-type="string">
            <text:p>H__19A_01_PORC</text:p>
          </table:table-cell>
          <table:table-cell office:value-type="string">
            <text:p>Sin Heladera PORC</text:p>
          </table:table-cell>
          <table:table-cell office:value-type="string">
            <text:p>Con Heladera PORC</text:p>
          </table:table-cell>
          <table:table-cell office:value-type="float" office:value="-890">
            <text:p>-890</text:p>
          </table:table-cell>
          <table:table-cell office:value-type="float" office:value="890">
            <text:p>890</text:p>
          </table:table-cell>
          <table:table-cell office:value-type="float" office:value="-82650">
            <text:p>-826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A_01_PORC</text:p>
          </table:table-cell>
          <table:table-cell office:value-type="string">
            <text:p>H__19A_02_PORC</text:p>
          </table:table-cell>
          <table:table-cell office:value-type="string">
            <text:p>Con Heladera PORC</text:p>
          </table:table-cell>
          <table:table-cell office:value-type="string">
            <text:p>Sin Heladera PORC</text:p>
          </table:table-cell>
          <table:table-cell office:value-type="float" office:value="-890">
            <text:p>-890</text:p>
          </table:table-cell>
          <table:table-cell office:value-type="float" office:value="890">
            <text:p>890</text:p>
          </table:table-cell>
          <table:table-cell office:value-type="float" office:value="-82650">
            <text:p>-8265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424805">
            <text:p>42480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424805">
            <text:p>4248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01_09_PORC</text:p>
          </table:table-cell>
          <table:table-cell office:value-type="string">
            <text:p>V__01_08_PORC</text:p>
          </table:table-cell>
          <table:table-cell office:value-type="string">
            <text:p>Persona/s viviendo en la calle PORC</text:p>
          </table:table-cell>
          <table:table-cell office:value-type="string">
            <text:p>Vivienda móvil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01_08_PORC</text:p>
          </table:table-cell>
          <table:table-cell office:value-type="string">
            <text:p>V__01_09_PORC</text:p>
          </table:table-cell>
          <table:table-cell office:value-type="string">
            <text:p>Vivienda móvil PORC</text:p>
          </table:table-cell>
          <table:table-cell office:value-type="string">
            <text:p>Persona/s viviendo en la calle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07_01_PORC</text:p>
          </table:table-cell>
          <table:table-cell office:value-type="string">
            <text:p>Gas de red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213807">
            <text:p>2138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H__14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Gas de red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213807">
            <text:p>21380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H__19D_01_PORC</text:p>
          </table:table-cell>
          <table:table-cell office:value-type="string">
            <text:p>Gas de red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975017">
            <text:p>9750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H__14_01_PORC</text:p>
          </table:table-cell>
          <table:table-cell office:value-type="string">
            <text:p>Con teléfono de líne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975017">
            <text:p>97501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TOTHOG_01_PORC</text:p>
          </table:table-cell>
          <table:table-cell office:value-type="string">
            <text:p>V__INMAT_01_PORC</text:p>
          </table:table-cell>
          <table:table-cell office:value-type="string">
            <text:p>Con un hogar PORC</text:p>
          </table:table-cell>
          <table:table-cell office:value-type="string">
            <text:p>Calidad 1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300509">
            <text:p>30050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MAT_01_PORC</text:p>
          </table:table-cell>
          <table:table-cell office:value-type="string">
            <text:p>V__TOTHOG_01_PORC</text:p>
          </table:table-cell>
          <table:table-cell office:value-type="string">
            <text:p>Calidad 1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300509">
            <text:p>30050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241167">
            <text:p>2411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241167">
            <text:p>2411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552933">
            <text:p>5529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9">
            <text:p>889</text:p>
          </table:table-cell>
          <table:table-cell office:value-type="float" office:value="552933">
            <text:p>55293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3_PORC</text:p>
          </table:table-cell>
          <table:table-cell office:value-type="string">
            <text:p>H__19A_01_PORC</text:p>
          </table:table-cell>
          <table:table-cell office:value-type="string">
            <text:p>Tierra o ladrillo suelto PORC</text:p>
          </table:table-cell>
          <table:table-cell office:value-type="string">
            <text:p>Con Helader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744354">
            <text:p>-74435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1_PORC</text:p>
          </table:table-cell>
          <table:table-cell office:value-type="string">
            <text:p>H__05_03_PORC</text:p>
          </table:table-cell>
          <table:table-cell office:value-type="string">
            <text:p>Con Heladera PORC</text:p>
          </table:table-cell>
          <table:table-cell office:value-type="string">
            <text:p>Tierra o ladrillo suelto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744354">
            <text:p>-74435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05_01_PORC</text:p>
          </table:table-cell>
          <table:table-cell office:value-type="string">
            <text:p>No utiliza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614742">
            <text:p>-61474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P__12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liza computador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569870">
            <text:p>-56987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V__INCALCONS_01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constructiva Satisfactori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652542">
            <text:p>-65254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P__12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utiliza computador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614742">
            <text:p>-61474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2_PORC</text:p>
          </table:table-cell>
          <table:table-cell office:value-type="string">
            <text:p>H__ALGUNBI_01_PORC</text:p>
          </table:table-cell>
          <table:table-cell office:value-type="string">
            <text:p>HOGAR NO Tiene baño o letrina PORC</text:p>
          </table:table-cell>
          <table:table-cell office:value-type="string">
            <text:p>Sin NBI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209792">
            <text:p>-20979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V__INCALCONS_03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Insuficiente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569870">
            <text:p>-56987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V__INCALCONS_03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constructiva Insuficiente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652542">
            <text:p>-65254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1_PORC</text:p>
          </table:table-cell>
          <table:table-cell office:value-type="string">
            <text:p>H__10_02_PORC</text:p>
          </table:table-cell>
          <table:table-cell office:value-type="string">
            <text:p>Sin NBI PORC</text:p>
          </table:table-cell>
          <table:table-cell office:value-type="string">
            <text:p>HOGAR NO Tiene baño o letrin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209792">
            <text:p>-2097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245618">
            <text:p>-2456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245618">
            <text:p>-24561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H__19A_01_PORC</text:p>
          </table:table-cell>
          <table:table-cell office:value-type="string">
            <text:p>Tierra o ladrillo suelto PORC</text:p>
          </table:table-cell>
          <table:table-cell office:value-type="string">
            <text:p>Con Heladera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724712">
            <text:p>-72471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1_PORC</text:p>
          </table:table-cell>
          <table:table-cell office:value-type="string">
            <text:p>H__05_03_PORC</text:p>
          </table:table-cell>
          <table:table-cell office:value-type="string">
            <text:p>Con Heladera PORC</text:p>
          </table:table-cell>
          <table:table-cell office:value-type="string">
            <text:p>Tierra o ladrillo suelto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724712">
            <text:p>-7247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CALSERV_03_PORC</text:p>
          </table:table-cell>
          <table:table-cell office:value-type="string">
            <text:p>V__INCALSERV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de Servicios Basicos Satisfactorio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1057086">
            <text:p>-10570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CALSERV_01_PORC</text:p>
          </table:table-cell>
          <table:table-cell office:value-type="string">
            <text:p>V__INCALSERV_03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Calidad de Servicios BasicosInsuficiente PORC</text:p>
          </table:table-cell>
          <table:table-cell office:value-type="float" office:value="-889">
            <text:p>-889</text:p>
          </table:table-cell>
          <table:table-cell office:value-type="float" office:value="889">
            <text:p>889</text:p>
          </table:table-cell>
          <table:table-cell office:value-type="float" office:value="-1057086">
            <text:p>-105708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H__19A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904376">
            <text:p>90437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737730">
            <text:p>73773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1_PORC</text:p>
          </table:table-cell>
          <table:table-cell office:value-type="string">
            <text:p>H__11_01_PORC</text:p>
          </table:table-cell>
          <table:table-cell office:value-type="string">
            <text:p>Con Helade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904376">
            <text:p>90437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737730">
            <text:p>73773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19D_02_PORC</text:p>
          </table:table-cell>
          <table:table-cell office:value-type="string">
            <text:p>No utiliza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449131">
            <text:p>44913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P__12_02_PORC</text:p>
          </table:table-cell>
          <table:table-cell office:value-type="string">
            <text:p>Sin teléfono de líne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449131">
            <text:p>44913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646177">
            <text:p>64617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646177">
            <text:p>64617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450496">
            <text:p>45049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450496">
            <text:p>45049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297187">
            <text:p>29718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297187">
            <text:p>29718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V__INMAT_01_PORC</text:p>
          </table:table-cell>
          <table:table-cell office:value-type="string">
            <text:p>Con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424989">
            <text:p>42498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H__19B_01_PORC</text:p>
          </table:table-cell>
          <table:table-cell office:value-type="string">
            <text:p>Calidad 1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88">
            <text:p>888</text:p>
          </table:table-cell>
          <table:table-cell office:value-type="float" office:value="424989">
            <text:p>42498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502551">
            <text:p>-50255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502551">
            <text:p>-50255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H__05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826694">
            <text:p>-82669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07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826694">
            <text:p>-82669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P__12_01_PORC</text:p>
          </table:table-cell>
          <table:table-cell office:value-type="string">
            <text:p>Sin teléfono de línea PORC</text:p>
          </table:table-cell>
          <table:table-cell office:value-type="string">
            <text:p>Si tiliza computadora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430706">
            <text:p>-43070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19D_02_PORC</text:p>
          </table:table-cell>
          <table:table-cell office:value-type="string">
            <text:p>Si tiliza computadora PORC</text:p>
          </table:table-cell>
          <table:table-cell office:value-type="string">
            <text:p>Sin teléfono de línea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430706">
            <text:p>-43070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379549">
            <text:p>-37954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379549">
            <text:p>-37954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1_01_PORC</text:p>
          </table:table-cell>
          <table:table-cell office:value-type="string">
            <text:p>H__05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Tierra o ladrillo suelt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233958">
            <text:p>-23395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3_PORC</text:p>
          </table:table-cell>
          <table:table-cell office:value-type="string">
            <text:p>H__11_01_PORC</text:p>
          </table:table-cell>
          <table:table-cell office:value-type="string">
            <text:p>Tierra o ladrillo suelto PORC</text:p>
          </table:table-cell>
          <table:table-cell office:value-type="string">
            <text:p>Si tiene cadena y mochila en el bañ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233958">
            <text:p>-23395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569193">
            <text:p>-5691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8">
            <text:p>-888</text:p>
          </table:table-cell>
          <table:table-cell office:value-type="float" office:value="888">
            <text:p>888</text:p>
          </table:table-cell>
          <table:table-cell office:value-type="float" office:value="-569193">
            <text:p>-56919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P__09_06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20544">
            <text:p>12054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6_PORC</text:p>
          </table:table-cell>
          <table:table-cell office:value-type="string">
            <text:p>H__05_01_PORC</text:p>
          </table:table-cell>
          <table:table-cell office:value-type="string">
            <text:p>Superior no universitari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20544">
            <text:p>12054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4_06_PORC</text:p>
          </table:table-cell>
          <table:table-cell office:value-type="string">
            <text:p>H__19A_02_PORC</text:p>
          </table:table-cell>
          <table:table-cell office:value-type="string">
            <text:p>Leña o carbón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525334">
            <text:p>52533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A_02_PORC</text:p>
          </table:table-cell>
          <table:table-cell office:value-type="string">
            <text:p>H__14_06_PORC</text:p>
          </table:table-cell>
          <table:table-cell office:value-type="string">
            <text:p>Sin Heladera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525334">
            <text:p>52533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19D_02_PORC</text:p>
          </table:table-cell>
          <table:table-cell office:value-type="string">
            <text:p>No utiliza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427476">
            <text:p>42747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P__12_02_PORC</text:p>
          </table:table-cell>
          <table:table-cell office:value-type="string">
            <text:p>Sin teléfono de líne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427476">
            <text:p>42747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V__INMAT_01_PORC</text:p>
          </table:table-cell>
          <table:table-cell office:value-type="string">
            <text:p>Con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465895">
            <text:p>46589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19B_01_PORC</text:p>
          </table:table-cell>
          <table:table-cell office:value-type="string">
            <text:p>Calidad 1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465895">
            <text:p>46589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47412">
            <text:p>14741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47412">
            <text:p>1474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462154">
            <text:p>4621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462154">
            <text:p>46215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75248">
            <text:p>17524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175248">
            <text:p>17524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221455">
            <text:p>22145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87">
            <text:p>887</text:p>
          </table:table-cell>
          <table:table-cell office:value-type="float" office:value="221455">
            <text:p>22145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79628">
            <text:p>-7962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79628">
            <text:p>-7962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V__INCALCONS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Satisfactoria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563041">
            <text:p>-5630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07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563041">
            <text:p>-56304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V__INCALSERV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de Servicios BasicosInsuficiente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325903">
            <text:p>-3259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SERV_03_PORC</text:p>
          </table:table-cell>
          <table:table-cell office:value-type="string">
            <text:p>H__11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325903">
            <text:p>-3259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1038646">
            <text:p>-10386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1038646">
            <text:p>-103864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H__05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684426">
            <text:p>-68442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07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684426">
            <text:p>-68442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H__PROP_05_PORC</text:p>
          </table:table-cell>
          <table:table-cell office:value-type="string">
            <text:p>Red pública PORC</text:p>
          </table:table-cell>
          <table:table-cell office:value-type="string">
            <text:p>Ocupante por trabajo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866112">
            <text:p>-86611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H__09_01_PORC</text:p>
          </table:table-cell>
          <table:table-cell office:value-type="string">
            <text:p>Ocupante por trabajo PORC</text:p>
          </table:table-cell>
          <table:table-cell office:value-type="string">
            <text:p>Red pública PORC</text:p>
          </table:table-cell>
          <table:table-cell office:value-type="float" office:value="-887">
            <text:p>-887</text:p>
          </table:table-cell>
          <table:table-cell office:value-type="float" office:value="887">
            <text:p>887</text:p>
          </table:table-cell>
          <table:table-cell office:value-type="float" office:value="-866112">
            <text:p>-86611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336128">
            <text:p>33612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336128">
            <text:p>33612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V__INCALCONS_03_PORC</text:p>
          </table:table-cell>
          <table:table-cell office:value-type="string">
            <text:p>No utiliza computadora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564063">
            <text:p>56406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P__12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564063">
            <text:p>5640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2_PORC</text:p>
          </table:table-cell>
          <table:table-cell office:value-type="string">
            <text:p>V__INMAT_02_PORC</text:p>
          </table:table-cell>
          <table:table-cell office:value-type="string">
            <text:p>Calidad constructiva Basico PORC</text:p>
          </table:table-cell>
          <table:table-cell office:value-type="string">
            <text:p>Calidad 2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64013">
            <text:p>640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MAT_02_PORC</text:p>
          </table:table-cell>
          <table:table-cell office:value-type="string">
            <text:p>V__INCALCONS_02_PORC</text:p>
          </table:table-cell>
          <table:table-cell office:value-type="string">
            <text:p>Calidad 2 PORC</text:p>
          </table:table-cell>
          <table:table-cell office:value-type="string">
            <text:p>Calidad constructiva Basico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64013">
            <text:p>640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1_01_PORC</text:p>
          </table:table-cell>
          <table:table-cell office:value-type="string">
            <text:p>H__08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177956">
            <text:p>1779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8_01_PORC</text:p>
          </table:table-cell>
          <table:table-cell office:value-type="string">
            <text:p>H__11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177956">
            <text:p>17795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V__INMAT_01_PORC</text:p>
          </table:table-cell>
          <table:table-cell office:value-type="string">
            <text:p>Con teléfono de línea PORC</text:p>
          </table:table-cell>
          <table:table-cell office:value-type="string">
            <text:p>Calidad 1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628085">
            <text:p>62808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19D_01_PORC</text:p>
          </table:table-cell>
          <table:table-cell office:value-type="string">
            <text:p>Calidad 1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628085">
            <text:p>62808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3_PORC</text:p>
          </table:table-cell>
          <table:table-cell office:value-type="string">
            <text:p>V__01_02_PORC</text:p>
          </table:table-cell>
          <table:table-cell office:value-type="string">
            <text:p>Tierra o ladrillo suelto PORC</text:p>
          </table:table-cell>
          <table:table-cell office:value-type="string">
            <text:p>Rancho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380478">
            <text:p>38047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526344">
            <text:p>52634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01_02_PORC</text:p>
          </table:table-cell>
          <table:table-cell office:value-type="string">
            <text:p>H__05_03_PORC</text:p>
          </table:table-cell>
          <table:table-cell office:value-type="string">
            <text:p>Ranch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380478">
            <text:p>38047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6">
            <text:p>886</text:p>
          </table:table-cell>
          <table:table-cell office:value-type="float" office:value="526344">
            <text:p>52634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241670">
            <text:p>-24167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241670">
            <text:p>-24167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7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861506">
            <text:p>-8615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H__11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Si tiene cadena y mochila en el baño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861506">
            <text:p>-8615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6_04_PORC</text:p>
          </table:table-cell>
          <table:table-cell office:value-type="string">
            <text:p>H__06_02_PORC</text:p>
          </table:table-cell>
          <table:table-cell office:value-type="string">
            <text:p>Chapa de metal (sin cubierta) PORC</text:p>
          </table:table-cell>
          <table:table-cell office:value-type="string">
            <text:p>Baldosa o losa (sin cubierta)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388674">
            <text:p>-3886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6_02_PORC</text:p>
          </table:table-cell>
          <table:table-cell office:value-type="string">
            <text:p>H__06_04_PORC</text:p>
          </table:table-cell>
          <table:table-cell office:value-type="string">
            <text:p>Baldosa o losa (sin cubierta) PORC</text:p>
          </table:table-cell>
          <table:table-cell office:value-type="string">
            <text:p>Chapa de metal (sin cubierta)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388674">
            <text:p>-38867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801872">
            <text:p>-8018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886">
            <text:p>-886</text:p>
          </table:table-cell>
          <table:table-cell office:value-type="float" office:value="886">
            <text:p>886</text:p>
          </table:table-cell>
          <table:table-cell office:value-type="float" office:value="-801872">
            <text:p>-80187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68756">
            <text:p>16875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68756">
            <text:p>16875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H__19D_02_PORC</text:p>
          </table:table-cell>
          <table:table-cell office:value-type="string">
            <text:p>No utiliza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505135">
            <text:p>50513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P__12_02_PORC</text:p>
          </table:table-cell>
          <table:table-cell office:value-type="string">
            <text:p>Sin teléfono de líne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505135">
            <text:p>50513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3817">
            <text:p>1381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3817">
            <text:p>1381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H__19D_02_PORC</text:p>
          </table:table-cell>
          <table:table-cell office:value-type="string">
            <text:p>Primario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307410">
            <text:p>30741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P__09_02_PORC</text:p>
          </table:table-cell>
          <table:table-cell office:value-type="string">
            <text:p>Sin teléfono de línea PORC</text:p>
          </table:table-cell>
          <table:table-cell office:value-type="string">
            <text:p>Primari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307410">
            <text:p>3074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438295">
            <text:p>43829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438295">
            <text:p>43829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P__02_01_PORC</text:p>
          </table:table-cell>
          <table:table-cell office:value-type="string">
            <text:p>Ocupante por trabajo PORC</text:p>
          </table:table-cell>
          <table:table-cell office:value-type="string">
            <text:p>Hombre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304782">
            <text:p>30478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1_PORC</text:p>
          </table:table-cell>
          <table:table-cell office:value-type="string">
            <text:p>H__PROP_05_PORC</text:p>
          </table:table-cell>
          <table:table-cell office:value-type="string">
            <text:p>Hombre PORC</text:p>
          </table:table-cell>
          <table:table-cell office:value-type="string">
            <text:p>Ocupante por trabaj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304782">
            <text:p>3047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569601">
            <text:p>5696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569601">
            <text:p>56960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259234">
            <text:p>25923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259234">
            <text:p>25923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URP_01_PORC</text:p>
          </table:table-cell>
          <table:table-cell office:value-type="string">
            <text:p>H__09_01_PORC</text:p>
          </table:table-cell>
          <table:table-cell office:value-type="string">
            <text:p>Area Urbano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995175">
            <text:p>19951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9_01_PORC</text:p>
          </table:table-cell>
          <table:table-cell office:value-type="string">
            <text:p>V__URP_01_PORC</text:p>
          </table:table-cell>
          <table:table-cell office:value-type="string">
            <text:p>Red pública PORC</text:p>
          </table:table-cell>
          <table:table-cell office:value-type="string">
            <text:p>Area Urbano PORC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995175">
            <text:p>199517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P__12_01_PORC</text:p>
          </table:table-cell>
          <table:table-cell office:value-type="string">
            <text:p>Sin teléfono de línea PORC</text:p>
          </table:table-cell>
          <table:table-cell office:value-type="string">
            <text:p>Si tiliza computador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501281">
            <text:p>-50128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9D_02_PORC</text:p>
          </table:table-cell>
          <table:table-cell office:value-type="string">
            <text:p>Si tiliza computadora PORC</text:p>
          </table:table-cell>
          <table:table-cell office:value-type="string">
            <text:p>Sin teléfono de líne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501281">
            <text:p>-50128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05_01_PORC</text:p>
          </table:table-cell>
          <table:table-cell office:value-type="string">
            <text:p>Primari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572219">
            <text:p>-57221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P__09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rimari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572219">
            <text:p>-57221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V__INCALCONS_01_PORC</text:p>
          </table:table-cell>
          <table:table-cell office:value-type="string">
            <text:p>Sin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453068">
            <text:p>-45306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19B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computador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453068">
            <text:p>-45306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05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Tierra o ladrillo suelt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253131">
            <text:p>-25313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3_PORC</text:p>
          </table:table-cell>
          <table:table-cell office:value-type="string">
            <text:p>H__11_01_PORC</text:p>
          </table:table-cell>
          <table:table-cell office:value-type="string">
            <text:p>Tierra o ladrillo suelto PORC</text:p>
          </table:table-cell>
          <table:table-cell office:value-type="string">
            <text:p>Si tiene cadena y mochila en el bañ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253131">
            <text:p>-2531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2_01_PORC</text:p>
          </table:table-cell>
          <table:table-cell office:value-type="string">
            <text:p>V__INCALSERV_03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Insuficiente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16671">
            <text:p>-1667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SERV_03_PORC</text:p>
          </table:table-cell>
          <table:table-cell office:value-type="string">
            <text:p>H__12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A red publica (cloaca)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16671">
            <text:p>-1667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251692">
            <text:p>-2516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251692">
            <text:p>-25169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253993">
            <text:p>-25399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253993">
            <text:p>-2539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H__19D_01_PORC</text:p>
          </table:table-cell>
          <table:table-cell office:value-type="string">
            <text:p>Primario PORC</text:p>
          </table:table-cell>
          <table:table-cell office:value-type="string">
            <text:p>Con teléfono de líne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307410">
            <text:p>-30741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P__09_02_PORC</text:p>
          </table:table-cell>
          <table:table-cell office:value-type="string">
            <text:p>Con teléfono de línea PORC</text:p>
          </table:table-cell>
          <table:table-cell office:value-type="string">
            <text:p>Primari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307410">
            <text:p>-3074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P__12_01_PORC</text:p>
          </table:table-cell>
          <table:table-cell office:value-type="string">
            <text:p>Sin teléfono de línea PORC</text:p>
          </table:table-cell>
          <table:table-cell office:value-type="string">
            <text:p>Si tiliza computador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546340">
            <text:p>-54634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9D_02_PORC</text:p>
          </table:table-cell>
          <table:table-cell office:value-type="string">
            <text:p>Si tiliza computadora PORC</text:p>
          </table:table-cell>
          <table:table-cell office:value-type="string">
            <text:p>Sin teléfono de línea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546340">
            <text:p>-54634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2_PORC</text:p>
          </table:table-cell>
          <table:table-cell office:value-type="string">
            <text:p>H__PROP_05_PORC</text:p>
          </table:table-cell>
          <table:table-cell office:value-type="string">
            <text:p>Mujer PORC</text:p>
          </table:table-cell>
          <table:table-cell office:value-type="string">
            <text:p>Ocupante por trabajo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304782">
            <text:p>-30478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P__02_02_PORC</text:p>
          </table:table-cell>
          <table:table-cell office:value-type="string">
            <text:p>Ocupante por trabajo PORC</text:p>
          </table:table-cell>
          <table:table-cell office:value-type="string">
            <text:p>Mujer PORC</text:p>
          </table:table-cell>
          <table:table-cell office:value-type="float" office:value="-885">
            <text:p>-885</text:p>
          </table:table-cell>
          <table:table-cell office:value-type="float" office:value="885">
            <text:p>885</text:p>
          </table:table-cell>
          <table:table-cell office:value-type="float" office:value="-304782">
            <text:p>-30478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1_PORC</text:p>
          </table:table-cell>
          <table:table-cell office:value-type="string">
            <text:p>H__19D_01_PORC</text:p>
          </table:table-cell>
          <table:table-cell office:value-type="string">
            <text:p>Con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95204">
            <text:p>1952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H__19B_01_PORC</text:p>
          </table:table-cell>
          <table:table-cell office:value-type="string">
            <text:p>Con teléfono de líne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95204">
            <text:p>19520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2_01_PORC</text:p>
          </table:table-cell>
          <table:table-cell office:value-type="string">
            <text:p>H__14_01_PORC</text:p>
          </table:table-cell>
          <table:table-cell office:value-type="string">
            <text:p>A red publica (cloaca) PORC</text:p>
          </table:table-cell>
          <table:table-cell office:value-type="string">
            <text:p>Gas de red PORC</text:p>
          </table:table-cell>
          <table:table-cell table:number-columns-repeated="2" office:value-type="float" office:value="884">
            <text:p>884</text:p>
          </table:table-cell>
          <table:table-cell office:value-type="float" office:value="926493">
            <text:p>92649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4_01_PORC</text:p>
          </table:table-cell>
          <table:table-cell office:value-type="string">
            <text:p>H__12_01_PORC</text:p>
          </table:table-cell>
          <table:table-cell office:value-type="string">
            <text:p>Gas de red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884">
            <text:p>884</text:p>
          </table:table-cell>
          <table:table-cell office:value-type="float" office:value="926493">
            <text:p>92649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1199432">
            <text:p>-119943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1199432">
            <text:p>-119943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2_PORC</text:p>
          </table:table-cell>
          <table:table-cell office:value-type="string">
            <text:p>H__05_01_PORC</text:p>
          </table:table-cell>
          <table:table-cell office:value-type="string">
            <text:p>Sin teléfono de líne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793680">
            <text:p>-79368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9D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teléfono de líne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793680">
            <text:p>-79368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08_01_PORC</text:p>
          </table:table-cell>
          <table:table-cell office:value-type="string">
            <text:p>Primario PORC</text:p>
          </table:table-cell>
          <table:table-cell office:value-type="string">
            <text:p>Por cañeria dentro de la viviend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622578">
            <text:p>-62257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P__09_02_PORC</text:p>
          </table:table-cell>
          <table:table-cell office:value-type="string">
            <text:p>Por cañeria dentro de la vivienda PORC</text:p>
          </table:table-cell>
          <table:table-cell office:value-type="string">
            <text:p>Primari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622578">
            <text:p>-62257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01_04_PORC</text:p>
          </table:table-cell>
          <table:table-cell office:value-type="string">
            <text:p>V__01_01_PORC</text:p>
          </table:table-cell>
          <table:table-cell office:value-type="string">
            <text:p>Departamento PORC</text:p>
          </table:table-cell>
          <table:table-cell office:value-type="string">
            <text:p>Cas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325551">
            <text:p>-32555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01_01_PORC</text:p>
          </table:table-cell>
          <table:table-cell office:value-type="string">
            <text:p>V__01_04_PORC</text:p>
          </table:table-cell>
          <table:table-cell office:value-type="string">
            <text:p>Casa PORC</text:p>
          </table:table-cell>
          <table:table-cell office:value-type="string">
            <text:p>Departament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325551">
            <text:p>-32555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697052">
            <text:p>-69705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697052">
            <text:p>-69705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14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Gas de red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211204">
            <text:p>-2112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07_02_PORC</text:p>
          </table:table-cell>
          <table:table-cell office:value-type="string">
            <text:p>Gas de red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211204">
            <text:p>-21120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966469">
            <text:p>-96646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966469">
            <text:p>-96646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545662">
            <text:p>-5456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545662">
            <text:p>-54566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225230">
            <text:p>-22523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225230">
            <text:p>-22523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1615165">
            <text:p>-161516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1615165">
            <text:p>-16151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40298">
            <text:p>-402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40298">
            <text:p>-4029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SERV_03_PORC</text:p>
          </table:table-cell>
          <table:table-cell office:value-type="string">
            <text:p>H__08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995431">
            <text:p>-99543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187348">
            <text:p>-18734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187348">
            <text:p>-18734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V__INCALSERV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de Servicios BasicosInsuficiente PORC</text:p>
          </table:table-cell>
          <table:table-cell office:value-type="float" office:value="-884">
            <text:p>-884</text:p>
          </table:table-cell>
          <table:table-cell office:value-type="float" office:value="884">
            <text:p>884</text:p>
          </table:table-cell>
          <table:table-cell office:value-type="float" office:value="-995431">
            <text:p>-9954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V__INMAT_01_PORC</text:p>
          </table:table-cell>
          <table:table-cell office:value-type="string">
            <text:p>Con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421697">
            <text:p>42169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1_PORC</text:p>
          </table:table-cell>
          <table:table-cell office:value-type="string">
            <text:p>H__19B_01_PORC</text:p>
          </table:table-cell>
          <table:table-cell office:value-type="string">
            <text:p>Calidad 1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421697">
            <text:p>4216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H__19B_02_PORC</text:p>
          </table:table-cell>
          <table:table-cell office:value-type="string">
            <text:p>Sin teléfono de líne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193699">
            <text:p>1936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14_04_PORC</text:p>
          </table:table-cell>
          <table:table-cell office:value-type="string">
            <text:p>No tiene cadena y mochila en el baño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97545">
            <text:p>975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H__11_02_PORC</text:p>
          </table:table-cell>
          <table:table-cell office:value-type="string">
            <text:p>Gas en garrafa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97545">
            <text:p>975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2_PORC</text:p>
          </table:table-cell>
          <table:table-cell office:value-type="string">
            <text:p>H__19D_02_PORC</text:p>
          </table:table-cell>
          <table:table-cell office:value-type="string">
            <text:p>Sin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193699">
            <text:p>19369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P__12_01_PORC</text:p>
          </table:table-cell>
          <table:table-cell office:value-type="string">
            <text:p>Gas de red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670910">
            <text:p>6709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V__INCALCONS_01_PORC</text:p>
          </table:table-cell>
          <table:table-cell office:value-type="string">
            <text:p>Gas de red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793674">
            <text:p>79367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07_01_PORC</text:p>
          </table:table-cell>
          <table:table-cell office:value-type="string">
            <text:p>Con computador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522870">
            <text:p>52287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14_01_PORC</text:p>
          </table:table-cell>
          <table:table-cell office:value-type="string">
            <text:p>Si tiliza computador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670910">
            <text:p>6709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1_PORC</text:p>
          </table:table-cell>
          <table:table-cell office:value-type="string">
            <text:p>H__19B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522870">
            <text:p>52287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14_01_PORC</text:p>
          </table:table-cell>
          <table:table-cell office:value-type="string">
            <text:p>Calidad constructiva Satisfactori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793674">
            <text:p>79367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11564">
            <text:p>1156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11564">
            <text:p>1156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365417">
            <text:p>36541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3">
            <text:p>883</text:p>
          </table:table-cell>
          <table:table-cell office:value-type="float" office:value="365417">
            <text:p>3654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08_01_PORC</text:p>
          </table:table-cell>
          <table:table-cell office:value-type="string">
            <text:p>Leña o carbón PORC</text:p>
          </table:table-cell>
          <table:table-cell office:value-type="string">
            <text:p>Por cañeria dentro de la vivienda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1031070">
            <text:p>-103107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H__14_06_PORC</text:p>
          </table:table-cell>
          <table:table-cell office:value-type="string">
            <text:p>Por cañeria dentro de la vivienda PORC</text:p>
          </table:table-cell>
          <table:table-cell office:value-type="string">
            <text:p>Leña o carbón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1031070">
            <text:p>-103107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274219">
            <text:p>-27421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274219">
            <text:p>-27421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H__11_01_PORC</text:p>
          </table:table-cell>
          <table:table-cell office:value-type="string">
            <text:p>Leña o carbón PORC</text:p>
          </table:table-cell>
          <table:table-cell office:value-type="string">
            <text:p>Si tiene cadena y mochila en el baño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1044284">
            <text:p>-104428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14_06_PORC</text:p>
          </table:table-cell>
          <table:table-cell office:value-type="string">
            <text:p>Si tiene cadena y mochila en el baño PORC</text:p>
          </table:table-cell>
          <table:table-cell office:value-type="string">
            <text:p>Leña o carbón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1044284">
            <text:p>-104428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P__09_04_PORC</text:p>
          </table:table-cell>
          <table:table-cell office:value-type="string">
            <text:p>Primario PORC</text:p>
          </table:table-cell>
          <table:table-cell office:value-type="string">
            <text:p>Secundario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183565">
            <text:p>-18356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P__09_02_PORC</text:p>
          </table:table-cell>
          <table:table-cell office:value-type="string">
            <text:p>Secundario PORC</text:p>
          </table:table-cell>
          <table:table-cell office:value-type="string">
            <text:p>Primario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183565">
            <text:p>-1835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2_PORC</text:p>
          </table:table-cell>
          <table:table-cell office:value-type="string">
            <text:p>H__19D_01_PORC</text:p>
          </table:table-cell>
          <table:table-cell office:value-type="string">
            <text:p>Cemento o ladrillo fijo PORC</text:p>
          </table:table-cell>
          <table:table-cell office:value-type="string">
            <text:p>Con teléfono de línea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506023">
            <text:p>-5060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1_PORC</text:p>
          </table:table-cell>
          <table:table-cell office:value-type="string">
            <text:p>H__05_02_PORC</text:p>
          </table:table-cell>
          <table:table-cell office:value-type="string">
            <text:p>Con teléfono de línea PORC</text:p>
          </table:table-cell>
          <table:table-cell office:value-type="string">
            <text:p>Cemento o ladrillo fijo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506023">
            <text:p>-5060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253803">
            <text:p>-25380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83">
            <text:p>-883</text:p>
          </table:table-cell>
          <table:table-cell office:value-type="float" office:value="883">
            <text:p>883</text:p>
          </table:table-cell>
          <table:table-cell office:value-type="float" office:value="-253803">
            <text:p>-25380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643852">
            <text:p>64385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313823">
            <text:p>31382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643852">
            <text:p>64385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313823">
            <text:p>31382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A_01_PORC</text:p>
          </table:table-cell>
          <table:table-cell office:value-type="string">
            <text:p>H__08_01_PORC</text:p>
          </table:table-cell>
          <table:table-cell office:value-type="string">
            <text:p>Con Helade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282071">
            <text:p>2820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19A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282071">
            <text:p>28207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363291">
            <text:p>36329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363291">
            <text:p>36329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6_07_PORC</text:p>
          </table:table-cell>
          <table:table-cell office:value-type="string">
            <text:p>H__07_02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552159">
            <text:p>55215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2_PORC</text:p>
          </table:table-cell>
          <table:table-cell office:value-type="string">
            <text:p>H__06_07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552159">
            <text:p>55215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H__19B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530280">
            <text:p>53028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753081">
            <text:p>75308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H__07_02_PORC</text:p>
          </table:table-cell>
          <table:table-cell office:value-type="string">
            <text:p>Sin computadora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530280">
            <text:p>53028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753081">
            <text:p>75308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128399">
            <text:p>12839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128399">
            <text:p>1283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H__19D_02_PORC</text:p>
          </table:table-cell>
          <table:table-cell office:value-type="string">
            <text:p>No utiliza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424632">
            <text:p>42463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2_PORC</text:p>
          </table:table-cell>
          <table:table-cell office:value-type="string">
            <text:p>P__12_02_PORC</text:p>
          </table:table-cell>
          <table:table-cell office:value-type="string">
            <text:p>Sin teléfono de líne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424632">
            <text:p>4246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2_PORC</text:p>
          </table:table-cell>
          <table:table-cell office:value-type="string">
            <text:p>H__14_04_PORC</text:p>
          </table:table-cell>
          <table:table-cell office:value-type="string">
            <text:p>Sin teléfono de línea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774308">
            <text:p>7743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4_PORC</text:p>
          </table:table-cell>
          <table:table-cell office:value-type="string">
            <text:p>H__19D_02_PORC</text:p>
          </table:table-cell>
          <table:table-cell office:value-type="string">
            <text:p>Gas en garraf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774308">
            <text:p>77430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203925">
            <text:p>20392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82">
            <text:p>882</text:p>
          </table:table-cell>
          <table:table-cell office:value-type="float" office:value="203925">
            <text:p>20392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2_PORC</text:p>
          </table:table-cell>
          <table:table-cell office:value-type="string">
            <text:p>H__08_01_PORC</text:p>
          </table:table-cell>
          <table:table-cell office:value-type="string">
            <text:p>Sin Heladera PORC</text:p>
          </table:table-cell>
          <table:table-cell office:value-type="string">
            <text:p>Por cañeria dentro de la vivienda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880411">
            <text:p>-8804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H__19A_02_PORC</text:p>
          </table:table-cell>
          <table:table-cell office:value-type="string">
            <text:p>Por cañeria dentro de la vivienda PORC</text:p>
          </table:table-cell>
          <table:table-cell office:value-type="string">
            <text:p>Sin Heladera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880411">
            <text:p>-88041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485776">
            <text:p>-48577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485776">
            <text:p>-48577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A_02_PORC</text:p>
          </table:table-cell>
          <table:table-cell office:value-type="string">
            <text:p>H__08_01_PORC</text:p>
          </table:table-cell>
          <table:table-cell office:value-type="string">
            <text:p>Sin Heladera PORC</text:p>
          </table:table-cell>
          <table:table-cell office:value-type="string">
            <text:p>Por cañeria dentro de la vivienda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282071">
            <text:p>-2820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19A_02_PORC</text:p>
          </table:table-cell>
          <table:table-cell office:value-type="string">
            <text:p>Por cañeria dentro de la vivienda PORC</text:p>
          </table:table-cell>
          <table:table-cell office:value-type="string">
            <text:p>Sin Heladera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282071">
            <text:p>-28207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6_07_PORC</text:p>
          </table:table-cell>
          <table:table-cell office:value-type="string">
            <text:p>H__07_01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552159">
            <text:p>-55215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1_PORC</text:p>
          </table:table-cell>
          <table:table-cell office:value-type="string">
            <text:p>H__06_07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ña, palma, tabla o paja con o sin barro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552159">
            <text:p>-5521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729507">
            <text:p>-72950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82">
            <text:p>-882</text:p>
          </table:table-cell>
          <table:table-cell office:value-type="float" office:value="882">
            <text:p>882</text:p>
          </table:table-cell>
          <table:table-cell office:value-type="float" office:value="-729507">
            <text:p>-72950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95744">
            <text:p>19574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95744">
            <text:p>19574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19D_02_PORC</text:p>
          </table:table-cell>
          <table:table-cell office:value-type="string">
            <text:p>Primario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416541">
            <text:p>4165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P__09_02_PORC</text:p>
          </table:table-cell>
          <table:table-cell office:value-type="string">
            <text:p>Sin teléfono de línea PORC</text:p>
          </table:table-cell>
          <table:table-cell office:value-type="string">
            <text:p>Primario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416541">
            <text:p>4165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V__INMAT_01_PORC</text:p>
          </table:table-cell>
          <table:table-cell office:value-type="string">
            <text:p>Con teléfono de línea PORC</text:p>
          </table:table-cell>
          <table:table-cell office:value-type="string">
            <text:p>Calidad 1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503178">
            <text:p>50317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19D_01_PORC</text:p>
          </table:table-cell>
          <table:table-cell office:value-type="string">
            <text:p>Calidad 1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503178">
            <text:p>50317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01106">
            <text:p>101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264766">
            <text:p>26476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01106">
            <text:p>101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01106">
            <text:p>101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01106">
            <text:p>101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264766">
            <text:p>26476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631167">
            <text:p>6311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631167">
            <text:p>6311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442647">
            <text:p>44264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442647">
            <text:p>44264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4_01_PORC</text:p>
          </table:table-cell>
          <table:table-cell office:value-type="string">
            <text:p>H__19D_01_PORC</text:p>
          </table:table-cell>
          <table:table-cell office:value-type="string">
            <text:p>Gas de red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845458">
            <text:p>84545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D_01_PORC</text:p>
          </table:table-cell>
          <table:table-cell office:value-type="string">
            <text:p>H__14_01_PORC</text:p>
          </table:table-cell>
          <table:table-cell office:value-type="string">
            <text:p>Con teléfono de líne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845458">
            <text:p>8454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64338">
            <text:p>6433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81">
            <text:p>881</text:p>
          </table:table-cell>
          <table:table-cell office:value-type="float" office:value="64338">
            <text:p>6433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724726">
            <text:p>-7247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724726">
            <text:p>-72472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6_PORC</text:p>
          </table:table-cell>
          <table:table-cell office:value-type="string">
            <text:p>H__11_01_PORC</text:p>
          </table:table-cell>
          <table:table-cell office:value-type="string">
            <text:p>Leña o carbón PORC</text:p>
          </table:table-cell>
          <table:table-cell office:value-type="string">
            <text:p>Si tiene cadena y mochila en el bañ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1043592">
            <text:p>-104359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H__14_06_PORC</text:p>
          </table:table-cell>
          <table:table-cell office:value-type="string">
            <text:p>Si tiene cadena y mochila en el baño PORC</text:p>
          </table:table-cell>
          <table:table-cell office:value-type="string">
            <text:p>Leña o carbón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1043592">
            <text:p>-104359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218095">
            <text:p>-21809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218095">
            <text:p>-21809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19D_01_PORC</text:p>
          </table:table-cell>
          <table:table-cell office:value-type="string">
            <text:p>No utiliza computadora PORC</text:p>
          </table:table-cell>
          <table:table-cell office:value-type="string">
            <text:p>Con teléfono de líne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423191">
            <text:p>-42319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H__05_01_PORC</text:p>
          </table:table-cell>
          <table:table-cell office:value-type="string">
            <text:p>Sin teléfono de líne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643351">
            <text:p>-6433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19D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teléfono de líne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643351">
            <text:p>-6433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P__12_02_PORC</text:p>
          </table:table-cell>
          <table:table-cell office:value-type="string">
            <text:p>Con teléfono de línea PORC</text:p>
          </table:table-cell>
          <table:table-cell office:value-type="string">
            <text:p>No utiliza computador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423191">
            <text:p>-42319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ALGUNBI_02_PORC</text:p>
          </table:table-cell>
          <table:table-cell office:value-type="string">
            <text:p>H__10_01_PORC</text:p>
          </table:table-cell>
          <table:table-cell office:value-type="string">
            <text:p>Al menos un indicador NBI PORC</text:p>
          </table:table-cell>
          <table:table-cell office:value-type="string">
            <text:p>HOGAR SI Tiene baño o letrin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101106">
            <text:p>-101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3_PORC</text:p>
          </table:table-cell>
          <table:table-cell office:value-type="string">
            <text:p>H__08_01_PORC</text:p>
          </table:table-cell>
          <table:table-cell office:value-type="string">
            <text:p>Tierra o ladrillo suelto PORC</text:p>
          </table:table-cell>
          <table:table-cell office:value-type="string">
            <text:p>Por cañeria dentro de la viviend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300594">
            <text:p>-30059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2_PORC</text:p>
          </table:table-cell>
          <table:table-cell office:value-type="string">
            <text:p>H__ALGUNBI_01_PORC</text:p>
          </table:table-cell>
          <table:table-cell office:value-type="string">
            <text:p>HOGAR NO Tiene baño o letrina PORC</text:p>
          </table:table-cell>
          <table:table-cell office:value-type="string">
            <text:p>Sin NBI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101106">
            <text:p>-101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ALGUNBI_01_PORC</text:p>
          </table:table-cell>
          <table:table-cell office:value-type="string">
            <text:p>H__10_02_PORC</text:p>
          </table:table-cell>
          <table:table-cell office:value-type="string">
            <text:p>Sin NBI PORC</text:p>
          </table:table-cell>
          <table:table-cell office:value-type="string">
            <text:p>HOGAR NO Tiene baño o letrina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101106">
            <text:p>-1011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05_03_PORC</text:p>
          </table:table-cell>
          <table:table-cell office:value-type="string">
            <text:p>Por cañeria dentro de la vivienda PORC</text:p>
          </table:table-cell>
          <table:table-cell office:value-type="string">
            <text:p>Tierra o ladrillo suelt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300594">
            <text:p>-30059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0_01_PORC</text:p>
          </table:table-cell>
          <table:table-cell office:value-type="string">
            <text:p>H__ALGUNBI_02_PORC</text:p>
          </table:table-cell>
          <table:table-cell office:value-type="string">
            <text:p>HOGAR SI Tiene baño o letrina PORC</text:p>
          </table:table-cell>
          <table:table-cell office:value-type="string">
            <text:p>Al menos un indicador NBI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101106">
            <text:p>-10110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2_PORC</text:p>
          </table:table-cell>
          <table:table-cell office:value-type="string">
            <text:p>H__05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631167">
            <text:p>-6311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H__07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631167">
            <text:p>-6311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766901">
            <text:p>-76690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81">
            <text:p>-881</text:p>
          </table:table-cell>
          <table:table-cell office:value-type="float" office:value="881">
            <text:p>881</text:p>
          </table:table-cell>
          <table:table-cell office:value-type="float" office:value="-766901">
            <text:p>-76690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08_01_PORC</text:p>
          </table:table-cell>
          <table:table-cell office:value-type="string">
            <text:p>Si tiliza computado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618308">
            <text:p>61830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P__12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618308">
            <text:p>6183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V__INCALCONS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Basico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94356">
            <text:p>9435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2_PORC</text:p>
          </table:table-cell>
          <table:table-cell office:value-type="string">
            <text:p>H__07_02_PORC</text:p>
          </table:table-cell>
          <table:table-cell office:value-type="string">
            <text:p>Calidad constructiva Basico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94356">
            <text:p>9435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1_02_PORC</text:p>
          </table:table-cell>
          <table:table-cell office:value-type="string">
            <text:p>H__08_02_PORC</text:p>
          </table:table-cell>
          <table:table-cell office:value-type="string">
            <text:p>No tiene cadena y mochila en el baño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53447">
            <text:p>5344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8_02_PORC</text:p>
          </table:table-cell>
          <table:table-cell office:value-type="string">
            <text:p>H__11_02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53447">
            <text:p>5344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1_01_PORC</text:p>
          </table:table-cell>
          <table:table-cell office:value-type="string">
            <text:p>H__19A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869110">
            <text:p>86911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1_PORC</text:p>
          </table:table-cell>
          <table:table-cell office:value-type="string">
            <text:p>H__11_01_PORC</text:p>
          </table:table-cell>
          <table:table-cell office:value-type="string">
            <text:p>Con Helade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80">
            <text:p>880</text:p>
          </table:table-cell>
          <table:table-cell office:value-type="float" office:value="869110">
            <text:p>86911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414926">
            <text:p>-41492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414926">
            <text:p>-41492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P__09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Primario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593876">
            <text:p>-5938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11_01_PORC</text:p>
          </table:table-cell>
          <table:table-cell office:value-type="string">
            <text:p>Primario PORC</text:p>
          </table:table-cell>
          <table:table-cell office:value-type="string">
            <text:p>Si tiene cadena y mochila en el baño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593876">
            <text:p>-59387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05_01_PORC</text:p>
          </table:table-cell>
          <table:table-cell office:value-type="string">
            <text:p>No utiliza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543953">
            <text:p>-54395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P__12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utiliza computadora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543953">
            <text:p>-54395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581220">
            <text:p>-58122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581220">
            <text:p>-58122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827073">
            <text:p>-82707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80">
            <text:p>-880</text:p>
          </table:table-cell>
          <table:table-cell office:value-type="float" office:value="880">
            <text:p>880</text:p>
          </table:table-cell>
          <table:table-cell office:value-type="float" office:value="-827073">
            <text:p>-82707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14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de red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1060067">
            <text:p>10600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1_PORC</text:p>
          </table:table-cell>
          <table:table-cell office:value-type="string">
            <text:p>H__05_01_PORC</text:p>
          </table:table-cell>
          <table:table-cell office:value-type="string">
            <text:p>Gas de red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1060067">
            <text:p>10600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P__09_02_PORC</text:p>
          </table:table-cell>
          <table:table-cell office:value-type="string">
            <text:p>Calidad constructiva Insuficiente PORC</text:p>
          </table:table-cell>
          <table:table-cell office:value-type="string">
            <text:p>Primario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23402">
            <text:p>52340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V__INCALCONS_03_PORC</text:p>
          </table:table-cell>
          <table:table-cell office:value-type="string">
            <text:p>Primari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23402">
            <text:p>52340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08_01_PORC</text:p>
          </table:table-cell>
          <table:table-cell office:value-type="string">
            <text:p>Con computado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631998">
            <text:p>63199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19B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631998">
            <text:p>63199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07144">
            <text:p>50714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07144">
            <text:p>50714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39099">
            <text:p>53909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39099">
            <text:p>5390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P__12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38454">
            <text:p>53845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1_01_PORC</text:p>
          </table:table-cell>
          <table:table-cell office:value-type="string">
            <text:p>Si tiliza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538454">
            <text:p>53845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4_06_PORC</text:p>
          </table:table-cell>
          <table:table-cell office:value-type="string">
            <text:p>H__19A_02_PORC</text:p>
          </table:table-cell>
          <table:table-cell office:value-type="string">
            <text:p>Leña o carbón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691356">
            <text:p>69135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A_02_PORC</text:p>
          </table:table-cell>
          <table:table-cell office:value-type="string">
            <text:p>H__14_06_PORC</text:p>
          </table:table-cell>
          <table:table-cell office:value-type="string">
            <text:p>Sin Heladera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79">
            <text:p>879</text:p>
          </table:table-cell>
          <table:table-cell office:value-type="float" office:value="691356">
            <text:p>69135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H__19A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Heladera PORC</text:p>
          </table:table-cell>
          <table:table-cell office:value-type="float" office:value="-879">
            <text:p>-879</text:p>
          </table:table-cell>
          <table:table-cell office:value-type="float" office:value="879">
            <text:p>879</text:p>
          </table:table-cell>
          <table:table-cell office:value-type="float" office:value="-890125">
            <text:p>-8901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2_PORC</text:p>
          </table:table-cell>
          <table:table-cell office:value-type="string">
            <text:p>H__11_01_PORC</text:p>
          </table:table-cell>
          <table:table-cell office:value-type="string">
            <text:p>Sin Heladera PORC</text:p>
          </table:table-cell>
          <table:table-cell office:value-type="string">
            <text:p>Si tiene cadena y mochila en el baño PORC</text:p>
          </table:table-cell>
          <table:table-cell office:value-type="float" office:value="-879">
            <text:p>-879</text:p>
          </table:table-cell>
          <table:table-cell office:value-type="float" office:value="879">
            <text:p>879</text:p>
          </table:table-cell>
          <table:table-cell office:value-type="float" office:value="-890125">
            <text:p>-8901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879">
            <text:p>-879</text:p>
          </table:table-cell>
          <table:table-cell office:value-type="float" office:value="879">
            <text:p>879</text:p>
          </table:table-cell>
          <table:table-cell office:value-type="float" office:value="-193277">
            <text:p>-19327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879">
            <text:p>-879</text:p>
          </table:table-cell>
          <table:table-cell office:value-type="float" office:value="879">
            <text:p>879</text:p>
          </table:table-cell>
          <table:table-cell office:value-type="float" office:value="-193277">
            <text:p>-1932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879">
            <text:p>-879</text:p>
          </table:table-cell>
          <table:table-cell office:value-type="float" office:value="879">
            <text:p>879</text:p>
          </table:table-cell>
          <table:table-cell office:value-type="float" office:value="-315381">
            <text:p>-3153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879">
            <text:p>-879</text:p>
          </table:table-cell>
          <table:table-cell office:value-type="float" office:value="879">
            <text:p>879</text:p>
          </table:table-cell>
          <table:table-cell office:value-type="float" office:value="-315381">
            <text:p>-31538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80608">
            <text:p>58060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80608">
            <text:p>5806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P__09_02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Primario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15940">
            <text:p>51594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V__INCALSERV_03_PORC</text:p>
          </table:table-cell>
          <table:table-cell office:value-type="string">
            <text:p>Primario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15940">
            <text:p>5159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P__12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63093">
            <text:p>56309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H__11_01_PORC</text:p>
          </table:table-cell>
          <table:table-cell office:value-type="string">
            <text:p>Si tiliza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63093">
            <text:p>5630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7675">
            <text:p>576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57675">
            <text:p>5767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P__09_06_PORC</text:p>
          </table:table-cell>
          <table:table-cell office:value-type="string">
            <text:p>Con computadora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75363">
            <text:p>7536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9_06_PORC</text:p>
          </table:table-cell>
          <table:table-cell office:value-type="string">
            <text:p>H__19B_01_PORC</text:p>
          </table:table-cell>
          <table:table-cell office:value-type="string">
            <text:p>Superior no universitari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75363">
            <text:p>7536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943060">
            <text:p>94306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8">
            <text:p>878</text:p>
          </table:table-cell>
          <table:table-cell office:value-type="float" office:value="943060">
            <text:p>94306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218750">
            <text:p>-2187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218750">
            <text:p>-21875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H__05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Tierra o ladrillo suelto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838503">
            <text:p>-83850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3_PORC</text:p>
          </table:table-cell>
          <table:table-cell office:value-type="string">
            <text:p>H__11_01_PORC</text:p>
          </table:table-cell>
          <table:table-cell office:value-type="string">
            <text:p>Tierra o ladrillo suelto PORC</text:p>
          </table:table-cell>
          <table:table-cell office:value-type="string">
            <text:p>Si tiene cadena y mochila en el baño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838503">
            <text:p>-83850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2_02_PORC</text:p>
          </table:table-cell>
          <table:table-cell office:value-type="string">
            <text:p>P__02_01_PORC</text:p>
          </table:table-cell>
          <table:table-cell office:value-type="string">
            <text:p>Mujer PORC</text:p>
          </table:table-cell>
          <table:table-cell office:value-type="string">
            <text:p>Hombre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52913">
            <text:p>-5291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2_01_PORC</text:p>
          </table:table-cell>
          <table:table-cell office:value-type="string">
            <text:p>P__02_02_PORC</text:p>
          </table:table-cell>
          <table:table-cell office:value-type="string">
            <text:p>Hombre PORC</text:p>
          </table:table-cell>
          <table:table-cell office:value-type="string">
            <text:p>Mujer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52913">
            <text:p>-5291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H__08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Por cañeria dentro de la vivienda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890848">
            <text:p>-89084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07_02_PORC</text:p>
          </table:table-cell>
          <table:table-cell office:value-type="string">
            <text:p>Por cañeria dentro de la viviend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890848">
            <text:p>-89084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91104">
            <text:p>-9110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91104">
            <text:p>-9110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4_06_PORC</text:p>
          </table:table-cell>
          <table:table-cell office:value-type="string">
            <text:p>H__08_01_PORC</text:p>
          </table:table-cell>
          <table:table-cell office:value-type="string">
            <text:p>Leña o carbón PORC</text:p>
          </table:table-cell>
          <table:table-cell office:value-type="string">
            <text:p>Por cañeria dentro de la vivienda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348067">
            <text:p>-34806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1_PORC</text:p>
          </table:table-cell>
          <table:table-cell office:value-type="string">
            <text:p>H__14_06_PORC</text:p>
          </table:table-cell>
          <table:table-cell office:value-type="string">
            <text:p>Por cañeria dentro de la vivienda PORC</text:p>
          </table:table-cell>
          <table:table-cell office:value-type="string">
            <text:p>Leña o carbón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348067">
            <text:p>-3480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P__09_06_PORC</text:p>
          </table:table-cell>
          <table:table-cell office:value-type="string">
            <text:p>Primario PORC</text:p>
          </table:table-cell>
          <table:table-cell office:value-type="string">
            <text:p>Superior no universitario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40667">
            <text:p>-4066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6_PORC</text:p>
          </table:table-cell>
          <table:table-cell office:value-type="string">
            <text:p>P__09_02_PORC</text:p>
          </table:table-cell>
          <table:table-cell office:value-type="string">
            <text:p>Superior no universitario PORC</text:p>
          </table:table-cell>
          <table:table-cell office:value-type="string">
            <text:p>Primario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40667">
            <text:p>-4066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19D_01_PORC</text:p>
          </table:table-cell>
          <table:table-cell office:value-type="string">
            <text:p>No utiliza computadora PORC</text:p>
          </table:table-cell>
          <table:table-cell office:value-type="string">
            <text:p>Con teléfono de línea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538952">
            <text:p>-53895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P__12_02_PORC</text:p>
          </table:table-cell>
          <table:table-cell office:value-type="string">
            <text:p>Con teléfono de línea PORC</text:p>
          </table:table-cell>
          <table:table-cell office:value-type="string">
            <text:p>No utiliza computadora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538952">
            <text:p>-53895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1_PORC</text:p>
          </table:table-cell>
          <table:table-cell office:value-type="string">
            <text:p>H__PROP_05_PORC</text:p>
          </table:table-cell>
          <table:table-cell office:value-type="string">
            <text:p>Area Urbano PORC</text:p>
          </table:table-cell>
          <table:table-cell office:value-type="string">
            <text:p>Ocupante por trabajo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950143">
            <text:p>-95014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PROP_05_PORC</text:p>
          </table:table-cell>
          <table:table-cell office:value-type="string">
            <text:p>V__URP_01_PORC</text:p>
          </table:table-cell>
          <table:table-cell office:value-type="string">
            <text:p>Ocupante por trabajo PORC</text:p>
          </table:table-cell>
          <table:table-cell office:value-type="string">
            <text:p>Area Urbano PORC</text:p>
          </table:table-cell>
          <table:table-cell office:value-type="float" office:value="-878">
            <text:p>-878</text:p>
          </table:table-cell>
          <table:table-cell office:value-type="float" office:value="878">
            <text:p>878</text:p>
          </table:table-cell>
          <table:table-cell office:value-type="float" office:value="-950143">
            <text:p>-95014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19B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604698">
            <text:p>60469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740056">
            <text:p>74005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H__11_01_PORC</text:p>
          </table:table-cell>
          <table:table-cell office:value-type="string">
            <text:p>Con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604698">
            <text:p>60469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740056">
            <text:p>74005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273891">
            <text:p>27389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273891">
            <text:p>27389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SERV_02_PORC</text:p>
          </table:table-cell>
          <table:table-cell office:value-type="string">
            <text:p>H__12_02_PORC</text:p>
          </table:table-cell>
          <table:table-cell office:value-type="string">
            <text:p>Calidad de Servicios Basicos Basico PORC</text:p>
          </table:table-cell>
          <table:table-cell office:value-type="string">
            <text:p>A cámara séptica y pozo cieg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340826">
            <text:p>34082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60573">
            <text:p>4605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2_02_PORC</text:p>
          </table:table-cell>
          <table:table-cell office:value-type="string">
            <text:p>V__INCALSERV_02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Basic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340826">
            <text:p>34082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60573">
            <text:p>46057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C_02_PORC</text:p>
          </table:table-cell>
          <table:table-cell office:value-type="string">
            <text:p>H__19A_02_PORC</text:p>
          </table:table-cell>
          <table:table-cell office:value-type="string">
            <text:p>Sin teléfono celular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64892">
            <text:p>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C_01_PORC</text:p>
          </table:table-cell>
          <table:table-cell office:value-type="string">
            <text:p>H__19A_01_PORC</text:p>
          </table:table-cell>
          <table:table-cell office:value-type="string">
            <text:p>Con teléfono celular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64892">
            <text:p>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19C_02_PORC</text:p>
          </table:table-cell>
          <table:table-cell office:value-type="string">
            <text:p>Sin Heladera PORC</text:p>
          </table:table-cell>
          <table:table-cell office:value-type="string">
            <text:p>Sin teléfono celular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64892">
            <text:p>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19B_02_PORC</text:p>
          </table:table-cell>
          <table:table-cell office:value-type="string">
            <text:p>Sin Helade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02289">
            <text:p>40228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B_02_PORC</text:p>
          </table:table-cell>
          <table:table-cell office:value-type="string">
            <text:p>H__19A_02_PORC</text:p>
          </table:table-cell>
          <table:table-cell office:value-type="string">
            <text:p>Sin computadora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02289">
            <text:p>40228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B_01_PORC</text:p>
          </table:table-cell>
          <table:table-cell office:value-type="string">
            <text:p>H__19A_01_PORC</text:p>
          </table:table-cell>
          <table:table-cell office:value-type="string">
            <text:p>Con computadora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02289">
            <text:p>40228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19C_01_PORC</text:p>
          </table:table-cell>
          <table:table-cell office:value-type="string">
            <text:p>Con Heladera PORC</text:p>
          </table:table-cell>
          <table:table-cell office:value-type="string">
            <text:p>Con teléfono celular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64892">
            <text:p>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19B_01_PORC</text:p>
          </table:table-cell>
          <table:table-cell office:value-type="string">
            <text:p>Con Helade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02289">
            <text:p>4022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25525">
            <text:p>4255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25525">
            <text:p>4255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14471">
            <text:p>41447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14471">
            <text:p>41447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01_02_PORC</text:p>
          </table:table-cell>
          <table:table-cell office:value-type="string">
            <text:p>V__INMAT_04_PORC</text:p>
          </table:table-cell>
          <table:table-cell office:value-type="string">
            <text:p>Rancho PORC</text:p>
          </table:table-cell>
          <table:table-cell office:value-type="string">
            <text:p>Calidad 4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331423">
            <text:p>3314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H__08_01_PORC</text:p>
          </table:table-cell>
          <table:table-cell office:value-type="string">
            <text:p>Calidad constructiva Satisfactori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764557">
            <text:p>76455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V__INCALCONS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764557">
            <text:p>76455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4_PORC</text:p>
          </table:table-cell>
          <table:table-cell office:value-type="string">
            <text:p>V__01_02_PORC</text:p>
          </table:table-cell>
          <table:table-cell office:value-type="string">
            <text:p>Calidad 4 PORC</text:p>
          </table:table-cell>
          <table:table-cell office:value-type="string">
            <text:p>Rancho PORC</text:p>
          </table:table-cell>
          <table:table-cell table:number-columns-repeated="2" office:value-type="float" office:value="877">
            <text:p>877</text:p>
          </table:table-cell>
          <table:table-cell office:value-type="float" office:value="331423">
            <text:p>33142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53234">
            <text:p>-45323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53234">
            <text:p>-45323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1_PORC</text:p>
          </table:table-cell>
          <table:table-cell office:value-type="string">
            <text:p>H__08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197012">
            <text:p>-19701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2_PORC</text:p>
          </table:table-cell>
          <table:table-cell office:value-type="string">
            <text:p>H__11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Si tiene cadena y mochila en el baño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197012">
            <text:p>-1970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1775950">
            <text:p>-177595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1775950">
            <text:p>-177595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P__12_01_PORC</text:p>
          </table:table-cell>
          <table:table-cell office:value-type="string">
            <text:p>Sin teléfono de línea PORC</text:p>
          </table:table-cell>
          <table:table-cell office:value-type="string">
            <text:p>Si tiliza computado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46716">
            <text:p>-4467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V__INCALCONS_01_PORC</text:p>
          </table:table-cell>
          <table:table-cell office:value-type="string">
            <text:p>Sin teléfono de línea PORC</text:p>
          </table:table-cell>
          <table:table-cell office:value-type="string">
            <text:p>Calidad constructiva Satisfactori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511406">
            <text:p>-5114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9D_02_PORC</text:p>
          </table:table-cell>
          <table:table-cell office:value-type="string">
            <text:p>Si tiliza computadora PORC</text:p>
          </table:table-cell>
          <table:table-cell office:value-type="string">
            <text:p>Sin teléfono de líne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46716">
            <text:p>-4467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19D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teléfono de líne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511406">
            <text:p>-51140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310756">
            <text:p>-31075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310756">
            <text:p>-3107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0254">
            <text:p>-402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0254">
            <text:p>-4025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2_01_PORC</text:p>
          </table:table-cell>
          <table:table-cell office:value-type="string">
            <text:p>V__INCALSERV_03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Insuficiente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693697">
            <text:p>-69369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INCALSERV_03_PORC</text:p>
          </table:table-cell>
          <table:table-cell office:value-type="string">
            <text:p>H__12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A red publica (cloaca)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693697">
            <text:p>-69369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C_02_PORC</text:p>
          </table:table-cell>
          <table:table-cell office:value-type="string">
            <text:p>H__19A_01_PORC</text:p>
          </table:table-cell>
          <table:table-cell office:value-type="string">
            <text:p>Sin teléfono celular PORC</text:p>
          </table:table-cell>
          <table:table-cell office:value-type="string">
            <text:p>Con Helade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64892">
            <text:p>-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C_01_PORC</text:p>
          </table:table-cell>
          <table:table-cell office:value-type="string">
            <text:p>H__19A_02_PORC</text:p>
          </table:table-cell>
          <table:table-cell office:value-type="string">
            <text:p>Con teléfono celular PORC</text:p>
          </table:table-cell>
          <table:table-cell office:value-type="string">
            <text:p>Sin Helade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64892">
            <text:p>-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19C_01_PORC</text:p>
          </table:table-cell>
          <table:table-cell office:value-type="string">
            <text:p>Sin Heladera PORC</text:p>
          </table:table-cell>
          <table:table-cell office:value-type="string">
            <text:p>Con teléfono celular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64892">
            <text:p>-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19B_01_PORC</text:p>
          </table:table-cell>
          <table:table-cell office:value-type="string">
            <text:p>Sin Heladera PORC</text:p>
          </table:table-cell>
          <table:table-cell office:value-type="string">
            <text:p>Con computado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02289">
            <text:p>-40228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B_02_PORC</text:p>
          </table:table-cell>
          <table:table-cell office:value-type="string">
            <text:p>H__19A_01_PORC</text:p>
          </table:table-cell>
          <table:table-cell office:value-type="string">
            <text:p>Sin computadora PORC</text:p>
          </table:table-cell>
          <table:table-cell office:value-type="string">
            <text:p>Con Helade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02289">
            <text:p>-40228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B_01_PORC</text:p>
          </table:table-cell>
          <table:table-cell office:value-type="string">
            <text:p>H__19A_02_PORC</text:p>
          </table:table-cell>
          <table:table-cell office:value-type="string">
            <text:p>Con computadora PORC</text:p>
          </table:table-cell>
          <table:table-cell office:value-type="string">
            <text:p>Sin Helade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02289">
            <text:p>-40228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19C_02_PORC</text:p>
          </table:table-cell>
          <table:table-cell office:value-type="string">
            <text:p>Con Heladera PORC</text:p>
          </table:table-cell>
          <table:table-cell office:value-type="string">
            <text:p>Sin teléfono celular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64892">
            <text:p>-464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19B_02_PORC</text:p>
          </table:table-cell>
          <table:table-cell office:value-type="string">
            <text:p>Con Heladera PORC</text:p>
          </table:table-cell>
          <table:table-cell office:value-type="string">
            <text:p>Sin computado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402289">
            <text:p>-40228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283208">
            <text:p>-28320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283208">
            <text:p>-2832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9_01_PORC</text:p>
          </table:table-cell>
          <table:table-cell office:value-type="string">
            <text:p>H__09_02_PORC</text:p>
          </table:table-cell>
          <table:table-cell office:value-type="string">
            <text:p>Red pública PORC</text:p>
          </table:table-cell>
          <table:table-cell office:value-type="string">
            <text:p>Perforación con bomba a motor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1363894">
            <text:p>-13638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9_02_PORC</text:p>
          </table:table-cell>
          <table:table-cell office:value-type="string">
            <text:p>H__09_01_PORC</text:p>
          </table:table-cell>
          <table:table-cell office:value-type="string">
            <text:p>Perforación con bomba a motor PORC</text:p>
          </table:table-cell>
          <table:table-cell office:value-type="string">
            <text:p>Red públic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1363894">
            <text:p>-13638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73104">
            <text:p>-731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2_PORC</text:p>
          </table:table-cell>
          <table:table-cell office:value-type="string">
            <text:p>H__14_01_PORC</text:p>
          </table:table-cell>
          <table:table-cell office:value-type="string">
            <text:p>Sin teléfono de línea PORC</text:p>
          </table:table-cell>
          <table:table-cell office:value-type="string">
            <text:p>Gas de red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859212">
            <text:p>-8592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1_PORC</text:p>
          </table:table-cell>
          <table:table-cell office:value-type="string">
            <text:p>H__19D_02_PORC</text:p>
          </table:table-cell>
          <table:table-cell office:value-type="string">
            <text:p>Gas de red PORC</text:p>
          </table:table-cell>
          <table:table-cell office:value-type="string">
            <text:p>Sin teléfono de línea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859212">
            <text:p>-8592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1_PORC</text:p>
          </table:table-cell>
          <table:table-cell office:value-type="string">
            <text:p>H__05_02_PORC</text:p>
          </table:table-cell>
          <table:table-cell office:value-type="string">
            <text:p>Gas de red PORC</text:p>
          </table:table-cell>
          <table:table-cell office:value-type="string">
            <text:p>Cemento o ladrillo fijo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658025">
            <text:p>-6580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2_PORC</text:p>
          </table:table-cell>
          <table:table-cell office:value-type="string">
            <text:p>H__14_01_PORC</text:p>
          </table:table-cell>
          <table:table-cell office:value-type="string">
            <text:p>Cemento o ladrillo fijo PORC</text:p>
          </table:table-cell>
          <table:table-cell office:value-type="string">
            <text:p>Gas de red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658025">
            <text:p>-6580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877">
            <text:p>-877</text:p>
          </table:table-cell>
          <table:table-cell office:value-type="float" office:value="877">
            <text:p>877</text:p>
          </table:table-cell>
          <table:table-cell office:value-type="float" office:value="-73104">
            <text:p>-7310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423335">
            <text:p>42333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423335">
            <text:p>42333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PROP_03_PORC</text:p>
          </table:table-cell>
          <table:table-cell office:value-type="string">
            <text:p>P__09_07_PORC</text:p>
          </table:table-cell>
          <table:table-cell office:value-type="string">
            <text:p>Inquilino PORC</text:p>
          </table:table-cell>
          <table:table-cell office:value-type="string">
            <text:p>Universitario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118570">
            <text:p>11857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7_PORC</text:p>
          </table:table-cell>
          <table:table-cell office:value-type="string">
            <text:p>H__PROP_03_PORC</text:p>
          </table:table-cell>
          <table:table-cell office:value-type="string">
            <text:p>Universitario PORC</text:p>
          </table:table-cell>
          <table:table-cell office:value-type="string">
            <text:p>Inquilino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118570">
            <text:p>11857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TOTPERS_01_PORC</text:p>
          </table:table-cell>
          <table:table-cell office:value-type="string">
            <text:p>H__19A_02_PORC</text:p>
          </table:table-cell>
          <table:table-cell office:value-type="string">
            <text:p>1 persona en el hogar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333465">
            <text:p>33346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H__TOTPERS_01_PORC</text:p>
          </table:table-cell>
          <table:table-cell office:value-type="string">
            <text:p>Sin Heladera PORC</text:p>
          </table:table-cell>
          <table:table-cell office:value-type="string">
            <text:p>1 persona en el hogar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333465">
            <text:p>33346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61170">
            <text:p>6117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76">
            <text:p>876</text:p>
          </table:table-cell>
          <table:table-cell office:value-type="float" office:value="61170">
            <text:p>6117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809617">
            <text:p>-80961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809617">
            <text:p>-8096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505109">
            <text:p>-5051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505109">
            <text:p>-5051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192811">
            <text:p>-1928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192811">
            <text:p>-19281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102380">
            <text:p>-10238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102380">
            <text:p>-10238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TOTPERS_01_PORC</text:p>
          </table:table-cell>
          <table:table-cell office:value-type="string">
            <text:p>H__19A_01_PORC</text:p>
          </table:table-cell>
          <table:table-cell office:value-type="string">
            <text:p>1 persona en el hogar PORC</text:p>
          </table:table-cell>
          <table:table-cell office:value-type="string">
            <text:p>Con Heladera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333465">
            <text:p>-33346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H__TOTPERS_01_PORC</text:p>
          </table:table-cell>
          <table:table-cell office:value-type="string">
            <text:p>Con Heladera PORC</text:p>
          </table:table-cell>
          <table:table-cell office:value-type="string">
            <text:p>1 persona en el hogar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333465">
            <text:p>-33346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228982">
            <text:p>-22898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228982">
            <text:p>-22898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6_PORC</text:p>
          </table:table-cell>
          <table:table-cell office:value-type="string">
            <text:p>H__09_01_PORC</text:p>
          </table:table-cell>
          <table:table-cell office:value-type="string">
            <text:p>Leña o carbón PORC</text:p>
          </table:table-cell>
          <table:table-cell office:value-type="string">
            <text:p>Red pública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1224251">
            <text:p>-122425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9_01_PORC</text:p>
          </table:table-cell>
          <table:table-cell office:value-type="string">
            <text:p>H__14_06_PORC</text:p>
          </table:table-cell>
          <table:table-cell office:value-type="string">
            <text:p>Red pública PORC</text:p>
          </table:table-cell>
          <table:table-cell office:value-type="string">
            <text:p>Leña o carbón PORC</text:p>
          </table:table-cell>
          <table:table-cell office:value-type="float" office:value="-876">
            <text:p>-876</text:p>
          </table:table-cell>
          <table:table-cell office:value-type="float" office:value="876">
            <text:p>876</text:p>
          </table:table-cell>
          <table:table-cell office:value-type="float" office:value="-1224251">
            <text:p>-122425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37247">
            <text:p>3724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37247">
            <text:p>3724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8_PORC</text:p>
          </table:table-cell>
          <table:table-cell office:value-type="string">
            <text:p>P__09_07_PORC</text:p>
          </table:table-cell>
          <table:table-cell office:value-type="string">
            <text:p>Post universitario PORC</text:p>
          </table:table-cell>
          <table:table-cell office:value-type="string">
            <text:p>Universitari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12486">
            <text:p>1248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7_PORC</text:p>
          </table:table-cell>
          <table:table-cell office:value-type="string">
            <text:p>P__09_08_PORC</text:p>
          </table:table-cell>
          <table:table-cell office:value-type="string">
            <text:p>Universitario PORC</text:p>
          </table:table-cell>
          <table:table-cell office:value-type="string">
            <text:p>Post universitari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12486">
            <text:p>1248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1_PORC</text:p>
          </table:table-cell>
          <table:table-cell office:value-type="string">
            <text:p>H__19D_01_PORC</text:p>
          </table:table-cell>
          <table:table-cell office:value-type="string">
            <text:p>Gas de red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656109">
            <text:p>6561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H__14_01_PORC</text:p>
          </table:table-cell>
          <table:table-cell office:value-type="string">
            <text:p>Con teléfono de líne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656109">
            <text:p>6561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V__INCALCONS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655710">
            <text:p>65571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3_PORC</text:p>
          </table:table-cell>
          <table:table-cell office:value-type="string">
            <text:p>V__01_02_PORC</text:p>
          </table:table-cell>
          <table:table-cell office:value-type="string">
            <text:p>Tierra o ladrillo suelto PORC</text:p>
          </table:table-cell>
          <table:table-cell office:value-type="string">
            <text:p>Ranch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226787">
            <text:p>22678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01_02_PORC</text:p>
          </table:table-cell>
          <table:table-cell office:value-type="string">
            <text:p>H__05_03_PORC</text:p>
          </table:table-cell>
          <table:table-cell office:value-type="string">
            <text:p>Ranch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226787">
            <text:p>22678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11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655710">
            <text:p>65571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TIPVV_02_PORC</text:p>
          </table:table-cell>
          <table:table-cell office:value-type="string">
            <text:p>V__V00_06_PORC</text:p>
          </table:table-cell>
          <table:table-cell office:value-type="string">
            <text:p>Viviendas colectivas PORC</text:p>
          </table:table-cell>
          <table:table-cell office:value-type="string">
            <text:p>Prisión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V00_06_PORC</text:p>
          </table:table-cell>
          <table:table-cell office:value-type="string">
            <text:p>V__TIPVV_02_PORC</text:p>
          </table:table-cell>
          <table:table-cell office:value-type="string">
            <text:p>Prisión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372368">
            <text:p>37236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372368">
            <text:p>3723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SERV_03_PORC</text:p>
          </table:table-cell>
          <table:table-cell office:value-type="string">
            <text:p>H__12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ólo a pozo cieg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632409">
            <text:p>63240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2_03_PORC</text:p>
          </table:table-cell>
          <table:table-cell office:value-type="string">
            <text:p>V__INCALSERV_03_PORC</text:p>
          </table:table-cell>
          <table:table-cell office:value-type="string">
            <text:p>Sólo a pozo ciego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632409">
            <text:p>6324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6_PORC</text:p>
          </table:table-cell>
          <table:table-cell office:value-type="string">
            <text:p>V__URP_03_PORC</text:p>
          </table:table-cell>
          <table:table-cell office:value-type="string">
            <text:p>Leña o carbón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1425860">
            <text:p>142586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URP_03_PORC</text:p>
          </table:table-cell>
          <table:table-cell office:value-type="string">
            <text:p>H__14_06_PORC</text:p>
          </table:table-cell>
          <table:table-cell office:value-type="string">
            <text:p>Area Rural dispers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1425860">
            <text:p>142586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584552">
            <text:p>58455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5">
            <text:p>875</text:p>
          </table:table-cell>
          <table:table-cell office:value-type="float" office:value="584552">
            <text:p>58455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1424920">
            <text:p>-142492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489478">
            <text:p>-48947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489478">
            <text:p>-48947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1424920">
            <text:p>-142492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2_PORC</text:p>
          </table:table-cell>
          <table:table-cell office:value-type="string">
            <text:p>P__12_01_PORC</text:p>
          </table:table-cell>
          <table:table-cell office:value-type="string">
            <text:p>No utiliza computadora PORC</text:p>
          </table:table-cell>
          <table:table-cell office:value-type="string">
            <text:p>Si tiliza computador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228289">
            <text:p>-22828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12_01_PORC</text:p>
          </table:table-cell>
          <table:table-cell office:value-type="string">
            <text:p>P__12_02_PORC</text:p>
          </table:table-cell>
          <table:table-cell office:value-type="string">
            <text:p>Si tiliza computadora PORC</text:p>
          </table:table-cell>
          <table:table-cell office:value-type="string">
            <text:p>No utiliza computador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228289">
            <text:p>-22828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239699">
            <text:p>-23969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239699">
            <text:p>-23969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TIPVV_01_PORC</text:p>
          </table:table-cell>
          <table:table-cell office:value-type="string">
            <text:p>V__V00_06_PORC</text:p>
          </table:table-cell>
          <table:table-cell office:value-type="string">
            <text:p>Viviendas particulares PORC</text:p>
          </table:table-cell>
          <table:table-cell office:value-type="string">
            <text:p>Prisión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140">
            <text:p>-1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V00_06_PORC</text:p>
          </table:table-cell>
          <table:table-cell office:value-type="string">
            <text:p>V__TIPVV_01_PORC</text:p>
          </table:table-cell>
          <table:table-cell office:value-type="string">
            <text:p>Prisión PORC</text:p>
          </table:table-cell>
          <table:table-cell office:value-type="string">
            <text:p>Viviendas particulares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140">
            <text:p>-14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490691">
            <text:p>-49069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490691">
            <text:p>-49069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V__URP_03_PORC</text:p>
          </table:table-cell>
          <table:table-cell office:value-type="string">
            <text:p>Gas de red PORC</text:p>
          </table:table-cell>
          <table:table-cell office:value-type="string">
            <text:p>Area Rural disperso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1071892">
            <text:p>-1071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H__14_01_PORC</text:p>
          </table:table-cell>
          <table:table-cell office:value-type="string">
            <text:p>Area Rural disperso PORC</text:p>
          </table:table-cell>
          <table:table-cell office:value-type="string">
            <text:p>Gas de red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1071892">
            <text:p>-107189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2_PORC</text:p>
          </table:table-cell>
          <table:table-cell office:value-type="string">
            <text:p>P__12_01_PORC</text:p>
          </table:table-cell>
          <table:table-cell office:value-type="string">
            <text:p>Sin computadora PORC</text:p>
          </table:table-cell>
          <table:table-cell office:value-type="string">
            <text:p>Si tiliza computador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334925">
            <text:p>-3349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1_PORC</text:p>
          </table:table-cell>
          <table:table-cell office:value-type="string">
            <text:p>H__19B_02_PORC</text:p>
          </table:table-cell>
          <table:table-cell office:value-type="string">
            <text:p>Si tiliza computadora PORC</text:p>
          </table:table-cell>
          <table:table-cell office:value-type="string">
            <text:p>Sin computador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334925">
            <text:p>-33492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652536">
            <text:p>-65253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652536">
            <text:p>-65253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496115">
            <text:p>-49611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496115">
            <text:p>-4961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4_PORC</text:p>
          </table:table-cell>
          <table:table-cell office:value-type="string">
            <text:p>H__19D_01_PORC</text:p>
          </table:table-cell>
          <table:table-cell office:value-type="string">
            <text:p>Gas en garrafa PORC</text:p>
          </table:table-cell>
          <table:table-cell office:value-type="string">
            <text:p>Con teléfono de líne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767604">
            <text:p>-7676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1_PORC</text:p>
          </table:table-cell>
          <table:table-cell office:value-type="string">
            <text:p>H__14_04_PORC</text:p>
          </table:table-cell>
          <table:table-cell office:value-type="string">
            <text:p>Con teléfono de línea PORC</text:p>
          </table:table-cell>
          <table:table-cell office:value-type="string">
            <text:p>Gas en garrafa PORC</text:p>
          </table:table-cell>
          <table:table-cell office:value-type="float" office:value="-875">
            <text:p>-875</text:p>
          </table:table-cell>
          <table:table-cell office:value-type="float" office:value="875">
            <text:p>875</text:p>
          </table:table-cell>
          <table:table-cell office:value-type="float" office:value="-767604">
            <text:p>-76760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V__INCALSERV_03_PORC</text:p>
          </table:table-cell>
          <table:table-cell office:value-type="string">
            <text:p>No utiliza computadora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548773">
            <text:p>54877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P__12_02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548773">
            <text:p>5487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19D_02_PORC</text:p>
          </table:table-cell>
          <table:table-cell office:value-type="string">
            <text:p>Primario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449354">
            <text:p>44935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P__09_02_PORC</text:p>
          </table:table-cell>
          <table:table-cell office:value-type="string">
            <text:p>Sin teléfono de línea PORC</text:p>
          </table:table-cell>
          <table:table-cell office:value-type="string">
            <text:p>Primario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449354">
            <text:p>44935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V__INMAT_01_PORC</text:p>
          </table:table-cell>
          <table:table-cell office:value-type="string">
            <text:p>Gas de red PORC</text:p>
          </table:table-cell>
          <table:table-cell office:value-type="string">
            <text:p>Calidad 1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767497">
            <text:p>76749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14_01_PORC</text:p>
          </table:table-cell>
          <table:table-cell office:value-type="string">
            <text:p>Calidad 1 PORC</text:p>
          </table:table-cell>
          <table:table-cell office:value-type="string">
            <text:p>Gas de red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767497">
            <text:p>76749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6_07_PORC</text:p>
          </table:table-cell>
          <table:table-cell office:value-type="string">
            <text:p>V__INMAT_04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4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24779">
            <text:p>2477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MAT_04_PORC</text:p>
          </table:table-cell>
          <table:table-cell office:value-type="string">
            <text:p>H__06_07_PORC</text:p>
          </table:table-cell>
          <table:table-cell office:value-type="string">
            <text:p>Calidad 4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24779">
            <text:p>2477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1_PORC</text:p>
          </table:table-cell>
          <table:table-cell office:value-type="string">
            <text:p>H__08_01_PORC</text:p>
          </table:table-cell>
          <table:table-cell office:value-type="string">
            <text:p>Calidad constructiva Satisfactori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575648">
            <text:p>57564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8_01_PORC</text:p>
          </table:table-cell>
          <table:table-cell office:value-type="string">
            <text:p>V__INCALCONS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575648">
            <text:p>57564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H__07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754044">
            <text:p>75404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1_PORC</text:p>
          </table:table-cell>
          <table:table-cell office:value-type="string">
            <text:p>H__11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4">
            <text:p>874</text:p>
          </table:table-cell>
          <table:table-cell office:value-type="float" office:value="754044">
            <text:p>75404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731992">
            <text:p>-73199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281793">
            <text:p>-28179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2_PORC</text:p>
          </table:table-cell>
          <table:table-cell office:value-type="string">
            <text:p>H__05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728564">
            <text:p>-72856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731992">
            <text:p>-73199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H__07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728564">
            <text:p>-72856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281793">
            <text:p>-28179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05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Tierra o ladrillo suelt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967577">
            <text:p>-9675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H__11_01_PORC</text:p>
          </table:table-cell>
          <table:table-cell office:value-type="string">
            <text:p>Tierra o ladrillo suelto PORC</text:p>
          </table:table-cell>
          <table:table-cell office:value-type="string">
            <text:p>Si tiene cadena y mochila en el bañ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967577">
            <text:p>-9675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V__INCALCONS_01_PORC</text:p>
          </table:table-cell>
          <table:table-cell office:value-type="string">
            <text:p>Primario PORC</text:p>
          </table:table-cell>
          <table:table-cell office:value-type="string">
            <text:p>Calidad constructiva Satisfactoria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384988">
            <text:p>-38498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V__INCALCONS_01_PORC</text:p>
          </table:table-cell>
          <table:table-cell office:value-type="string">
            <text:p>Sin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402435">
            <text:p>-40243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P__09_02_PORC</text:p>
          </table:table-cell>
          <table:table-cell office:value-type="string">
            <text:p>Calidad constructiva Satisfactoria PORC</text:p>
          </table:table-cell>
          <table:table-cell office:value-type="string">
            <text:p>Primari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384988">
            <text:p>-38498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19B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computadora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402435">
            <text:p>-40243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V__INCALCONS_01_PORC</text:p>
          </table:table-cell>
          <table:table-cell office:value-type="string">
            <text:p>Sin teléfono de línea PORC</text:p>
          </table:table-cell>
          <table:table-cell office:value-type="string">
            <text:p>Calidad constructiva Satisfactoria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638291">
            <text:p>-63829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19D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teléfono de línea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638291">
            <text:p>-63829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2_01_PORC</text:p>
          </table:table-cell>
          <table:table-cell office:value-type="string">
            <text:p>H__12_03_PORC</text:p>
          </table:table-cell>
          <table:table-cell office:value-type="string">
            <text:p>A red publica (cloaca) PORC</text:p>
          </table:table-cell>
          <table:table-cell office:value-type="string">
            <text:p>Sólo a pozo cieg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645462">
            <text:p>-64546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2_03_PORC</text:p>
          </table:table-cell>
          <table:table-cell office:value-type="string">
            <text:p>H__12_01_PORC</text:p>
          </table:table-cell>
          <table:table-cell office:value-type="string">
            <text:p>Sólo a pozo ciego PORC</text:p>
          </table:table-cell>
          <table:table-cell office:value-type="string">
            <text:p>A red publica (cloaca)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645462">
            <text:p>-6454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01_01_PORC</text:p>
          </table:table-cell>
          <table:table-cell office:value-type="string">
            <text:p>V__01_02_PORC</text:p>
          </table:table-cell>
          <table:table-cell office:value-type="string">
            <text:p>Casa PORC</text:p>
          </table:table-cell>
          <table:table-cell office:value-type="string">
            <text:p>Ranch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300378">
            <text:p>-3003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01_02_PORC</text:p>
          </table:table-cell>
          <table:table-cell office:value-type="string">
            <text:p>V__01_01_PORC</text:p>
          </table:table-cell>
          <table:table-cell office:value-type="string">
            <text:p>Rancho PORC</text:p>
          </table:table-cell>
          <table:table-cell office:value-type="string">
            <text:p>Casa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300378">
            <text:p>-3003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1_01_PORC</text:p>
          </table:table-cell>
          <table:table-cell office:value-type="string">
            <text:p>H__11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tiene cadena y mochila en el bañ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652450">
            <text:p>-65245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1_02_PORC</text:p>
          </table:table-cell>
          <table:table-cell office:value-type="string">
            <text:p>H__11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ene cadena y mochila en el baño PORC</text:p>
          </table:table-cell>
          <table:table-cell office:value-type="float" office:value="-874">
            <text:p>-874</text:p>
          </table:table-cell>
          <table:table-cell office:value-type="float" office:value="874">
            <text:p>874</text:p>
          </table:table-cell>
          <table:table-cell office:value-type="float" office:value="-652450">
            <text:p>-65245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310701">
            <text:p>31070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310701">
            <text:p>31070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07_02_PORC</text:p>
          </table:table-cell>
          <table:table-cell office:value-type="string">
            <text:p>Calidad constructiva Insuficiente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748772">
            <text:p>74877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V__INCALCONS_03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748772">
            <text:p>74877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428689">
            <text:p>42868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428689">
            <text:p>4286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72530">
            <text:p>7253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72530">
            <text:p>7253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07_02_PORC</text:p>
          </table:table-cell>
          <table:table-cell office:value-type="string">
            <text:p>Primario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402907">
            <text:p>40290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P__09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Primario PORC</text:p>
          </table:table-cell>
          <table:table-cell table:number-columns-repeated="2" office:value-type="float" office:value="873">
            <text:p>873</text:p>
          </table:table-cell>
          <table:table-cell office:value-type="float" office:value="402907">
            <text:p>40290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14_01_PORC</text:p>
          </table:table-cell>
          <table:table-cell office:value-type="string">
            <text:p>Sin computadora PORC</text:p>
          </table:table-cell>
          <table:table-cell office:value-type="string">
            <text:p>Gas de red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733412">
            <text:p>-73341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1_PORC</text:p>
          </table:table-cell>
          <table:table-cell office:value-type="string">
            <text:p>H__19B_02_PORC</text:p>
          </table:table-cell>
          <table:table-cell office:value-type="string">
            <text:p>Gas de red PORC</text:p>
          </table:table-cell>
          <table:table-cell office:value-type="string">
            <text:p>Sin computador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733412">
            <text:p>-73341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V__INMAT_01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1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636082">
            <text:p>-63608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V__INCALCONS_03_PORC</text:p>
          </table:table-cell>
          <table:table-cell office:value-type="string">
            <text:p>Calidad 1 PORC</text:p>
          </table:table-cell>
          <table:table-cell office:value-type="string">
            <text:p>Calidad constructiva Insuficiente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636082">
            <text:p>-63608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28689">
            <text:p>-42868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28689">
            <text:p>-42868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234440">
            <text:p>-23444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234440">
            <text:p>-23444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H__14_01_PORC</text:p>
          </table:table-cell>
          <table:table-cell office:value-type="string">
            <text:p>Sin teléfono de línea PORC</text:p>
          </table:table-cell>
          <table:table-cell office:value-type="string">
            <text:p>Gas de red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963888">
            <text:p>-96388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H__19D_02_PORC</text:p>
          </table:table-cell>
          <table:table-cell office:value-type="string">
            <text:p>Gas de red PORC</text:p>
          </table:table-cell>
          <table:table-cell office:value-type="string">
            <text:p>Sin teléfono de líne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963888">
            <text:p>-96388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D_02_PORC</text:p>
          </table:table-cell>
          <table:table-cell office:value-type="string">
            <text:p>H__19D_01_PORC</text:p>
          </table:table-cell>
          <table:table-cell office:value-type="string">
            <text:p>Sin teléfono de línea PORC</text:p>
          </table:table-cell>
          <table:table-cell office:value-type="string">
            <text:p>Con teléfono de líne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38910">
            <text:p>-43891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D_01_PORC</text:p>
          </table:table-cell>
          <table:table-cell office:value-type="string">
            <text:p>H__19D_02_PORC</text:p>
          </table:table-cell>
          <table:table-cell office:value-type="string">
            <text:p>Con teléfono de línea PORC</text:p>
          </table:table-cell>
          <table:table-cell office:value-type="string">
            <text:p>Sin teléfono de líne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38910">
            <text:p>-4389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5_01_PORC</text:p>
          </table:table-cell>
          <table:table-cell office:value-type="string">
            <text:p>P__05_02_PORC</text:p>
          </table:table-cell>
          <table:table-cell office:value-type="string">
            <text:p>Argentina PORC</text:p>
          </table:table-cell>
          <table:table-cell office:value-type="string">
            <text:p>Otros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6802">
            <text:p>-680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5_02_PORC</text:p>
          </table:table-cell>
          <table:table-cell office:value-type="string">
            <text:p>P__05_01_PORC</text:p>
          </table:table-cell>
          <table:table-cell office:value-type="string">
            <text:p>Otros PORC</text:p>
          </table:table-cell>
          <table:table-cell office:value-type="string">
            <text:p>Argentin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6802">
            <text:p>-680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6012">
            <text:p>-460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6012">
            <text:p>-4601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3_PORC</text:p>
          </table:table-cell>
          <table:table-cell office:value-type="string">
            <text:p>V__INCALCONS_01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constructiva Satisfactori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559793">
            <text:p>-55979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19357">
            <text:p>-41935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419357">
            <text:p>-41935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1_PORC</text:p>
          </table:table-cell>
          <table:table-cell office:value-type="string">
            <text:p>V__INCALCONS_03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constructiva Insuficiente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559793">
            <text:p>-5597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2_01_PORC</text:p>
          </table:table-cell>
          <table:table-cell office:value-type="string">
            <text:p>H__12_03_PORC</text:p>
          </table:table-cell>
          <table:table-cell office:value-type="string">
            <text:p>A red publica (cloaca) PORC</text:p>
          </table:table-cell>
          <table:table-cell office:value-type="string">
            <text:p>Sólo a pozo ciego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708768">
            <text:p>-7087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2_02_PORC</text:p>
          </table:table-cell>
          <table:table-cell office:value-type="string">
            <text:p>P__02_01_PORC</text:p>
          </table:table-cell>
          <table:table-cell office:value-type="string">
            <text:p>Mujer PORC</text:p>
          </table:table-cell>
          <table:table-cell office:value-type="string">
            <text:p>Hombre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18401">
            <text:p>-184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2_03_PORC</text:p>
          </table:table-cell>
          <table:table-cell office:value-type="string">
            <text:p>H__12_01_PORC</text:p>
          </table:table-cell>
          <table:table-cell office:value-type="string">
            <text:p>Sólo a pozo ciego PORC</text:p>
          </table:table-cell>
          <table:table-cell office:value-type="string">
            <text:p>A red publica (cloaca)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708768">
            <text:p>-7087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2_01_PORC</text:p>
          </table:table-cell>
          <table:table-cell office:value-type="string">
            <text:p>P__02_02_PORC</text:p>
          </table:table-cell>
          <table:table-cell office:value-type="string">
            <text:p>Hombre PORC</text:p>
          </table:table-cell>
          <table:table-cell office:value-type="string">
            <text:p>Mujer PORC</text:p>
          </table:table-cell>
          <table:table-cell office:value-type="float" office:value="-873">
            <text:p>-873</text:p>
          </table:table-cell>
          <table:table-cell office:value-type="float" office:value="873">
            <text:p>873</text:p>
          </table:table-cell>
          <table:table-cell office:value-type="float" office:value="-18401">
            <text:p>-1840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1_PORC</text:p>
          </table:table-cell>
          <table:table-cell office:value-type="string">
            <text:p>H__19A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512419">
            <text:p>51241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A_01_PORC</text:p>
          </table:table-cell>
          <table:table-cell office:value-type="string">
            <text:p>H__11_01_PORC</text:p>
          </table:table-cell>
          <table:table-cell office:value-type="string">
            <text:p>Con Helade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512419">
            <text:p>51241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H__11_02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741759">
            <text:p>74175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V__INCALSERV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741759">
            <text:p>74175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6_06_PORC</text:p>
          </table:table-cell>
          <table:table-cell office:value-type="string">
            <text:p>V__INMAT_04_PORC</text:p>
          </table:table-cell>
          <table:table-cell office:value-type="string">
            <text:p>Chapa de cartón PORC</text:p>
          </table:table-cell>
          <table:table-cell office:value-type="string">
            <text:p>Calidad 4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51053">
            <text:p>5105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MAT_04_PORC</text:p>
          </table:table-cell>
          <table:table-cell office:value-type="string">
            <text:p>H__06_06_PORC</text:p>
          </table:table-cell>
          <table:table-cell office:value-type="string">
            <text:p>Calidad 4 PORC</text:p>
          </table:table-cell>
          <table:table-cell office:value-type="string">
            <text:p>Chapa de cartón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51053">
            <text:p>5105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842359">
            <text:p>84235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842359">
            <text:p>84235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V__INMAT_01_PORC</text:p>
          </table:table-cell>
          <table:table-cell office:value-type="string">
            <text:p>Con teléfono de línea PORC</text:p>
          </table:table-cell>
          <table:table-cell office:value-type="string">
            <text:p>Calidad 1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526928">
            <text:p>52692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H__19D_01_PORC</text:p>
          </table:table-cell>
          <table:table-cell office:value-type="string">
            <text:p>Calidad 1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526928">
            <text:p>52692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TOTHOG_01_PORC</text:p>
          </table:table-cell>
          <table:table-cell office:value-type="string">
            <text:p>V__INCALCONS_01_PORC</text:p>
          </table:table-cell>
          <table:table-cell office:value-type="string">
            <text:p>Con un hogar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318747">
            <text:p>31874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CONS_01_PORC</text:p>
          </table:table-cell>
          <table:table-cell office:value-type="string">
            <text:p>V__TOTHOG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318747">
            <text:p>31874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1_PORC</text:p>
          </table:table-cell>
          <table:table-cell office:value-type="string">
            <text:p>H__08_01_PORC</text:p>
          </table:table-cell>
          <table:table-cell office:value-type="string">
            <text:p>Con Helade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846767">
            <text:p>84676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8_01_PORC</text:p>
          </table:table-cell>
          <table:table-cell office:value-type="string">
            <text:p>H__19A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846767">
            <text:p>8467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138436">
            <text:p>1384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138436">
            <text:p>1384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426609">
            <text:p>4266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72">
            <text:p>872</text:p>
          </table:table-cell>
          <table:table-cell office:value-type="float" office:value="426609">
            <text:p>4266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V__INCALCONS_01_PORC</text:p>
          </table:table-cell>
          <table:table-cell office:value-type="string">
            <text:p>No utiliza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410922">
            <text:p>-4109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P__12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i tiliza computadora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551427">
            <text:p>-55142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V__INCALSERV_03_PORC</text:p>
          </table:table-cell>
          <table:table-cell office:value-type="string">
            <text:p>Si tiliza computadora PORC</text:p>
          </table:table-cell>
          <table:table-cell office:value-type="string">
            <text:p>Calidad de Servicios BasicosInsuficiente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551427">
            <text:p>-55142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P__12_02_PORC</text:p>
          </table:table-cell>
          <table:table-cell office:value-type="string">
            <text:p>Calidad constructiva Satisfactoria PORC</text:p>
          </table:table-cell>
          <table:table-cell office:value-type="string">
            <text:p>No utiliza computadora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410922">
            <text:p>-4109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14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Gas de red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102721">
            <text:p>-1027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1_PORC</text:p>
          </table:table-cell>
          <table:table-cell office:value-type="string">
            <text:p>H__11_02_PORC</text:p>
          </table:table-cell>
          <table:table-cell office:value-type="string">
            <text:p>Gas de red PORC</text:p>
          </table:table-cell>
          <table:table-cell office:value-type="string">
            <text:p>No tiene cadena y mochila en el baño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102721">
            <text:p>-10272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V__INMAT_01_PORC</text:p>
          </table:table-cell>
          <table:table-cell office:value-type="string">
            <text:p>Sin teléfono de línea PORC</text:p>
          </table:table-cell>
          <table:table-cell office:value-type="string">
            <text:p>Calidad 1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526928">
            <text:p>-52692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H__19D_02_PORC</text:p>
          </table:table-cell>
          <table:table-cell office:value-type="string">
            <text:p>Calidad 1 PORC</text:p>
          </table:table-cell>
          <table:table-cell office:value-type="string">
            <text:p>Sin teléfono de línea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526928">
            <text:p>-52692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2_01_PORC</text:p>
          </table:table-cell>
          <table:table-cell office:value-type="string">
            <text:p>H__12_02_PORC</text:p>
          </table:table-cell>
          <table:table-cell office:value-type="string">
            <text:p>A red publica (cloaca) PORC</text:p>
          </table:table-cell>
          <table:table-cell office:value-type="string">
            <text:p>A cámara séptica y pozo ciego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1195305">
            <text:p>-11953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2_02_PORC</text:p>
          </table:table-cell>
          <table:table-cell office:value-type="string">
            <text:p>H__12_01_PORC</text:p>
          </table:table-cell>
          <table:table-cell office:value-type="string">
            <text:p>A cámara séptica y pozo ciego PORC</text:p>
          </table:table-cell>
          <table:table-cell office:value-type="string">
            <text:p>A red publica (cloaca)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1195305">
            <text:p>-119530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419860">
            <text:p>-41986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872">
            <text:p>-872</text:p>
          </table:table-cell>
          <table:table-cell office:value-type="float" office:value="872">
            <text:p>872</text:p>
          </table:table-cell>
          <table:table-cell office:value-type="float" office:value="-419860">
            <text:p>-41986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3_PORC</text:p>
          </table:table-cell>
          <table:table-cell office:value-type="string">
            <text:p>V__01_02_PORC</text:p>
          </table:table-cell>
          <table:table-cell office:value-type="string">
            <text:p>Tierra o ladrillo suelto PORC</text:p>
          </table:table-cell>
          <table:table-cell office:value-type="string">
            <text:p>Ranch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38064">
            <text:p>13806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01_02_PORC</text:p>
          </table:table-cell>
          <table:table-cell office:value-type="string">
            <text:p>H__05_03_PORC</text:p>
          </table:table-cell>
          <table:table-cell office:value-type="string">
            <text:p>Ranch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38064">
            <text:p>13806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6_04_PORC</text:p>
          </table:table-cell>
          <table:table-cell office:value-type="string">
            <text:p>V__INMAT_03_PORC</text:p>
          </table:table-cell>
          <table:table-cell office:value-type="string">
            <text:p>Chapa de metal (sin cubierta) PORC</text:p>
          </table:table-cell>
          <table:table-cell office:value-type="string">
            <text:p>Calidad 3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47317">
            <text:p>473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MAT_03_PORC</text:p>
          </table:table-cell>
          <table:table-cell office:value-type="string">
            <text:p>H__06_04_PORC</text:p>
          </table:table-cell>
          <table:table-cell office:value-type="string">
            <text:p>Calidad 3 PORC</text:p>
          </table:table-cell>
          <table:table-cell office:value-type="string">
            <text:p>Chapa de metal (sin cubierta)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47317">
            <text:p>4731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H__19D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525917">
            <text:p>52591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V__INCALCONS_01_PORC</text:p>
          </table:table-cell>
          <table:table-cell office:value-type="string">
            <text:p>Con teléfono de líne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525917">
            <text:p>52591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1_01_PORC</text:p>
          </table:table-cell>
          <table:table-cell office:value-type="string">
            <text:p>H__10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212410">
            <text:p>21241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0_01_PORC</text:p>
          </table:table-cell>
          <table:table-cell office:value-type="string">
            <text:p>H__11_01_PORC</text:p>
          </table:table-cell>
          <table:table-cell office:value-type="string">
            <text:p>HOGAR SI Tiene baño o letrin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212410">
            <text:p>21241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8_01_PORC</text:p>
          </table:table-cell>
          <table:table-cell office:value-type="string">
            <text:p>P__09_03_PORC</text:p>
          </table:table-cell>
          <table:table-cell office:value-type="string">
            <text:p>Asiste PORC</text:p>
          </table:table-cell>
          <table:table-cell office:value-type="string">
            <text:p>EGB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62953">
            <text:p>6295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9_03_PORC</text:p>
          </table:table-cell>
          <table:table-cell office:value-type="string">
            <text:p>P__08_01_PORC</text:p>
          </table:table-cell>
          <table:table-cell office:value-type="string">
            <text:p>EGB PORC</text:p>
          </table:table-cell>
          <table:table-cell office:value-type="string">
            <text:p>Asiste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62953">
            <text:p>6295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P__09_04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ecundari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258450">
            <text:p>25845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9_04_PORC</text:p>
          </table:table-cell>
          <table:table-cell office:value-type="string">
            <text:p>H__11_01_PORC</text:p>
          </table:table-cell>
          <table:table-cell office:value-type="string">
            <text:p>Secundari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258450">
            <text:p>2584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6_07_PORC</text:p>
          </table:table-cell>
          <table:table-cell office:value-type="string">
            <text:p>V__INCALCONS_03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44978">
            <text:p>1449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1_01_PORC</text:p>
          </table:table-cell>
          <table:table-cell office:value-type="string">
            <text:p>H__ALGUNBI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NBI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28909">
            <text:p>1289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3_PORC</text:p>
          </table:table-cell>
          <table:table-cell office:value-type="string">
            <text:p>H__06_07_PORC</text:p>
          </table:table-cell>
          <table:table-cell office:value-type="string">
            <text:p>Calidad constructiva Insuficiente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44978">
            <text:p>1449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1_PORC</text:p>
          </table:table-cell>
          <table:table-cell office:value-type="string">
            <text:p>H__11_01_PORC</text:p>
          </table:table-cell>
          <table:table-cell office:value-type="string">
            <text:p>Sin NBI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28909">
            <text:p>12890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V__INCALCONS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690093">
            <text:p>69009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6875">
            <text:p>1687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16875">
            <text:p>1687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H__11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71">
            <text:p>871</text:p>
          </table:table-cell>
          <table:table-cell office:value-type="float" office:value="690093">
            <text:p>69009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318488">
            <text:p>-31848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318488">
            <text:p>-31848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2035215">
            <text:p>-203521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2035215">
            <text:p>-203521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1877053">
            <text:p>-187705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1877053">
            <text:p>-18770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2_PORC</text:p>
          </table:table-cell>
          <table:table-cell office:value-type="string">
            <text:p>H__07_01_PORC</text:p>
          </table:table-cell>
          <table:table-cell office:value-type="string">
            <text:p>Calidad constructiva Basico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94099">
            <text:p>-940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1_PORC</text:p>
          </table:table-cell>
          <table:table-cell office:value-type="string">
            <text:p>V__INCALCONS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Basico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94099">
            <text:p>-940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V__INCALCONS_01_PORC</text:p>
          </table:table-cell>
          <table:table-cell office:value-type="string">
            <text:p>Sin teléfono de línea PORC</text:p>
          </table:table-cell>
          <table:table-cell office:value-type="string">
            <text:p>Calidad constructiva Satisfactoria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525917">
            <text:p>-52591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H__19D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teléfono de línea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525917">
            <text:p>-5259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H__14_01_PORC</text:p>
          </table:table-cell>
          <table:table-cell office:value-type="string">
            <text:p>Sin computadora PORC</text:p>
          </table:table-cell>
          <table:table-cell office:value-type="string">
            <text:p>Gas de red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718679">
            <text:p>-71867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H__19B_02_PORC</text:p>
          </table:table-cell>
          <table:table-cell office:value-type="string">
            <text:p>Gas de red PORC</text:p>
          </table:table-cell>
          <table:table-cell office:value-type="string">
            <text:p>Sin computadora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718679">
            <text:p>-71867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4_06_PORC</text:p>
          </table:table-cell>
          <table:table-cell office:value-type="string">
            <text:p>H__19A_01_PORC</text:p>
          </table:table-cell>
          <table:table-cell office:value-type="string">
            <text:p>Leña o carbón PORC</text:p>
          </table:table-cell>
          <table:table-cell office:value-type="string">
            <text:p>Con Heladera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810414">
            <text:p>-81041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1_PORC</text:p>
          </table:table-cell>
          <table:table-cell office:value-type="string">
            <text:p>H__14_06_PORC</text:p>
          </table:table-cell>
          <table:table-cell office:value-type="string">
            <text:p>Con Heladera PORC</text:p>
          </table:table-cell>
          <table:table-cell office:value-type="string">
            <text:p>Leña o carbón PORC</text:p>
          </table:table-cell>
          <table:table-cell office:value-type="float" office:value="-871">
            <text:p>-871</text:p>
          </table:table-cell>
          <table:table-cell office:value-type="float" office:value="871">
            <text:p>871</text:p>
          </table:table-cell>
          <table:table-cell office:value-type="float" office:value="-810414">
            <text:p>-81041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316256">
            <text:p>31625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316256">
            <text:p>31625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2_PORC</text:p>
          </table:table-cell>
          <table:table-cell office:value-type="string">
            <text:p>H__08_02_PORC</text:p>
          </table:table-cell>
          <table:table-cell office:value-type="string">
            <text:p>No tiene cadena y mochila en el baño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56082">
            <text:p>15608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2_PORC</text:p>
          </table:table-cell>
          <table:table-cell office:value-type="string">
            <text:p>H__11_02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56082">
            <text:p>15608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51453">
            <text:p>5145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51453">
            <text:p>514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6_PORC</text:p>
          </table:table-cell>
          <table:table-cell office:value-type="string">
            <text:p>H__19D_02_PORC</text:p>
          </table:table-cell>
          <table:table-cell office:value-type="string">
            <text:p>Más de 3.00 personas por cuarto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39280">
            <text:p>392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H__INDHAC_06_PORC</text:p>
          </table:table-cell>
          <table:table-cell office:value-type="string">
            <text:p>Sin teléfono de línea PORC</text:p>
          </table:table-cell>
          <table:table-cell office:value-type="string">
            <text:p>Más de 3.00 personas por cuarto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39280">
            <text:p>392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V00_07_PORC</text:p>
          </table:table-cell>
          <table:table-cell office:value-type="string">
            <text:p>V__TIPVV_02_PORC</text:p>
          </table:table-cell>
          <table:table-cell office:value-type="string">
            <text:p>Cuartel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TIPVV_02_PORC</text:p>
          </table:table-cell>
          <table:table-cell office:value-type="string">
            <text:p>V__V00_07_PORC</text:p>
          </table:table-cell>
          <table:table-cell office:value-type="string">
            <text:p>Viviendas colectivas PORC</text:p>
          </table:table-cell>
          <table:table-cell office:value-type="string">
            <text:p>Cuartel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V__INMAT_01_PORC</text:p>
          </table:table-cell>
          <table:table-cell office:value-type="string">
            <text:p>Si tiliza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27368">
            <text:p>4273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P__12_01_PORC</text:p>
          </table:table-cell>
          <table:table-cell office:value-type="string">
            <text:p>Calidad 1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27368">
            <text:p>42736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24362">
            <text:p>42436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24362">
            <text:p>4243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30494">
            <text:p>4304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30494">
            <text:p>4304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07583">
            <text:p>40758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70">
            <text:p>870</text:p>
          </table:table-cell>
          <table:table-cell office:value-type="float" office:value="407583">
            <text:p>40758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1029553">
            <text:p>-102955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1029553">
            <text:p>-102955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1_PORC</text:p>
          </table:table-cell>
          <table:table-cell office:value-type="string">
            <text:p>H__08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239827">
            <text:p>-23982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8_02_PORC</text:p>
          </table:table-cell>
          <table:table-cell office:value-type="string">
            <text:p>H__05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239827">
            <text:p>-23982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V__INCALCONS_01_PORC</text:p>
          </table:table-cell>
          <table:table-cell office:value-type="string">
            <text:p>Sin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419746">
            <text:p>-41974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H__19B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computadora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419746">
            <text:p>-41974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2_01_PORC</text:p>
          </table:table-cell>
          <table:table-cell office:value-type="string">
            <text:p>H__12_03_PORC</text:p>
          </table:table-cell>
          <table:table-cell office:value-type="string">
            <text:p>A red publica (cloaca) PORC</text:p>
          </table:table-cell>
          <table:table-cell office:value-type="string">
            <text:p>Sólo a pozo cieg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976900">
            <text:p>-97690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2_03_PORC</text:p>
          </table:table-cell>
          <table:table-cell office:value-type="string">
            <text:p>H__12_01_PORC</text:p>
          </table:table-cell>
          <table:table-cell office:value-type="string">
            <text:p>Sólo a pozo ciego PORC</text:p>
          </table:table-cell>
          <table:table-cell office:value-type="string">
            <text:p>A red publica (cloaca)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976900">
            <text:p>-9769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6_07_PORC</text:p>
          </table:table-cell>
          <table:table-cell office:value-type="string">
            <text:p>V__01_01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sa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629589">
            <text:p>-62958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1_PORC</text:p>
          </table:table-cell>
          <table:table-cell office:value-type="string">
            <text:p>H__06_07_PORC</text:p>
          </table:table-cell>
          <table:table-cell office:value-type="string">
            <text:p>Casa PORC</text:p>
          </table:table-cell>
          <table:table-cell office:value-type="string">
            <text:p>Caña, palma, tabla o paja con o sin barr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629589">
            <text:p>-62958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279917">
            <text:p>-27991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279917">
            <text:p>-2799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765779">
            <text:p>-7657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765779">
            <text:p>-76577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TIPVV_01_PORC</text:p>
          </table:table-cell>
          <table:table-cell office:value-type="string">
            <text:p>V__V00_07_PORC</text:p>
          </table:table-cell>
          <table:table-cell office:value-type="string">
            <text:p>Viviendas particulares PORC</text:p>
          </table:table-cell>
          <table:table-cell office:value-type="string">
            <text:p>Cuartel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359">
            <text:p>-3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V00_07_PORC</text:p>
          </table:table-cell>
          <table:table-cell office:value-type="string">
            <text:p>V__TIPVV_01_PORC</text:p>
          </table:table-cell>
          <table:table-cell office:value-type="string">
            <text:p>Cuartel PORC</text:p>
          </table:table-cell>
          <table:table-cell office:value-type="string">
            <text:p>Viviendas particulares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359">
            <text:p>-35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8_03_PORC</text:p>
          </table:table-cell>
          <table:table-cell office:value-type="string">
            <text:p>P__07_01_PORC</text:p>
          </table:table-cell>
          <table:table-cell office:value-type="string">
            <text:p>Nunca asistio PORC</text:p>
          </table:table-cell>
          <table:table-cell office:value-type="string">
            <text:p>Sabe leer y escribir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8644">
            <text:p>-864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7_01_PORC</text:p>
          </table:table-cell>
          <table:table-cell office:value-type="string">
            <text:p>P__08_03_PORC</text:p>
          </table:table-cell>
          <table:table-cell office:value-type="string">
            <text:p>Sabe leer y escribir PORC</text:p>
          </table:table-cell>
          <table:table-cell office:value-type="string">
            <text:p>Nunca asisti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8644">
            <text:p>-864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H__19D_01_PORC</text:p>
          </table:table-cell>
          <table:table-cell office:value-type="string">
            <text:p>Sin computadora PORC</text:p>
          </table:table-cell>
          <table:table-cell office:value-type="string">
            <text:p>Con teléfono de línea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579648">
            <text:p>-57964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H__19B_02_PORC</text:p>
          </table:table-cell>
          <table:table-cell office:value-type="string">
            <text:p>Con teléfono de línea PORC</text:p>
          </table:table-cell>
          <table:table-cell office:value-type="string">
            <text:p>Sin computadora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579648">
            <text:p>-5796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1235190">
            <text:p>-123519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870">
            <text:p>-870</text:p>
          </table:table-cell>
          <table:table-cell office:value-type="float" office:value="870">
            <text:p>870</text:p>
          </table:table-cell>
          <table:table-cell office:value-type="float" office:value="-1235190">
            <text:p>-123519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77135">
            <text:p>17713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77135">
            <text:p>17713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455375">
            <text:p>45537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455375">
            <text:p>45537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01_02_PORC</text:p>
          </table:table-cell>
          <table:table-cell office:value-type="string">
            <text:p>V__INMAT_04_PORC</text:p>
          </table:table-cell>
          <table:table-cell office:value-type="string">
            <text:p>Rancho PORC</text:p>
          </table:table-cell>
          <table:table-cell office:value-type="string">
            <text:p>Calidad 4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204164">
            <text:p>20416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4_PORC</text:p>
          </table:table-cell>
          <table:table-cell office:value-type="string">
            <text:p>V__01_02_PORC</text:p>
          </table:table-cell>
          <table:table-cell office:value-type="string">
            <text:p>Calidad 4 PORC</text:p>
          </table:table-cell>
          <table:table-cell office:value-type="string">
            <text:p>Rancho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204164">
            <text:p>20416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38349">
            <text:p>13834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38349">
            <text:p>13834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7_02_PORC</text:p>
          </table:table-cell>
          <table:table-cell office:value-type="string">
            <text:p>V__INMAT_03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3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78105">
            <text:p>7810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INMAT_03_PORC</text:p>
          </table:table-cell>
          <table:table-cell office:value-type="string">
            <text:p>H__07_02_PORC</text:p>
          </table:table-cell>
          <table:table-cell office:value-type="string">
            <text:p>Calidad 3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78105">
            <text:p>7810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7_01_PORC</text:p>
          </table:table-cell>
          <table:table-cell office:value-type="string">
            <text:p>H__10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1704">
            <text:p>18170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0_01_PORC</text:p>
          </table:table-cell>
          <table:table-cell office:value-type="string">
            <text:p>H__07_01_PORC</text:p>
          </table:table-cell>
          <table:table-cell office:value-type="string">
            <text:p>HOGAR SI Tiene baño o letrin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1704">
            <text:p>1817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P__02_02_PORC</text:p>
          </table:table-cell>
          <table:table-cell office:value-type="string">
            <text:p>Red pública PORC</text:p>
          </table:table-cell>
          <table:table-cell office:value-type="string">
            <text:p>Mujer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383730">
            <text:p>3837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2_PORC</text:p>
          </table:table-cell>
          <table:table-cell office:value-type="string">
            <text:p>H__09_01_PORC</text:p>
          </table:table-cell>
          <table:table-cell office:value-type="string">
            <text:p>Mujer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383730">
            <text:p>3837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P__02_01_PORC</text:p>
          </table:table-cell>
          <table:table-cell office:value-type="string">
            <text:p>Area Rural disperso PORC</text:p>
          </table:table-cell>
          <table:table-cell office:value-type="string">
            <text:p>Hombre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383369">
            <text:p>38336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1_PORC</text:p>
          </table:table-cell>
          <table:table-cell office:value-type="string">
            <text:p>V__URP_03_PORC</text:p>
          </table:table-cell>
          <table:table-cell office:value-type="string">
            <text:p>Hombre PORC</text:p>
          </table:table-cell>
          <table:table-cell office:value-type="string">
            <text:p>Area Rural disperso PORC</text:p>
          </table:table-cell>
          <table:table-cell table:number-columns-repeated="2" office:value-type="float" office:value="869">
            <text:p>869</text:p>
          </table:table-cell>
          <table:table-cell office:value-type="float" office:value="383369">
            <text:p>38336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587060">
            <text:p>-58706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587060">
            <text:p>-58706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08_01_PORC</text:p>
          </table:table-cell>
          <table:table-cell office:value-type="string">
            <text:p>No utiliza computadora PORC</text:p>
          </table:table-cell>
          <table:table-cell office:value-type="string">
            <text:p>Por cañeria dentro de la viviend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606671">
            <text:p>-60667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P__12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utiliza computador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606671">
            <text:p>-6066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469608">
            <text:p>-46960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469608">
            <text:p>-46960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9B_02_PORC</text:p>
          </table:table-cell>
          <table:table-cell office:value-type="string">
            <text:p>H__19B_01_PORC</text:p>
          </table:table-cell>
          <table:table-cell office:value-type="string">
            <text:p>Sin computadora PORC</text:p>
          </table:table-cell>
          <table:table-cell office:value-type="string">
            <text:p>Con computador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383386">
            <text:p>-38338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9B_01_PORC</text:p>
          </table:table-cell>
          <table:table-cell office:value-type="string">
            <text:p>H__19B_02_PORC</text:p>
          </table:table-cell>
          <table:table-cell office:value-type="string">
            <text:p>Con computadora PORC</text:p>
          </table:table-cell>
          <table:table-cell office:value-type="string">
            <text:p>Sin computador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383386">
            <text:p>-38338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10_02_PORC</text:p>
          </table:table-cell>
          <table:table-cell office:value-type="string">
            <text:p>P__10_01_PORC</text:p>
          </table:table-cell>
          <table:table-cell office:value-type="string">
            <text:p>No completo el nivel (P09) PORC</text:p>
          </table:table-cell>
          <table:table-cell office:value-type="string">
            <text:p>Si ompleto el nivel (P09)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51270">
            <text:p>-5127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P__02_01_PORC</text:p>
          </table:table-cell>
          <table:table-cell office:value-type="string">
            <text:p>Red pública PORC</text:p>
          </table:table-cell>
          <table:table-cell office:value-type="string">
            <text:p>Hombre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383731">
            <text:p>-38373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10_01_PORC</text:p>
          </table:table-cell>
          <table:table-cell office:value-type="string">
            <text:p>P__10_02_PORC</text:p>
          </table:table-cell>
          <table:table-cell office:value-type="string">
            <text:p>Si ompleto el nivel (P09) PORC</text:p>
          </table:table-cell>
          <table:table-cell office:value-type="string">
            <text:p>No completo el nivel (P09)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51270">
            <text:p>-5127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2_PORC</text:p>
          </table:table-cell>
          <table:table-cell office:value-type="string">
            <text:p>V__URP_03_PORC</text:p>
          </table:table-cell>
          <table:table-cell office:value-type="string">
            <text:p>Mujer PORC</text:p>
          </table:table-cell>
          <table:table-cell office:value-type="string">
            <text:p>Area Rural disperso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383369">
            <text:p>-38336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P__02_02_PORC</text:p>
          </table:table-cell>
          <table:table-cell office:value-type="string">
            <text:p>Area Rural disperso PORC</text:p>
          </table:table-cell>
          <table:table-cell office:value-type="string">
            <text:p>Mujer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383369">
            <text:p>-38336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1_PORC</text:p>
          </table:table-cell>
          <table:table-cell office:value-type="string">
            <text:p>H__09_01_PORC</text:p>
          </table:table-cell>
          <table:table-cell office:value-type="string">
            <text:p>Hombre PORC</text:p>
          </table:table-cell>
          <table:table-cell office:value-type="string">
            <text:p>Red públic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383731">
            <text:p>-38373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2_PORC</text:p>
          </table:table-cell>
          <table:table-cell office:value-type="string">
            <text:p>P__12_01_PORC</text:p>
          </table:table-cell>
          <table:table-cell office:value-type="string">
            <text:p>Sin teléfono de línea PORC</text:p>
          </table:table-cell>
          <table:table-cell office:value-type="string">
            <text:p>Si tiliza computador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421299">
            <text:p>-4212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H__19D_02_PORC</text:p>
          </table:table-cell>
          <table:table-cell office:value-type="string">
            <text:p>Si tiliza computadora PORC</text:p>
          </table:table-cell>
          <table:table-cell office:value-type="string">
            <text:p>Sin teléfono de líne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421299">
            <text:p>-4212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270699">
            <text:p>-2706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270699">
            <text:p>-27069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527024">
            <text:p>-52702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9">
            <text:p>-869</text:p>
          </table:table-cell>
          <table:table-cell office:value-type="float" office:value="869">
            <text:p>869</text:p>
          </table:table-cell>
          <table:table-cell office:value-type="float" office:value="-527024">
            <text:p>-52702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268803">
            <text:p>26880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268803">
            <text:p>2688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P__12_01_PORC</text:p>
          </table:table-cell>
          <table:table-cell office:value-type="string">
            <text:p>Secundari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194346">
            <text:p>19434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P__09_04_PORC</text:p>
          </table:table-cell>
          <table:table-cell office:value-type="string">
            <text:p>Si tiliza computadora PORC</text:p>
          </table:table-cell>
          <table:table-cell office:value-type="string">
            <text:p>Secundario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194346">
            <text:p>19434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V__INMAT_01_PORC</text:p>
          </table:table-cell>
          <table:table-cell office:value-type="string">
            <text:p>Con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436221">
            <text:p>43622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08_01_PORC</text:p>
          </table:table-cell>
          <table:table-cell office:value-type="string">
            <text:p>Calidad constructiva Satisfactori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712362">
            <text:p>71236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V__INCALCONS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712362">
            <text:p>71236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1_PORC</text:p>
          </table:table-cell>
          <table:table-cell office:value-type="string">
            <text:p>H__19B_01_PORC</text:p>
          </table:table-cell>
          <table:table-cell office:value-type="string">
            <text:p>Calidad 1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436221">
            <text:p>4362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52845">
            <text:p>528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52845">
            <text:p>5284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V__INMAT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1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681745">
            <text:p>68174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H__11_01_PORC</text:p>
          </table:table-cell>
          <table:table-cell office:value-type="string">
            <text:p>Calidad 1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68">
            <text:p>868</text:p>
          </table:table-cell>
          <table:table-cell office:value-type="float" office:value="681745">
            <text:p>68174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4_06_PORC</text:p>
          </table:table-cell>
          <table:table-cell office:value-type="string">
            <text:p>H__19A_01_PORC</text:p>
          </table:table-cell>
          <table:table-cell office:value-type="string">
            <text:p>Leña o carbón PORC</text:p>
          </table:table-cell>
          <table:table-cell office:value-type="string">
            <text:p>Con Heladera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522378">
            <text:p>-52237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A_01_PORC</text:p>
          </table:table-cell>
          <table:table-cell office:value-type="string">
            <text:p>H__14_06_PORC</text:p>
          </table:table-cell>
          <table:table-cell office:value-type="string">
            <text:p>Con Heladera PORC</text:p>
          </table:table-cell>
          <table:table-cell office:value-type="string">
            <text:p>Leña o carbón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522378">
            <text:p>-52237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2_PORC</text:p>
          </table:table-cell>
          <table:table-cell office:value-type="string">
            <text:p>H__05_01_PORC</text:p>
          </table:table-cell>
          <table:table-cell office:value-type="string">
            <text:p>Primari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339644">
            <text:p>-33964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5_01_PORC</text:p>
          </table:table-cell>
          <table:table-cell office:value-type="string">
            <text:p>P__09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rimario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339644">
            <text:p>-33964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05_01_PORC</text:p>
          </table:table-cell>
          <table:table-cell office:value-type="string">
            <text:p>Primari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428161">
            <text:p>-42816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P__09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rimario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428161">
            <text:p>-42816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516328">
            <text:p>-51632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516328">
            <text:p>-51632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141912">
            <text:p>-1419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68">
            <text:p>-868</text:p>
          </table:table-cell>
          <table:table-cell office:value-type="float" office:value="868">
            <text:p>868</text:p>
          </table:table-cell>
          <table:table-cell office:value-type="float" office:value="-141912">
            <text:p>-14191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12_02_PORC</text:p>
          </table:table-cell>
          <table:table-cell office:value-type="string">
            <text:p>H__19B_02_PORC</text:p>
          </table:table-cell>
          <table:table-cell office:value-type="string">
            <text:p>No utiliza computadora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460190">
            <text:p>46019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9B_02_PORC</text:p>
          </table:table-cell>
          <table:table-cell office:value-type="string">
            <text:p>P__12_02_PORC</text:p>
          </table:table-cell>
          <table:table-cell office:value-type="string">
            <text:p>Sin computador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460190">
            <text:p>46019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4271">
            <text:p>427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4271">
            <text:p>427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4_01_PORC</text:p>
          </table:table-cell>
          <table:table-cell office:value-type="string">
            <text:p>H__19D_01_PORC</text:p>
          </table:table-cell>
          <table:table-cell office:value-type="string">
            <text:p>Gas de red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842682">
            <text:p>84268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H__14_01_PORC</text:p>
          </table:table-cell>
          <table:table-cell office:value-type="string">
            <text:p>Con teléfono de líne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842682">
            <text:p>84268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URP_01_PORC</text:p>
          </table:table-cell>
          <table:table-cell office:value-type="string">
            <text:p>P__02_02_PORC</text:p>
          </table:table-cell>
          <table:table-cell office:value-type="string">
            <text:p>Area Urbano PORC</text:p>
          </table:table-cell>
          <table:table-cell office:value-type="string">
            <text:p>Mujer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267962">
            <text:p>26796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2_02_PORC</text:p>
          </table:table-cell>
          <table:table-cell office:value-type="string">
            <text:p>V__URP_01_PORC</text:p>
          </table:table-cell>
          <table:table-cell office:value-type="string">
            <text:p>Mujer PORC</text:p>
          </table:table-cell>
          <table:table-cell office:value-type="string">
            <text:p>Area Urbano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267962">
            <text:p>26796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422356">
            <text:p>42235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422356">
            <text:p>42235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714526">
            <text:p>71452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7">
            <text:p>867</text:p>
          </table:table-cell>
          <table:table-cell office:value-type="float" office:value="714526">
            <text:p>71452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1_01_PORC</text:p>
          </table:table-cell>
          <table:table-cell office:value-type="string">
            <text:p>V__INCALSERV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de Servicios BasicosInsuficiente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871509">
            <text:p>-87150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H__19D_01_PORC</text:p>
          </table:table-cell>
          <table:table-cell office:value-type="string">
            <text:p>No utiliza computadora PORC</text:p>
          </table:table-cell>
          <table:table-cell office:value-type="string">
            <text:p>Con teléfono de línea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491760">
            <text:p>-49176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SERV_03_PORC</text:p>
          </table:table-cell>
          <table:table-cell office:value-type="string">
            <text:p>H__11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871509">
            <text:p>-87150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P__12_02_PORC</text:p>
          </table:table-cell>
          <table:table-cell office:value-type="string">
            <text:p>Con teléfono de línea PORC</text:p>
          </table:table-cell>
          <table:table-cell office:value-type="string">
            <text:p>No utiliza computadora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491760">
            <text:p>-49176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H__08_01_PORC</text:p>
          </table:table-cell>
          <table:table-cell office:value-type="string">
            <text:p>Leña o carbón PORC</text:p>
          </table:table-cell>
          <table:table-cell office:value-type="string">
            <text:p>Por cañeria dentro de la vivienda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1070111">
            <text:p>-107011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14_06_PORC</text:p>
          </table:table-cell>
          <table:table-cell office:value-type="string">
            <text:p>Por cañeria dentro de la vivienda PORC</text:p>
          </table:table-cell>
          <table:table-cell office:value-type="string">
            <text:p>Leña o carbón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1070111">
            <text:p>-107011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SERV_03_PORC</text:p>
          </table:table-cell>
          <table:table-cell office:value-type="string">
            <text:p>H__08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941404">
            <text:p>-94140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V__INCALSERV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de Servicios BasicosInsuficiente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941404">
            <text:p>-9414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H__14_01_PORC</text:p>
          </table:table-cell>
          <table:table-cell office:value-type="string">
            <text:p>Sin teléfono de línea PORC</text:p>
          </table:table-cell>
          <table:table-cell office:value-type="string">
            <text:p>Gas de red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842682">
            <text:p>-84268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4_01_PORC</text:p>
          </table:table-cell>
          <table:table-cell office:value-type="string">
            <text:p>H__19D_02_PORC</text:p>
          </table:table-cell>
          <table:table-cell office:value-type="string">
            <text:p>Gas de red PORC</text:p>
          </table:table-cell>
          <table:table-cell office:value-type="string">
            <text:p>Sin teléfono de línea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842682">
            <text:p>-84268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4_PORC</text:p>
          </table:table-cell>
          <table:table-cell office:value-type="string">
            <text:p>V__URP_03_PORC</text:p>
          </table:table-cell>
          <table:table-cell office:value-type="string">
            <text:p>Gas en garrafa PORC</text:p>
          </table:table-cell>
          <table:table-cell office:value-type="string">
            <text:p>Area Rural disperso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1344706">
            <text:p>-134470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URP_03_PORC</text:p>
          </table:table-cell>
          <table:table-cell office:value-type="string">
            <text:p>H__14_04_PORC</text:p>
          </table:table-cell>
          <table:table-cell office:value-type="string">
            <text:p>Area Rural disperso PORC</text:p>
          </table:table-cell>
          <table:table-cell office:value-type="string">
            <text:p>Gas en garrafa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1344706">
            <text:p>-13447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66835">
            <text:p>-668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66835">
            <text:p>-668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9D_02_PORC</text:p>
          </table:table-cell>
          <table:table-cell office:value-type="string">
            <text:p>H__05_01_PORC</text:p>
          </table:table-cell>
          <table:table-cell office:value-type="string">
            <text:p>Sin teléfono de líne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589891">
            <text:p>-5898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19D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teléfono de línea PORC</text:p>
          </table:table-cell>
          <table:table-cell office:value-type="float" office:value="-867">
            <text:p>-867</text:p>
          </table:table-cell>
          <table:table-cell office:value-type="float" office:value="867">
            <text:p>867</text:p>
          </table:table-cell>
          <table:table-cell office:value-type="float" office:value="-589891">
            <text:p>-58989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767862">
            <text:p>76786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767862">
            <text:p>76786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481226">
            <text:p>48122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481226">
            <text:p>48122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1_01_PORC</text:p>
          </table:table-cell>
          <table:table-cell office:value-type="string">
            <text:p>H__13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208685">
            <text:p>20868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112220">
            <text:p>11222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112220">
            <text:p>11222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3_01_PORC</text:p>
          </table:table-cell>
          <table:table-cell office:value-type="string">
            <text:p>H__11_01_PORC</text:p>
          </table:table-cell>
          <table:table-cell office:value-type="string">
            <text:p>De uso exclusivo del hogar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208685">
            <text:p>20868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TOTPERS_01_PORC</text:p>
          </table:table-cell>
          <table:table-cell office:value-type="string">
            <text:p>H__INDHAC_01_PORC</text:p>
          </table:table-cell>
          <table:table-cell office:value-type="string">
            <text:p>1 persona en el hogar PORC</text:p>
          </table:table-cell>
          <table:table-cell office:value-type="string">
            <text:p>Hasta 0.50 personas por cuart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283533">
            <text:p>2835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INDHAC_01_PORC</text:p>
          </table:table-cell>
          <table:table-cell office:value-type="string">
            <text:p>H__TOTPERS_01_PORC</text:p>
          </table:table-cell>
          <table:table-cell office:value-type="string">
            <text:p>Hasta 0.50 personas por cuarto PORC</text:p>
          </table:table-cell>
          <table:table-cell office:value-type="string">
            <text:p>1 persona en el hogar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283533">
            <text:p>2835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3_PORC</text:p>
          </table:table-cell>
          <table:table-cell office:value-type="string">
            <text:p>H__19A_02_PORC</text:p>
          </table:table-cell>
          <table:table-cell office:value-type="string">
            <text:p>Tierra o ladrillo suelt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426668">
            <text:p>4266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A_02_PORC</text:p>
          </table:table-cell>
          <table:table-cell office:value-type="string">
            <text:p>H__05_03_PORC</text:p>
          </table:table-cell>
          <table:table-cell office:value-type="string">
            <text:p>Sin Heladera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426668">
            <text:p>42666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214973">
            <text:p>21497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214973">
            <text:p>21497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161563">
            <text:p>16156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161563">
            <text:p>16156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844281">
            <text:p>84428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66">
            <text:p>866</text:p>
          </table:table-cell>
          <table:table-cell office:value-type="float" office:value="844281">
            <text:p>84428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387237">
            <text:p>-38723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387237">
            <text:p>-38723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V__INCALCONS_01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constructiva Satisfactoria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591373">
            <text:p>-59137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V__INCALCONS_03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constructiva Insuficiente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591373">
            <text:p>-59137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6_PORC</text:p>
          </table:table-cell>
          <table:table-cell office:value-type="string">
            <text:p>H__19D_01_PORC</text:p>
          </table:table-cell>
          <table:table-cell office:value-type="string">
            <text:p>Más de 3.00 personas por cuarto PORC</text:p>
          </table:table-cell>
          <table:table-cell office:value-type="string">
            <text:p>Con teléfono de línea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39237">
            <text:p>-392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09_04_PORC</text:p>
          </table:table-cell>
          <table:table-cell office:value-type="string">
            <text:p>P__09_07_PORC</text:p>
          </table:table-cell>
          <table:table-cell office:value-type="string">
            <text:p>Secundario PORC</text:p>
          </table:table-cell>
          <table:table-cell office:value-type="string">
            <text:p>Universitario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66156">
            <text:p>-6615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09_07_PORC</text:p>
          </table:table-cell>
          <table:table-cell office:value-type="string">
            <text:p>P__09_04_PORC</text:p>
          </table:table-cell>
          <table:table-cell office:value-type="string">
            <text:p>Universitario PORC</text:p>
          </table:table-cell>
          <table:table-cell office:value-type="string">
            <text:p>Secundario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66156">
            <text:p>-6615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H__INDHAC_06_PORC</text:p>
          </table:table-cell>
          <table:table-cell office:value-type="string">
            <text:p>Con teléfono de línea PORC</text:p>
          </table:table-cell>
          <table:table-cell office:value-type="string">
            <text:p>Más de 3.00 personas por cuarto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39237">
            <text:p>-3923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H__19B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computadora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512962">
            <text:p>-5129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H__07_02_PORC</text:p>
          </table:table-cell>
          <table:table-cell office:value-type="string">
            <text:p>Con computador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66">
            <text:p>-866</text:p>
          </table:table-cell>
          <table:table-cell office:value-type="float" office:value="866">
            <text:p>866</text:p>
          </table:table-cell>
          <table:table-cell office:value-type="float" office:value="-512962">
            <text:p>-51296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SERV_03_PORC</text:p>
          </table:table-cell>
          <table:table-cell office:value-type="string">
            <text:p>V__INCALCONS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470014">
            <text:p>4700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3_PORC</text:p>
          </table:table-cell>
          <table:table-cell office:value-type="string">
            <text:p>V__INCALSERV_03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470014">
            <text:p>47001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4_01_PORC</text:p>
          </table:table-cell>
          <table:table-cell office:value-type="string">
            <text:p>V__INCALCONS_01_PORC</text:p>
          </table:table-cell>
          <table:table-cell office:value-type="string">
            <text:p>Gas de red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852788">
            <text:p>85278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1_PORC</text:p>
          </table:table-cell>
          <table:table-cell office:value-type="string">
            <text:p>H__14_01_PORC</text:p>
          </table:table-cell>
          <table:table-cell office:value-type="string">
            <text:p>Calidad constructiva Satisfactori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852788">
            <text:p>85278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V__INCALCONS_01_PORC</text:p>
          </table:table-cell>
          <table:table-cell office:value-type="string">
            <text:p>Secundari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221809">
            <text:p>2218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P__09_04_PORC</text:p>
          </table:table-cell>
          <table:table-cell office:value-type="string">
            <text:p>Calidad constructiva Satisfactoria PORC</text:p>
          </table:table-cell>
          <table:table-cell office:value-type="string">
            <text:p>Secundario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221809">
            <text:p>2218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167154">
            <text:p>16715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167154">
            <text:p>1671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94764">
            <text:p>9476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94764">
            <text:p>9476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3_01_PORC</text:p>
          </table:table-cell>
          <table:table-cell office:value-type="string">
            <text:p>H__10_01_PORC</text:p>
          </table:table-cell>
          <table:table-cell office:value-type="string">
            <text:p>De uso exclusivo del hogar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106075">
            <text:p>10607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0_01_PORC</text:p>
          </table:table-cell>
          <table:table-cell office:value-type="string">
            <text:p>H__13_01_PORC</text:p>
          </table:table-cell>
          <table:table-cell office:value-type="string">
            <text:p>HOGAR SI Tiene baño o letrin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106075">
            <text:p>10607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V__INCALCONS_03_PORC</text:p>
          </table:table-cell>
          <table:table-cell office:value-type="string">
            <text:p>H__08_03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l terreno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136668">
            <text:p>1366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8_03_PORC</text:p>
          </table:table-cell>
          <table:table-cell office:value-type="string">
            <text:p>V__INCALCONS_03_PORC</text:p>
          </table:table-cell>
          <table:table-cell office:value-type="string">
            <text:p>Fuera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136668">
            <text:p>1366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V__INCALCONS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482523">
            <text:p>4825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1_PORC</text:p>
          </table:table-cell>
          <table:table-cell office:value-type="string">
            <text:p>H__05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482523">
            <text:p>4825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669928">
            <text:p>66992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669928">
            <text:p>66992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V__INMAT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1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748221">
            <text:p>74822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H__08_01_PORC</text:p>
          </table:table-cell>
          <table:table-cell office:value-type="string">
            <text:p>Calidad 1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748221">
            <text:p>74822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468672">
            <text:p>4686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5">
            <text:p>865</text:p>
          </table:table-cell>
          <table:table-cell office:value-type="float" office:value="468672">
            <text:p>46867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33836">
            <text:p>-23383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33836">
            <text:p>-23383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2_PORC</text:p>
          </table:table-cell>
          <table:table-cell office:value-type="string">
            <text:p>H__13_01_PORC</text:p>
          </table:table-cell>
          <table:table-cell office:value-type="string">
            <text:p>Al menos un indicador NBI PORC</text:p>
          </table:table-cell>
          <table:table-cell office:value-type="string">
            <text:p>De uso exclusivo del hogar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06490">
            <text:p>-20649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SERV_03_PORC</text:p>
          </table:table-cell>
          <table:table-cell office:value-type="string">
            <text:p>V__INCALCONS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constructiva Satisfactoria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626114">
            <text:p>-62611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P__09_04_PORC</text:p>
          </table:table-cell>
          <table:table-cell office:value-type="string">
            <text:p>Calidad constructiva Insuficiente PORC</text:p>
          </table:table-cell>
          <table:table-cell office:value-type="string">
            <text:p>Secundario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99832">
            <text:p>-29983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V__INCALCONS_03_PORC</text:p>
          </table:table-cell>
          <table:table-cell office:value-type="string">
            <text:p>Secundario PORC</text:p>
          </table:table-cell>
          <table:table-cell office:value-type="string">
            <text:p>Calidad constructiva Insuficiente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99832">
            <text:p>-29983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3_01_PORC</text:p>
          </table:table-cell>
          <table:table-cell office:value-type="string">
            <text:p>H__ALGUNBI_02_PORC</text:p>
          </table:table-cell>
          <table:table-cell office:value-type="string">
            <text:p>De uso exclusivo del hogar PORC</text:p>
          </table:table-cell>
          <table:table-cell office:value-type="string">
            <text:p>Al menos un indicador NBI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06490">
            <text:p>-20649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V__INCALSERV_03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de Servicios BasicosInsuficiente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626114">
            <text:p>-62611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4_06_PORC</text:p>
          </table:table-cell>
          <table:table-cell office:value-type="string">
            <text:p>H__11_01_PORC</text:p>
          </table:table-cell>
          <table:table-cell office:value-type="string">
            <text:p>Leña o carbón PORC</text:p>
          </table:table-cell>
          <table:table-cell office:value-type="string">
            <text:p>Si tiene cadena y mochila en el baño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87702">
            <text:p>-28770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14_06_PORC</text:p>
          </table:table-cell>
          <table:table-cell office:value-type="string">
            <text:p>Si tiene cadena y mochila en el baño PORC</text:p>
          </table:table-cell>
          <table:table-cell office:value-type="string">
            <text:p>Leña o carbón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287702">
            <text:p>-28770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2_PORC</text:p>
          </table:table-cell>
          <table:table-cell office:value-type="string">
            <text:p>H__19B_01_PORC</text:p>
          </table:table-cell>
          <table:table-cell office:value-type="string">
            <text:p>No utiliza computadora PORC</text:p>
          </table:table-cell>
          <table:table-cell office:value-type="string">
            <text:p>Con computadora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319418">
            <text:p>-31941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1_PORC</text:p>
          </table:table-cell>
          <table:table-cell office:value-type="string">
            <text:p>P__12_02_PORC</text:p>
          </table:table-cell>
          <table:table-cell office:value-type="string">
            <text:p>Con computadora PORC</text:p>
          </table:table-cell>
          <table:table-cell office:value-type="string">
            <text:p>No utiliza computadora PORC</text:p>
          </table:table-cell>
          <table:table-cell office:value-type="float" office:value="-865">
            <text:p>-865</text:p>
          </table:table-cell>
          <table:table-cell office:value-type="float" office:value="865">
            <text:p>865</text:p>
          </table:table-cell>
          <table:table-cell office:value-type="float" office:value="-319418">
            <text:p>-31941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P__09_06_PORC</text:p>
          </table:table-cell>
          <table:table-cell office:value-type="string">
            <text:p>Con computadora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80961">
            <text:p>8096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6_PORC</text:p>
          </table:table-cell>
          <table:table-cell office:value-type="string">
            <text:p>H__19B_01_PORC</text:p>
          </table:table-cell>
          <table:table-cell office:value-type="string">
            <text:p>Superior no universitari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80961">
            <text:p>8096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19B_02_PORC</text:p>
          </table:table-cell>
          <table:table-cell office:value-type="string">
            <text:p>Calidad constructiva Insuficiente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537423">
            <text:p>53742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V__INCALCONS_03_PORC</text:p>
          </table:table-cell>
          <table:table-cell office:value-type="string">
            <text:p>Sin computadora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537423">
            <text:p>53742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P__09_06_PORC</text:p>
          </table:table-cell>
          <table:table-cell office:value-type="string">
            <text:p>Si tiliza computadora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82373">
            <text:p>8237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6_PORC</text:p>
          </table:table-cell>
          <table:table-cell office:value-type="string">
            <text:p>P__12_01_PORC</text:p>
          </table:table-cell>
          <table:table-cell office:value-type="string">
            <text:p>Superior no universitari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82373">
            <text:p>823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14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de red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914196">
            <text:p>91419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H__05_01_PORC</text:p>
          </table:table-cell>
          <table:table-cell office:value-type="string">
            <text:p>Gas de red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914196">
            <text:p>91419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1_PORC</text:p>
          </table:table-cell>
          <table:table-cell office:value-type="string">
            <text:p>P__09_07_PORC</text:p>
          </table:table-cell>
          <table:table-cell office:value-type="string">
            <text:p>Con computadora PORC</text:p>
          </table:table-cell>
          <table:table-cell office:value-type="string">
            <text:p>Universitario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238189">
            <text:p>23818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7_PORC</text:p>
          </table:table-cell>
          <table:table-cell office:value-type="string">
            <text:p>H__19B_01_PORC</text:p>
          </table:table-cell>
          <table:table-cell office:value-type="string">
            <text:p>Universitari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238189">
            <text:p>2381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265804">
            <text:p>2658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265804">
            <text:p>26580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H__08_01_PORC</text:p>
          </table:table-cell>
          <table:table-cell office:value-type="string">
            <text:p>Si tiliza computado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591453">
            <text:p>59145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P__12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4">
            <text:p>864</text:p>
          </table:table-cell>
          <table:table-cell office:value-type="float" office:value="591453">
            <text:p>59145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2_PORC</text:p>
          </table:table-cell>
          <table:table-cell office:value-type="string">
            <text:p>H__05_01_PORC</text:p>
          </table:table-cell>
          <table:table-cell office:value-type="string">
            <text:p>No utiliza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582120">
            <text:p>-58212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P__12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utiliza computadora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582120">
            <text:p>-58212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254248">
            <text:p>-25424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254248">
            <text:p>-2542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P__12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utiliza computadora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550605">
            <text:p>-5506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H__11_01_PORC</text:p>
          </table:table-cell>
          <table:table-cell office:value-type="string">
            <text:p>No utiliza computadora PORC</text:p>
          </table:table-cell>
          <table:table-cell office:value-type="string">
            <text:p>Si tiene cadena y mochila en el baño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550605">
            <text:p>-5506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10_02_PORC</text:p>
          </table:table-cell>
          <table:table-cell office:value-type="string">
            <text:p>P__10_01_PORC</text:p>
          </table:table-cell>
          <table:table-cell office:value-type="string">
            <text:p>No completo el nivel (P09) PORC</text:p>
          </table:table-cell>
          <table:table-cell office:value-type="string">
            <text:p>Si ompleto el nivel (P09)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24338">
            <text:p>-243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P__10_01_PORC</text:p>
          </table:table-cell>
          <table:table-cell office:value-type="string">
            <text:p>P__10_02_PORC</text:p>
          </table:table-cell>
          <table:table-cell office:value-type="string">
            <text:p>Si ompleto el nivel (P09) PORC</text:p>
          </table:table-cell>
          <table:table-cell office:value-type="string">
            <text:p>No completo el nivel (P09)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24338">
            <text:p>-2433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1_01_PORC</text:p>
          </table:table-cell>
          <table:table-cell office:value-type="string">
            <text:p>H__05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Tierra o ladrillo suelto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780351">
            <text:p>-78035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H__11_01_PORC</text:p>
          </table:table-cell>
          <table:table-cell office:value-type="string">
            <text:p>Tierra o ladrillo suelto PORC</text:p>
          </table:table-cell>
          <table:table-cell office:value-type="string">
            <text:p>Si tiene cadena y mochila en el baño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780351">
            <text:p>-78035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14_04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en garrafa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689753">
            <text:p>-68975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4_04_PORC</text:p>
          </table:table-cell>
          <table:table-cell office:value-type="string">
            <text:p>H__05_01_PORC</text:p>
          </table:table-cell>
          <table:table-cell office:value-type="string">
            <text:p>Gas en garraf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4">
            <text:p>-864</text:p>
          </table:table-cell>
          <table:table-cell office:value-type="float" office:value="864">
            <text:p>864</text:p>
          </table:table-cell>
          <table:table-cell office:value-type="float" office:value="-689753">
            <text:p>-68975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62538">
            <text:p>16253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62538">
            <text:p>1625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3_PORC</text:p>
          </table:table-cell>
          <table:table-cell office:value-type="string">
            <text:p>H__19A_02_PORC</text:p>
          </table:table-cell>
          <table:table-cell office:value-type="string">
            <text:p>Calidad constructiva Insuficiente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39521">
            <text:p>395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A_02_PORC</text:p>
          </table:table-cell>
          <table:table-cell office:value-type="string">
            <text:p>V__INCALCONS_03_PORC</text:p>
          </table:table-cell>
          <table:table-cell office:value-type="string">
            <text:p>Sin Heladera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39521">
            <text:p>3952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80963">
            <text:p>18096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33476">
            <text:p>13347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80963">
            <text:p>18096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33476">
            <text:p>1334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08_03_PORC</text:p>
          </table:table-cell>
          <table:table-cell office:value-type="string">
            <text:p>P__07_02_PORC</text:p>
          </table:table-cell>
          <table:table-cell office:value-type="string">
            <text:p>Nunca asistio PORC</text:p>
          </table:table-cell>
          <table:table-cell office:value-type="string">
            <text:p>No sabe leer y escribir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1788">
            <text:p>117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07_02_PORC</text:p>
          </table:table-cell>
          <table:table-cell office:value-type="string">
            <text:p>P__08_03_PORC</text:p>
          </table:table-cell>
          <table:table-cell office:value-type="string">
            <text:p>No sabe leer y escribir PORC</text:p>
          </table:table-cell>
          <table:table-cell office:value-type="string">
            <text:p>Nunca asistio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11788">
            <text:p>117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66405">
            <text:p>664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66405">
            <text:p>664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351224">
            <text:p>3512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V__INMAT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1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475691">
            <text:p>4756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351224">
            <text:p>3512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MAT_01_PORC</text:p>
          </table:table-cell>
          <table:table-cell office:value-type="string">
            <text:p>H__05_01_PORC</text:p>
          </table:table-cell>
          <table:table-cell office:value-type="string">
            <text:p>Calidad 1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3">
            <text:p>863</text:p>
          </table:table-cell>
          <table:table-cell office:value-type="float" office:value="475691">
            <text:p>47569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V__INMAT_01_PORC</text:p>
          </table:table-cell>
          <table:table-cell office:value-type="string">
            <text:p>Sin computadora PORC</text:p>
          </table:table-cell>
          <table:table-cell office:value-type="string">
            <text:p>Calidad 1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416427">
            <text:p>-41642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1_PORC</text:p>
          </table:table-cell>
          <table:table-cell office:value-type="string">
            <text:p>H__19B_02_PORC</text:p>
          </table:table-cell>
          <table:table-cell office:value-type="string">
            <text:p>Calidad 1 PORC</text:p>
          </table:table-cell>
          <table:table-cell office:value-type="string">
            <text:p>Sin computadora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416427">
            <text:p>-4164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P__12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liza computadora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504803">
            <text:p>-50480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1_PORC</text:p>
          </table:table-cell>
          <table:table-cell office:value-type="string">
            <text:p>V__INCALCONS_03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Insuficiente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504803">
            <text:p>-50480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V__INMAT_01_PORC</text:p>
          </table:table-cell>
          <table:table-cell office:value-type="string">
            <text:p>Sin teléfono de línea PORC</text:p>
          </table:table-cell>
          <table:table-cell office:value-type="string">
            <text:p>Calidad 1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616129">
            <text:p>-61612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V__INCALCONS_01_PORC</text:p>
          </table:table-cell>
          <table:table-cell office:value-type="string">
            <text:p>Sin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470783">
            <text:p>-47078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H__19B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computadora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470783">
            <text:p>-47078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19D_02_PORC</text:p>
          </table:table-cell>
          <table:table-cell office:value-type="string">
            <text:p>Calidad 1 PORC</text:p>
          </table:table-cell>
          <table:table-cell office:value-type="string">
            <text:p>Sin teléfono de línea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616129">
            <text:p>-61612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6_PORC</text:p>
          </table:table-cell>
          <table:table-cell office:value-type="string">
            <text:p>H__11_01_PORC</text:p>
          </table:table-cell>
          <table:table-cell office:value-type="string">
            <text:p>Leña o carbón PORC</text:p>
          </table:table-cell>
          <table:table-cell office:value-type="string">
            <text:p>Si tiene cadena y mochila en el baño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911976">
            <text:p>-91197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H__14_06_PORC</text:p>
          </table:table-cell>
          <table:table-cell office:value-type="string">
            <text:p>Si tiene cadena y mochila en el baño PORC</text:p>
          </table:table-cell>
          <table:table-cell office:value-type="string">
            <text:p>Leña o carbón PORC</text:p>
          </table:table-cell>
          <table:table-cell office:value-type="float" office:value="-863">
            <text:p>-863</text:p>
          </table:table-cell>
          <table:table-cell office:value-type="float" office:value="863">
            <text:p>863</text:p>
          </table:table-cell>
          <table:table-cell office:value-type="float" office:value="-911976">
            <text:p>-91197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475055">
            <text:p>47505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475055">
            <text:p>47505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4_01_PORC</text:p>
          </table:table-cell>
          <table:table-cell office:value-type="string">
            <text:p>P__12_01_PORC</text:p>
          </table:table-cell>
          <table:table-cell office:value-type="string">
            <text:p>Gas de red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655685">
            <text:p>65568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H__14_01_PORC</text:p>
          </table:table-cell>
          <table:table-cell office:value-type="string">
            <text:p>Si tiliza computadora PORC</text:p>
          </table:table-cell>
          <table:table-cell office:value-type="string">
            <text:p>Gas de red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655685">
            <text:p>65568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6_PORC</text:p>
          </table:table-cell>
          <table:table-cell office:value-type="string">
            <text:p>H__19D_01_PORC</text:p>
          </table:table-cell>
          <table:table-cell office:value-type="string">
            <text:p>Superior no universitari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99664">
            <text:p>9966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P__09_06_PORC</text:p>
          </table:table-cell>
          <table:table-cell office:value-type="string">
            <text:p>Con teléfono de línea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99664">
            <text:p>9966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H__19B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584228">
            <text:p>58422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11_01_PORC</text:p>
          </table:table-cell>
          <table:table-cell office:value-type="string">
            <text:p>Con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584228">
            <text:p>58422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3_PORC</text:p>
          </table:table-cell>
          <table:table-cell office:value-type="string">
            <text:p>H__19A_02_PORC</text:p>
          </table:table-cell>
          <table:table-cell office:value-type="string">
            <text:p>Tierra o ladrillo suelto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77426">
            <text:p>17742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SERV_03_PORC</text:p>
          </table:table-cell>
          <table:table-cell office:value-type="string">
            <text:p>H__08_02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273258">
            <text:p>27325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A_02_PORC</text:p>
          </table:table-cell>
          <table:table-cell office:value-type="string">
            <text:p>H__05_03_PORC</text:p>
          </table:table-cell>
          <table:table-cell office:value-type="string">
            <text:p>Sin Heladera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77426">
            <text:p>17742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2_PORC</text:p>
          </table:table-cell>
          <table:table-cell office:value-type="string">
            <text:p>V__INCALSERV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273258">
            <text:p>27325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P__05_01_PORC</text:p>
          </table:table-cell>
          <table:table-cell office:value-type="string">
            <text:p>H__10_01_PORC</text:p>
          </table:table-cell>
          <table:table-cell office:value-type="string">
            <text:p>Argentina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14760">
            <text:p>11476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0_01_PORC</text:p>
          </table:table-cell>
          <table:table-cell office:value-type="string">
            <text:p>P__05_01_PORC</text:p>
          </table:table-cell>
          <table:table-cell office:value-type="string">
            <text:p>HOGAR SI Tiene baño o letrina PORC</text:p>
          </table:table-cell>
          <table:table-cell office:value-type="string">
            <text:p>Argentin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14760">
            <text:p>11476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P__09_07_PORC</text:p>
          </table:table-cell>
          <table:table-cell office:value-type="string">
            <text:p>Con computadora PORC</text:p>
          </table:table-cell>
          <table:table-cell office:value-type="string">
            <text:p>Universitario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64601">
            <text:p>1646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7_PORC</text:p>
          </table:table-cell>
          <table:table-cell office:value-type="string">
            <text:p>H__19B_01_PORC</text:p>
          </table:table-cell>
          <table:table-cell office:value-type="string">
            <text:p>Universitari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64601">
            <text:p>16460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2_PORC</text:p>
          </table:table-cell>
          <table:table-cell office:value-type="string">
            <text:p>P__12_01_PORC</text:p>
          </table:table-cell>
          <table:table-cell office:value-type="string">
            <text:p>Mujer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93616">
            <text:p>19361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12_01_PORC</text:p>
          </table:table-cell>
          <table:table-cell office:value-type="string">
            <text:p>P__02_02_PORC</text:p>
          </table:table-cell>
          <table:table-cell office:value-type="string">
            <text:p>Si tiliza computadora PORC</text:p>
          </table:table-cell>
          <table:table-cell office:value-type="string">
            <text:p>Mujer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93616">
            <text:p>19361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TOTHOG_01_PORC</text:p>
          </table:table-cell>
          <table:table-cell office:value-type="string">
            <text:p>V__02_01_PORC</text:p>
          </table:table-cell>
          <table:table-cell office:value-type="string">
            <text:p>Con un hogar PORC</text:p>
          </table:table-cell>
          <table:table-cell office:value-type="string">
            <text:p>Con personas presentes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71377">
            <text:p>17137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02_01_PORC</text:p>
          </table:table-cell>
          <table:table-cell office:value-type="string">
            <text:p>V__TOTHOG_01_PORC</text:p>
          </table:table-cell>
          <table:table-cell office:value-type="string">
            <text:p>Con personas presentes PORC</text:p>
          </table:table-cell>
          <table:table-cell office:value-type="string">
            <text:p>Con un hogar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171377">
            <text:p>17137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416345">
            <text:p>41634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2">
            <text:p>862</text:p>
          </table:table-cell>
          <table:table-cell office:value-type="float" office:value="416345">
            <text:p>41634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19B_01_PORC</text:p>
          </table:table-cell>
          <table:table-cell office:value-type="string">
            <text:p>Calidad constructiva Insuficiente PORC</text:p>
          </table:table-cell>
          <table:table-cell office:value-type="string">
            <text:p>Con computador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524032">
            <text:p>-52403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V__INMAT_01_PORC</text:p>
          </table:table-cell>
          <table:table-cell office:value-type="string">
            <text:p>Primario PORC</text:p>
          </table:table-cell>
          <table:table-cell office:value-type="string">
            <text:p>Calidad 1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376885">
            <text:p>-37688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V__INCALCONS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Satisfactori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549916">
            <text:p>-5499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V__INCALCONS_03_PORC</text:p>
          </table:table-cell>
          <table:table-cell office:value-type="string">
            <text:p>Con computadora PORC</text:p>
          </table:table-cell>
          <table:table-cell office:value-type="string">
            <text:p>Calidad constructiva Insuficiente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524032">
            <text:p>-52403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H__11_02_PORC</text:p>
          </table:table-cell>
          <table:table-cell office:value-type="string">
            <text:p>Calidad constructiva Satisfactoria PORC</text:p>
          </table:table-cell>
          <table:table-cell office:value-type="string">
            <text:p>No tiene cadena y mochila en el baño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549916">
            <text:p>-5499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P__09_02_PORC</text:p>
          </table:table-cell>
          <table:table-cell office:value-type="string">
            <text:p>Calidad 1 PORC</text:p>
          </table:table-cell>
          <table:table-cell office:value-type="string">
            <text:p>Primario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376885">
            <text:p>-37688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V__INCALCONS_01_PORC</text:p>
          </table:table-cell>
          <table:table-cell office:value-type="string">
            <text:p>No utiliza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413952">
            <text:p>-41395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P__12_02_PORC</text:p>
          </table:table-cell>
          <table:table-cell office:value-type="string">
            <text:p>Calidad constructiva Satisfactoria PORC</text:p>
          </table:table-cell>
          <table:table-cell office:value-type="string">
            <text:p>No utiliza computador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413952">
            <text:p>-41395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3_PORC</text:p>
          </table:table-cell>
          <table:table-cell office:value-type="string">
            <text:p>H__19A_01_PORC</text:p>
          </table:table-cell>
          <table:table-cell office:value-type="string">
            <text:p>Tierra o ladrillo suelto PORC</text:p>
          </table:table-cell>
          <table:table-cell office:value-type="string">
            <text:p>Con Helader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77426">
            <text:p>-17742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9A_01_PORC</text:p>
          </table:table-cell>
          <table:table-cell office:value-type="string">
            <text:p>H__05_03_PORC</text:p>
          </table:table-cell>
          <table:table-cell office:value-type="string">
            <text:p>Con Heladera PORC</text:p>
          </table:table-cell>
          <table:table-cell office:value-type="string">
            <text:p>Tierra o ladrillo suelto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77426">
            <text:p>-17742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P__09_07_PORC</text:p>
          </table:table-cell>
          <table:table-cell office:value-type="string">
            <text:p>Sin computadora PORC</text:p>
          </table:table-cell>
          <table:table-cell office:value-type="string">
            <text:p>Universitario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64602">
            <text:p>-1646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7_PORC</text:p>
          </table:table-cell>
          <table:table-cell office:value-type="string">
            <text:p>H__19B_02_PORC</text:p>
          </table:table-cell>
          <table:table-cell office:value-type="string">
            <text:p>Universitario PORC</text:p>
          </table:table-cell>
          <table:table-cell office:value-type="string">
            <text:p>Sin computador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64602">
            <text:p>-16460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12_01_PORC</text:p>
          </table:table-cell>
          <table:table-cell office:value-type="string">
            <text:p>P__02_01_PORC</text:p>
          </table:table-cell>
          <table:table-cell office:value-type="string">
            <text:p>Si tiliza computadora PORC</text:p>
          </table:table-cell>
          <table:table-cell office:value-type="string">
            <text:p>Hombre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93616">
            <text:p>-19361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1_PORC</text:p>
          </table:table-cell>
          <table:table-cell office:value-type="string">
            <text:p>P__12_01_PORC</text:p>
          </table:table-cell>
          <table:table-cell office:value-type="string">
            <text:p>Hombre PORC</text:p>
          </table:table-cell>
          <table:table-cell office:value-type="string">
            <text:p>Si tiliza computador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93616">
            <text:p>-19361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3_01_PORC</text:p>
          </table:table-cell>
          <table:table-cell office:value-type="string">
            <text:p>H__10_02_PORC</text:p>
          </table:table-cell>
          <table:table-cell office:value-type="string">
            <text:p>De uso exclusivo del hogar PORC</text:p>
          </table:table-cell>
          <table:table-cell office:value-type="string">
            <text:p>HOGAR NO Tiene baño o letrin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17039">
            <text:p>-11703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0_02_PORC</text:p>
          </table:table-cell>
          <table:table-cell office:value-type="string">
            <text:p>H__13_01_PORC</text:p>
          </table:table-cell>
          <table:table-cell office:value-type="string">
            <text:p>HOGAR NO Tiene baño o letrina PORC</text:p>
          </table:table-cell>
          <table:table-cell office:value-type="string">
            <text:p>De uso exclusivo del hogar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117039">
            <text:p>-11703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4_06_PORC</text:p>
          </table:table-cell>
          <table:table-cell office:value-type="string">
            <text:p>H__19A_01_PORC</text:p>
          </table:table-cell>
          <table:table-cell office:value-type="string">
            <text:p>Leña o carbón PORC</text:p>
          </table:table-cell>
          <table:table-cell office:value-type="string">
            <text:p>Con Helader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684018">
            <text:p>-68401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V__INCALCONS_01_PORC</text:p>
          </table:table-cell>
          <table:table-cell office:value-type="string">
            <text:p>Sin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424495">
            <text:p>-42449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A_01_PORC</text:p>
          </table:table-cell>
          <table:table-cell office:value-type="string">
            <text:p>H__14_06_PORC</text:p>
          </table:table-cell>
          <table:table-cell office:value-type="string">
            <text:p>Con Heladera PORC</text:p>
          </table:table-cell>
          <table:table-cell office:value-type="string">
            <text:p>Leña o carbón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684018">
            <text:p>-68401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H__19B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computadora PORC</text:p>
          </table:table-cell>
          <table:table-cell office:value-type="float" office:value="-862">
            <text:p>-862</text:p>
          </table:table-cell>
          <table:table-cell office:value-type="float" office:value="862">
            <text:p>862</text:p>
          </table:table-cell>
          <table:table-cell office:value-type="float" office:value="-424495">
            <text:p>-4244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C_01_PORC</text:p>
          </table:table-cell>
          <table:table-cell office:value-type="string">
            <text:p>H__19A_01_PORC</text:p>
          </table:table-cell>
          <table:table-cell office:value-type="string">
            <text:p>Con teléfono celular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614031">
            <text:p>6140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1_PORC</text:p>
          </table:table-cell>
          <table:table-cell office:value-type="string">
            <text:p>H__19C_01_PORC</text:p>
          </table:table-cell>
          <table:table-cell office:value-type="string">
            <text:p>Con Heladera PORC</text:p>
          </table:table-cell>
          <table:table-cell office:value-type="string">
            <text:p>Con teléfono celular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614031">
            <text:p>61403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V__INMAT_01_PORC</text:p>
          </table:table-cell>
          <table:table-cell office:value-type="string">
            <text:p>Secundario PORC</text:p>
          </table:table-cell>
          <table:table-cell office:value-type="string">
            <text:p>Calidad 1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219202">
            <text:p>21920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P__09_04_PORC</text:p>
          </table:table-cell>
          <table:table-cell office:value-type="string">
            <text:p>Calidad 1 PORC</text:p>
          </table:table-cell>
          <table:table-cell office:value-type="string">
            <text:p>Secundario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219202">
            <text:p>21920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276562">
            <text:p>27656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276562">
            <text:p>2765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355347">
            <text:p>3553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355347">
            <text:p>35534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260498">
            <text:p>26049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61">
            <text:p>861</text:p>
          </table:table-cell>
          <table:table-cell office:value-type="float" office:value="260498">
            <text:p>26049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3_PORC</text:p>
          </table:table-cell>
          <table:table-cell office:value-type="string">
            <text:p>H__08_01_PORC</text:p>
          </table:table-cell>
          <table:table-cell office:value-type="string">
            <text:p>Tierra o ladrillo suelto PORC</text:p>
          </table:table-cell>
          <table:table-cell office:value-type="string">
            <text:p>Por cañeria dentro de la viviend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810185">
            <text:p>-81018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303219">
            <text:p>-30321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303219">
            <text:p>-30321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H__05_03_PORC</text:p>
          </table:table-cell>
          <table:table-cell office:value-type="string">
            <text:p>Por cañeria dentro de la vivienda PORC</text:p>
          </table:table-cell>
          <table:table-cell office:value-type="string">
            <text:p>Tierra o ladrillo suelt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810185">
            <text:p>-81018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SERV_03_PORC</text:p>
          </table:table-cell>
          <table:table-cell office:value-type="string">
            <text:p>V__INCALSERV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de Servicios Basicos Satisfactori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867704">
            <text:p>-86770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CALSERV_01_PORC</text:p>
          </table:table-cell>
          <table:table-cell office:value-type="string">
            <text:p>V__INCALSERV_03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Calidad de Servicios BasicosInsuficiente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867704">
            <text:p>-86770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ALGUNBI_02_PORC</text:p>
          </table:table-cell>
          <table:table-cell office:value-type="string">
            <text:p>H__10_01_PORC</text:p>
          </table:table-cell>
          <table:table-cell office:value-type="string">
            <text:p>Al menos un indicador NBI PORC</text:p>
          </table:table-cell>
          <table:table-cell office:value-type="string">
            <text:p>HOGAR SI Tiene baño o letrin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07348">
            <text:p>-20734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08_01_PORC</text:p>
          </table:table-cell>
          <table:table-cell office:value-type="string">
            <text:p>No utiliza computadora PORC</text:p>
          </table:table-cell>
          <table:table-cell office:value-type="string">
            <text:p>Por cañeria dentro de la viviend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648368">
            <text:p>-6483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H__08_01_PORC</text:p>
          </table:table-cell>
          <table:table-cell office:value-type="string">
            <text:p>Tierra o ladrillo suelto PORC</text:p>
          </table:table-cell>
          <table:table-cell office:value-type="string">
            <text:p>Por cañeria dentro de la viviend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994207">
            <text:p>-9942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H__19D_01_PORC</text:p>
          </table:table-cell>
          <table:table-cell office:value-type="string">
            <text:p>Primario PORC</text:p>
          </table:table-cell>
          <table:table-cell office:value-type="string">
            <text:p>Con teléfono de líne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401757">
            <text:p>-40175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P__09_02_PORC</text:p>
          </table:table-cell>
          <table:table-cell office:value-type="string">
            <text:p>Con teléfono de línea PORC</text:p>
          </table:table-cell>
          <table:table-cell office:value-type="string">
            <text:p>Primari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401757">
            <text:p>-40175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P__12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utiliza computador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648368">
            <text:p>-64836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8_01_PORC</text:p>
          </table:table-cell>
          <table:table-cell office:value-type="string">
            <text:p>H__05_03_PORC</text:p>
          </table:table-cell>
          <table:table-cell office:value-type="string">
            <text:p>Por cañeria dentro de la vivienda PORC</text:p>
          </table:table-cell>
          <table:table-cell office:value-type="string">
            <text:p>Tierra o ladrillo suelt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994207">
            <text:p>-9942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0_01_PORC</text:p>
          </table:table-cell>
          <table:table-cell office:value-type="string">
            <text:p>H__ALGUNBI_02_PORC</text:p>
          </table:table-cell>
          <table:table-cell office:value-type="string">
            <text:p>HOGAR SI Tiene baño o letrina PORC</text:p>
          </table:table-cell>
          <table:table-cell office:value-type="string">
            <text:p>Al menos un indicador NBI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07348">
            <text:p>-20734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2_01_PORC</text:p>
          </table:table-cell>
          <table:table-cell office:value-type="string">
            <text:p>H__12_02_PORC</text:p>
          </table:table-cell>
          <table:table-cell office:value-type="string">
            <text:p>A red publica (cloaca) PORC</text:p>
          </table:table-cell>
          <table:table-cell office:value-type="string">
            <text:p>A cámara séptica y pozo cieg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1221978">
            <text:p>-122197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76562">
            <text:p>-27656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2_02_PORC</text:p>
          </table:table-cell>
          <table:table-cell office:value-type="string">
            <text:p>H__12_01_PORC</text:p>
          </table:table-cell>
          <table:table-cell office:value-type="string">
            <text:p>A cámara séptica y pozo ciego PORC</text:p>
          </table:table-cell>
          <table:table-cell office:value-type="string">
            <text:p>A red publica (cloaca)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1221978">
            <text:p>-122197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76562">
            <text:p>-27656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INDHAC_02_PORC</text:p>
          </table:table-cell>
          <table:table-cell office:value-type="string">
            <text:p>H__INDHAC_05_PORC</text:p>
          </table:table-cell>
          <table:table-cell office:value-type="string">
            <text:p>0.51 - 0.99 personas por cuarto PORC</text:p>
          </table:table-cell>
          <table:table-cell office:value-type="string">
            <text:p>2.00 - 3.00 personas por cuart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60761">
            <text:p>-6076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INDHAC_05_PORC</text:p>
          </table:table-cell>
          <table:table-cell office:value-type="string">
            <text:p>H__INDHAC_02_PORC</text:p>
          </table:table-cell>
          <table:table-cell office:value-type="string">
            <text:p>2.00 - 3.00 personas por cuarto PORC</text:p>
          </table:table-cell>
          <table:table-cell office:value-type="string">
            <text:p>0.51 - 0.99 personas por cuart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60761">
            <text:p>-6076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14_01_PORC</text:p>
          </table:table-cell>
          <table:table-cell office:value-type="string">
            <text:p>Primario PORC</text:p>
          </table:table-cell>
          <table:table-cell office:value-type="string">
            <text:p>Gas de red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545052">
            <text:p>-54505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P__09_02_PORC</text:p>
          </table:table-cell>
          <table:table-cell office:value-type="string">
            <text:p>Gas de red PORC</text:p>
          </table:table-cell>
          <table:table-cell office:value-type="string">
            <text:p>Primari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545052">
            <text:p>-54505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2_01_PORC</text:p>
          </table:table-cell>
          <table:table-cell office:value-type="string">
            <text:p>V__INCALSERV_03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Insuficiente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618966">
            <text:p>-61896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SERV_03_PORC</text:p>
          </table:table-cell>
          <table:table-cell office:value-type="string">
            <text:p>H__12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A red publica (cloaca)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618966">
            <text:p>-61896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83349">
            <text:p>-2833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83349">
            <text:p>-2833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11_01_PORC</text:p>
          </table:table-cell>
          <table:table-cell office:value-type="string">
            <text:p>V__INCALCONS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constructiva Insuficiente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47282">
            <text:p>-24728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INCALCONS_03_PORC</text:p>
          </table:table-cell>
          <table:table-cell office:value-type="string">
            <text:p>H__11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47282">
            <text:p>-24728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9_01_PORC</text:p>
          </table:table-cell>
          <table:table-cell office:value-type="string">
            <text:p>V__URP_03_PORC</text:p>
          </table:table-cell>
          <table:table-cell office:value-type="string">
            <text:p>Red pública PORC</text:p>
          </table:table-cell>
          <table:table-cell office:value-type="string">
            <text:p>Area Rural disperso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1678053">
            <text:p>-167805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URP_03_PORC</text:p>
          </table:table-cell>
          <table:table-cell office:value-type="string">
            <text:p>H__09_01_PORC</text:p>
          </table:table-cell>
          <table:table-cell office:value-type="string">
            <text:p>Area Rural disperso PORC</text:p>
          </table:table-cell>
          <table:table-cell office:value-type="string">
            <text:p>Red pública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1678053">
            <text:p>-16780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ALGUNBI_02_PORC</text:p>
          </table:table-cell>
          <table:table-cell office:value-type="string">
            <text:p>H__ALGUNBI_01_PORC</text:p>
          </table:table-cell>
          <table:table-cell office:value-type="string">
            <text:p>Al menos un indicador NBI PORC</text:p>
          </table:table-cell>
          <table:table-cell office:value-type="string">
            <text:p>Sin NBI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37186">
            <text:p>-23718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ALGUNBI_01_PORC</text:p>
          </table:table-cell>
          <table:table-cell office:value-type="string">
            <text:p>H__ALGUNBI_02_PORC</text:p>
          </table:table-cell>
          <table:table-cell office:value-type="string">
            <text:p>Sin NBI PORC</text:p>
          </table:table-cell>
          <table:table-cell office:value-type="string">
            <text:p>Al menos un indicador NBI PORC</text:p>
          </table:table-cell>
          <table:table-cell office:value-type="float" office:value="-861">
            <text:p>-861</text:p>
          </table:table-cell>
          <table:table-cell office:value-type="float" office:value="861">
            <text:p>861</text:p>
          </table:table-cell>
          <table:table-cell office:value-type="float" office:value="-237186">
            <text:p>-23718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189011">
            <text:p>18901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189011">
            <text:p>18901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6_07_PORC</text:p>
          </table:table-cell>
          <table:table-cell office:value-type="string">
            <text:p>H__14_06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768334">
            <text:p>76833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H__06_07_PORC</text:p>
          </table:table-cell>
          <table:table-cell office:value-type="string">
            <text:p>Leña o carbón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768334">
            <text:p>76833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P__12_02_PORC</text:p>
          </table:table-cell>
          <table:table-cell office:value-type="string">
            <text:p>V__INCALCONS_03_PORC</text:p>
          </table:table-cell>
          <table:table-cell office:value-type="string">
            <text:p>No utiliza computadora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499337">
            <text:p>49933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P__12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499337">
            <text:p>4993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H__19A_02_PORC</text:p>
          </table:table-cell>
          <table:table-cell office:value-type="string">
            <text:p>Sin teléfono de línea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77105">
            <text:p>771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A_02_PORC</text:p>
          </table:table-cell>
          <table:table-cell office:value-type="string">
            <text:p>H__19D_02_PORC</text:p>
          </table:table-cell>
          <table:table-cell office:value-type="string">
            <text:p>Sin Helade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77105">
            <text:p>771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MAT_03_PORC</text:p>
          </table:table-cell>
          <table:table-cell office:value-type="string">
            <text:p>H__14_04_PORC</text:p>
          </table:table-cell>
          <table:table-cell office:value-type="string">
            <text:p>Calidad 3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95149">
            <text:p>951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MAT_03_PORC</text:p>
          </table:table-cell>
          <table:table-cell office:value-type="string">
            <text:p>H__05_02_PORC</text:p>
          </table:table-cell>
          <table:table-cell office:value-type="string">
            <text:p>Calidad 3 PORC</text:p>
          </table:table-cell>
          <table:table-cell office:value-type="string">
            <text:p>Cemento o ladrillo fijo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54526">
            <text:p>545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4_04_PORC</text:p>
          </table:table-cell>
          <table:table-cell office:value-type="string">
            <text:p>V__INMAT_03_PORC</text:p>
          </table:table-cell>
          <table:table-cell office:value-type="string">
            <text:p>Gas en garrafa PORC</text:p>
          </table:table-cell>
          <table:table-cell office:value-type="string">
            <text:p>Calidad 3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95149">
            <text:p>951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2_PORC</text:p>
          </table:table-cell>
          <table:table-cell office:value-type="string">
            <text:p>V__INMAT_03_PORC</text:p>
          </table:table-cell>
          <table:table-cell office:value-type="string">
            <text:p>Cemento o ladrillo fijo PORC</text:p>
          </table:table-cell>
          <table:table-cell office:value-type="string">
            <text:p>Calidad 3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54526">
            <text:p>5452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6_07_PORC</text:p>
          </table:table-cell>
          <table:table-cell office:value-type="string">
            <text:p>V__INMAT_04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4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76979">
            <text:p>7697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MAT_04_PORC</text:p>
          </table:table-cell>
          <table:table-cell office:value-type="string">
            <text:p>H__06_07_PORC</text:p>
          </table:table-cell>
          <table:table-cell office:value-type="string">
            <text:p>Calidad 4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76979">
            <text:p>7697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1_PORC</text:p>
          </table:table-cell>
          <table:table-cell office:value-type="string">
            <text:p>H__07_01_PORC</text:p>
          </table:table-cell>
          <table:table-cell office:value-type="string">
            <text:p>Si tiliza computador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476486">
            <text:p>47648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1_PORC</text:p>
          </table:table-cell>
          <table:table-cell office:value-type="string">
            <text:p>P__12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476486">
            <text:p>47648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571233">
            <text:p>57123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60">
            <text:p>860</text:p>
          </table:table-cell>
          <table:table-cell office:value-type="float" office:value="571233">
            <text:p>57123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2_01_PORC</text:p>
          </table:table-cell>
          <table:table-cell office:value-type="string">
            <text:p>V__INCALSERV_03_PORC</text:p>
          </table:table-cell>
          <table:table-cell office:value-type="string">
            <text:p>A red publica (cloaca) PORC</text:p>
          </table:table-cell>
          <table:table-cell office:value-type="string">
            <text:p>Calidad de Servicios BasicosInsuficiente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1090296">
            <text:p>-109029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SERV_03_PORC</text:p>
          </table:table-cell>
          <table:table-cell office:value-type="string">
            <text:p>H__12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A red publica (cloaca)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1090296">
            <text:p>-109029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19D_01_PORC</text:p>
          </table:table-cell>
          <table:table-cell office:value-type="string">
            <text:p>No utiliza computadora PORC</text:p>
          </table:table-cell>
          <table:table-cell office:value-type="string">
            <text:p>Con teléfono de línea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429286">
            <text:p>-42928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1_PORC</text:p>
          </table:table-cell>
          <table:table-cell office:value-type="string">
            <text:p>P__12_02_PORC</text:p>
          </table:table-cell>
          <table:table-cell office:value-type="string">
            <text:p>Con teléfono de línea PORC</text:p>
          </table:table-cell>
          <table:table-cell office:value-type="string">
            <text:p>No utiliza computadora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429286">
            <text:p>-42928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V__INMAT_01_PORC</text:p>
          </table:table-cell>
          <table:table-cell office:value-type="string">
            <text:p>Sin computadora PORC</text:p>
          </table:table-cell>
          <table:table-cell office:value-type="string">
            <text:p>Calidad 1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434186">
            <text:p>-43418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MAT_01_PORC</text:p>
          </table:table-cell>
          <table:table-cell office:value-type="string">
            <text:p>H__19B_02_PORC</text:p>
          </table:table-cell>
          <table:table-cell office:value-type="string">
            <text:p>Calidad 1 PORC</text:p>
          </table:table-cell>
          <table:table-cell office:value-type="string">
            <text:p>Sin computadora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434186">
            <text:p>-43418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2_02_PORC</text:p>
          </table:table-cell>
          <table:table-cell office:value-type="string">
            <text:p>H__05_01_PORC</text:p>
          </table:table-cell>
          <table:table-cell office:value-type="string">
            <text:p>No utiliza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372573">
            <text:p>-37257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P__12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utiliza computadora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372573">
            <text:p>-3725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19B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computadora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552817">
            <text:p>-5528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H__05_01_PORC</text:p>
          </table:table-cell>
          <table:table-cell office:value-type="string">
            <text:p>Sin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552817">
            <text:p>-55281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9_01_PORC</text:p>
          </table:table-cell>
          <table:table-cell office:value-type="string">
            <text:p>V__INCALSERV_03_PORC</text:p>
          </table:table-cell>
          <table:table-cell office:value-type="string">
            <text:p>Red pública PORC</text:p>
          </table:table-cell>
          <table:table-cell office:value-type="string">
            <text:p>Calidad de Servicios BasicosInsuficiente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567374">
            <text:p>-56737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SERV_03_PORC</text:p>
          </table:table-cell>
          <table:table-cell office:value-type="string">
            <text:p>H__09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Red pública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567374">
            <text:p>-56737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6_PORC</text:p>
          </table:table-cell>
          <table:table-cell office:value-type="string">
            <text:p>V__URP_01_PORC</text:p>
          </table:table-cell>
          <table:table-cell office:value-type="string">
            <text:p>Leña o carbón PORC</text:p>
          </table:table-cell>
          <table:table-cell office:value-type="string">
            <text:p>Area Urbano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1469949">
            <text:p>-14699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URP_01_PORC</text:p>
          </table:table-cell>
          <table:table-cell office:value-type="string">
            <text:p>H__14_06_PORC</text:p>
          </table:table-cell>
          <table:table-cell office:value-type="string">
            <text:p>Area Urbano PORC</text:p>
          </table:table-cell>
          <table:table-cell office:value-type="string">
            <text:p>Leña o carbón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1469949">
            <text:p>-146994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247144">
            <text:p>-24714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60">
            <text:p>-860</text:p>
          </table:table-cell>
          <table:table-cell office:value-type="float" office:value="860">
            <text:p>860</text:p>
          </table:table-cell>
          <table:table-cell office:value-type="float" office:value="-247144">
            <text:p>-24714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5_01_PORC</text:p>
          </table:table-cell>
          <table:table-cell office:value-type="string">
            <text:p>H__14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Gas de red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931494">
            <text:p>93149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4_01_PORC</text:p>
          </table:table-cell>
          <table:table-cell office:value-type="string">
            <text:p>H__05_01_PORC</text:p>
          </table:table-cell>
          <table:table-cell office:value-type="string">
            <text:p>Gas de red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931494">
            <text:p>93149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C_02_PORC</text:p>
          </table:table-cell>
          <table:table-cell office:value-type="string">
            <text:p>H__19A_02_PORC</text:p>
          </table:table-cell>
          <table:table-cell office:value-type="string">
            <text:p>Sin teléfono celular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604682">
            <text:p>60468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A_02_PORC</text:p>
          </table:table-cell>
          <table:table-cell office:value-type="string">
            <text:p>H__19C_02_PORC</text:p>
          </table:table-cell>
          <table:table-cell office:value-type="string">
            <text:p>Sin Heladera PORC</text:p>
          </table:table-cell>
          <table:table-cell office:value-type="string">
            <text:p>Sin teléfono celular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604682">
            <text:p>60468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375521">
            <text:p>37552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375521">
            <text:p>3755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V__01_02_PORC</text:p>
          </table:table-cell>
          <table:table-cell office:value-type="string">
            <text:p>Leña o carbón PORC</text:p>
          </table:table-cell>
          <table:table-cell office:value-type="string">
            <text:p>Ranch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755343">
            <text:p>75534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01_02_PORC</text:p>
          </table:table-cell>
          <table:table-cell office:value-type="string">
            <text:p>H__14_06_PORC</text:p>
          </table:table-cell>
          <table:table-cell office:value-type="string">
            <text:p>Ranch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755343">
            <text:p>75534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232597">
            <text:p>23259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232597">
            <text:p>23259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2_PORC</text:p>
          </table:table-cell>
          <table:table-cell office:value-type="string">
            <text:p>V__INMAT_02_PORC</text:p>
          </table:table-cell>
          <table:table-cell office:value-type="string">
            <text:p>Calidad constructiva Basico PORC</text:p>
          </table:table-cell>
          <table:table-cell office:value-type="string">
            <text:p>Calidad 2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08415">
            <text:p>10841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MAT_02_PORC</text:p>
          </table:table-cell>
          <table:table-cell office:value-type="string">
            <text:p>V__INCALCONS_02_PORC</text:p>
          </table:table-cell>
          <table:table-cell office:value-type="string">
            <text:p>Calidad 2 PORC</text:p>
          </table:table-cell>
          <table:table-cell office:value-type="string">
            <text:p>Calidad constructiva Basic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08415">
            <text:p>10841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276282">
            <text:p>27628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276282">
            <text:p>27628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3_PORC</text:p>
          </table:table-cell>
          <table:table-cell office:value-type="string">
            <text:p>H__19D_02_PORC</text:p>
          </table:table-cell>
          <table:table-cell office:value-type="string">
            <text:p>Calidad constructiva Insuficiente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16130">
            <text:p>11613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2_PORC</text:p>
          </table:table-cell>
          <table:table-cell office:value-type="string">
            <text:p>V__INCALCONS_03_PORC</text:p>
          </table:table-cell>
          <table:table-cell office:value-type="string">
            <text:p>Sin teléfono de línea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16130">
            <text:p>11613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72385">
            <text:p>1723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uenos Aires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72385">
            <text:p>17238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382815">
            <text:p>38281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V__INMAT_01_PORC</text:p>
          </table:table-cell>
          <table:table-cell office:value-type="string">
            <text:p>Con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383633">
            <text:p>3836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382815">
            <text:p>38281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H__19B_01_PORC</text:p>
          </table:table-cell>
          <table:table-cell office:value-type="string">
            <text:p>Calidad 1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383633">
            <text:p>38363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SERV_01_PORC</text:p>
          </table:table-cell>
          <table:table-cell office:value-type="string">
            <text:p>V__INCALCONS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603299">
            <text:p>60329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CONS_01_PORC</text:p>
          </table:table-cell>
          <table:table-cell office:value-type="string">
            <text:p>V__INCALSERV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603299">
            <text:p>6032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9_01_PORC</text:p>
          </table:table-cell>
          <table:table-cell office:value-type="string">
            <text:p>H__14_04_PORC</text:p>
          </table:table-cell>
          <table:table-cell office:value-type="string">
            <text:p>Red pública PORC</text:p>
          </table:table-cell>
          <table:table-cell office:value-type="string">
            <text:p>Gas en garraf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142528">
            <text:p>114252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4_04_PORC</text:p>
          </table:table-cell>
          <table:table-cell office:value-type="string">
            <text:p>H__09_01_PORC</text:p>
          </table:table-cell>
          <table:table-cell office:value-type="string">
            <text:p>Gas en garrafa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142528">
            <text:p>11425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SERV_03_PORC</text:p>
          </table:table-cell>
          <table:table-cell office:value-type="string">
            <text:p>H__12_03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ólo a pozo ciego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403123">
            <text:p>4031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2_03_PORC</text:p>
          </table:table-cell>
          <table:table-cell office:value-type="string">
            <text:p>V__INCALSERV_03_PORC</text:p>
          </table:table-cell>
          <table:table-cell office:value-type="string">
            <text:p>Sólo a pozo ciego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403123">
            <text:p>4031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V__INMAT_01_PORC</text:p>
          </table:table-cell>
          <table:table-cell office:value-type="string">
            <text:p>Si tiliza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411300">
            <text:p>41130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P__12_01_PORC</text:p>
          </table:table-cell>
          <table:table-cell office:value-type="string">
            <text:p>Calidad 1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411300">
            <text:p>41130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2_PORC</text:p>
          </table:table-cell>
          <table:table-cell office:value-type="string">
            <text:p>H__19D_02_PORC</text:p>
          </table:table-cell>
          <table:table-cell office:value-type="string">
            <text:p>No utiliza computadora PORC</text:p>
          </table:table-cell>
          <table:table-cell office:value-type="string">
            <text:p>Sin teléfono de líne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437976">
            <text:p>43797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9D_02_PORC</text:p>
          </table:table-cell>
          <table:table-cell office:value-type="string">
            <text:p>P__12_02_PORC</text:p>
          </table:table-cell>
          <table:table-cell office:value-type="string">
            <text:p>Sin teléfono de línea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59">
            <text:p>859</text:p>
          </table:table-cell>
          <table:table-cell office:value-type="float" office:value="437976">
            <text:p>4379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07_01_PORC</text:p>
          </table:table-cell>
          <table:table-cell office:value-type="string">
            <text:p>Calidad constructiva Insuficiente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735381">
            <text:p>-73538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1_PORC</text:p>
          </table:table-cell>
          <table:table-cell office:value-type="string">
            <text:p>V__INCALCONS_03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Insuficiente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735381">
            <text:p>-73538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V__INCALSERV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de Servicios BasicosInsuficiente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851837">
            <text:p>-85183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SERV_03_PORC</text:p>
          </table:table-cell>
          <table:table-cell office:value-type="string">
            <text:p>H__11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851837">
            <text:p>-85183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09_02_PORC</text:p>
          </table:table-cell>
          <table:table-cell office:value-type="string">
            <text:p>H__05_01_PORC</text:p>
          </table:table-cell>
          <table:table-cell office:value-type="string">
            <text:p>Primari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327985">
            <text:p>-32798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7_02_PORC</text:p>
          </table:table-cell>
          <table:table-cell office:value-type="string">
            <text:p>V__INCALCONS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Satisfactoria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276282">
            <text:p>-27628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5_01_PORC</text:p>
          </table:table-cell>
          <table:table-cell office:value-type="string">
            <text:p>P__09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rimario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327985">
            <text:p>-32798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CONS_01_PORC</text:p>
          </table:table-cell>
          <table:table-cell office:value-type="string">
            <text:p>H__07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276282">
            <text:p>-27628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V__INCALCONS_01_PORC</text:p>
          </table:table-cell>
          <table:table-cell office:value-type="string">
            <text:p>Sin computadora PORC</text:p>
          </table:table-cell>
          <table:table-cell office:value-type="string">
            <text:p>Calidad constructiva Satisfactoria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382815">
            <text:p>-38281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V__INMAT_01_PORC</text:p>
          </table:table-cell>
          <table:table-cell office:value-type="string">
            <text:p>Sin computadora PORC</text:p>
          </table:table-cell>
          <table:table-cell office:value-type="string">
            <text:p>Calidad 1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383633">
            <text:p>-38363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1_PORC</text:p>
          </table:table-cell>
          <table:table-cell office:value-type="string">
            <text:p>H__19B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computadora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382815">
            <text:p>-38281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MAT_01_PORC</text:p>
          </table:table-cell>
          <table:table-cell office:value-type="string">
            <text:p>H__19B_02_PORC</text:p>
          </table:table-cell>
          <table:table-cell office:value-type="string">
            <text:p>Calidad 1 PORC</text:p>
          </table:table-cell>
          <table:table-cell office:value-type="string">
            <text:p>Sin computadora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383633">
            <text:p>-3836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H__19D_01_PORC</text:p>
          </table:table-cell>
          <table:table-cell office:value-type="string">
            <text:p>No utiliza computadora PORC</text:p>
          </table:table-cell>
          <table:table-cell office:value-type="string">
            <text:p>Con teléfono de línea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407592">
            <text:p>-40759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D_01_PORC</text:p>
          </table:table-cell>
          <table:table-cell office:value-type="string">
            <text:p>P__12_02_PORC</text:p>
          </table:table-cell>
          <table:table-cell office:value-type="string">
            <text:p>Con teléfono de línea PORC</text:p>
          </table:table-cell>
          <table:table-cell office:value-type="string">
            <text:p>No utiliza computadora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407592">
            <text:p>-40759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H__07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740829">
            <text:p>-74082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2_PORC</text:p>
          </table:table-cell>
          <table:table-cell office:value-type="string">
            <text:p>H__11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Si tiene cadena y mochila en el baño PORC</text:p>
          </table:table-cell>
          <table:table-cell office:value-type="float" office:value="-859">
            <text:p>-859</text:p>
          </table:table-cell>
          <table:table-cell office:value-type="float" office:value="859">
            <text:p>859</text:p>
          </table:table-cell>
          <table:table-cell office:value-type="float" office:value="-740829">
            <text:p>-74082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19D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484608">
            <text:p>48460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1_PORC</text:p>
          </table:table-cell>
          <table:table-cell office:value-type="string">
            <text:p>V__INCALCONS_01_PORC</text:p>
          </table:table-cell>
          <table:table-cell office:value-type="string">
            <text:p>Con teléfono de líne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484608">
            <text:p>48460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ALGUNBI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NBI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192641">
            <text:p>19264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ALGUNBI_01_PORC</text:p>
          </table:table-cell>
          <table:table-cell office:value-type="string">
            <text:p>H__11_01_PORC</text:p>
          </table:table-cell>
          <table:table-cell office:value-type="string">
            <text:p>Sin NBI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192641">
            <text:p>1926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7_01_PORC</text:p>
          </table:table-cell>
          <table:table-cell office:value-type="string">
            <text:p>V__INMAT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1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17887">
            <text:p>5178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MAT_01_PORC</text:p>
          </table:table-cell>
          <table:table-cell office:value-type="string">
            <text:p>H__07_01_PORC</text:p>
          </table:table-cell>
          <table:table-cell office:value-type="string">
            <text:p>Calidad 1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17887">
            <text:p>51788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5_03_PORC</text:p>
          </table:table-cell>
          <table:table-cell office:value-type="string">
            <text:p>H__19C_02_PORC</text:p>
          </table:table-cell>
          <table:table-cell office:value-type="string">
            <text:p>Tierra o ladrillo suelto PORC</text:p>
          </table:table-cell>
          <table:table-cell office:value-type="string">
            <text:p>Sin teléfono celular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87889">
            <text:p>58788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C_02_PORC</text:p>
          </table:table-cell>
          <table:table-cell office:value-type="string">
            <text:p>H__05_03_PORC</text:p>
          </table:table-cell>
          <table:table-cell office:value-type="string">
            <text:p>Sin teléfono celular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87889">
            <text:p>5878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1123">
            <text:p>5112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51123">
            <text:p>511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27825">
            <text:p>3278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27825">
            <text:p>32782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3_PORC</text:p>
          </table:table-cell>
          <table:table-cell office:value-type="string">
            <text:p>H__08_01_PORC</text:p>
          </table:table-cell>
          <table:table-cell office:value-type="string">
            <text:p>Calidad constructiva 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781015">
            <text:p>-78101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V__INCALCONS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constructiva Insuficiente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781015">
            <text:p>-78101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11_02_PORC</text:p>
          </table:table-cell>
          <table:table-cell office:value-type="string">
            <text:p>H__05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288076">
            <text:p>-28807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5_01_PORC</text:p>
          </table:table-cell>
          <table:table-cell office:value-type="string">
            <text:p>H__11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tiene cadena y mochila en el baño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288076">
            <text:p>-2880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V__INMAT_04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4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863009">
            <text:p>-8630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4_PORC</text:p>
          </table:table-cell>
          <table:table-cell office:value-type="string">
            <text:p>H__11_01_PORC</text:p>
          </table:table-cell>
          <table:table-cell office:value-type="string">
            <text:p>Calidad 4 PORC</text:p>
          </table:table-cell>
          <table:table-cell office:value-type="string">
            <text:p>Si tiene cadena y mochila en el baño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863009">
            <text:p>-86300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ALGUNBI_02_PORC</text:p>
          </table:table-cell>
          <table:table-cell office:value-type="string">
            <text:p>H__11_01_PORC</text:p>
          </table:table-cell>
          <table:table-cell office:value-type="string">
            <text:p>Al menos un indicador NBI PORC</text:p>
          </table:table-cell>
          <table:table-cell office:value-type="string">
            <text:p>Si tiene cadena y mochila en el baño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192641">
            <text:p>-19264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1_PORC</text:p>
          </table:table-cell>
          <table:table-cell office:value-type="string">
            <text:p>H__ALGUNBI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Al menos un indicador NBI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192641">
            <text:p>-19264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14_01_PORC</text:p>
          </table:table-cell>
          <table:table-cell office:value-type="string">
            <text:p>No utiliza computadora PORC</text:p>
          </table:table-cell>
          <table:table-cell office:value-type="string">
            <text:p>Gas de red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652191">
            <text:p>-65219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V__INCALCONS_01_PORC</text:p>
          </table:table-cell>
          <table:table-cell office:value-type="string">
            <text:p>Primario PORC</text:p>
          </table:table-cell>
          <table:table-cell office:value-type="string">
            <text:p>Calidad constructiva Satisfactoria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359065">
            <text:p>-35906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4_01_PORC</text:p>
          </table:table-cell>
          <table:table-cell office:value-type="string">
            <text:p>P__12_02_PORC</text:p>
          </table:table-cell>
          <table:table-cell office:value-type="string">
            <text:p>Gas de red PORC</text:p>
          </table:table-cell>
          <table:table-cell office:value-type="string">
            <text:p>No utiliza computadora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652191">
            <text:p>-65219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1_PORC</text:p>
          </table:table-cell>
          <table:table-cell office:value-type="string">
            <text:p>P__09_02_PORC</text:p>
          </table:table-cell>
          <table:table-cell office:value-type="string">
            <text:p>Calidad constructiva Satisfactoria PORC</text:p>
          </table:table-cell>
          <table:table-cell office:value-type="string">
            <text:p>Primario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359065">
            <text:p>-35906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234103">
            <text:p>-23410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234103">
            <text:p>-2341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ALGUNBI_02_PORC</text:p>
          </table:table-cell>
          <table:table-cell office:value-type="string">
            <text:p>H__13_01_PORC</text:p>
          </table:table-cell>
          <table:table-cell office:value-type="string">
            <text:p>Al menos un indicador NBI PORC</text:p>
          </table:table-cell>
          <table:table-cell office:value-type="string">
            <text:p>De uso exclusivo del hogar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59191">
            <text:p>-591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P__09_02_PORC</text:p>
          </table:table-cell>
          <table:table-cell office:value-type="string">
            <text:p>H__19B_01_PORC</text:p>
          </table:table-cell>
          <table:table-cell office:value-type="string">
            <text:p>Primario PORC</text:p>
          </table:table-cell>
          <table:table-cell office:value-type="string">
            <text:p>Con computadora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259732">
            <text:p>-2597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3_01_PORC</text:p>
          </table:table-cell>
          <table:table-cell office:value-type="string">
            <text:p>H__ALGUNBI_02_PORC</text:p>
          </table:table-cell>
          <table:table-cell office:value-type="string">
            <text:p>De uso exclusivo del hogar PORC</text:p>
          </table:table-cell>
          <table:table-cell office:value-type="string">
            <text:p>Al menos un indicador NBI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59191">
            <text:p>-591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9B_01_PORC</text:p>
          </table:table-cell>
          <table:table-cell office:value-type="string">
            <text:p>P__09_02_PORC</text:p>
          </table:table-cell>
          <table:table-cell office:value-type="string">
            <text:p>Con computadora PORC</text:p>
          </table:table-cell>
          <table:table-cell office:value-type="string">
            <text:p>Primario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259732">
            <text:p>-2597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5_01_PORC</text:p>
          </table:table-cell>
          <table:table-cell office:value-type="string">
            <text:p>P__05_02_PORC</text:p>
          </table:table-cell>
          <table:table-cell office:value-type="string">
            <text:p>Argentina PORC</text:p>
          </table:table-cell>
          <table:table-cell office:value-type="string">
            <text:p>Otros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15197">
            <text:p>-1519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5_02_PORC</text:p>
          </table:table-cell>
          <table:table-cell office:value-type="string">
            <text:p>P__05_01_PORC</text:p>
          </table:table-cell>
          <table:table-cell office:value-type="string">
            <text:p>Otros PORC</text:p>
          </table:table-cell>
          <table:table-cell office:value-type="string">
            <text:p>Argentina PORC</text:p>
          </table:table-cell>
          <table:table-cell office:value-type="float" office:value="-858">
            <text:p>-858</text:p>
          </table:table-cell>
          <table:table-cell office:value-type="float" office:value="858">
            <text:p>858</text:p>
          </table:table-cell>
          <table:table-cell office:value-type="float" office:value="-15197">
            <text:p>-1519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P__09_06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37222">
            <text:p>13722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6_PORC</text:p>
          </table:table-cell>
          <table:table-cell office:value-type="string">
            <text:p>H__05_01_PORC</text:p>
          </table:table-cell>
          <table:table-cell office:value-type="string">
            <text:p>Superior no universitari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37222">
            <text:p>13722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424361">
            <text:p>42436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424361">
            <text:p>42436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4_06_PORC</text:p>
          </table:table-cell>
          <table:table-cell office:value-type="string">
            <text:p>H__05_03_PORC</text:p>
          </table:table-cell>
          <table:table-cell office:value-type="string">
            <text:p>Leña o carbón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476096">
            <text:p>47609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3_PORC</text:p>
          </table:table-cell>
          <table:table-cell office:value-type="string">
            <text:p>H__14_06_PORC</text:p>
          </table:table-cell>
          <table:table-cell office:value-type="string">
            <text:p>Tierra o ladrillo suelto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476096">
            <text:p>4760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6_PORC</text:p>
          </table:table-cell>
          <table:table-cell office:value-type="string">
            <text:p>H__INDHAC_05_PORC</text:p>
          </table:table-cell>
          <table:table-cell office:value-type="string">
            <text:p>Más de 3.00 personas por cuarto PORC</text:p>
          </table:table-cell>
          <table:table-cell office:value-type="string">
            <text:p>2.00 - 3.00 personas por cuart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8239">
            <text:p>1823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INDHAC_05_PORC</text:p>
          </table:table-cell>
          <table:table-cell office:value-type="string">
            <text:p>H__INDHAC_06_PORC</text:p>
          </table:table-cell>
          <table:table-cell office:value-type="string">
            <text:p>2.00 - 3.00 personas por cuarto PORC</text:p>
          </table:table-cell>
          <table:table-cell office:value-type="string">
            <text:p>Más de 3.00 personas por cuart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8239">
            <text:p>1823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P__09_02_PORC</text:p>
          </table:table-cell>
          <table:table-cell office:value-type="string">
            <text:p>H__19B_02_PORC</text:p>
          </table:table-cell>
          <table:table-cell office:value-type="string">
            <text:p>Primari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312076">
            <text:p>31207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2_PORC</text:p>
          </table:table-cell>
          <table:table-cell office:value-type="string">
            <text:p>P__09_02_PORC</text:p>
          </table:table-cell>
          <table:table-cell office:value-type="string">
            <text:p>Sin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312076">
            <text:p>31207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2_PORC</text:p>
          </table:table-cell>
          <table:table-cell office:value-type="string">
            <text:p>H__14_01_PORC</text:p>
          </table:table-cell>
          <table:table-cell office:value-type="string">
            <text:p>Mujer PORC</text:p>
          </table:table-cell>
          <table:table-cell office:value-type="string">
            <text:p>Gas de red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370961">
            <text:p>37096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P__02_02_PORC</text:p>
          </table:table-cell>
          <table:table-cell office:value-type="string">
            <text:p>Gas de red PORC</text:p>
          </table:table-cell>
          <table:table-cell office:value-type="string">
            <text:p>Mujer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370961">
            <text:p>3709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45325">
            <text:p>453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45325">
            <text:p>453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ALGUNBI_01_PORC</text:p>
          </table:table-cell>
          <table:table-cell office:value-type="string">
            <text:p>H__08_01_PORC</text:p>
          </table:table-cell>
          <table:table-cell office:value-type="string">
            <text:p>Sin NBI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35154">
            <text:p>1351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8_01_PORC</text:p>
          </table:table-cell>
          <table:table-cell office:value-type="string">
            <text:p>H__ALGUNBI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n NBI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35154">
            <text:p>1351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05_01_PORC</text:p>
          </table:table-cell>
          <table:table-cell office:value-type="string">
            <text:p>P__12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574111">
            <text:p>5741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1_PORC</text:p>
          </table:table-cell>
          <table:table-cell office:value-type="string">
            <text:p>H__05_01_PORC</text:p>
          </table:table-cell>
          <table:table-cell office:value-type="string">
            <text:p>Si tiliza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7">
            <text:p>857</text:p>
          </table:table-cell>
          <table:table-cell office:value-type="float" office:value="574111">
            <text:p>57411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2_02_PORC</text:p>
          </table:table-cell>
          <table:table-cell office:value-type="string">
            <text:p>P__02_01_PORC</text:p>
          </table:table-cell>
          <table:table-cell office:value-type="string">
            <text:p>Mujer PORC</text:p>
          </table:table-cell>
          <table:table-cell office:value-type="string">
            <text:p>Hombre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31784">
            <text:p>-3178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P__02_01_PORC</text:p>
          </table:table-cell>
          <table:table-cell office:value-type="string">
            <text:p>P__02_02_PORC</text:p>
          </table:table-cell>
          <table:table-cell office:value-type="string">
            <text:p>Hombre PORC</text:p>
          </table:table-cell>
          <table:table-cell office:value-type="string">
            <text:p>Mujer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31784">
            <text:p>-3178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H__14_01_PORC</text:p>
          </table:table-cell>
          <table:table-cell office:value-type="string">
            <text:p>Sin teléfono de línea PORC</text:p>
          </table:table-cell>
          <table:table-cell office:value-type="string">
            <text:p>Gas de red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651189">
            <text:p>-65118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1_PORC</text:p>
          </table:table-cell>
          <table:table-cell office:value-type="string">
            <text:p>H__19D_02_PORC</text:p>
          </table:table-cell>
          <table:table-cell office:value-type="string">
            <text:p>Gas de red PORC</text:p>
          </table:table-cell>
          <table:table-cell office:value-type="string">
            <text:p>Sin teléfono de línea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651189">
            <text:p>-65118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09_02_PORC</text:p>
          </table:table-cell>
          <table:table-cell office:value-type="string">
            <text:p>H__19D_01_PORC</text:p>
          </table:table-cell>
          <table:table-cell office:value-type="string">
            <text:p>Primario PORC</text:p>
          </table:table-cell>
          <table:table-cell office:value-type="string">
            <text:p>Con teléfono de línea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438111">
            <text:p>-43811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1_PORC</text:p>
          </table:table-cell>
          <table:table-cell office:value-type="string">
            <text:p>P__09_02_PORC</text:p>
          </table:table-cell>
          <table:table-cell office:value-type="string">
            <text:p>Con teléfono de línea PORC</text:p>
          </table:table-cell>
          <table:table-cell office:value-type="string">
            <text:p>Primario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438111">
            <text:p>-43811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4_01_PORC</text:p>
          </table:table-cell>
          <table:table-cell office:value-type="string">
            <text:p>P__02_01_PORC</text:p>
          </table:table-cell>
          <table:table-cell office:value-type="string">
            <text:p>Gas de red PORC</text:p>
          </table:table-cell>
          <table:table-cell office:value-type="string">
            <text:p>Hombre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370961">
            <text:p>-37096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1_PORC</text:p>
          </table:table-cell>
          <table:table-cell office:value-type="string">
            <text:p>H__14_01_PORC</text:p>
          </table:table-cell>
          <table:table-cell office:value-type="string">
            <text:p>Hombre PORC</text:p>
          </table:table-cell>
          <table:table-cell office:value-type="string">
            <text:p>Gas de red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370961">
            <text:p>-3709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416372">
            <text:p>-4163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416372">
            <text:p>-41637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2_PORC</text:p>
          </table:table-cell>
          <table:table-cell office:value-type="string">
            <text:p>V__INMAT_01_PORC</text:p>
          </table:table-cell>
          <table:table-cell office:value-type="string">
            <text:p>Sin computadora PORC</text:p>
          </table:table-cell>
          <table:table-cell office:value-type="string">
            <text:p>Calidad 1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418329">
            <text:p>-41832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H__19B_02_PORC</text:p>
          </table:table-cell>
          <table:table-cell office:value-type="string">
            <text:p>Calidad 1 PORC</text:p>
          </table:table-cell>
          <table:table-cell office:value-type="string">
            <text:p>Sin computadora PORC</text:p>
          </table:table-cell>
          <table:table-cell office:value-type="float" office:value="-857">
            <text:p>-857</text:p>
          </table:table-cell>
          <table:table-cell office:value-type="float" office:value="857">
            <text:p>857</text:p>
          </table:table-cell>
          <table:table-cell office:value-type="float" office:value="-418329">
            <text:p>-41832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CALCONS_03_PORC</text:p>
          </table:table-cell>
          <table:table-cell office:value-type="string">
            <text:p>H__08_02_PORC</text:p>
          </table:table-cell>
          <table:table-cell office:value-type="string">
            <text:p>Calidad constructiva Insuficiente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80315">
            <text:p>28031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2_PORC</text:p>
          </table:table-cell>
          <table:table-cell office:value-type="string">
            <text:p>V__INCALCONS_03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80315">
            <text:p>28031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2_PORC</text:p>
          </table:table-cell>
          <table:table-cell office:value-type="string">
            <text:p>H__19B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496853">
            <text:p>49685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H__07_02_PORC</text:p>
          </table:table-cell>
          <table:table-cell office:value-type="string">
            <text:p>Sin computadora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496853">
            <text:p>49685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98803">
            <text:p>29880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98803">
            <text:p>2988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1_PORC</text:p>
          </table:table-cell>
          <table:table-cell office:value-type="string">
            <text:p>P__09_07_PORC</text:p>
          </table:table-cell>
          <table:table-cell office:value-type="string">
            <text:p>Con computadora PORC</text:p>
          </table:table-cell>
          <table:table-cell office:value-type="string">
            <text:p>Universitario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09629">
            <text:p>10962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6_PORC</text:p>
          </table:table-cell>
          <table:table-cell office:value-type="string">
            <text:p>V__INCALCONS_01_PORC</text:p>
          </table:table-cell>
          <table:table-cell office:value-type="string">
            <text:p>Superior no universitari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93519">
            <text:p>9351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7_PORC</text:p>
          </table:table-cell>
          <table:table-cell office:value-type="string">
            <text:p>H__19B_01_PORC</text:p>
          </table:table-cell>
          <table:table-cell office:value-type="string">
            <text:p>Universitari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09629">
            <text:p>10962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1_PORC</text:p>
          </table:table-cell>
          <table:table-cell office:value-type="string">
            <text:p>P__09_06_PORC</text:p>
          </table:table-cell>
          <table:table-cell office:value-type="string">
            <text:p>Calidad constructiva Satisfactoria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93519">
            <text:p>935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1_PORC</text:p>
          </table:table-cell>
          <table:table-cell office:value-type="string">
            <text:p>H__19A_01_PORC</text:p>
          </table:table-cell>
          <table:table-cell office:value-type="string">
            <text:p>De uso exclusivo del hogar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47817">
            <text:p>478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A_01_PORC</text:p>
          </table:table-cell>
          <table:table-cell office:value-type="string">
            <text:p>H__13_01_PORC</text:p>
          </table:table-cell>
          <table:table-cell office:value-type="string">
            <text:p>Con Heladera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47817">
            <text:p>4781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62948">
            <text:p>6294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3_PORC</text:p>
          </table:table-cell>
          <table:table-cell office:value-type="string">
            <text:p>H__07_02_PORC</text:p>
          </table:table-cell>
          <table:table-cell office:value-type="string">
            <text:p>Calidad constructiva Insuficiente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469954">
            <text:p>46995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2_PORC</text:p>
          </table:table-cell>
          <table:table-cell office:value-type="string">
            <text:p>V__INCALCONS_03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469954">
            <text:p>46995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62948">
            <text:p>6294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ALGUNBI_01_PORC</text:p>
          </table:table-cell>
          <table:table-cell office:value-type="string">
            <text:p>H__10_01_PORC</text:p>
          </table:table-cell>
          <table:table-cell office:value-type="string">
            <text:p>Sin NBI PORC</text:p>
          </table:table-cell>
          <table:table-cell office:value-type="string">
            <text:p>HOGAR SI Tiene baño o letrin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62948">
            <text:p>6294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0_01_PORC</text:p>
          </table:table-cell>
          <table:table-cell office:value-type="string">
            <text:p>H__ALGUNBI_01_PORC</text:p>
          </table:table-cell>
          <table:table-cell office:value-type="string">
            <text:p>HOGAR SI Tiene baño o letrina PORC</text:p>
          </table:table-cell>
          <table:table-cell office:value-type="string">
            <text:p>Sin NBI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62948">
            <text:p>6294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C_02_PORC</text:p>
          </table:table-cell>
          <table:table-cell office:value-type="string">
            <text:p>H__19A_02_PORC</text:p>
          </table:table-cell>
          <table:table-cell office:value-type="string">
            <text:p>Sin teléfono celular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90101">
            <text:p>19010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A_02_PORC</text:p>
          </table:table-cell>
          <table:table-cell office:value-type="string">
            <text:p>H__19C_02_PORC</text:p>
          </table:table-cell>
          <table:table-cell office:value-type="string">
            <text:p>Sin Heladera PORC</text:p>
          </table:table-cell>
          <table:table-cell office:value-type="string">
            <text:p>Sin teléfono celular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90101">
            <text:p>19010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3_01_PORC</text:p>
          </table:table-cell>
          <table:table-cell office:value-type="string">
            <text:p>H__07_01_PORC</text:p>
          </table:table-cell>
          <table:table-cell office:value-type="string">
            <text:p>De uso exclusivo del hogar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76936">
            <text:p>17693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7_01_PORC</text:p>
          </table:table-cell>
          <table:table-cell office:value-type="string">
            <text:p>H__13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76936">
            <text:p>17693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P__02_01_PORC</text:p>
          </table:table-cell>
          <table:table-cell office:value-type="string">
            <text:p>Sin Heladera PORC</text:p>
          </table:table-cell>
          <table:table-cell office:value-type="string">
            <text:p>Hombre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27381">
            <text:p>22738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2_PORC</text:p>
          </table:table-cell>
          <table:table-cell office:value-type="string">
            <text:p>H__19A_01_PORC</text:p>
          </table:table-cell>
          <table:table-cell office:value-type="string">
            <text:p>Mujer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27380">
            <text:p>22738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P__02_02_PORC</text:p>
          </table:table-cell>
          <table:table-cell office:value-type="string">
            <text:p>Con Heladera PORC</text:p>
          </table:table-cell>
          <table:table-cell office:value-type="string">
            <text:p>Mujer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27380">
            <text:p>22738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1_PORC</text:p>
          </table:table-cell>
          <table:table-cell office:value-type="string">
            <text:p>H__19A_02_PORC</text:p>
          </table:table-cell>
          <table:table-cell office:value-type="string">
            <text:p>Hombre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56">
            <text:p>856</text:p>
          </table:table-cell>
          <table:table-cell office:value-type="float" office:value="227381">
            <text:p>22738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H__08_02_PORC</text:p>
          </table:table-cell>
          <table:table-cell office:value-type="string">
            <text:p>Por cañeria dentro de la vivienda PORC</text:p>
          </table:table-cell>
          <table:table-cell office:value-type="string">
            <text:p>Fuera de la vivienda pero dentro del terren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344077">
            <text:p>-34407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2_PORC</text:p>
          </table:table-cell>
          <table:table-cell office:value-type="string">
            <text:p>H__08_01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Por cañeria dentro de la viviend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344077">
            <text:p>-34407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75646">
            <text:p>-27564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75646">
            <text:p>-27564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V__INMAT_01_PORC</text:p>
          </table:table-cell>
          <table:table-cell office:value-type="string">
            <text:p>Sin teléfono de línea PORC</text:p>
          </table:table-cell>
          <table:table-cell office:value-type="string">
            <text:p>Calidad 1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495403">
            <text:p>-4954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19D_02_PORC</text:p>
          </table:table-cell>
          <table:table-cell office:value-type="string">
            <text:p>Calidad 1 PORC</text:p>
          </table:table-cell>
          <table:table-cell office:value-type="string">
            <text:p>Sin teléfono de líne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495403">
            <text:p>-4954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77780">
            <text:p>-777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A_02_PORC</text:p>
          </table:table-cell>
          <table:table-cell office:value-type="string">
            <text:p>H__19D_01_PORC</text:p>
          </table:table-cell>
          <table:table-cell office:value-type="string">
            <text:p>Sin Heladera PORC</text:p>
          </table:table-cell>
          <table:table-cell office:value-type="string">
            <text:p>Con teléfono de líne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77030">
            <text:p>-7703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77780">
            <text:p>-777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H__19A_02_PORC</text:p>
          </table:table-cell>
          <table:table-cell office:value-type="string">
            <text:p>Con teléfono de línea PORC</text:p>
          </table:table-cell>
          <table:table-cell office:value-type="string">
            <text:p>Sin Helader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77030">
            <text:p>-7703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ALGUNBI_02_PORC</text:p>
          </table:table-cell>
          <table:table-cell office:value-type="string">
            <text:p>H__10_01_PORC</text:p>
          </table:table-cell>
          <table:table-cell office:value-type="string">
            <text:p>Al menos un indicador NBI PORC</text:p>
          </table:table-cell>
          <table:table-cell office:value-type="string">
            <text:p>HOGAR SI Tiene baño o letrin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62948">
            <text:p>-6294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V__INCALCONS_03_PORC</text:p>
          </table:table-cell>
          <table:table-cell office:value-type="string">
            <text:p>H__07_01_PORC</text:p>
          </table:table-cell>
          <table:table-cell office:value-type="string">
            <text:p>Calidad constructiva Insuficiente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469954">
            <text:p>-46995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8_02_PORC</text:p>
          </table:table-cell>
          <table:table-cell office:value-type="string">
            <text:p>P__08_01_PORC</text:p>
          </table:table-cell>
          <table:table-cell office:value-type="string">
            <text:p>Asistió PORC</text:p>
          </table:table-cell>
          <table:table-cell office:value-type="string">
            <text:p>Asiste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9994">
            <text:p>-299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8_01_PORC</text:p>
          </table:table-cell>
          <table:table-cell office:value-type="string">
            <text:p>P__08_02_PORC</text:p>
          </table:table-cell>
          <table:table-cell office:value-type="string">
            <text:p>Asiste PORC</text:p>
          </table:table-cell>
          <table:table-cell office:value-type="string">
            <text:p>Asistió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9994">
            <text:p>-299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0_02_PORC</text:p>
          </table:table-cell>
          <table:table-cell office:value-type="string">
            <text:p>H__ALGUNBI_01_PORC</text:p>
          </table:table-cell>
          <table:table-cell office:value-type="string">
            <text:p>HOGAR NO Tiene baño o letrina PORC</text:p>
          </table:table-cell>
          <table:table-cell office:value-type="string">
            <text:p>Sin NBI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62948">
            <text:p>-6294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1_PORC</text:p>
          </table:table-cell>
          <table:table-cell office:value-type="string">
            <text:p>V__INCALCONS_03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Insuficiente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469954">
            <text:p>-46995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ALGUNBI_01_PORC</text:p>
          </table:table-cell>
          <table:table-cell office:value-type="string">
            <text:p>H__10_02_PORC</text:p>
          </table:table-cell>
          <table:table-cell office:value-type="string">
            <text:p>Sin NBI PORC</text:p>
          </table:table-cell>
          <table:table-cell office:value-type="string">
            <text:p>HOGAR NO Tiene baño o letrin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62948">
            <text:p>-6294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0_01_PORC</text:p>
          </table:table-cell>
          <table:table-cell office:value-type="string">
            <text:p>H__ALGUNBI_02_PORC</text:p>
          </table:table-cell>
          <table:table-cell office:value-type="string">
            <text:p>HOGAR SI Tiene baño o letrina PORC</text:p>
          </table:table-cell>
          <table:table-cell office:value-type="string">
            <text:p>Al menos un indicador NBI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62948">
            <text:p>-6294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604373">
            <text:p>-6043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604373">
            <text:p>-60437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1185892">
            <text:p>-1185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2_PORC</text:p>
          </table:table-cell>
          <table:table-cell office:value-type="string">
            <text:p>P__02_02_PORC</text:p>
          </table:table-cell>
          <table:table-cell office:value-type="string">
            <text:p>Sin Heladera PORC</text:p>
          </table:table-cell>
          <table:table-cell office:value-type="string">
            <text:p>Mujer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27380">
            <text:p>-22738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2_PORC</text:p>
          </table:table-cell>
          <table:table-cell office:value-type="string">
            <text:p>H__19A_02_PORC</text:p>
          </table:table-cell>
          <table:table-cell office:value-type="string">
            <text:p>Mujer PORC</text:p>
          </table:table-cell>
          <table:table-cell office:value-type="string">
            <text:p>Sin Helader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27380">
            <text:p>-22738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9A_01_PORC</text:p>
          </table:table-cell>
          <table:table-cell office:value-type="string">
            <text:p>P__02_01_PORC</text:p>
          </table:table-cell>
          <table:table-cell office:value-type="string">
            <text:p>Con Heladera PORC</text:p>
          </table:table-cell>
          <table:table-cell office:value-type="string">
            <text:p>Hombre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27381">
            <text:p>-22738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1185892">
            <text:p>-118589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2_01_PORC</text:p>
          </table:table-cell>
          <table:table-cell office:value-type="string">
            <text:p>H__19A_01_PORC</text:p>
          </table:table-cell>
          <table:table-cell office:value-type="string">
            <text:p>Hombre PORC</text:p>
          </table:table-cell>
          <table:table-cell office:value-type="string">
            <text:p>Con Heladera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227381">
            <text:p>-22738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2_PORC</text:p>
          </table:table-cell>
          <table:table-cell office:value-type="string">
            <text:p>H__05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705549">
            <text:p>-70554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5_01_PORC</text:p>
          </table:table-cell>
          <table:table-cell office:value-type="string">
            <text:p>H__07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6">
            <text:p>-856</text:p>
          </table:table-cell>
          <table:table-cell office:value-type="float" office:value="856">
            <text:p>856</text:p>
          </table:table-cell>
          <table:table-cell office:value-type="float" office:value="-705549">
            <text:p>-70554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4_01_PORC</text:p>
          </table:table-cell>
          <table:table-cell office:value-type="string">
            <text:p>V__INMAT_01_PORC</text:p>
          </table:table-cell>
          <table:table-cell office:value-type="string">
            <text:p>Gas de red PORC</text:p>
          </table:table-cell>
          <table:table-cell office:value-type="string">
            <text:p>Calidad 1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806339">
            <text:p>80633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19A_01_PORC</text:p>
          </table:table-cell>
          <table:table-cell office:value-type="string">
            <text:p>H__08_01_PORC</text:p>
          </table:table-cell>
          <table:table-cell office:value-type="string">
            <text:p>Con Helade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500105">
            <text:p>5001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H__08_01_PORC</text:p>
          </table:table-cell>
          <table:table-cell office:value-type="string">
            <text:p>H__19A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500105">
            <text:p>50010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uquén</text:p>
          </table:table-cell>
          <table:table-cell office:value-type="string">
            <text:p>V__INMAT_01_PORC</text:p>
          </table:table-cell>
          <table:table-cell office:value-type="string">
            <text:p>H__14_01_PORC</text:p>
          </table:table-cell>
          <table:table-cell office:value-type="string">
            <text:p>Calidad 1 PORC</text:p>
          </table:table-cell>
          <table:table-cell office:value-type="string">
            <text:p>Gas de red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806339">
            <text:p>8063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1_PORC</text:p>
          </table:table-cell>
          <table:table-cell office:value-type="string">
            <text:p>H__07_01_PORC</text:p>
          </table:table-cell>
          <table:table-cell office:value-type="string">
            <text:p>Con computador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489290">
            <text:p>48929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7_01_PORC</text:p>
          </table:table-cell>
          <table:table-cell office:value-type="string">
            <text:p>H__19B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489290">
            <text:p>48929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H__19B_02_PORC</text:p>
          </table:table-cell>
          <table:table-cell office:value-type="string">
            <text:p>Calidad constructiva Insuficiente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530091">
            <text:p>53009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644904">
            <text:p>64490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3_01_PORC</text:p>
          </table:table-cell>
          <table:table-cell office:value-type="string">
            <text:p>H__ALGUNBI_01_PORC</text:p>
          </table:table-cell>
          <table:table-cell office:value-type="string">
            <text:p>De uso exclusivo del hogar PORC</text:p>
          </table:table-cell>
          <table:table-cell office:value-type="string">
            <text:p>Sin NBI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167670">
            <text:p>16767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V__INCALCONS_03_PORC</text:p>
          </table:table-cell>
          <table:table-cell office:value-type="string">
            <text:p>Sin computadora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530091">
            <text:p>53009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644904">
            <text:p>64490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ALGUNBI_01_PORC</text:p>
          </table:table-cell>
          <table:table-cell office:value-type="string">
            <text:p>H__13_01_PORC</text:p>
          </table:table-cell>
          <table:table-cell office:value-type="string">
            <text:p>Sin NBI PORC</text:p>
          </table:table-cell>
          <table:table-cell office:value-type="string">
            <text:p>De uso exclusivo del hogar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167670">
            <text:p>16767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ALGUNBI_02_PORC</text:p>
          </table:table-cell>
          <table:table-cell office:value-type="string">
            <text:p>H__13_02_PORC</text:p>
          </table:table-cell>
          <table:table-cell office:value-type="string">
            <text:p>Al menos un indicador NBI PORC</text:p>
          </table:table-cell>
          <table:table-cell office:value-type="string">
            <text:p>Baño compartido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68757">
            <text:p>687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3_02_PORC</text:p>
          </table:table-cell>
          <table:table-cell office:value-type="string">
            <text:p>H__ALGUNBI_02_PORC</text:p>
          </table:table-cell>
          <table:table-cell office:value-type="string">
            <text:p>Baño compartido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68757">
            <text:p>687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H__07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700982">
            <text:p>7009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12_01_PORC</text:p>
          </table:table-cell>
          <table:table-cell office:value-type="string">
            <text:p>H__19D_01_PORC</text:p>
          </table:table-cell>
          <table:table-cell office:value-type="string">
            <text:p>Si tiliza computador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407481">
            <text:p>4074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7_01_PORC</text:p>
          </table:table-cell>
          <table:table-cell office:value-type="string">
            <text:p>H__05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700982">
            <text:p>7009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D_01_PORC</text:p>
          </table:table-cell>
          <table:table-cell office:value-type="string">
            <text:p>P__12_01_PORC</text:p>
          </table:table-cell>
          <table:table-cell office:value-type="string">
            <text:p>Con teléfono de líne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407481">
            <text:p>40748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49233">
            <text:p>492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49233">
            <text:p>492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V__INCALSERV_03_PORC</text:p>
          </table:table-cell>
          <table:table-cell office:value-type="string">
            <text:p>No utiliza computadora PORC</text:p>
          </table:table-cell>
          <table:table-cell office:value-type="string">
            <text:p>Calidad de Servicios BasicosInsuficiente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532986">
            <text:p>53298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SERV_03_PORC</text:p>
          </table:table-cell>
          <table:table-cell office:value-type="string">
            <text:p>P__12_02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532986">
            <text:p>5329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83700">
            <text:p>28370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83700">
            <text:p>28370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P__09_07_PORC</text:p>
          </table:table-cell>
          <table:table-cell office:value-type="string">
            <text:p>Primario PORC</text:p>
          </table:table-cell>
          <table:table-cell office:value-type="string">
            <text:p>Universit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61920">
            <text:p>-16192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7_PORC</text:p>
          </table:table-cell>
          <table:table-cell office:value-type="string">
            <text:p>P__09_02_PORC</text:p>
          </table:table-cell>
          <table:table-cell office:value-type="string">
            <text:p>Universitario PORC</text:p>
          </table:table-cell>
          <table:table-cell office:value-type="string">
            <text:p>Prim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61920">
            <text:p>-16192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P__12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No utiliza computador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617420">
            <text:p>-61742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H__11_01_PORC</text:p>
          </table:table-cell>
          <table:table-cell office:value-type="string">
            <text:p>No utiliza computadora PORC</text:p>
          </table:table-cell>
          <table:table-cell office:value-type="string">
            <text:p>Si tiene cadena y mochila en el bañ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617420">
            <text:p>-61742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2_PORC</text:p>
          </table:table-cell>
          <table:table-cell office:value-type="string">
            <text:p>P__09_06_PORC</text:p>
          </table:table-cell>
          <table:table-cell office:value-type="string">
            <text:p>Primario PORC</text:p>
          </table:table-cell>
          <table:table-cell office:value-type="string">
            <text:p>Superior no universit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75789">
            <text:p>-7578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P__09_06_PORC</text:p>
          </table:table-cell>
          <table:table-cell office:value-type="string">
            <text:p>Sin computadora PORC</text:p>
          </table:table-cell>
          <table:table-cell office:value-type="string">
            <text:p>Superior no universit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79221">
            <text:p>-792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B_02_PORC</text:p>
          </table:table-cell>
          <table:table-cell office:value-type="string">
            <text:p>V__INMAT_01_PORC</text:p>
          </table:table-cell>
          <table:table-cell office:value-type="string">
            <text:p>Sin computadora PORC</text:p>
          </table:table-cell>
          <table:table-cell office:value-type="string">
            <text:p>Calidad 1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390644">
            <text:p>-39064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6_PORC</text:p>
          </table:table-cell>
          <table:table-cell office:value-type="string">
            <text:p>P__09_02_PORC</text:p>
          </table:table-cell>
          <table:table-cell office:value-type="string">
            <text:p>Superior no universitario PORC</text:p>
          </table:table-cell>
          <table:table-cell office:value-type="string">
            <text:p>Prim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75789">
            <text:p>-7578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6_PORC</text:p>
          </table:table-cell>
          <table:table-cell office:value-type="string">
            <text:p>H__19B_02_PORC</text:p>
          </table:table-cell>
          <table:table-cell office:value-type="string">
            <text:p>Superior no universitario PORC</text:p>
          </table:table-cell>
          <table:table-cell office:value-type="string">
            <text:p>Sin computador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79221">
            <text:p>-792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H__19B_02_PORC</text:p>
          </table:table-cell>
          <table:table-cell office:value-type="string">
            <text:p>Calidad 1 PORC</text:p>
          </table:table-cell>
          <table:table-cell office:value-type="string">
            <text:p>Sin computador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390644">
            <text:p>-39064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05_01_PORC</text:p>
          </table:table-cell>
          <table:table-cell office:value-type="string">
            <text:p>H__05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emento o ladrillo fij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374417">
            <text:p>-37441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05_02_PORC</text:p>
          </table:table-cell>
          <table:table-cell office:value-type="string">
            <text:p>H__05_01_PORC</text:p>
          </table:table-cell>
          <table:table-cell office:value-type="string">
            <text:p>Cemento o ladrillo fij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374417">
            <text:p>-3744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V__INCALCONS_03_PORC</text:p>
          </table:table-cell>
          <table:table-cell office:value-type="string">
            <text:p>H__19D_01_PORC</text:p>
          </table:table-cell>
          <table:table-cell office:value-type="string">
            <text:p>Calidad constructiva Insuficiente PORC</text:p>
          </table:table-cell>
          <table:table-cell office:value-type="string">
            <text:p>Con teléfono de líne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16041">
            <text:p>-11604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9D_01_PORC</text:p>
          </table:table-cell>
          <table:table-cell office:value-type="string">
            <text:p>V__INCALCONS_03_PORC</text:p>
          </table:table-cell>
          <table:table-cell office:value-type="string">
            <text:p>Con teléfono de línea PORC</text:p>
          </table:table-cell>
          <table:table-cell office:value-type="string">
            <text:p>Calidad constructiva Insuficiente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16041">
            <text:p>-11604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C_02_PORC</text:p>
          </table:table-cell>
          <table:table-cell office:value-type="string">
            <text:p>H__19A_01_PORC</text:p>
          </table:table-cell>
          <table:table-cell office:value-type="string">
            <text:p>Sin teléfono celular PORC</text:p>
          </table:table-cell>
          <table:table-cell office:value-type="string">
            <text:p>Con Helader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640517">
            <text:p>-64051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69491">
            <text:p>-16949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1_PORC</text:p>
          </table:table-cell>
          <table:table-cell office:value-type="string">
            <text:p>H__19C_02_PORC</text:p>
          </table:table-cell>
          <table:table-cell office:value-type="string">
            <text:p>Con Heladera PORC</text:p>
          </table:table-cell>
          <table:table-cell office:value-type="string">
            <text:p>Sin teléfono celular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640517">
            <text:p>-64051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69491">
            <text:p>-1694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H__09_01_PORC</text:p>
          </table:table-cell>
          <table:table-cell office:value-type="string">
            <text:p>V__INCALSERV_03_PORC</text:p>
          </table:table-cell>
          <table:table-cell office:value-type="string">
            <text:p>Red pública PORC</text:p>
          </table:table-cell>
          <table:table-cell office:value-type="string">
            <text:p>Calidad de Servicios BasicosInsuficiente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713952">
            <text:p>-71395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INCALSERV_03_PORC</text:p>
          </table:table-cell>
          <table:table-cell office:value-type="string">
            <text:p>H__09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Red públic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713952">
            <text:p>-71395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09_02_PORC</text:p>
          </table:table-cell>
          <table:table-cell office:value-type="string">
            <text:p>P__12_01_PORC</text:p>
          </table:table-cell>
          <table:table-cell office:value-type="string">
            <text:p>Primario PORC</text:p>
          </table:table-cell>
          <table:table-cell office:value-type="string">
            <text:p>Si tiliza computador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283922">
            <text:p>-28392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P__09_02_PORC</text:p>
          </table:table-cell>
          <table:table-cell office:value-type="string">
            <text:p>Si tiliza computadora PORC</text:p>
          </table:table-cell>
          <table:table-cell office:value-type="string">
            <text:p>Prim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283922">
            <text:p>-28392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2_PORC</text:p>
          </table:table-cell>
          <table:table-cell office:value-type="string">
            <text:p>P__09_07_PORC</text:p>
          </table:table-cell>
          <table:table-cell office:value-type="string">
            <text:p>Primario PORC</text:p>
          </table:table-cell>
          <table:table-cell office:value-type="string">
            <text:p>Universit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37712">
            <text:p>-1377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07_02_PORC</text:p>
          </table:table-cell>
          <table:table-cell office:value-type="string">
            <text:p>V__INCALCONS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Satisfactori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420436">
            <text:p>-4204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9_07_PORC</text:p>
          </table:table-cell>
          <table:table-cell office:value-type="string">
            <text:p>P__09_02_PORC</text:p>
          </table:table-cell>
          <table:table-cell office:value-type="string">
            <text:p>Universitario PORC</text:p>
          </table:table-cell>
          <table:table-cell office:value-type="string">
            <text:p>Primari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137712">
            <text:p>-1377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V__INCALCONS_01_PORC</text:p>
          </table:table-cell>
          <table:table-cell office:value-type="string">
            <text:p>H__07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420436">
            <text:p>-42043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3_PORC</text:p>
          </table:table-cell>
          <table:table-cell office:value-type="string">
            <text:p>V__INCALCONS_01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constructiva Satisfactoria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604654">
            <text:p>-60465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1_PORC</text:p>
          </table:table-cell>
          <table:table-cell office:value-type="string">
            <text:p>V__INCALCONS_03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constructiva Insuficiente PORC</text:p>
          </table:table-cell>
          <table:table-cell office:value-type="float" office:value="-855">
            <text:p>-855</text:p>
          </table:table-cell>
          <table:table-cell office:value-type="float" office:value="855">
            <text:p>855</text:p>
          </table:table-cell>
          <table:table-cell office:value-type="float" office:value="-604654">
            <text:p>-60465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1_PORC</text:p>
          </table:table-cell>
          <table:table-cell office:value-type="string">
            <text:p>H__19D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98339">
            <text:p>49833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V__INCALCONS_01_PORC</text:p>
          </table:table-cell>
          <table:table-cell office:value-type="string">
            <text:p>Con teléfono de líne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98339">
            <text:p>49833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903035">
            <text:p>90303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H__08_01_PORC</text:p>
          </table:table-cell>
          <table:table-cell office:value-type="string">
            <text:p>Con computadora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633915">
            <text:p>63391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903035">
            <text:p>90303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8_01_PORC</text:p>
          </table:table-cell>
          <table:table-cell office:value-type="string">
            <text:p>H__19B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633915">
            <text:p>63391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1_01_PORC</text:p>
          </table:table-cell>
          <table:table-cell office:value-type="string">
            <text:p>H__05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514969">
            <text:p>51496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1_PORC</text:p>
          </table:table-cell>
          <table:table-cell office:value-type="string">
            <text:p>H__11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514969">
            <text:p>5149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2_01_PORC</text:p>
          </table:table-cell>
          <table:table-cell office:value-type="string">
            <text:p>H__19B_01_PORC</text:p>
          </table:table-cell>
          <table:table-cell office:value-type="string">
            <text:p>A red publica (cloaca)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573190">
            <text:p>57319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19B_01_PORC</text:p>
          </table:table-cell>
          <table:table-cell office:value-type="string">
            <text:p>H__12_01_PORC</text:p>
          </table:table-cell>
          <table:table-cell office:value-type="string">
            <text:p>Con computadora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573190">
            <text:p>57319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11325">
            <text:p>4113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11325">
            <text:p>41132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V__INMAT_01_PORC</text:p>
          </table:table-cell>
          <table:table-cell office:value-type="string">
            <text:p>No utiliza computadora PORC</text:p>
          </table:table-cell>
          <table:table-cell office:value-type="string">
            <text:p>Calidad 1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399525">
            <text:p>-39952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MAT_01_PORC</text:p>
          </table:table-cell>
          <table:table-cell office:value-type="string">
            <text:p>P__12_02_PORC</text:p>
          </table:table-cell>
          <table:table-cell office:value-type="string">
            <text:p>Calidad 1 PORC</text:p>
          </table:table-cell>
          <table:table-cell office:value-type="string">
            <text:p>No utiliza computadora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399525">
            <text:p>-3995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H__19B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computadora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580492">
            <text:p>-58049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3_PORC</text:p>
          </table:table-cell>
          <table:table-cell office:value-type="string">
            <text:p>H__19B_01_PORC</text:p>
          </table:table-cell>
          <table:table-cell office:value-type="string">
            <text:p>Calidad constructiva Insuficiente PORC</text:p>
          </table:table-cell>
          <table:table-cell office:value-type="string">
            <text:p>Con computadora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527169">
            <text:p>-52716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2_PORC</text:p>
          </table:table-cell>
          <table:table-cell office:value-type="string">
            <text:p>H__11_01_PORC</text:p>
          </table:table-cell>
          <table:table-cell office:value-type="string">
            <text:p>Sin computadora PORC</text:p>
          </table:table-cell>
          <table:table-cell office:value-type="string">
            <text:p>Si tiene cadena y mochila en el baño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580492">
            <text:p>-58049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B_01_PORC</text:p>
          </table:table-cell>
          <table:table-cell office:value-type="string">
            <text:p>V__INCALCONS_03_PORC</text:p>
          </table:table-cell>
          <table:table-cell office:value-type="string">
            <text:p>Con computadora PORC</text:p>
          </table:table-cell>
          <table:table-cell office:value-type="string">
            <text:p>Calidad constructiva Insuficiente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527169">
            <text:p>-52716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0_02_PORC</text:p>
          </table:table-cell>
          <table:table-cell office:value-type="string">
            <text:p>P__10_01_PORC</text:p>
          </table:table-cell>
          <table:table-cell office:value-type="string">
            <text:p>No completo el nivel (P09) PORC</text:p>
          </table:table-cell>
          <table:table-cell office:value-type="string">
            <text:p>Si ompleto el nivel (P09)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28314">
            <text:p>-2831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P__10_01_PORC</text:p>
          </table:table-cell>
          <table:table-cell office:value-type="string">
            <text:p>P__10_02_PORC</text:p>
          </table:table-cell>
          <table:table-cell office:value-type="string">
            <text:p>Si ompleto el nivel (P09) PORC</text:p>
          </table:table-cell>
          <table:table-cell office:value-type="string">
            <text:p>No completo el nivel (P09)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28314">
            <text:p>-283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TOTPERS_01_PORC</text:p>
          </table:table-cell>
          <table:table-cell office:value-type="string">
            <text:p>H__TOTPERS_04_PORC</text:p>
          </table:table-cell>
          <table:table-cell office:value-type="string">
            <text:p>1 persona en el hogar PORC</text:p>
          </table:table-cell>
          <table:table-cell office:value-type="string">
            <text:p>4 personas en el hogar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37322">
            <text:p>-373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TOTPERS_04_PORC</text:p>
          </table:table-cell>
          <table:table-cell office:value-type="string">
            <text:p>H__TOTPERS_01_PORC</text:p>
          </table:table-cell>
          <table:table-cell office:value-type="string">
            <text:p>4 personas en el hogar PORC</text:p>
          </table:table-cell>
          <table:table-cell office:value-type="string">
            <text:p>1 persona en el hogar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37322">
            <text:p>-3732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D_02_PORC</text:p>
          </table:table-cell>
          <table:table-cell office:value-type="string">
            <text:p>H__05_01_PORC</text:p>
          </table:table-cell>
          <table:table-cell office:value-type="string">
            <text:p>Sin teléfono de líne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734270">
            <text:p>-73427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H__19D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teléfono de línea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734270">
            <text:p>-73427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90284">
            <text:p>-9028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90284">
            <text:p>-9028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D_02_PORC</text:p>
          </table:table-cell>
          <table:table-cell office:value-type="string">
            <text:p>H__19B_01_PORC</text:p>
          </table:table-cell>
          <table:table-cell office:value-type="string">
            <text:p>Sin teléfono de línea PORC</text:p>
          </table:table-cell>
          <table:table-cell office:value-type="string">
            <text:p>Con computadora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481311">
            <text:p>-48131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B_01_PORC</text:p>
          </table:table-cell>
          <table:table-cell office:value-type="string">
            <text:p>H__19D_02_PORC</text:p>
          </table:table-cell>
          <table:table-cell office:value-type="string">
            <text:p>Con computadora PORC</text:p>
          </table:table-cell>
          <table:table-cell office:value-type="string">
            <text:p>Sin teléfono de línea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481311">
            <text:p>-4813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2_01_PORC</text:p>
          </table:table-cell>
          <table:table-cell office:value-type="string">
            <text:p>H__12_02_PORC</text:p>
          </table:table-cell>
          <table:table-cell office:value-type="string">
            <text:p>A red publica (cloaca) PORC</text:p>
          </table:table-cell>
          <table:table-cell office:value-type="string">
            <text:p>A cámara séptica y pozo ciego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831238">
            <text:p>-83123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7_01_PORC</text:p>
          </table:table-cell>
          <table:table-cell office:value-type="string">
            <text:p>P__07_02_PORC</text:p>
          </table:table-cell>
          <table:table-cell office:value-type="string">
            <text:p>Sabe leer y escribir PORC</text:p>
          </table:table-cell>
          <table:table-cell office:value-type="string">
            <text:p>No sabe leer y escribir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16979">
            <text:p>-1697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P__07_02_PORC</text:p>
          </table:table-cell>
          <table:table-cell office:value-type="string">
            <text:p>P__07_01_PORC</text:p>
          </table:table-cell>
          <table:table-cell office:value-type="string">
            <text:p>No sabe leer y escribir PORC</text:p>
          </table:table-cell>
          <table:table-cell office:value-type="string">
            <text:p>Sabe leer y escribir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16979">
            <text:p>-1697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endoza</text:p>
          </table:table-cell>
          <table:table-cell office:value-type="string">
            <text:p>H__12_02_PORC</text:p>
          </table:table-cell>
          <table:table-cell office:value-type="string">
            <text:p>H__12_01_PORC</text:p>
          </table:table-cell>
          <table:table-cell office:value-type="string">
            <text:p>A cámara séptica y pozo ciego PORC</text:p>
          </table:table-cell>
          <table:table-cell office:value-type="string">
            <text:p>A red publica (cloaca) PORC</text:p>
          </table:table-cell>
          <table:table-cell office:value-type="float" office:value="-854">
            <text:p>-854</text:p>
          </table:table-cell>
          <table:table-cell office:value-type="float" office:value="854">
            <text:p>854</text:p>
          </table:table-cell>
          <table:table-cell office:value-type="float" office:value="-831238">
            <text:p>-83123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3_PORC</text:p>
          </table:table-cell>
          <table:table-cell office:value-type="string">
            <text:p>V__INMAT_04_PORC</text:p>
          </table:table-cell>
          <table:table-cell office:value-type="string">
            <text:p>Calidad constructiva Insuficiente PORC</text:p>
          </table:table-cell>
          <table:table-cell office:value-type="string">
            <text:p>Calidad 4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511928">
            <text:p>51192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6_PORC</text:p>
          </table:table-cell>
          <table:table-cell office:value-type="string">
            <text:p>H__19D_01_PORC</text:p>
          </table:table-cell>
          <table:table-cell office:value-type="string">
            <text:p>Superior no universitari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97600">
            <text:p>976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D_01_PORC</text:p>
          </table:table-cell>
          <table:table-cell office:value-type="string">
            <text:p>P__09_06_PORC</text:p>
          </table:table-cell>
          <table:table-cell office:value-type="string">
            <text:p>Con teléfono de línea PORC</text:p>
          </table:table-cell>
          <table:table-cell office:value-type="string">
            <text:p>Superior no universitario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97600">
            <text:p>976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4_PORC</text:p>
          </table:table-cell>
          <table:table-cell office:value-type="string">
            <text:p>V__INCALCONS_03_PORC</text:p>
          </table:table-cell>
          <table:table-cell office:value-type="string">
            <text:p>Calidad 4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511928">
            <text:p>51192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5_03_PORC</text:p>
          </table:table-cell>
          <table:table-cell office:value-type="string">
            <text:p>V__INMAT_04_PORC</text:p>
          </table:table-cell>
          <table:table-cell office:value-type="string">
            <text:p>Tierra o ladrillo suelto PORC</text:p>
          </table:table-cell>
          <table:table-cell office:value-type="string">
            <text:p>Calidad 4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38663">
            <text:p>3866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V__INMAT_04_PORC</text:p>
          </table:table-cell>
          <table:table-cell office:value-type="string">
            <text:p>H__05_03_PORC</text:p>
          </table:table-cell>
          <table:table-cell office:value-type="string">
            <text:p>Calidad 4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38663">
            <text:p>3866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4_06_PORC</text:p>
          </table:table-cell>
          <table:table-cell office:value-type="string">
            <text:p>H__19A_02_PORC</text:p>
          </table:table-cell>
          <table:table-cell office:value-type="string">
            <text:p>Leña o carbón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572506">
            <text:p>5725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A_02_PORC</text:p>
          </table:table-cell>
          <table:table-cell office:value-type="string">
            <text:p>H__14_06_PORC</text:p>
          </table:table-cell>
          <table:table-cell office:value-type="string">
            <text:p>Sin Heladera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572506">
            <text:p>57250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12_02_PORC</text:p>
          </table:table-cell>
          <table:table-cell office:value-type="string">
            <text:p>P__09_02_PORC</text:p>
          </table:table-cell>
          <table:table-cell office:value-type="string">
            <text:p>No utiliza computadora PORC</text:p>
          </table:table-cell>
          <table:table-cell office:value-type="string">
            <text:p>Primario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249907">
            <text:p>24990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ubut</text:p>
          </table:table-cell>
          <table:table-cell office:value-type="string">
            <text:p>P__09_02_PORC</text:p>
          </table:table-cell>
          <table:table-cell office:value-type="string">
            <text:p>P__12_02_PORC</text:p>
          </table:table-cell>
          <table:table-cell office:value-type="string">
            <text:p>Primari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249907">
            <text:p>24990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1_02_PORC</text:p>
          </table:table-cell>
          <table:table-cell office:value-type="string">
            <text:p>H__08_02_PORC</text:p>
          </table:table-cell>
          <table:table-cell office:value-type="string">
            <text:p>No tiene cadena y mochila en el baño PORC</text:p>
          </table:table-cell>
          <table:table-cell office:value-type="string">
            <text:p>Fuera de la vivienda pero dentro del terreno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173113">
            <text:p>17311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08_02_PORC</text:p>
          </table:table-cell>
          <table:table-cell office:value-type="string">
            <text:p>H__11_02_PORC</text:p>
          </table:table-cell>
          <table:table-cell office:value-type="string">
            <text:p>Fuera de la vivienda pero dentro del terreno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173113">
            <text:p>17311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9B_01_PORC</text:p>
          </table:table-cell>
          <table:table-cell office:value-type="string">
            <text:p>P__12_01_PORC</text:p>
          </table:table-cell>
          <table:table-cell office:value-type="string">
            <text:p>Con computador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328701">
            <text:p>32870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P__12_01_PORC</text:p>
          </table:table-cell>
          <table:table-cell office:value-type="string">
            <text:p>H__19B_01_PORC</text:p>
          </table:table-cell>
          <table:table-cell office:value-type="string">
            <text:p>Si tiliza computador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328701">
            <text:p>3287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2_PORC</text:p>
          </table:table-cell>
          <table:table-cell office:value-type="string">
            <text:p>H__19B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Sin computador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400426">
            <text:p>40042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H__07_02_PORC</text:p>
          </table:table-cell>
          <table:table-cell office:value-type="string">
            <text:p>Sin computadora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400426">
            <text:p>40042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H__07_01_PORC</text:p>
          </table:table-cell>
          <table:table-cell office:value-type="string">
            <text:p>Con computador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400426">
            <text:p>40042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1_PORC</text:p>
          </table:table-cell>
          <table:table-cell office:value-type="string">
            <text:p>H__19B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400426">
            <text:p>40042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9B_01_PORC</text:p>
          </table:table-cell>
          <table:table-cell office:value-type="string">
            <text:p>V__INCALCONS_01_PORC</text:p>
          </table:table-cell>
          <table:table-cell office:value-type="string">
            <text:p>Con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411831">
            <text:p>41183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1_PORC</text:p>
          </table:table-cell>
          <table:table-cell office:value-type="string">
            <text:p>H__19B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411831">
            <text:p>4118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V00_04_PORC</text:p>
          </table:table-cell>
          <table:table-cell office:value-type="string">
            <text:p>V__TIPVV_02_PORC</text:p>
          </table:table-cell>
          <table:table-cell office:value-type="string">
            <text:p>Campamento/obrador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1694">
            <text:p>16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TIPVV_02_PORC</text:p>
          </table:table-cell>
          <table:table-cell office:value-type="string">
            <text:p>V__V00_04_PORC</text:p>
          </table:table-cell>
          <table:table-cell office:value-type="string">
            <text:p>Viviendas colectivas PORC</text:p>
          </table:table-cell>
          <table:table-cell office:value-type="string">
            <text:p>Campamento/obrador PORC</text:p>
          </table:table-cell>
          <table:table-cell table:number-columns-repeated="2" office:value-type="float" office:value="853">
            <text:p>853</text:p>
          </table:table-cell>
          <table:table-cell office:value-type="float" office:value="1694">
            <text:p>169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2_PORC</text:p>
          </table:table-cell>
          <table:table-cell office:value-type="string">
            <text:p>P__09_06_PORC</text:p>
          </table:table-cell>
          <table:table-cell office:value-type="string">
            <text:p>Primario PORC</text:p>
          </table:table-cell>
          <table:table-cell office:value-type="string">
            <text:p>Superior no universitario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64699">
            <text:p>-6469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9_06_PORC</text:p>
          </table:table-cell>
          <table:table-cell office:value-type="string">
            <text:p>P__09_02_PORC</text:p>
          </table:table-cell>
          <table:table-cell office:value-type="string">
            <text:p>Superior no universitario PORC</text:p>
          </table:table-cell>
          <table:table-cell office:value-type="string">
            <text:p>Primario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64699">
            <text:p>-646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2_PORC</text:p>
          </table:table-cell>
          <table:table-cell office:value-type="string">
            <text:p>H__19B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on computadora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400426">
            <text:p>-40042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2_PORC</text:p>
          </table:table-cell>
          <table:table-cell office:value-type="string">
            <text:p>H__07_01_PORC</text:p>
          </table:table-cell>
          <table:table-cell office:value-type="string">
            <text:p>Sin computadora PORC</text:p>
          </table:table-cell>
          <table:table-cell office:value-type="string">
            <text:p>Con revestimiento interior o cielorraso del techo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400426">
            <text:p>-40042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B_01_PORC</text:p>
          </table:table-cell>
          <table:table-cell office:value-type="string">
            <text:p>H__07_02_PORC</text:p>
          </table:table-cell>
          <table:table-cell office:value-type="string">
            <text:p>Con computadora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400426">
            <text:p>-40042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07_01_PORC</text:p>
          </table:table-cell>
          <table:table-cell office:value-type="string">
            <text:p>H__19B_02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Sin computadora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400426">
            <text:p>-40042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C_02_PORC</text:p>
          </table:table-cell>
          <table:table-cell office:value-type="string">
            <text:p>H__19C_01_PORC</text:p>
          </table:table-cell>
          <table:table-cell office:value-type="string">
            <text:p>Sin teléfono celular PORC</text:p>
          </table:table-cell>
          <table:table-cell office:value-type="string">
            <text:p>Con teléfono celular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98070">
            <text:p>-9807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C_01_PORC</text:p>
          </table:table-cell>
          <table:table-cell office:value-type="string">
            <text:p>H__19C_02_PORC</text:p>
          </table:table-cell>
          <table:table-cell office:value-type="string">
            <text:p>Con teléfono celular PORC</text:p>
          </table:table-cell>
          <table:table-cell office:value-type="string">
            <text:p>Sin teléfono celular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98070">
            <text:p>-9807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C_01_PORC</text:p>
          </table:table-cell>
          <table:table-cell office:value-type="string">
            <text:p>H__19A_02_PORC</text:p>
          </table:table-cell>
          <table:table-cell office:value-type="string">
            <text:p>Con teléfono celular PORC</text:p>
          </table:table-cell>
          <table:table-cell office:value-type="string">
            <text:p>Sin Heladera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641596">
            <text:p>-64159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2_PORC</text:p>
          </table:table-cell>
          <table:table-cell office:value-type="string">
            <text:p>H__19C_01_PORC</text:p>
          </table:table-cell>
          <table:table-cell office:value-type="string">
            <text:p>Sin Heladera PORC</text:p>
          </table:table-cell>
          <table:table-cell office:value-type="string">
            <text:p>Con teléfono celular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641596">
            <text:p>-64159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TIPVV_01_PORC</text:p>
          </table:table-cell>
          <table:table-cell office:value-type="string">
            <text:p>V__V00_04_PORC</text:p>
          </table:table-cell>
          <table:table-cell office:value-type="string">
            <text:p>Viviendas particulares PORC</text:p>
          </table:table-cell>
          <table:table-cell office:value-type="string">
            <text:p>Campamento/obrador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1694">
            <text:p>-16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V00_04_PORC</text:p>
          </table:table-cell>
          <table:table-cell office:value-type="string">
            <text:p>V__TIPVV_01_PORC</text:p>
          </table:table-cell>
          <table:table-cell office:value-type="string">
            <text:p>Campamento/obrador PORC</text:p>
          </table:table-cell>
          <table:table-cell office:value-type="string">
            <text:p>Viviendas particulares PORC</text:p>
          </table:table-cell>
          <table:table-cell office:value-type="float" office:value="-853">
            <text:p>-853</text:p>
          </table:table-cell>
          <table:table-cell office:value-type="float" office:value="853">
            <text:p>853</text:p>
          </table:table-cell>
          <table:table-cell office:value-type="float" office:value="-1694">
            <text:p>-169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ALGUNBI_02_PORC</text:p>
          </table:table-cell>
          <table:table-cell office:value-type="string">
            <text:p>H__10_02_PORC</text:p>
          </table:table-cell>
          <table:table-cell office:value-type="string">
            <text:p>Al menos un indicador NBI PORC</text:p>
          </table:table-cell>
          <table:table-cell office:value-type="string">
            <text:p>HOGAR NO Tiene baño o letrina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284595">
            <text:p>2845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0_02_PORC</text:p>
          </table:table-cell>
          <table:table-cell office:value-type="string">
            <text:p>H__ALGUNBI_02_PORC</text:p>
          </table:table-cell>
          <table:table-cell office:value-type="string">
            <text:p>HOGAR NO Tiene baño o letrina PORC</text:p>
          </table:table-cell>
          <table:table-cell office:value-type="string">
            <text:p>Al menos un indicador NBI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284595">
            <text:p>2845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12_01_PORC</text:p>
          </table:table-cell>
          <table:table-cell office:value-type="string">
            <text:p>V__INMAT_01_PORC</text:p>
          </table:table-cell>
          <table:table-cell office:value-type="string">
            <text:p>Si tiliza computadora PORC</text:p>
          </table:table-cell>
          <table:table-cell office:value-type="string">
            <text:p>Calidad 1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372615">
            <text:p>37261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MAT_01_PORC</text:p>
          </table:table-cell>
          <table:table-cell office:value-type="string">
            <text:p>P__12_01_PORC</text:p>
          </table:table-cell>
          <table:table-cell office:value-type="string">
            <text:p>Calidad 1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372615">
            <text:p>37261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H__19B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529536">
            <text:p>52953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9B_01_PORC</text:p>
          </table:table-cell>
          <table:table-cell office:value-type="string">
            <text:p>H__11_01_PORC</text:p>
          </table:table-cell>
          <table:table-cell office:value-type="string">
            <text:p>Con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529536">
            <text:p>52953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H__12_01_PORC</text:p>
          </table:table-cell>
          <table:table-cell office:value-type="string">
            <text:p>V__INCALCONS_01_PORC</text:p>
          </table:table-cell>
          <table:table-cell office:value-type="string">
            <text:p>A red publica (cloaca)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880259">
            <text:p>8802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SERV_01_PORC</text:p>
          </table:table-cell>
          <table:table-cell office:value-type="string">
            <text:p>V__INCALCONS_01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764020">
            <text:p>76402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1_PORC</text:p>
          </table:table-cell>
          <table:table-cell office:value-type="string">
            <text:p>H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A red publica (cloaca)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880259">
            <text:p>8802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1_PORC</text:p>
          </table:table-cell>
          <table:table-cell office:value-type="string">
            <text:p>V__INCALSERV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alidad de Servicios Basicos Satisfactorio PORC</text:p>
          </table:table-cell>
          <table:table-cell table:number-columns-repeated="2" office:value-type="float" office:value="852">
            <text:p>852</text:p>
          </table:table-cell>
          <table:table-cell office:value-type="float" office:value="764020">
            <text:p>76402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1_02_PORC</text:p>
          </table:table-cell>
          <table:table-cell office:value-type="string">
            <text:p>H__05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258079">
            <text:p>-25807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05_01_PORC</text:p>
          </table:table-cell>
          <table:table-cell office:value-type="string">
            <text:p>H__11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tiene cadena y mochila en el bañ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258079">
            <text:p>-25807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SERV_03_PORC</text:p>
          </table:table-cell>
          <table:table-cell office:value-type="string">
            <text:p>H__08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Por cañeria dentro de la viviend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43940">
            <text:p>-84394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19B_02_PORC</text:p>
          </table:table-cell>
          <table:table-cell office:value-type="string">
            <text:p>P__09_06_PORC</text:p>
          </table:table-cell>
          <table:table-cell office:value-type="string">
            <text:p>Sin computadora PORC</text:p>
          </table:table-cell>
          <table:table-cell office:value-type="string">
            <text:p>Superior no universitari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0622">
            <text:p>-8062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P__09_06_PORC</text:p>
          </table:table-cell>
          <table:table-cell office:value-type="string">
            <text:p>H__19B_02_PORC</text:p>
          </table:table-cell>
          <table:table-cell office:value-type="string">
            <text:p>Superior no universitario PORC</text:p>
          </table:table-cell>
          <table:table-cell office:value-type="string">
            <text:p>Sin computador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0622">
            <text:p>-8062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8_01_PORC</text:p>
          </table:table-cell>
          <table:table-cell office:value-type="string">
            <text:p>V__INCALSERV_03_PORC</text:p>
          </table:table-cell>
          <table:table-cell office:value-type="string">
            <text:p>Por cañeria dentro de la vivienda PORC</text:p>
          </table:table-cell>
          <table:table-cell office:value-type="string">
            <text:p>Calidad de Servicios BasicosInsuficiente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43940">
            <text:p>-84394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2_PORC</text:p>
          </table:table-cell>
          <table:table-cell office:value-type="string">
            <text:p>P__12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 tiliza computador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474406">
            <text:p>-4744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1_PORC</text:p>
          </table:table-cell>
          <table:table-cell office:value-type="string">
            <text:p>H__11_02_PORC</text:p>
          </table:table-cell>
          <table:table-cell office:value-type="string">
            <text:p>Si tiliza computadora PORC</text:p>
          </table:table-cell>
          <table:table-cell office:value-type="string">
            <text:p>No tiene cadena y mochila en el bañ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474406">
            <text:p>-47440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D_02_PORC</text:p>
          </table:table-cell>
          <table:table-cell office:value-type="string">
            <text:p>V__INCALCONS_01_PORC</text:p>
          </table:table-cell>
          <table:table-cell office:value-type="string">
            <text:p>Sin teléfono de línea PORC</text:p>
          </table:table-cell>
          <table:table-cell office:value-type="string">
            <text:p>Calidad constructiva Satisfactori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482831">
            <text:p>-48283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7_02_PORC</text:p>
          </table:table-cell>
          <table:table-cell office:value-type="string">
            <text:p>H__05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642078">
            <text:p>-64207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5_01_PORC</text:p>
          </table:table-cell>
          <table:table-cell office:value-type="string">
            <text:p>H__07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642078">
            <text:p>-64207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0_02_PORC</text:p>
          </table:table-cell>
          <table:table-cell office:value-type="string">
            <text:p>H__ALGUNBI_01_PORC</text:p>
          </table:table-cell>
          <table:table-cell office:value-type="string">
            <text:p>HOGAR NO Tiene baño o letrina PORC</text:p>
          </table:table-cell>
          <table:table-cell office:value-type="string">
            <text:p>Sin NBI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161816">
            <text:p>-16181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19D_02_PORC</text:p>
          </table:table-cell>
          <table:table-cell office:value-type="string">
            <text:p>Calidad constructiva Satisfactoria PORC</text:p>
          </table:table-cell>
          <table:table-cell office:value-type="string">
            <text:p>Sin teléfono de líne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482831">
            <text:p>-48283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ALGUNBI_01_PORC</text:p>
          </table:table-cell>
          <table:table-cell office:value-type="string">
            <text:p>H__10_02_PORC</text:p>
          </table:table-cell>
          <table:table-cell office:value-type="string">
            <text:p>Sin NBI PORC</text:p>
          </table:table-cell>
          <table:table-cell office:value-type="string">
            <text:p>HOGAR NO Tiene baño o letrin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161816">
            <text:p>-16181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V__INCALSERV_01_PORC</text:p>
          </table:table-cell>
          <table:table-cell office:value-type="string">
            <text:p>H__12_02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A cámara séptica y pozo cieg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1010213">
            <text:p>-101021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La Rioja</text:p>
          </table:table-cell>
          <table:table-cell office:value-type="string">
            <text:p>H__12_02_PORC</text:p>
          </table:table-cell>
          <table:table-cell office:value-type="string">
            <text:p>V__INCALSERV_01_PORC</text:p>
          </table:table-cell>
          <table:table-cell office:value-type="string">
            <text:p>A cámara séptica y pozo ciego PORC</text:p>
          </table:table-cell>
          <table:table-cell office:value-type="string">
            <text:p>Calidad de Servicios Basicos Satisfactori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1010213">
            <text:p>-101021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05_01_PORC</text:p>
          </table:table-cell>
          <table:table-cell office:value-type="string">
            <text:p>No utiliza computador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504325">
            <text:p>-50432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5_01_PORC</text:p>
          </table:table-cell>
          <table:table-cell office:value-type="string">
            <text:p>P__12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No utiliza computador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504325">
            <text:p>-5043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1_01_PORC</text:p>
          </table:table-cell>
          <table:table-cell office:value-type="string">
            <text:p>H__19A_02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n Helader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28678">
            <text:p>-82867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Jujuy</text:p>
          </table:table-cell>
          <table:table-cell office:value-type="string">
            <text:p>H__19A_02_PORC</text:p>
          </table:table-cell>
          <table:table-cell office:value-type="string">
            <text:p>H__11_01_PORC</text:p>
          </table:table-cell>
          <table:table-cell office:value-type="string">
            <text:p>Sin Heladera PORC</text:p>
          </table:table-cell>
          <table:table-cell office:value-type="string">
            <text:p>Si tiene cadena y mochila en el bañ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28678">
            <text:p>-8286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URP_01_PORC</text:p>
          </table:table-cell>
          <table:table-cell office:value-type="string">
            <text:p>V__URP_03_PORC</text:p>
          </table:table-cell>
          <table:table-cell office:value-type="string">
            <text:p>Area Urbano PORC</text:p>
          </table:table-cell>
          <table:table-cell office:value-type="string">
            <text:p>Area Rural dispers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1450851">
            <text:p>-145085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órdoba</text:p>
          </table:table-cell>
          <table:table-cell office:value-type="string">
            <text:p>V__URP_03_PORC</text:p>
          </table:table-cell>
          <table:table-cell office:value-type="string">
            <text:p>V__URP_01_PORC</text:p>
          </table:table-cell>
          <table:table-cell office:value-type="string">
            <text:p>Area Rural disperso PORC</text:p>
          </table:table-cell>
          <table:table-cell office:value-type="string">
            <text:p>Area Urban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1450851">
            <text:p>-145085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9_01_PORC</text:p>
          </table:table-cell>
          <table:table-cell office:value-type="string">
            <text:p>H__09_04_PORC</text:p>
          </table:table-cell>
          <table:table-cell office:value-type="string">
            <text:p>Red pública PORC</text:p>
          </table:table-cell>
          <table:table-cell office:value-type="string">
            <text:p>Pozo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82804">
            <text:p>-88280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9_04_PORC</text:p>
          </table:table-cell>
          <table:table-cell office:value-type="string">
            <text:p>H__09_01_PORC</text:p>
          </table:table-cell>
          <table:table-cell office:value-type="string">
            <text:p>Pozo PORC</text:p>
          </table:table-cell>
          <table:table-cell office:value-type="string">
            <text:p>Red pública PORC</text:p>
          </table:table-cell>
          <table:table-cell office:value-type="float" office:value="-852">
            <text:p>-852</text:p>
          </table:table-cell>
          <table:table-cell office:value-type="float" office:value="852">
            <text:p>852</text:p>
          </table:table-cell>
          <table:table-cell office:value-type="float" office:value="-882804">
            <text:p>-88280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4_06_PORC</text:p>
          </table:table-cell>
          <table:table-cell office:value-type="string">
            <text:p>H__19A_02_PORC</text:p>
          </table:table-cell>
          <table:table-cell office:value-type="string">
            <text:p>Leña o carbón PORC</text:p>
          </table:table-cell>
          <table:table-cell office:value-type="string">
            <text:p>Sin Helader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04463">
            <text:p>10446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V00_09_PORC</text:p>
          </table:table-cell>
          <table:table-cell office:value-type="string">
            <text:p>V__TIPVV_02_PORC</text:p>
          </table:table-cell>
          <table:table-cell office:value-type="string">
            <text:p>Hotel turístico PORC</text:p>
          </table:table-cell>
          <table:table-cell office:value-type="string">
            <text:p>Viviendas colectivas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181">
            <text:p>118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H__19A_02_PORC</text:p>
          </table:table-cell>
          <table:table-cell office:value-type="string">
            <text:p>H__14_06_PORC</text:p>
          </table:table-cell>
          <table:table-cell office:value-type="string">
            <text:p>Sin Heladera PORC</text:p>
          </table:table-cell>
          <table:table-cell office:value-type="string">
            <text:p>Leña o carbón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04463">
            <text:p>10446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TIPVV_02_PORC</text:p>
          </table:table-cell>
          <table:table-cell office:value-type="string">
            <text:p>V__V00_09_PORC</text:p>
          </table:table-cell>
          <table:table-cell office:value-type="string">
            <text:p>Viviendas colectivas PORC</text:p>
          </table:table-cell>
          <table:table-cell office:value-type="string">
            <text:p>Hotel turístic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181">
            <text:p>118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378006">
            <text:p>3780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378006">
            <text:p>3780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1_01_PORC</text:p>
          </table:table-cell>
          <table:table-cell office:value-type="string">
            <text:p>H__19A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26432">
            <text:p>62643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V__INCALCONS_03_PORC</text:p>
          </table:table-cell>
          <table:table-cell office:value-type="string">
            <text:p>Tierra o ladrillo suelt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830526">
            <text:p>83052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3_PORC</text:p>
          </table:table-cell>
          <table:table-cell office:value-type="string">
            <text:p>H__07_02_PORC</text:p>
          </table:table-cell>
          <table:table-cell office:value-type="string">
            <text:p>Tierra o ladrillo suelto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718621">
            <text:p>7186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V__INCALCONS_03_PORC</text:p>
          </table:table-cell>
          <table:table-cell office:value-type="string">
            <text:p>H__05_03_PORC</text:p>
          </table:table-cell>
          <table:table-cell office:value-type="string">
            <text:p>Calidad constructiva Insuficiente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830526">
            <text:p>83052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7_02_PORC</text:p>
          </table:table-cell>
          <table:table-cell office:value-type="string">
            <text:p>H__05_03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Tierra o ladrillo suelt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718621">
            <text:p>7186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A_01_PORC</text:p>
          </table:table-cell>
          <table:table-cell office:value-type="string">
            <text:p>H__11_01_PORC</text:p>
          </table:table-cell>
          <table:table-cell office:value-type="string">
            <text:p>Con Helade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26432">
            <text:p>62643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497988">
            <text:p>49798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497988">
            <text:p>4979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07_02_PORC</text:p>
          </table:table-cell>
          <table:table-cell office:value-type="string">
            <text:p>H__11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7396">
            <text:p>673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1_02_PORC</text:p>
          </table:table-cell>
          <table:table-cell office:value-type="string">
            <text:p>H__07_02_PORC</text:p>
          </table:table-cell>
          <table:table-cell office:value-type="string">
            <text:p>No tiene cadena y mochila en el baño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7396">
            <text:p>6739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V__INCALCONS_03_PORC</text:p>
          </table:table-cell>
          <table:table-cell office:value-type="string">
            <text:p>H__11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tiene cadena y mochila en el bañ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226802">
            <text:p>22680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1_02_PORC</text:p>
          </table:table-cell>
          <table:table-cell office:value-type="string">
            <text:p>V__INCALCONS_03_PORC</text:p>
          </table:table-cell>
          <table:table-cell office:value-type="string">
            <text:p>No tiene cadena y mochila en el bañ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226802">
            <text:p>2268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7_PORC</text:p>
          </table:table-cell>
          <table:table-cell office:value-type="string">
            <text:p>H__19D_01_PORC</text:p>
          </table:table-cell>
          <table:table-cell office:value-type="string">
            <text:p>Universitari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220006">
            <text:p>22000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1_PORC</text:p>
          </table:table-cell>
          <table:table-cell office:value-type="string">
            <text:p>P__09_07_PORC</text:p>
          </table:table-cell>
          <table:table-cell office:value-type="string">
            <text:p>Con teléfono de línea PORC</text:p>
          </table:table-cell>
          <table:table-cell office:value-type="string">
            <text:p>Universitari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220006">
            <text:p>22000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P__12_02_PORC</text:p>
          </table:table-cell>
          <table:table-cell office:value-type="string">
            <text:p>H__07_02_PORC</text:p>
          </table:table-cell>
          <table:table-cell office:value-type="string">
            <text:p>No utiliza computadora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471651">
            <text:p>47165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07_02_PORC</text:p>
          </table:table-cell>
          <table:table-cell office:value-type="string">
            <text:p>P__12_02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471651">
            <text:p>47165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ALGUNBI_01_PORC</text:p>
          </table:table-cell>
          <table:table-cell office:value-type="string">
            <text:p>H__08_01_PORC</text:p>
          </table:table-cell>
          <table:table-cell office:value-type="string">
            <text:p>Sin NBI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335853">
            <text:p>33585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erra del Fuego</text:p>
          </table:table-cell>
          <table:table-cell office:value-type="string">
            <text:p>H__08_01_PORC</text:p>
          </table:table-cell>
          <table:table-cell office:value-type="string">
            <text:p>H__ALGUNBI_01_PORC</text:p>
          </table:table-cell>
          <table:table-cell office:value-type="string">
            <text:p>Por cañeria dentro de la vivienda PORC</text:p>
          </table:table-cell>
          <table:table-cell office:value-type="string">
            <text:p>Sin NBI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335853">
            <text:p>33585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01_01_PORC</text:p>
          </table:table-cell>
          <table:table-cell office:value-type="string">
            <text:p>P__CONDACT_01_PORC</text:p>
          </table:table-cell>
          <table:table-cell office:value-type="string">
            <text:p>Jefe(a) PORC</text:p>
          </table:table-cell>
          <table:table-cell office:value-type="string">
            <text:p>Ocupad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40917">
            <text:p>14091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P__CONDACT_01_PORC</text:p>
          </table:table-cell>
          <table:table-cell office:value-type="string">
            <text:p>P__01_01_PORC</text:p>
          </table:table-cell>
          <table:table-cell office:value-type="string">
            <text:p>Ocupado PORC</text:p>
          </table:table-cell>
          <table:table-cell office:value-type="string">
            <text:p>Jefe(a)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40917">
            <text:p>1409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5_01_PORC</text:p>
          </table:table-cell>
          <table:table-cell office:value-type="string">
            <text:p>H__19D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teléfono de líne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85825">
            <text:p>6858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7_01_PORC</text:p>
          </table:table-cell>
          <table:table-cell office:value-type="string">
            <text:p>V__INCALCONS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507028">
            <text:p>5070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CALCONS_01_PORC</text:p>
          </table:table-cell>
          <table:table-cell office:value-type="string">
            <text:p>H__07_01_PORC</text:p>
          </table:table-cell>
          <table:table-cell office:value-type="string">
            <text:p>Calidad constructiva Satisfactori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507028">
            <text:p>5070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19D_01_PORC</text:p>
          </table:table-cell>
          <table:table-cell office:value-type="string">
            <text:p>H__05_01_PORC</text:p>
          </table:table-cell>
          <table:table-cell office:value-type="string">
            <text:p>Con teléfono de líne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85825">
            <text:p>68582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2_PORC</text:p>
          </table:table-cell>
          <table:table-cell office:value-type="string">
            <text:p>V__INCALCONS_03_PORC</text:p>
          </table:table-cell>
          <table:table-cell office:value-type="string">
            <text:p>No utiliza computadora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466443">
            <text:p>46644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3_PORC</text:p>
          </table:table-cell>
          <table:table-cell office:value-type="string">
            <text:p>P__12_02_PORC</text:p>
          </table:table-cell>
          <table:table-cell office:value-type="string">
            <text:p>Calidad constructiva Insuficiente PORC</text:p>
          </table:table-cell>
          <table:table-cell office:value-type="string">
            <text:p>No utiliza computador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466443">
            <text:p>46644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V__URP_01_PORC</text:p>
          </table:table-cell>
          <table:table-cell office:value-type="string">
            <text:p>H__09_01_PORC</text:p>
          </table:table-cell>
          <table:table-cell office:value-type="string">
            <text:p>Area Urbano PORC</text:p>
          </table:table-cell>
          <table:table-cell office:value-type="string">
            <text:p>Red públic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928834">
            <text:p>19288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ntre Ríos</text:p>
          </table:table-cell>
          <table:table-cell office:value-type="string">
            <text:p>H__09_01_PORC</text:p>
          </table:table-cell>
          <table:table-cell office:value-type="string">
            <text:p>V__URP_01_PORC</text:p>
          </table:table-cell>
          <table:table-cell office:value-type="string">
            <text:p>Red pública PORC</text:p>
          </table:table-cell>
          <table:table-cell office:value-type="string">
            <text:p>Area Urban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1928834">
            <text:p>192883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11_01_PORC</text:p>
          </table:table-cell>
          <table:table-cell office:value-type="string">
            <text:p>P__12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529005">
            <text:p>52900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CALCONS_03_PORC</text:p>
          </table:table-cell>
          <table:table-cell office:value-type="string">
            <text:p>H__07_02_PORC</text:p>
          </table:table-cell>
          <table:table-cell office:value-type="string">
            <text:p>Calidad constructiva Insuficiente PORC</text:p>
          </table:table-cell>
          <table:table-cell office:value-type="string">
            <text:p>Sin revestimiento interior o cielorraso del tech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55430">
            <text:p>65543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2_PORC</text:p>
          </table:table-cell>
          <table:table-cell office:value-type="string">
            <text:p>V__INCALCONS_03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constructiva Insuficiente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655430">
            <text:p>65543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P__12_01_PORC</text:p>
          </table:table-cell>
          <table:table-cell office:value-type="string">
            <text:p>H__11_01_PORC</text:p>
          </table:table-cell>
          <table:table-cell office:value-type="string">
            <text:p>Si tiliza computado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529005">
            <text:p>52900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1_PORC</text:p>
          </table:table-cell>
          <table:table-cell office:value-type="string">
            <text:p>H__08_01_PORC</text:p>
          </table:table-cell>
          <table:table-cell office:value-type="string">
            <text:p>Con revestimiento interior o cielorraso del tech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808076">
            <text:p>80807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8_01_PORC</text:p>
          </table:table-cell>
          <table:table-cell office:value-type="string">
            <text:p>H__07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on revestimiento interior o cielorraso del techo PORC</text:p>
          </table:table-cell>
          <table:table-cell table:number-columns-repeated="2" office:value-type="float" office:value="851">
            <text:p>851</text:p>
          </table:table-cell>
          <table:table-cell office:value-type="float" office:value="808076">
            <text:p>80807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V00_09_PORC</text:p>
          </table:table-cell>
          <table:table-cell office:value-type="string">
            <text:p>V__TIPVV_01_PORC</text:p>
          </table:table-cell>
          <table:table-cell office:value-type="string">
            <text:p>Hotel turístico PORC</text:p>
          </table:table-cell>
          <table:table-cell office:value-type="string">
            <text:p>Viviendas particulares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1181">
            <text:p>-118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Río Negro</text:p>
          </table:table-cell>
          <table:table-cell office:value-type="string">
            <text:p>V__TIPVV_01_PORC</text:p>
          </table:table-cell>
          <table:table-cell office:value-type="string">
            <text:p>V__V00_09_PORC</text:p>
          </table:table-cell>
          <table:table-cell office:value-type="string">
            <text:p>Viviendas particulares PORC</text:p>
          </table:table-cell>
          <table:table-cell office:value-type="string">
            <text:p>Hotel turístic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1181">
            <text:p>-118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SERV_03_PORC</text:p>
          </table:table-cell>
          <table:table-cell office:value-type="string">
            <text:p>V__INCALSERV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Calidad de Servicios Basicos Satisfactori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949467">
            <text:p>-94946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CONS_03_PORC</text:p>
          </table:table-cell>
          <table:table-cell office:value-type="string">
            <text:p>H__05_01_PORC</text:p>
          </table:table-cell>
          <table:table-cell office:value-type="string">
            <text:p>Calidad constructiva Insuficiente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51389">
            <text:p>-75138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H__05_01_PORC</text:p>
          </table:table-cell>
          <table:table-cell office:value-type="string">
            <text:p>V__INCALCONS_03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alidad constructiva Insuficiente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51389">
            <text:p>-75138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lta</text:p>
          </table:table-cell>
          <table:table-cell office:value-type="string">
            <text:p>V__INCALSERV_01_PORC</text:p>
          </table:table-cell>
          <table:table-cell office:value-type="string">
            <text:p>V__INCALSERV_03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Calidad de Servicios BasicosInsuficiente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949467">
            <text:p>-94946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12_02_PORC</text:p>
          </table:table-cell>
          <table:table-cell office:value-type="string">
            <text:p>P__09_04_PORC</text:p>
          </table:table-cell>
          <table:table-cell office:value-type="string">
            <text:p>No utiliza computadora PORC</text:p>
          </table:table-cell>
          <table:table-cell office:value-type="string">
            <text:p>Secundari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189252">
            <text:p>-18925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19D_02_PORC</text:p>
          </table:table-cell>
          <table:table-cell office:value-type="string">
            <text:p>H__05_01_PORC</text:p>
          </table:table-cell>
          <table:table-cell office:value-type="string">
            <text:p>Sin teléfono de línea PORC</text:p>
          </table:table-cell>
          <table:table-cell office:value-type="string">
            <text:p>Cerámica, baldosa, mosaico, mármol, madera o alfombrad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27440">
            <text:p>-72744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P__09_04_PORC</text:p>
          </table:table-cell>
          <table:table-cell office:value-type="string">
            <text:p>P__12_02_PORC</text:p>
          </table:table-cell>
          <table:table-cell office:value-type="string">
            <text:p>Secundario PORC</text:p>
          </table:table-cell>
          <table:table-cell office:value-type="string">
            <text:p>No utiliza computadora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189252">
            <text:p>-18925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ntiago del Estero</text:p>
          </table:table-cell>
          <table:table-cell office:value-type="string">
            <text:p>H__05_01_PORC</text:p>
          </table:table-cell>
          <table:table-cell office:value-type="string">
            <text:p>H__19D_02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Sin teléfono de línea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27440">
            <text:p>-72744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0_02_PORC</text:p>
          </table:table-cell>
          <table:table-cell office:value-type="string">
            <text:p>H__10_01_PORC</text:p>
          </table:table-cell>
          <table:table-cell office:value-type="string">
            <text:p>HOGAR NO Tiene baño o letrina PORC</text:p>
          </table:table-cell>
          <table:table-cell office:value-type="string">
            <text:p>HOGAR SI Tiene baño o letrina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436">
            <text:p>-74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A</text:p>
          </table:table-cell>
          <table:table-cell office:value-type="string">
            <text:p>H__10_01_PORC</text:p>
          </table:table-cell>
          <table:table-cell office:value-type="string">
            <text:p>H__10_02_PORC</text:p>
          </table:table-cell>
          <table:table-cell office:value-type="string">
            <text:p>HOGAR SI Tiene baño o letrina PORC</text:p>
          </table:table-cell>
          <table:table-cell office:value-type="string">
            <text:p>HOGAR NO Tiene baño o letrina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436">
            <text:p>-743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H__19D_02_PORC</text:p>
          </table:table-cell>
          <table:table-cell office:value-type="string">
            <text:p>P__09_07_PORC</text:p>
          </table:table-cell>
          <table:table-cell office:value-type="string">
            <text:p>Sin teléfono de línea PORC</text:p>
          </table:table-cell>
          <table:table-cell office:value-type="string">
            <text:p>Universitari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220007">
            <text:p>-22000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an Juan</text:p>
          </table:table-cell>
          <table:table-cell office:value-type="string">
            <text:p>P__09_07_PORC</text:p>
          </table:table-cell>
          <table:table-cell office:value-type="string">
            <text:p>H__19D_02_PORC</text:p>
          </table:table-cell>
          <table:table-cell office:value-type="string">
            <text:p>Universitario PORC</text:p>
          </table:table-cell>
          <table:table-cell office:value-type="string">
            <text:p>Sin teléfono de línea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220007">
            <text:p>-22000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H__19B_02_PORC</text:p>
          </table:table-cell>
          <table:table-cell office:value-type="string">
            <text:p>V__INMAT_01_PORC</text:p>
          </table:table-cell>
          <table:table-cell office:value-type="string">
            <text:p>Sin computadora PORC</text:p>
          </table:table-cell>
          <table:table-cell office:value-type="string">
            <text:p>Calidad 1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453939">
            <text:p>-45393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cumán</text:p>
          </table:table-cell>
          <table:table-cell office:value-type="string">
            <text:p>V__INMAT_01_PORC</text:p>
          </table:table-cell>
          <table:table-cell office:value-type="string">
            <text:p>H__19B_02_PORC</text:p>
          </table:table-cell>
          <table:table-cell office:value-type="string">
            <text:p>Calidad 1 PORC</text:p>
          </table:table-cell>
          <table:table-cell office:value-type="string">
            <text:p>Sin computadora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453939">
            <text:p>-45393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V__INCALSERV_01_PORC</text:p>
          </table:table-cell>
          <table:table-cell office:value-type="string">
            <text:p>H__12_03_PORC</text:p>
          </table:table-cell>
          <table:table-cell office:value-type="string">
            <text:p>Calidad de Servicios Basicos Satisfactorio PORC</text:p>
          </table:table-cell>
          <table:table-cell office:value-type="string">
            <text:p>Sólo a pozo cieg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547131">
            <text:p>-54713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anta Cruz</text:p>
          </table:table-cell>
          <table:table-cell office:value-type="string">
            <text:p>H__12_03_PORC</text:p>
          </table:table-cell>
          <table:table-cell office:value-type="string">
            <text:p>V__INCALSERV_01_PORC</text:p>
          </table:table-cell>
          <table:table-cell office:value-type="string">
            <text:p>Sólo a pozo ciego PORC</text:p>
          </table:table-cell>
          <table:table-cell office:value-type="string">
            <text:p>Calidad de Servicios Basicos Satisfactori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547131">
            <text:p>-54713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1_PORC</text:p>
          </table:table-cell>
          <table:table-cell office:value-type="string">
            <text:p>V__INCALSERV_03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alidad de Servicios BasicosInsuficiente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80757">
            <text:p>-78075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SERV_03_PORC</text:p>
          </table:table-cell>
          <table:table-cell office:value-type="string">
            <text:p>H__11_01_PORC</text:p>
          </table:table-cell>
          <table:table-cell office:value-type="string">
            <text:p>Calidad de Servicios BasicosInsuficiente PORC</text:p>
          </table:table-cell>
          <table:table-cell office:value-type="string">
            <text:p>Si tiene cadena y mochila en el bañ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780757">
            <text:p>-78075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11_02_PORC</text:p>
          </table:table-cell>
          <table:table-cell office:value-type="string">
            <text:p>H__08_01_PORC</text:p>
          </table:table-cell>
          <table:table-cell office:value-type="string">
            <text:p>No tiene cadena y mochila en el baño PORC</text:p>
          </table:table-cell>
          <table:table-cell office:value-type="string">
            <text:p>Por cañeria dentro de la vivienda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605334">
            <text:p>-60533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H__08_01_PORC</text:p>
          </table:table-cell>
          <table:table-cell office:value-type="string">
            <text:p>H__11_02_PORC</text:p>
          </table:table-cell>
          <table:table-cell office:value-type="string">
            <text:p>Por cañeria dentro de la vivienda PORC</text:p>
          </table:table-cell>
          <table:table-cell office:value-type="string">
            <text:p>No tiene cadena y mochila en el baño PORC</text:p>
          </table:table-cell>
          <table:table-cell office:value-type="float" office:value="-851">
            <text:p>-851</text:p>
          </table:table-cell>
          <table:table-cell office:value-type="float" office:value="851">
            <text:p>851</text:p>
          </table:table-cell>
          <table:table-cell office:value-type="float" office:value="-605334">
            <text:p>-60533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H__TOTPERS_01_PORC</text:p>
          </table:table-cell>
          <table:table-cell office:value-type="string">
            <text:p>P__01_01_PORC</text:p>
          </table:table-cell>
          <table:table-cell office:value-type="string">
            <text:p>1 persona en el hogar PORC</text:p>
          </table:table-cell>
          <table:table-cell office:value-type="string">
            <text:p>Jefe(a)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3871">
            <text:p>5387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a Fe</text:p>
          </table:table-cell>
          <table:table-cell office:value-type="string">
            <text:p>P__01_01_PORC</text:p>
          </table:table-cell>
          <table:table-cell office:value-type="string">
            <text:p>H__TOTPERS_01_PORC</text:p>
          </table:table-cell>
          <table:table-cell office:value-type="string">
            <text:p>Jefe(a) PORC</text:p>
          </table:table-cell>
          <table:table-cell office:value-type="string">
            <text:p>1 persona en el hogar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3871">
            <text:p>5387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1_01_PORC</text:p>
          </table:table-cell>
          <table:table-cell office:value-type="string">
            <text:p>H__19A_01_PORC</text:p>
          </table:table-cell>
          <table:table-cell office:value-type="string">
            <text:p>Si tiene cadena y mochila en el baño PORC</text:p>
          </table:table-cell>
          <table:table-cell office:value-type="string">
            <text:p>Con Heladera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80635">
            <text:p>58063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aco</text:p>
          </table:table-cell>
          <table:table-cell office:value-type="string">
            <text:p>H__19A_01_PORC</text:p>
          </table:table-cell>
          <table:table-cell office:value-type="string">
            <text:p>H__11_01_PORC</text:p>
          </table:table-cell>
          <table:table-cell office:value-type="string">
            <text:p>Con Heladera PORC</text:p>
          </table:table-cell>
          <table:table-cell office:value-type="string">
            <text:p>Si tiene cadena y mochila en el baño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80635">
            <text:p>58063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1_PORC</text:p>
          </table:table-cell>
          <table:table-cell office:value-type="string">
            <text:p>H__19B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Con computadora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28484">
            <text:p>52848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5_01_PORC</text:p>
          </table:table-cell>
          <table:table-cell office:value-type="string">
            <text:p>H__08_01_PORC</text:p>
          </table:table-cell>
          <table:table-cell office:value-type="string">
            <text:p>Cerámica, baldosa, mosaico, mármol, madera o alfombrado PORC</text:p>
          </table:table-cell>
          <table:table-cell office:value-type="string">
            <text:p>Por cañeria dentro de la vivienda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84358">
            <text:p>58435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19B_01_PORC</text:p>
          </table:table-cell>
          <table:table-cell office:value-type="string">
            <text:p>H__05_01_PORC</text:p>
          </table:table-cell>
          <table:table-cell office:value-type="string">
            <text:p>Con computador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28484">
            <text:p>52848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an Luis</text:p>
          </table:table-cell>
          <table:table-cell office:value-type="string">
            <text:p>H__08_01_PORC</text:p>
          </table:table-cell>
          <table:table-cell office:value-type="string">
            <text:p>H__05_01_PORC</text:p>
          </table:table-cell>
          <table:table-cell office:value-type="string">
            <text:p>Por cañeria dentro de la vivienda PORC</text:p>
          </table:table-cell>
          <table:table-cell office:value-type="string">
            <text:p>Cerámica, baldosa, mosaico, mármol, madera o alfombrado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584358">
            <text:p>5843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05_01_PORC</text:p>
          </table:table-cell>
          <table:table-cell office:value-type="string">
            <text:p>P__07_01_PORC</text:p>
          </table:table-cell>
          <table:table-cell office:value-type="string">
            <text:p>Argentina PORC</text:p>
          </table:table-cell>
          <table:table-cell office:value-type="string">
            <text:p>Sabe leer y escribir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76120">
            <text:p>761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H__06_07_PORC</text:p>
          </table:table-cell>
          <table:table-cell office:value-type="string">
            <text:p>V__INMAT_04_PORC</text:p>
          </table:table-cell>
          <table:table-cell office:value-type="string">
            <text:p>Caña, palma, tabla o paja con o sin barro PORC</text:p>
          </table:table-cell>
          <table:table-cell office:value-type="string">
            <text:p>Calidad 4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472193">
            <text:p>4721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P__07_01_PORC</text:p>
          </table:table-cell>
          <table:table-cell office:value-type="string">
            <text:p>P__05_01_PORC</text:p>
          </table:table-cell>
          <table:table-cell office:value-type="string">
            <text:p>Sabe leer y escribir PORC</text:p>
          </table:table-cell>
          <table:table-cell office:value-type="string">
            <text:p>Argentina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76120">
            <text:p>761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tamarca</text:p>
          </table:table-cell>
          <table:table-cell office:value-type="string">
            <text:p>V__INMAT_04_PORC</text:p>
          </table:table-cell>
          <table:table-cell office:value-type="string">
            <text:p>H__06_07_PORC</text:p>
          </table:table-cell>
          <table:table-cell office:value-type="string">
            <text:p>Calidad 4 PORC</text:p>
          </table:table-cell>
          <table:table-cell office:value-type="string">
            <text:p>Caña, palma, tabla o paja con o sin barro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472193">
            <text:p>4721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P__12_01_PORC</text:p>
          </table:table-cell>
          <table:table-cell office:value-type="string">
            <text:p>V__INCALCONS_01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Satisfactoria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472441">
            <text:p>47244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rrientes</text:p>
          </table:table-cell>
          <table:table-cell office:value-type="string">
            <text:p>V__INCALCONS_01_PORC</text:p>
          </table:table-cell>
          <table:table-cell office:value-type="string">
            <text:p>P__12_01_PORC</text:p>
          </table:table-cell>
          <table:table-cell office:value-type="string">
            <text:p>Calidad constructiva Satisfactoria PORC</text:p>
          </table:table-cell>
          <table:table-cell office:value-type="string">
            <text:p>Si tiliza computadora PORC</text:p>
          </table:table-cell>
          <table:table-cell table:number-columns-repeated="2" office:value-type="float" office:value="850">
            <text:p>850</text:p>
          </table:table-cell>
          <table:table-cell office:value-type="float" office:value="472441">
            <text:p>47244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4_04_PORC</text:p>
          </table:table-cell>
          <table:table-cell office:value-type="string">
            <text:p>H__14_01_PORC</text:p>
          </table:table-cell>
          <table:table-cell office:value-type="string">
            <text:p>Gas en garrafa PORC</text:p>
          </table:table-cell>
          <table:table-cell office:value-type="string">
            <text:p>Gas de red PORC</text:p>
          </table:table-cell>
          <table:table-cell office:value-type="float" office:value="-850">
            <text:p>-850</text:p>
          </table:table-cell>
          <table:table-cell office:value-type="float" office:value="850">
            <text:p>850</text:p>
          </table:table-cell>
          <table:table-cell office:value-type="float" office:value="-1170959">
            <text:p>-117095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a Pampa</text:p>
          </table:table-cell>
          <table:table-cell office:value-type="string">
            <text:p>H__14_01_PORC</text:p>
          </table:table-cell>
          <table:table-cell office:value-type="string">
            <text:p>H__14_04_PORC</text:p>
          </table:table-cell>
          <table:table-cell office:value-type="string">
            <text:p>Gas de red PORC</text:p>
          </table:table-cell>
          <table:table-cell office:value-type="string">
            <text:p>Gas en garrafa PORC</text:p>
          </table:table-cell>
          <table:table-cell office:value-type="float" office:value="-850">
            <text:p>-850</text:p>
          </table:table-cell>
          <table:table-cell office:value-type="float" office:value="850">
            <text:p>850</text:p>
          </table:table-cell>
          <table:table-cell office:value-type="float" office:value="-1170959">
            <text:p>-117095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V__INCALCONS_03_PORC</text:p>
          </table:table-cell>
          <table:table-cell office:value-type="string">
            <text:p>P__12_01_PORC</text:p>
          </table:table-cell>
          <table:table-cell office:value-type="string">
            <text:p>Calidad constructiva Insuficiente PORC</text:p>
          </table:table-cell>
          <table:table-cell office:value-type="string">
            <text:p>Si tiliza computadora PORC</text:p>
          </table:table-cell>
          <table:table-cell office:value-type="float" office:value="-850">
            <text:p>-850</text:p>
          </table:table-cell>
          <table:table-cell office:value-type="float" office:value="850">
            <text:p>850</text:p>
          </table:table-cell>
          <table:table-cell office:value-type="float" office:value="-469196">
            <text:p>-46919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siones</text:p>
          </table:table-cell>
          <table:table-cell office:value-type="string">
            <text:p>P__12_01_PORC</text:p>
          </table:table-cell>
          <table:table-cell office:value-type="string">
            <text:p>V__INCALCONS_03_PORC</text:p>
          </table:table-cell>
          <table:table-cell office:value-type="string">
            <text:p>Si tiliza computadora PORC</text:p>
          </table:table-cell>
          <table:table-cell office:value-type="string">
            <text:p>Calidad constructiva Insuficiente PORC</text:p>
          </table:table-cell>
          <table:table-cell office:value-type="float" office:value="-850">
            <text:p>-850</text:p>
          </table:table-cell>
          <table:table-cell office:value-type="float" office:value="850">
            <text:p>850</text:p>
          </table:table-cell>
          <table:table-cell office:value-type="float" office:value="-469196">
            <text:p>-46919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H__07_02_PORC</text:p>
          </table:table-cell>
          <table:table-cell office:value-type="string">
            <text:p>V__INMAT_01_PORC</text:p>
          </table:table-cell>
          <table:table-cell office:value-type="string">
            <text:p>Sin revestimiento interior o cielorraso del techo PORC</text:p>
          </table:table-cell>
          <table:table-cell office:value-type="string">
            <text:p>Calidad 1 PORC</text:p>
          </table:table-cell>
          <table:table-cell office:value-type="float" office:value="-850">
            <text:p>-850</text:p>
          </table:table-cell>
          <table:table-cell office:value-type="float" office:value="850">
            <text:p>850</text:p>
          </table:table-cell>
          <table:table-cell office:value-type="float" office:value="-564574">
            <text:p>-56457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ormosa</text:p>
          </table:table-cell>
          <table:table-cell office:value-type="string">
            <text:p>V__INMAT_01_PORC</text:p>
          </table:table-cell>
          <table:table-cell office:value-type="string">
            <text:p>H__07_02_PORC</text:p>
          </table:table-cell>
          <table:table-cell office:value-type="string">
            <text:p>Calidad 1 PORC</text:p>
          </table:table-cell>
          <table:table-cell office:value-type="string">
            <text:p>Sin revestimiento interior o cielorraso del techo PORC</text:p>
          </table:table-cell>
          <table:table-cell office:value-type="float" office:value="-850">
            <text:p>-850</text:p>
          </table:table-cell>
          <table:table-cell office:value-type="float" office:value="850">
            <text:p>850</text:p>
          </table:table-cell>
          <table:table-cell office:value-type="float" office:value="-564574">
            <text:p>-564574</text:p>
          </table:table-cell>
        </table:table-row>
      </table:table>
      <table:named-expressions/>
      <table:database-ranges>
        <table:database-range table:name="__Anonymous_Sheet_DB__0" table:target-range-address="Sheet1.A1:Sheet1.I2817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21:09:35</dc:date>
    <dc:creator>junar </dc:creator>
    <meta:document-statistic meta:table-count="1" meta:cell-count="25353" meta:object-count="0"/>
    <meta:generator>LibreOffice/3.5$Linux_X86_64 LibreOffice_project/350m1$Build-2</meta:generator>
  </office:meta>
</office:document-meta>
</file>